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88cm"/>
    </style:style>
    <style:style style:name="co2" style:family="table-column">
      <style:table-column-properties fo:break-before="auto" style:column-width="0.903cm"/>
    </style:style>
    <style:style style:name="co3" style:family="table-column">
      <style:table-column-properties fo:break-before="auto" style:column-width="5.569cm"/>
    </style:style>
    <style:style style:name="co4" style:family="table-column">
      <style:table-column-properties fo:break-before="auto" style:column-width="6.29cm"/>
    </style:style>
    <style:style style:name="co5" style:family="table-column">
      <style:table-column-properties fo:break-before="auto" style:column-width="0.709cm"/>
    </style:style>
    <style:style style:name="co6" style:family="table-column">
      <style:table-column-properties fo:break-before="auto" style:column-width="2.164cm"/>
    </style:style>
    <style:style style:name="co7" style:family="table-column">
      <style:table-column-properties fo:break-before="auto" style:column-width="2.108cm"/>
    </style:style>
    <style:style style:name="co8" style:family="table-column">
      <style:table-column-properties fo:break-before="auto" style:column-width="0.4cm"/>
    </style:style>
    <style:style style:name="co9" style:family="table-column">
      <style:table-column-properties fo:break-before="auto" style:column-width="2.267cm"/>
    </style:style>
    <style:style style:name="co10" style:family="table-column">
      <style:table-column-properties fo:break-before="auto" style:column-width="0.741cm"/>
    </style:style>
    <style:style style:name="co11" style:family="table-column">
      <style:table-column-properties fo:break-before="auto" style:column-width="0.817cm"/>
    </style:style>
    <style:style style:name="co12" style:family="table-column">
      <style:table-column-properties fo:break-before="auto" style:column-width="0.894cm"/>
    </style:style>
    <style:style style:name="co13" style:family="table-column">
      <style:table-column-properties fo:break-before="auto" style:column-width="3.861cm"/>
    </style:style>
    <style:style style:name="co14" style:family="table-column">
      <style:table-column-properties fo:break-before="auto" style:column-width="1.84cm"/>
    </style:style>
    <style:style style:name="co15" style:family="table-column">
      <style:table-column-properties fo:break-before="auto" style:column-width="5.472cm"/>
    </style:style>
    <style:style style:name="co16" style:family="table-column">
      <style:table-column-properties fo:break-before="auto" style:column-width="2.224cm"/>
    </style:style>
    <style:style style:name="co17" style:family="table-column">
      <style:table-column-properties fo:break-before="auto" style:column-width="0.536cm"/>
    </style:style>
    <style:style style:name="co18" style:family="table-column">
      <style:table-column-properties fo:break-before="auto" style:column-width="6.366cm"/>
    </style:style>
    <style:style style:name="co19" style:family="table-column">
      <style:table-column-properties fo:break-before="auto" style:column-width="0.889cm"/>
    </style:style>
    <style:style style:name="co20" style:family="table-column">
      <style:table-column-properties fo:break-before="auto" style:column-width="7.773cm"/>
    </style:style>
    <style:style style:name="co21" style:family="table-column">
      <style:table-column-properties fo:break-before="auto" style:column-width="0.663cm"/>
    </style:style>
    <style:style style:name="co22" style:family="table-column">
      <style:table-column-properties fo:break-before="auto" style:column-width="0.914cm"/>
    </style:style>
    <style:style style:name="co23" style:family="table-column">
      <style:table-column-properties fo:break-before="auto" style:column-width="4.373cm"/>
    </style:style>
    <style:style style:name="co24" style:family="table-column">
      <style:table-column-properties fo:break-before="auto" style:column-width="5.983cm"/>
    </style:style>
    <style:style style:name="co25" style:family="table-column">
      <style:table-column-properties fo:break-before="auto" style:column-width="5.805cm"/>
    </style:style>
    <style:style style:name="co26" style:family="table-column">
      <style:table-column-properties fo:break-before="auto" style:column-width="0.612cm"/>
    </style:style>
    <style:style style:name="co27" style:family="table-column">
      <style:table-column-properties fo:break-before="auto" style:column-width="0.531cm"/>
    </style:style>
    <style:style style:name="co28" style:family="table-column">
      <style:table-column-properties fo:break-before="auto" style:column-width="4.424cm"/>
    </style:style>
    <style:style style:name="co29" style:family="table-column">
      <style:table-column-properties fo:break-before="auto" style:column-width="0.69cm"/>
    </style:style>
    <style:style style:name="co30" style:family="table-column">
      <style:table-column-properties fo:break-before="auto" style:column-width="2.812cm"/>
    </style:style>
    <style:style style:name="co31" style:family="table-column">
      <style:table-column-properties fo:break-before="auto" style:column-width="5.881cm"/>
    </style:style>
    <style:style style:name="co32" style:family="table-column">
      <style:table-column-properties fo:break-before="auto" style:column-width="6.495cm"/>
    </style:style>
    <style:style style:name="co33" style:family="table-column">
      <style:table-column-properties fo:break-before="auto" style:column-width="0.485cm"/>
    </style:style>
    <style:style style:name="co34" style:family="table-column">
      <style:table-column-properties fo:break-before="auto" style:column-width="6.13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527cm" fo:break-before="auto" style:use-optimal-row-height="false"/>
    </style:style>
    <style:style style:name="ro7" style:family="table-row">
      <style:table-row-properties style:row-height="0.503cm" fo:break-before="auto" style:use-optimal-row-height="false"/>
    </style:style>
    <style:style style:name="ro8" style:family="table-row">
      <style:table-row-properties style:row-height="0.552cm" fo:break-before="auto" style:use-optimal-row-height="true"/>
    </style:style>
    <style:style style:name="ro9"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100">
      <style:table-cell-properties style:text-align-source="fix" style:repeat-content="false"/>
      <style:paragraph-properties fo:text-align="end" fo:margin-left="0cm"/>
    </style:style>
    <style:style style:name="ce3" style:family="table-cell" style:parent-style-name="Default" style:data-style-name="N100"/>
    <style:style style:name="ce4" style:family="table-cell" style:parent-style-name="Default" style:data-style-name="N0">
      <style:text-properties style:font-name="Arial" fo:font-size="10pt" style:font-size-asian="10pt" style:font-size-complex="10pt"/>
    </style:style>
    <style:style style:name="ce5" style:family="table-cell" style:parent-style-name="Default" style:data-style-name="N100">
      <style:text-properties style:font-name="Arial" fo:font-size="10pt" style:font-size-asian="10pt" style:font-size-complex="10pt"/>
    </style:style>
    <style:style style:name="ce6" style:family="table-cell" style:parent-style-name="Default" style:data-style-name="N100">
      <style:table-cell-properties style:text-align-source="fix" style:repeat-content="false"/>
      <style:paragraph-properties fo:text-align="end" fo:margin-left="0cm"/>
      <style:text-properties style:font-name="Arial" fo:font-size="10pt" style:font-size-asian="10pt" style:font-size-complex="10pt"/>
    </style:style>
    <style:style style:name="ce7"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8" style:family="table-cell" style:parent-style-name="Default">
      <style:table-cell-properties fo:border="none"/>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9"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0" style:family="table-cell" style:parent-style-name="Default">
      <style:table-cell-properties fo:border="none"/>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1"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ov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PE"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border="none"/>
      <style:text-properties style:use-window-font-color="true" style:text-outline="false" style:text-line-through-style="none" style:font-name="Arial1" fo:font-size="10pt" fo:language="en" fo:country="GB"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weight-complex="normal" style:text-emphasize="none" style:font-relief="none"/>
    </style:style>
    <style:style style:name="ce19" style:family="table-cell" style:parent-style-name="Default">
      <style:table-cell-properties fo:border="none"/>
      <style:text-properties style:use-window-font-color="true" style:text-outline="false" style:text-line-through-style="none" style:font-name="Arial1" fo:font-size="10pt" fo:language="en" fo:country="GB" fo:font-style="normal" fo:text-shadow="none" style:text-underline-style="none"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0" style:family="table-cell" style:parent-style-name="Default" style:data-style-name="N100">
      <style:text-properties style:font-name="Arial" fo:font-size="10pt" fo:language="en" fo:country="US" style:font-size-asian="10pt" style:language-asian="en" style:country-asian="US" style:font-size-complex="10pt" style:language-complex="en" style:country-complex="US"/>
    </style:style>
    <style:style style:name="ce21" style:family="table-cell" style:parent-style-name="Default">
      <style:text-properties style:font-name="Arial" fo:font-size="10pt" style:font-size-asian="10pt" style:font-size-complex="10pt"/>
    </style:style>
    <style:style style:name="ce22"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ce2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5"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6" style:family="table-cell" style:parent-style-name="Default" style:data-style-name="N100">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7" style:family="table-cell" style:parent-style-name="Default" style:data-style-name="N100">
      <style:text-properties style:font-name="Arial" fo:font-size="10pt" style:font-name-asian="Arial" style:font-size-asian="10pt" style:font-name-complex="Lucidasans1" style:font-size-complex="10pt" style:language-complex="en" style:country-complex="US"/>
    </style:style>
    <style:style style:name="ce28" style:family="table-cell" style:parent-style-name="Default">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 New Roman1" style:font-size-asian="10pt" style:language-asian="es" style:country-asian="ES" style:font-style-asian="normal" style:font-weight-asian="normal" style:font-name-complex="Times New Roman1" style:font-size-complex="10pt" style:language-complex="en" style:country-complex="US" style:font-style-complex="normal" style:font-weight-complex="normal" style:text-emphasize="none" style:font-relief="none"/>
    </style:style>
    <style:style style:name="ce30"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6" style:family="table-cell" style:parent-style-name="Default">
      <style:table-cell-properties fo:wrap-option="wrap"/>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37" style:family="table-cell" style:parent-style-name="Default" style:data-style-name="N100">
      <style:text-properties style:font-name="Arial" fo:font-size="10pt" fo:language="en" fo:country="US" style:font-name-asian="Times New Roman" style:font-size-asian="10pt" style:language-asian="en" style:country-asian="US" style:font-size-complex="10pt" style:language-complex="en" style:country-complex="US"/>
    </style:style>
    <style:style style:name="ce38"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text-emphasize="none" style:font-relief="none"/>
    </style:style>
    <style:style style:name="ce39"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ce41"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weight-complex="normal" style:text-emphasize="none" style:font-relief="none"/>
    </style:style>
    <style:style style:name="ce42"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ta_extref" style:family="table">
      <style:table-properties table:display="fals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4" style:family="text">
      <style:text-properties style:use-window-font-color="true" style:font-name="Arial1" fo:font-size="10pt" fo:language="es" fo:country="ES" fo:font-style="normal" fo:font-weight="normal" style:font-name-asian="Arial" style:language-asian="zxx" style:country-asian="none" style:font-name-complex="Arial1" style:font-size-complex="5.69999980926514pt"/>
    </style:style>
    <style:style style:name="T5" style:family="text">
      <style:text-properties fo:color="#000000" style:font-name="Arial1" fo:font-size="12pt" fo:language="en" fo:country="GB" fo:font-style="normal" fo:font-weight="normal" style:font-name-asian="Arial" style:language-asian="zxx" style:country-asian="none" style:font-name-complex="Arial1" style:font-size-complex="6.80000019073486pt"/>
    </style:style>
    <style:style style:name="T6" style:family="text">
      <style:text-properties style:font-name="Arial1" fo:font-size="12pt" fo:language="en" fo:country="GB" style:font-name-asian="Arial" style:font-size-asian="6.80000019073486pt" style:font-name-complex="Arial1" style:font-size-complex="6.80000019073486pt" style:language-complex="en" style:country-complex="US"/>
    </style:style>
    <style:style style:name="T7"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8" style:family="text">
      <style:text-properties fo:font-size="10pt" style:font-size-asian="10pt" style:font-size-complex="10pt"/>
    </style:style>
    <style:style style:name="T9"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10"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11" style:family="text">
      <style:text-properties style:use-window-font-color="true" style:font-name="Arial1" fo:font-size="10pt" fo:language="en" fo:country="GB" fo:font-style="normal" fo:font-weight="bold" style:font-name-asian="Arial" style:font-size-asian="10pt" style:language-asian="zxx" style:country-asian="none" style:font-name-complex="Arial1" style:font-size-complex="10pt" style:font-weight-complex="bold"/>
    </style:style>
    <style:style style:name="T12" style:family="text">
      <style:text-properties style:font-name="Arial" fo:font-size="10pt" fo:language="en" fo:country="US" fo:font-style="normal" fo:font-weight="normal" style:font-size-asian="10pt" style:language-asian="en" style:country-asian="US" style:font-weight-asian="normal" style:font-size-complex="10pt" style:font-weight-complex="normal"/>
    </style:style>
    <style:style style:name="T13" style:family="text">
      <style:text-properties style:font-name="Arial" fo:font-size="10pt" fo:font-weight="normal" style:font-size-asian="10pt" style:font-weight-asian="normal" style:font-size-complex="10pt" style:font-weight-complex="normal"/>
    </style:style>
    <style:style style:name="T14"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style:style style:name="T15"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style:style style:name="T16" style:family="text">
      <style:text-properties style:use-window-font-color="true" style:font-name="Arial1" fo:font-size="12pt" fo:language="en" fo:country="GB" fo:font-style="normal" fo:font-weight="bold" style:font-name-asian="Arial" style:language-asian="zxx" style:country-asian="none" style:font-name-complex="Arial1" style:font-size-complex="6.80000019073486pt" style:font-weight-complex="bold"/>
    </style:style>
    <style:style style:name="T17" style:family="text">
      <style:text-properties style:font-name="Times New Roman" fo:font-size="12pt" style:font-name-asian="Arial" style:font-name-complex="Lucidasans1" style:font-size-complex="6.80000019073486pt"/>
    </style:style>
    <style:style style:name="T18" style:family="text">
      <style:text-properties style:font-name="Times New Roman" fo:font-size="12pt" fo:language="en" fo:country="US" style:language-asian="en" style:country-asian="US" style:font-size-complex="6.80000019073486pt"/>
    </style:style>
    <style:style style:name="T19"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T20"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1" style:family="text">
      <style:text-properties style:use-window-font-color="true" style:font-name="Times New Roman" fo:font-size="12pt" fo:language="es" fo:country="CO" fo:font-style="normal" fo:font-weight="normal" style:font-name-asian="Times New Roman" style:language-asian="zxx" style:country-asian="none" style:font-name-complex="Times New Roman" style:font-size-complex="6.80000019073486pt"/>
    </style:style>
    <style:style style:name="T22" style:family="text">
      <style:text-properties style:use-window-font-color="true" style:font-name="Arial1" fo:font-size="12pt" fo:language="en" fo:country="GB" fo:font-style="italic" fo:font-weight="normal" style:font-name-asian="Arial" style:language-asian="zxx" style:country-asian="none" style:font-name-complex="Arial1" style:font-size-complex="6.80000019073486pt" style:font-style-complex="italic"/>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2" table:default-cell-style-name="ce3"/>
        <table:table-column table:style-name="co8" table:default-cell-style-name="ce3"/>
        <table:table-column table:style-name="co9" table:number-columns-repeated="250" table:default-cell-style-name="ce3"/>
        <table:table-row table:style-name="ro1">
          <table:table-cell office:value-type="string">
            <text:p>insert into LabelGroup values (</text:p>
          </table:table-cell>
          <table:table-cell office:value-type="float" office:value="1">
            <text:p>1</text:p>
          </table:table-cell>
          <table:table-cell table:style-name="ce1" office:value-type="string">
            <text:p>DB</text:p>
          </table:table-cell>
          <table:table-cell office:value-type="string">
            <text:p>Region</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
            <text:p>2</text:p>
          </table:table-cell>
          <table:table-cell table:style-name="ce1" office:value-type="string">
            <text:p>DB</text:p>
          </table:table-cell>
          <table:table-cell office:value-type="string">
            <text:p>RegionId</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
            <text:p>3</text:p>
          </table:table-cell>
          <table:table-cell table:style-name="ce1" office:value-type="string">
            <text:p>DB</text:p>
          </table:table-cell>
          <table:table-cell office:value-type="string">
            <text:p>RegionLabel</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
            <text:p>4</text:p>
          </table:table-cell>
          <table:table-cell table:style-name="ce1" office:value-type="string">
            <text:p>DB</text:p>
          </table:table-cell>
          <table:table-cell office:value-type="string">
            <text:p>RegionDesc</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
            <text:p>5</text:p>
          </table:table-cell>
          <table:table-cell table:style-name="ce1" office:value-type="string">
            <text:p>DB</text:p>
          </table:table-cell>
          <table:table-cell office:value-type="string">
            <text:p>RegionDescEN</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
            <text:p>6</text:p>
          </table:table-cell>
          <table:table-cell table:style-name="ce1" office:value-type="string">
            <text:p>DB</text:p>
          </table:table-cell>
          <table:table-cell office:value-type="string">
            <text:p>RegionLangCode</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7">
            <text:p>7</text:p>
          </table:table-cell>
          <table:table-cell table:style-name="ce1" office:value-type="string">
            <text:p>DB</text:p>
          </table:table-cell>
          <table:table-cell office:value-type="string">
            <text:p>RegionStructLastUpdate</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8">
            <text:p>8</text:p>
          </table:table-cell>
          <table:table-cell table:style-name="ce1" office:value-type="string">
            <text:p>DB</text:p>
          </table:table-cell>
          <table:table-cell office:value-type="string">
            <text:p>PeriodBeginDate</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9">
            <text:p>9</text:p>
          </table:table-cell>
          <table:table-cell table:style-name="ce1" office:value-type="string">
            <text:p>DB</text:p>
          </table:table-cell>
          <table:table-cell office:value-type="string">
            <text:p>PeriodEndDate</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0">
            <text:p>10</text:p>
          </table:table-cell>
          <table:table-cell table:style-name="ce1" office:value-type="string">
            <text:p>DB</text:p>
          </table:table-cell>
          <table:table-cell office:value-type="string">
            <text:p>OptionAdminEMail</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1">
            <text:p>11</text:p>
          </table:table-cell>
          <table:table-cell table:style-name="ce1" office:value-type="string">
            <text:p>DB</text:p>
          </table:table-cell>
          <table:table-cell office:value-type="string">
            <text:p>OptionOutOfPeriod</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2">
            <text:p>12</text:p>
          </table:table-cell>
          <table:table-cell table:style-name="ce1" office:value-type="string">
            <text:p>DB</text:p>
          </table:table-cell>
          <table:table-cell office:value-type="string">
            <text:p>LimitMinX</text:p>
          </table:table-cell>
          <table:table-cell office:value-type="float" office:value="12">
            <text:p>1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3">
            <text:p>13</text:p>
          </table:table-cell>
          <table:table-cell table:style-name="ce1" office:value-type="string">
            <text:p>DB</text:p>
          </table:table-cell>
          <table:table-cell office:value-type="string">
            <text:p>LimitMinY</text:p>
          </table:table-cell>
          <table:table-cell office:value-type="float" office:value="13">
            <text:p>1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4">
            <text:p>14</text:p>
          </table:table-cell>
          <table:table-cell table:style-name="ce1" office:value-type="string">
            <text:p>DB</text:p>
          </table:table-cell>
          <table:table-cell office:value-type="string">
            <text:p>LimitMaxX</text:p>
          </table:table-cell>
          <table:table-cell office:value-type="float" office:value="14">
            <text:p>1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5">
            <text:p>15</text:p>
          </table:table-cell>
          <table:table-cell table:style-name="ce1" office:value-type="string">
            <text:p>DB</text:p>
          </table:table-cell>
          <table:table-cell office:value-type="string">
            <text:p>LimitMaxY</text:p>
          </table:table-cell>
          <table:table-cell office:value-type="float" office:value="15">
            <text:p>1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6">
            <text:p>16</text:p>
          </table:table-cell>
          <table:table-cell table:style-name="ce1" office:value-type="string">
            <text:p>DB</text:p>
          </table:table-cell>
          <table:table-cell office:value-type="string">
            <text:p>Permissions</text:p>
          </table:table-cell>
          <table:table-cell office:value-type="float" office:value="16">
            <text:p>1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7">
            <text:p>17</text:p>
          </table:table-cell>
          <table:table-cell table:style-name="ce1" office:value-type="string">
            <text:p>DB</text:p>
          </table:table-cell>
          <table:table-cell office:value-type="string">
            <text:p>UserName</text:p>
          </table:table-cell>
          <table:table-cell office:value-type="float" office:value="17">
            <text:p>1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8">
            <text:p>18</text:p>
          </table:table-cell>
          <table:table-cell table:style-name="ce1" office:value-type="string">
            <text:p>DB</text:p>
          </table:table-cell>
          <table:table-cell office:value-type="string">
            <text:p>Role</text:p>
          </table:table-cell>
          <table:table-cell office:value-type="float" office:value="18">
            <text:p>1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9">
            <text:p>19</text:p>
          </table:table-cell>
          <table:table-cell table:style-name="ce1" office:value-type="string">
            <text:p>DB</text:p>
          </table:table-cell>
          <table:table-cell office:value-type="string">
            <text:p>RoleAdmin</text:p>
          </table:table-cell>
          <table:table-cell office:value-type="float" office:value="19">
            <text:p>19</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
            <text:p>20</text:p>
          </table:table-cell>
          <table:table-cell table:style-name="ce1" office:value-type="string">
            <text:p>DB</text:p>
          </table:table-cell>
          <table:table-cell office:value-type="string">
            <text:p>RoleObserver</text:p>
          </table:table-cell>
          <table:table-cell office:value-type="float" office:value="20">
            <text:p>20</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
            <text:p>21</text:p>
          </table:table-cell>
          <table:table-cell table:style-name="ce1" office:value-type="string">
            <text:p>DB</text:p>
          </table:table-cell>
          <table:table-cell office:value-type="string">
            <text:p>RoleSupervisor</text:p>
          </table:table-cell>
          <table:table-cell office:value-type="float" office:value="21">
            <text:p>2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
            <text:p>22</text:p>
          </table:table-cell>
          <table:table-cell table:style-name="ce1" office:value-type="string">
            <text:p>DB</text:p>
          </table:table-cell>
          <table:table-cell office:value-type="string">
            <text:p>RoleUser</text:p>
          </table:table-cell>
          <table:table-cell office:value-type="float" office:value="22">
            <text:p>2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
            <text:p>23</text:p>
          </table:table-cell>
          <table:table-cell table:style-name="ce1" office:value-type="string">
            <text:p>DB</text:p>
          </table:table-cell>
          <table:table-cell office:value-type="string">
            <text:p>RoleNone</text:p>
          </table:table-cell>
          <table:table-cell office:value-type="float" office:value="23">
            <text:p>2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
            <text:p>24</text:p>
          </table:table-cell>
          <table:table-cell table:style-name="ce1" office:value-type="string">
            <text:p>DB</text:p>
          </table:table-cell>
          <table:table-cell office:value-type="string">
            <text:p>Log</text:p>
          </table:table-cell>
          <table:table-cell office:value-type="float" office:value="24">
            <text:p>2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
            <text:p>25</text:p>
          </table:table-cell>
          <table:table-cell table:style-name="ce1" office:value-type="string">
            <text:p>DB</text:p>
          </table:table-cell>
          <table:table-cell office:value-type="string">
            <text:p>LogType</text:p>
          </table:table-cell>
          <table:table-cell office:value-type="float" office:value="25">
            <text:p>2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6">
            <text:p>26</text:p>
          </table:table-cell>
          <table:table-cell table:style-name="ce1" office:value-type="string">
            <text:p>DB</text:p>
          </table:table-cell>
          <table:table-cell office:value-type="string">
            <text:p>LogNote</text:p>
          </table:table-cell>
          <table:table-cell office:value-type="float" office:value="26">
            <text:p>2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7">
            <text:p>27</text:p>
          </table:table-cell>
          <table:table-cell table:style-name="ce1" office:value-type="string">
            <text:p>DB</text:p>
          </table:table-cell>
          <table:table-cell office:value-type="string">
            <text:p>LogCredits</text:p>
          </table:table-cell>
          <table:table-cell office:value-type="float" office:value="27">
            <text:p>2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8">
            <text:p>28</text:p>
          </table:table-cell>
          <table:table-cell table:style-name="ce1" office:value-type="string">
            <text:p>DB</text:p>
          </table:table-cell>
          <table:table-cell office:value-type="string">
            <text:p>LogMethodology</text:p>
          </table:table-cell>
          <table:table-cell office:value-type="float" office:value="28">
            <text:p>2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9">
            <text:p>29</text:p>
          </table:table-cell>
          <table:table-cell table:style-name="ce1" office:value-type="string">
            <text:p>DB</text:p>
          </table:table-cell>
          <table:table-cell office:value-type="string">
            <text:p>LogStaff</text:p>
          </table:table-cell>
          <table:table-cell office:value-type="float" office:value="29">
            <text:p>29</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0">
            <text:p>30</text:p>
          </table:table-cell>
          <table:table-cell table:style-name="ce1" office:value-type="string">
            <text:p>DB</text:p>
          </table:table-cell>
          <table:table-cell office:value-type="string">
            <text:p>LogSupport</text:p>
          </table:table-cell>
          <table:table-cell office:value-type="float" office:value="30">
            <text:p>30</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1">
            <text:p>31</text:p>
          </table:table-cell>
          <table:table-cell table:style-name="ce1" office:value-type="string">
            <text:p>DB</text:p>
          </table:table-cell>
          <table:table-cell office:value-type="string">
            <text:p>Geograph</text:p>
          </table:table-cell>
          <table:table-cell office:value-type="float" office:value="31">
            <text:p>3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2">
            <text:p>32</text:p>
          </table:table-cell>
          <table:table-cell table:style-name="ce1" office:value-type="string">
            <text:p>DB</text:p>
          </table:table-cell>
          <table:table-cell office:value-type="string">
            <text:p>GeoLev</text:p>
          </table:table-cell>
          <table:table-cell office:value-type="float" office:value="32">
            <text:p>3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3">
            <text:p>33</text:p>
          </table:table-cell>
          <table:table-cell table:style-name="ce1" office:value-type="string">
            <text:p>DB</text:p>
          </table:table-cell>
          <table:table-cell office:value-type="string">
            <text:p>LevName</text:p>
          </table:table-cell>
          <table:table-cell office:value-type="float" office:value="33">
            <text:p>3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4">
            <text:p>34</text:p>
          </table:table-cell>
          <table:table-cell table:style-name="ce1" office:value-type="string">
            <text:p>DB</text:p>
          </table:table-cell>
          <table:table-cell office:value-type="string">
            <text:p>LevDesc</text:p>
          </table:table-cell>
          <table:table-cell office:value-type="float" office:value="34">
            <text:p>3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5">
            <text:p>35</text:p>
          </table:table-cell>
          <table:table-cell table:style-name="ce1" office:value-type="string">
            <text:p>DB</text:p>
          </table:table-cell>
          <table:table-cell office:value-type="string">
            <text:p>LevHaveMap</text:p>
          </table:table-cell>
          <table:table-cell office:value-type="float" office:value="35">
            <text:p>3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6">
            <text:p>36</text:p>
          </table:table-cell>
          <table:table-cell table:style-name="ce1" office:value-type="string">
            <text:p>DB</text:p>
          </table:table-cell>
          <table:table-cell office:value-type="string">
            <text:p>LevLayerFile</text:p>
          </table:table-cell>
          <table:table-cell office:value-type="float" office:value="36">
            <text:p>3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7">
            <text:p>37</text:p>
          </table:table-cell>
          <table:table-cell table:style-name="ce1" office:value-type="string">
            <text:p>DB</text:p>
          </table:table-cell>
          <table:table-cell office:value-type="string">
            <text:p>LevLayerCode</text:p>
          </table:table-cell>
          <table:table-cell office:value-type="float" office:value="37">
            <text:p>3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8">
            <text:p>38</text:p>
          </table:table-cell>
          <table:table-cell table:style-name="ce1" office:value-type="string">
            <text:p>DB</text:p>
          </table:table-cell>
          <table:table-cell office:value-type="string">
            <text:p>LevLayerName</text:p>
          </table:table-cell>
          <table:table-cell office:value-type="float" office:value="38">
            <text:p>3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9">
            <text:p>39</text:p>
          </table:table-cell>
          <table:table-cell table:style-name="ce1" office:value-type="string">
            <text:p>DB</text:p>
          </table:table-cell>
          <table:table-cell office:value-type="string">
            <text:p>GeoEle</text:p>
          </table:table-cell>
          <table:table-cell office:value-type="float" office:value="39">
            <text:p>39</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0">
            <text:p>40</text:p>
          </table:table-cell>
          <table:table-cell table:style-name="ce1" office:value-type="string">
            <text:p>DB</text:p>
          </table:table-cell>
          <table:table-cell office:value-type="string">
            <text:p>EleCode</text:p>
          </table:table-cell>
          <table:table-cell office:value-type="float" office:value="40">
            <text:p>40</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1">
            <text:p>41</text:p>
          </table:table-cell>
          <table:table-cell table:style-name="ce1" office:value-type="string">
            <text:p>DB</text:p>
          </table:table-cell>
          <table:table-cell office:value-type="string">
            <text:p>EleName</text:p>
          </table:table-cell>
          <table:table-cell office:value-type="float" office:value="41">
            <text:p>4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2">
            <text:p>42</text:p>
          </table:table-cell>
          <table:table-cell table:style-name="ce1" office:value-type="string">
            <text:p>DB</text:p>
          </table:table-cell>
          <table:table-cell office:value-type="string">
            <text:p>EleParent</text:p>
          </table:table-cell>
          <table:table-cell office:value-type="float" office:value="42">
            <text:p>4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3">
            <text:p>43</text:p>
          </table:table-cell>
          <table:table-cell table:style-name="ce1" office:value-type="string">
            <text:p>DB</text:p>
          </table:table-cell>
          <table:table-cell office:value-type="string">
            <text:p>EleActive</text:p>
          </table:table-cell>
          <table:table-cell office:value-type="float" office:value="43">
            <text:p>4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4">
            <text:p>44</text:p>
          </table:table-cell>
          <table:table-cell table:style-name="ce1" office:value-type="string">
            <text:p>DB</text:p>
          </table:table-cell>
          <table:table-cell office:value-type="string">
            <text:p>Event</text:p>
          </table:table-cell>
          <table:table-cell office:value-type="float" office:value="44">
            <text:p>4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5">
            <text:p>45</text:p>
          </table:table-cell>
          <table:table-cell table:style-name="ce1" office:value-type="string">
            <text:p>DB</text:p>
          </table:table-cell>
          <table:table-cell office:value-type="string">
            <text:p>EvePredefName</text:p>
          </table:table-cell>
          <table:table-cell office:value-type="float" office:value="45">
            <text:p>4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6">
            <text:p>46</text:p>
          </table:table-cell>
          <table:table-cell table:style-name="ce1" office:value-type="string">
            <text:p>DB</text:p>
          </table:table-cell>
          <table:table-cell office:value-type="string">
            <text:p>EvePersonName</text:p>
          </table:table-cell>
          <table:table-cell office:value-type="float" office:value="46">
            <text:p>4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7">
            <text:p>47</text:p>
          </table:table-cell>
          <table:table-cell table:style-name="ce1" office:value-type="string">
            <text:p>DB</text:p>
          </table:table-cell>
          <table:table-cell office:value-type="string">
            <text:p>EvePredefDef</text:p>
          </table:table-cell>
          <table:table-cell office:value-type="float" office:value="47">
            <text:p>4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8">
            <text:p>48</text:p>
          </table:table-cell>
          <table:table-cell table:style-name="ce1" office:value-type="string">
            <text:p>DB</text:p>
          </table:table-cell>
          <table:table-cell office:value-type="string">
            <text:p>EvePersonDef</text:p>
          </table:table-cell>
          <table:table-cell office:value-type="float" office:value="48">
            <text:p>4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9">
            <text:p>49</text:p>
          </table:table-cell>
          <table:table-cell table:style-name="ce1" office:value-type="string">
            <text:p>DB</text:p>
          </table:table-cell>
          <table:table-cell office:value-type="string">
            <text:p>EveActive</text:p>
          </table:table-cell>
          <table:table-cell office:value-type="float" office:value="49">
            <text:p>49</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0">
            <text:p>50</text:p>
          </table:table-cell>
          <table:table-cell table:style-name="ce1" office:value-type="string">
            <text:p>DB</text:p>
          </table:table-cell>
          <table:table-cell office:value-type="string">
            <text:p>Cause</text:p>
          </table:table-cell>
          <table:table-cell office:value-type="float" office:value="50">
            <text:p>50</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1">
            <text:p>51</text:p>
          </table:table-cell>
          <table:table-cell table:style-name="ce1" office:value-type="string">
            <text:p>DB</text:p>
          </table:table-cell>
          <table:table-cell office:value-type="string">
            <text:p>CauPredefName</text:p>
          </table:table-cell>
          <table:table-cell office:value-type="float" office:value="51">
            <text:p>5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2">
            <text:p>52</text:p>
          </table:table-cell>
          <table:table-cell table:style-name="ce1" office:value-type="string">
            <text:p>DB</text:p>
          </table:table-cell>
          <table:table-cell office:value-type="string">
            <text:p>CauPersonName</text:p>
          </table:table-cell>
          <table:table-cell office:value-type="float" office:value="52">
            <text:p>5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3">
            <text:p>53</text:p>
          </table:table-cell>
          <table:table-cell table:style-name="ce1" office:value-type="string">
            <text:p>DB</text:p>
          </table:table-cell>
          <table:table-cell office:value-type="string">
            <text:p>CauPredefDef</text:p>
          </table:table-cell>
          <table:table-cell office:value-type="float" office:value="53">
            <text:p>5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4">
            <text:p>54</text:p>
          </table:table-cell>
          <table:table-cell table:style-name="ce1" office:value-type="string">
            <text:p>DB</text:p>
          </table:table-cell>
          <table:table-cell office:value-type="string">
            <text:p>CauPersonDef</text:p>
          </table:table-cell>
          <table:table-cell office:value-type="float" office:value="54">
            <text:p>5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5">
            <text:p>55</text:p>
          </table:table-cell>
          <table:table-cell table:style-name="ce1" office:value-type="string">
            <text:p>DB</text:p>
          </table:table-cell>
          <table:table-cell office:value-type="string">
            <text:p>CauActive</text:p>
          </table:table-cell>
          <table:table-cell office:value-type="float" office:value="55">
            <text:p>5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6">
            <text:p>56</text:p>
          </table:table-cell>
          <table:table-cell table:style-name="ce1" office:value-type="string">
            <text:p>DB</text:p>
          </table:table-cell>
          <table:table-cell office:value-type="string">
            <text:p>ExtraEffect</text:p>
          </table:table-cell>
          <table:table-cell office:value-type="float" office:value="56">
            <text:p>5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7">
            <text:p>57</text:p>
          </table:table-cell>
          <table:table-cell table:style-name="ce1" office:value-type="string">
            <text:p>DB</text:p>
          </table:table-cell>
          <table:table-cell office:value-type="string">
            <text:p>EEFieldLabel</text:p>
          </table:table-cell>
          <table:table-cell office:value-type="float" office:value="57">
            <text:p>5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8">
            <text:p>58</text:p>
          </table:table-cell>
          <table:table-cell table:style-name="ce1" office:value-type="string">
            <text:p>DB</text:p>
          </table:table-cell>
          <table:table-cell office:value-type="string">
            <text:p>EEFieldDesc</text:p>
          </table:table-cell>
          <table:table-cell office:value-type="float" office:value="58">
            <text:p>5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9">
            <text:p>59</text:p>
          </table:table-cell>
          <table:table-cell table:style-name="ce1" office:value-type="string">
            <text:p>DB</text:p>
          </table:table-cell>
          <table:table-cell office:value-type="string">
            <text:p>EEFieldType</text:p>
          </table:table-cell>
          <table:table-cell office:value-type="float" office:value="59">
            <text:p>59</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0">
            <text:p>60</text:p>
          </table:table-cell>
          <table:table-cell table:style-name="ce1" office:value-type="string">
            <text:p>DB</text:p>
          </table:table-cell>
          <table:table-cell office:value-type="string">
            <text:p>EEFieldSize</text:p>
          </table:table-cell>
          <table:table-cell office:value-type="float" office:value="60">
            <text:p>60</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1">
            <text:p>61</text:p>
          </table:table-cell>
          <table:table-cell table:style-name="ce1" office:value-type="string">
            <text:p>DB</text:p>
          </table:table-cell>
          <table:table-cell office:value-type="string">
            <text:p>EEFieldOrder</text:p>
          </table:table-cell>
          <table:table-cell office:value-type="float" office:value="61">
            <text:p>6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2">
            <text:p>62</text:p>
          </table:table-cell>
          <table:table-cell table:style-name="ce1" office:value-type="string">
            <text:p>DB</text:p>
          </table:table-cell>
          <table:table-cell office:value-type="string">
            <text:p>EEFieldActive</text:p>
          </table:table-cell>
          <table:table-cell office:value-type="float" office:value="62">
            <text:p>6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3">
            <text:p>63</text:p>
          </table:table-cell>
          <table:table-cell table:style-name="ce1" office:value-type="string">
            <text:p>DB</text:p>
          </table:table-cell>
          <table:table-cell office:value-type="string">
            <text:p>EEFieldPublic</text:p>
          </table:table-cell>
          <table:table-cell office:value-type="float" office:value="63">
            <text:p>6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68</text:p>
          </table:table-cell>
          <table:table-cell table:style-name="ce1" office:value-type="string">
            <text:p>DB</text:p>
          </table:table-cell>
          <table:table-cell office:value-type="string">
            <text:p>Import</text:p>
          </table:table-cell>
          <table:table-cell office:value-type="float" office:value="68">
            <text:p>6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0</text:p>
          </table:table-cell>
          <table:table-cell office:value-type="string">
            <text:p>Disaster</text:p>
          </table:table-cell>
          <table:table-cell office:value-type="string">
            <text:p>Serial</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1</text:p>
          </table:table-cell>
          <table:table-cell office:value-type="string">
            <text:p>Disaster</text:p>
          </table:table-cell>
          <table:table-cell office:value-type="string">
            <text:p>BeginTime</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2</text:p>
          </table:table-cell>
          <table:table-cell office:value-type="string">
            <text:p>Disaster</text:p>
          </table:table-cell>
          <table:table-cell office:value-type="string">
            <text:p>Source</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3</text:p>
          </table:table-cell>
          <table:table-cell office:value-type="string">
            <text:p>Disaster</text:p>
          </table:table-cell>
          <table:table-cell office:value-type="string">
            <text:p>GeographyId</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4</text:p>
          </table:table-cell>
          <table:table-cell office:value-type="string">
            <text:p>Geography</text:p>
          </table:table-cell>
          <table:table-cell office:value-type="string">
            <text:p>Code</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5</text:p>
          </table:table-cell>
          <table:table-cell office:value-type="string">
            <text:p>Disaster</text:p>
          </table:table-cell>
          <table:table-cell office:value-type="string">
            <text:p>SiteNotes</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6</text:p>
          </table:table-cell>
          <table:table-cell office:value-type="string">
            <text:p>Disaster</text:p>
          </table:table-cell>
          <table:table-cell office:value-type="string">
            <text:p>Latitude</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7</text:p>
          </table:table-cell>
          <table:table-cell office:value-type="string">
            <text:p>Disaster</text:p>
          </table:table-cell>
          <table:table-cell office:value-type="string">
            <text:p>Longitude</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8</text:p>
          </table:table-cell>
          <table:table-cell office:value-type="string">
            <text:p>Record|1</text:p>
          </table:table-cell>
          <table:table-cell office:value-type="string">
            <text:p>Status</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9</text:p>
          </table:table-cell>
          <table:table-cell office:value-type="string">
            <text:p>Record|2</text:p>
          </table:table-cell>
          <table:table-cell office:value-type="string">
            <text:p>Author</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0</text:p>
          </table:table-cell>
          <table:table-cell office:value-type="string">
            <text:p>Record|2</text:p>
          </table:table-cell>
          <table:table-cell office:value-type="string">
            <text:p>Creation</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1</text:p>
          </table:table-cell>
          <table:table-cell office:value-type="string">
            <text:p>Record|2</text:p>
          </table:table-cell>
          <table:table-cell office:value-type="string">
            <text:p>LastUpdate</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2</text:p>
          </table:table-cell>
          <table:table-cell office:value-type="string">
            <text:p>Event</text:p>
          </table:table-cell>
          <table:table-cell office:value-type="string">
            <text:p>Name</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3</text:p>
          </table:table-cell>
          <table:table-cell office:value-type="string">
            <text:p>Event</text:p>
          </table:table-cell>
          <table:table-cell office:value-type="string">
            <text:p>Duration</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4</text:p>
          </table:table-cell>
          <table:table-cell office:value-type="string">
            <text:p>Event</text:p>
          </table:table-cell>
          <table:table-cell office:value-type="string">
            <text:p>Magnitude</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5</text:p>
          </table:table-cell>
          <table:table-cell office:value-type="string">
            <text:p>Event</text:p>
          </table:table-cell>
          <table:table-cell office:value-type="string">
            <text:p>Notes</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6</text:p>
          </table:table-cell>
          <table:table-cell office:value-type="string">
            <text:p>Cause</text:p>
          </table:table-cell>
          <table:table-cell office:value-type="string">
            <text:p>Name</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7</text:p>
          </table:table-cell>
          <table:table-cell office:value-type="string">
            <text:p>Cause</text:p>
          </table:table-cell>
          <table:table-cell office:value-type="string">
            <text:p>Note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8</text:p>
          </table:table-cell>
          <table:table-cell office:value-type="string">
            <text:p>Effect|PeopleGood</text:p>
          </table:table-cell>
          <table:table-cell office:value-type="string">
            <text:p>PeopleDead</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9</text:p>
          </table:table-cell>
          <table:table-cell office:value-type="string">
            <text:p>Effect|PeopleGood</text:p>
          </table:table-cell>
          <table:table-cell office:value-type="string">
            <text:p>PeopleAffected</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0</text:p>
          </table:table-cell>
          <table:table-cell office:value-type="string">
            <text:p>Effect|PeopleGood</text:p>
          </table:table-cell>
          <table:table-cell office:value-type="string">
            <text:p>PeopleEvacuated</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1</text:p>
          </table:table-cell>
          <table:table-cell office:value-type="string">
            <text:p>Effect|PeopleGood</text:p>
          </table:table-cell>
          <table:table-cell office:value-type="string">
            <text:p>PeopleMissing</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2</text:p>
          </table:table-cell>
          <table:table-cell office:value-type="string">
            <text:p>Effect|PeopleGood</text:p>
          </table:table-cell>
          <table:table-cell office:value-type="string">
            <text:p>PeopleRelocated</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3</text:p>
          </table:table-cell>
          <table:table-cell office:value-type="string">
            <text:p>Effect|PeopleGood</text:p>
          </table:table-cell>
          <table:table-cell office:value-type="string">
            <text:p>PeopleHarmed</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4</text:p>
          </table:table-cell>
          <table:table-cell office:value-type="string">
            <text:p>Effect|PeopleGood</text:p>
          </table:table-cell>
          <table:table-cell office:value-type="string">
            <text:p>PeopleInjured</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5</text:p>
          </table:table-cell>
          <table:table-cell office:value-type="string">
            <text:p>Effect|PeopleGood</text:p>
          </table:table-cell>
          <table:table-cell office:value-type="string">
            <text:p>HousesAffected</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6</text:p>
          </table:table-cell>
          <table:table-cell office:value-type="string">
            <text:p>Effect|PeopleGood</text:p>
          </table:table-cell>
          <table:table-cell office:value-type="string">
            <text:p>HousesDestroyed</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7</text:p>
          </table:table-cell>
          <table:table-cell office:value-type="string">
            <text:p>Effect|Economic</text:p>
          </table:table-cell>
          <table:table-cell office:value-type="string">
            <text:p>LossesValueLocal</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8</text:p>
          </table:table-cell>
          <table:table-cell office:value-type="string">
            <text:p>Effect|Economic</text:p>
          </table:table-cell>
          <table:table-cell office:value-type="string">
            <text:p>LossesValueUSD</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9</text:p>
          </table:table-cell>
          <table:table-cell office:value-type="string">
            <text:p>Effect|Affected|SectorHealth</text:p>
          </table:table-cell>
          <table:table-cell office:value-type="string">
            <text:p>MedicalCenters</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0</text:p>
          </table:table-cell>
          <table:table-cell office:value-type="string">
            <text:p>Effect|Affected|SectorEducation</text:p>
          </table:table-cell>
          <table:table-cell office:value-type="string">
            <text:p>EducationCenters</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1</text:p>
          </table:table-cell>
          <table:table-cell office:value-type="string">
            <text:p>Effect|Affected|SectorAgricultural</text:p>
          </table:table-cell>
          <table:table-cell office:value-type="string">
            <text:p>FarmingAndForest</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2</text:p>
          </table:table-cell>
          <table:table-cell office:value-type="string">
            <text:p>Effect|Affected|SectorAgricultural</text:p>
          </table:table-cell>
          <table:table-cell office:value-type="string">
            <text:p>LiveStock</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3</text:p>
          </table:table-cell>
          <table:table-cell office:value-type="string">
            <text:p>Effect|Affected|SectorTransport</text:p>
          </table:table-cell>
          <table:table-cell office:value-type="string">
            <text:p>Roads</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4</text:p>
          </table:table-cell>
          <table:table-cell office:value-type="string">
            <text:p>Effect|More|SectorOther</text:p>
          </table:table-cell>
          <table:table-cell office:value-type="string">
            <text:p>OtherLosses</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5</text:p>
          </table:table-cell>
          <table:table-cell office:value-type="string">
            <text:p>Effect|More</text:p>
          </table:table-cell>
          <table:table-cell office:value-type="string">
            <text:p>Note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6</text:p>
          </table:table-cell>
          <table:table-cell office:value-type="string">
            <text:p>Sector</text:p>
          </table:table-cell>
          <table:table-cell office:value-type="string">
            <text:p>Transport</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7</text:p>
          </table:table-cell>
          <table:table-cell office:value-type="string">
            <text:p>Sector</text:p>
          </table:table-cell>
          <table:table-cell office:value-type="string">
            <text:p>Communication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8</text:p>
          </table:table-cell>
          <table:table-cell office:value-type="string">
            <text:p>Sector</text:p>
          </table:table-cell>
          <table:table-cell office:value-type="string">
            <text:p>Relief</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9</text:p>
          </table:table-cell>
          <table:table-cell office:value-type="string">
            <text:p>Sector</text:p>
          </table:table-cell>
          <table:table-cell office:value-type="string">
            <text:p>Agricultural</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0</text:p>
          </table:table-cell>
          <table:table-cell office:value-type="string">
            <text:p>Sector</text:p>
          </table:table-cell>
          <table:table-cell office:value-type="string">
            <text:p>WaterSupply</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1</text:p>
          </table:table-cell>
          <table:table-cell office:value-type="string">
            <text:p>Sector</text:p>
          </table:table-cell>
          <table:table-cell office:value-type="string">
            <text:p>Sewerage</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2</text:p>
          </table:table-cell>
          <table:table-cell office:value-type="string">
            <text:p>Sector</text:p>
          </table:table-cell>
          <table:table-cell office:value-type="string">
            <text:p>Education</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3</text:p>
          </table:table-cell>
          <table:table-cell office:value-type="string">
            <text:p>Sector</text:p>
          </table:table-cell>
          <table:table-cell office:value-type="string">
            <text:p>Power</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4</text:p>
          </table:table-cell>
          <table:table-cell office:value-type="string">
            <text:p>Sector</text:p>
          </table:table-cell>
          <table:table-cell office:value-type="string">
            <text:p>Industry</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5</text:p>
          </table:table-cell>
          <table:table-cell office:value-type="string">
            <text:p>Sector</text:p>
          </table:table-cell>
          <table:table-cell office:value-type="string">
            <text:p>Health</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6</text:p>
          </table:table-cell>
          <table:table-cell office:value-type="string">
            <text:p>Sector</text:p>
          </table:table-cell>
          <table:table-cell office:value-type="string">
            <text:p>Other</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7</text:p>
          </table:table-cell>
          <table:table-cell office:value-type="string">
            <text:p>RecordStatus</text:p>
          </table:table-cell>
          <table:table-cell office:value-type="string">
            <text:p>Draft</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8</text:p>
          </table:table-cell>
          <table:table-cell office:value-type="string">
            <text:p>RecordStatus</text:p>
          </table:table-cell>
          <table:table-cell office:value-type="string">
            <text:p>Aprobe</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9</text:p>
          </table:table-cell>
          <table:table-cell office:value-type="string">
            <text:p>RecordStatus</text:p>
          </table:table-cell>
          <table:table-cell office:value-type="string">
            <text:p>Trash</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50</text:p>
          </table:table-cell>
          <table:table-cell office:value-type="string">
            <text:p>RecordStatus</text:p>
          </table:table-cell>
          <table:table-cell office:value-type="string">
            <text:p>Publish</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51</text:p>
          </table:table-cell>
          <table:table-cell office:value-type="string">
            <text:p>RecordStatus</text:p>
          </table:table-cell>
          <table:table-cell office:value-type="string">
            <text:p>Delete</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206</text:p>
          </table:table-cell>
          <table:table-cell office:value-type="string">
            <text:p>Data</text:p>
          </table:table-cell>
          <table:table-cell office:value-type="string">
            <text:p>DisasterId_</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7">
            <text:p>207</text:p>
          </table:table-cell>
          <table:table-cell office:value-type="string">
            <text:p>Graph</text:p>
          </table:table-cell>
          <table:table-cell office:value-type="string">
            <text:p>Type</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8">
            <text:p>208</text:p>
          </table:table-cell>
          <table:table-cell office:value-type="string">
            <text:p>Graph</text:p>
          </table:table-cell>
          <table:table-cell office:value-type="string">
            <text:p>HisTemporal</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9">
            <text:p>209</text:p>
          </table:table-cell>
          <table:table-cell office:value-type="string">
            <text:p>Graph</text:p>
          </table:table-cell>
          <table:table-cell office:value-type="string">
            <text:p>HisEveTemporal</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0">
            <text:p>210</text:p>
          </table:table-cell>
          <table:table-cell office:value-type="string">
            <text:p>Graph</text:p>
          </table:table-cell>
          <table:table-cell office:value-type="string">
            <text:p>HisGeoTemporal</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1">
            <text:p>211</text:p>
          </table:table-cell>
          <table:table-cell office:value-type="string">
            <text:p>Graph</text:p>
          </table:table-cell>
          <table:table-cell office:value-type="string">
            <text:p>HisCauTemporal</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2">
            <text:p>212</text:p>
          </table:table-cell>
          <table:table-cell office:value-type="string">
            <text:p>Graph</text:p>
          </table:table-cell>
          <table:table-cell office:value-type="string">
            <text:p>ComByEvents</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3">
            <text:p>213</text:p>
          </table:table-cell>
          <table:table-cell office:value-type="string">
            <text:p>Graph</text:p>
          </table:table-cell>
          <table:table-cell office:value-type="string">
            <text:p>ComByGeography</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4">
            <text:p>214</text:p>
          </table:table-cell>
          <table:table-cell office:value-type="string">
            <text:p>Graph</text:p>
          </table:table-cell>
          <table:table-cell office:value-type="string">
            <text:p>ComByCauses</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5">
            <text:p>215</text:p>
          </table:table-cell>
          <table:table-cell office:value-type="string">
            <text:p>Graph</text:p>
          </table:table-cell>
          <table:table-cell office:value-type="string">
            <text:p>Period</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6">
            <text:p>216</text:p>
          </table:table-cell>
          <table:table-cell office:value-type="string">
            <text:p>Graph</text:p>
          </table:table-cell>
          <table:table-cell office:value-type="string">
            <text:p>SeaHistogram</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7">
            <text:p>217</text:p>
          </table:table-cell>
          <table:table-cell office:value-type="string">
            <text:p>Graph</text:p>
          </table:table-cell>
          <table:table-cell office:value-type="string">
            <text:p>Scale</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8">
            <text:p>218</text:p>
          </table:table-cell>
          <table:table-cell office:value-type="string">
            <text:p>Graph</text:p>
          </table:table-cell>
          <table:table-cell table:style-name="Default" office:value-type="string">
            <text:p>Feel</text:p>
          </table:table-cell>
          <table:table-cell office:value-type="float" office:value="12">
            <text:p>1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9">
            <text:p>219</text:p>
          </table:table-cell>
          <table:table-cell office:value-type="string">
            <text:p>Graph</text:p>
          </table:table-cell>
          <table:table-cell office:value-type="string">
            <text:p>Kind</text:p>
          </table:table-cell>
          <table:table-cell office:value-type="float" office:value="13">
            <text:p>13</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0">
            <text:p>220</text:p>
          </table:table-cell>
          <table:table-cell office:value-type="string">
            <text:p>Graph</text:p>
          </table:table-cell>
          <table:table-cell office:value-type="string">
            <text:p>Mode</text:p>
          </table:table-cell>
          <table:table-cell office:value-type="float" office:value="14">
            <text:p>14</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1">
            <text:p>221</text:p>
          </table:table-cell>
          <table:table-cell office:value-type="string">
            <text:p>Graph</text:p>
          </table:table-cell>
          <table:table-cell office:value-type="string">
            <text:p>Show</text:p>
          </table:table-cell>
          <table:table-cell office:value-type="float" office:value="15">
            <text:p>15</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2">
            <text:p>222</text:p>
          </table:table-cell>
          <table:table-cell office:value-type="string">
            <text:p>Graph</text:p>
          </table:table-cell>
          <table:table-cell office:value-type="string">
            <text:p>Field</text:p>
          </table:table-cell>
          <table:table-cell office:value-type="float" office:value="16">
            <text:p>16</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3">
            <text:p>223</text:p>
          </table:table-cell>
          <table:table-cell office:value-type="string">
            <text:p>Graph</text:p>
          </table:table-cell>
          <table:table-cell office:value-type="string">
            <text:p>DisasterId_</text:p>
          </table:table-cell>
          <table:table-cell office:value-type="float" office:value="17">
            <text:p>1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4">
            <text:p>224</text:p>
          </table:table-cell>
          <table:table-cell office:value-type="string">
            <text:p>Graph</text:p>
          </table:table-cell>
          <table:table-cell office:value-type="string">
            <text:p>EventName</text:p>
          </table:table-cell>
          <table:table-cell office:value-type="float" office:value="18">
            <text:p>1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5">
            <text:p>225</text:p>
          </table:table-cell>
          <table:table-cell office:value-type="string">
            <text:p>Graph</text:p>
          </table:table-cell>
          <table:table-cell office:value-type="string">
            <text:p>CauseName</text:p>
          </table:table-cell>
          <table:table-cell office:value-type="float" office:value="19">
            <text:p>19</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6">
            <text:p>226</text:p>
          </table:table-cell>
          <table:table-cell office:value-type="string">
            <text:p>Graph</text:p>
          </table:table-cell>
          <table:table-cell office:value-type="string">
            <text:p>DisasterBeginTime_YEAR</text:p>
          </table:table-cell>
          <table:table-cell office:value-type="float" office:value="20">
            <text:p>20</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7">
            <text:p>227</text:p>
          </table:table-cell>
          <table:table-cell office:value-type="string">
            <text:p>Graph</text:p>
          </table:table-cell>
          <table:table-cell office:value-type="string">
            <text:p>DisasterBeginTime_MONTH</text:p>
          </table:table-cell>
          <table:table-cell office:value-type="float" office:value="21">
            <text:p>2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8">
            <text:p>228</text:p>
          </table:table-cell>
          <table:table-cell office:value-type="string">
            <text:p>Graph</text:p>
          </table:table-cell>
          <table:table-cell office:value-type="string">
            <text:p>DisasterBeginTime_WEEK</text:p>
          </table:table-cell>
          <table:table-cell office:value-type="float" office:value="22">
            <text:p>2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9">
            <text:p>229</text:p>
          </table:table-cell>
          <table:table-cell office:value-type="string">
            <text:p>Graph</text:p>
          </table:table-cell>
          <table:table-cell office:value-type="string">
            <text:p>DisasterBeginTime_DAY</text:p>
          </table:table-cell>
          <table:table-cell office:value-type="float" office:value="23">
            <text:p>2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0">
            <text:p>230</text:p>
          </table:table-cell>
          <table:table-cell office:value-type="string">
            <text:p>Graph</text:p>
          </table:table-cell>
          <table:table-cell table:style-name="Default" office:value-type="string">
            <text:p>DisasterBeginTime_YMONTH</text:p>
          </table:table-cell>
          <table:table-cell office:value-type="float" office:value="24">
            <text:p>2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1">
            <text:p>231</text:p>
          </table:table-cell>
          <table:table-cell office:value-type="string">
            <text:p>Graph</text:p>
          </table:table-cell>
          <table:table-cell table:style-name="Default" office:value-type="string">
            <text:p>DisasterBeginTime_YWEEK</text:p>
          </table:table-cell>
          <table:table-cell office:value-type="float" office:value="25">
            <text:p>2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2">
            <text:p>232</text:p>
          </table:table-cell>
          <table:table-cell office:value-type="string">
            <text:p>Graph</text:p>
          </table:table-cell>
          <table:table-cell table:style-name="Default" office:value-type="string">
            <text:p>DisasterBeginTime_YDAY</text:p>
          </table:table-cell>
          <table:table-cell office:value-type="float" office:value="26">
            <text:p>2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3">
            <text:p>233</text:p>
          </table:table-cell>
          <table:table-cell office:value-type="string">
            <text:p>Graph</text:p>
          </table:table-cell>
          <table:table-cell office:value-type="string">
            <text:p>Month01</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4">
            <text:p>234</text:p>
          </table:table-cell>
          <table:table-cell office:value-type="string">
            <text:p>Graph</text:p>
          </table:table-cell>
          <table:table-cell office:value-type="string">
            <text:p>Month02</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5">
            <text:p>235</text:p>
          </table:table-cell>
          <table:table-cell office:value-type="string">
            <text:p>Graph</text:p>
          </table:table-cell>
          <table:table-cell office:value-type="string">
            <text:p>Month03</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6">
            <text:p>236</text:p>
          </table:table-cell>
          <table:table-cell office:value-type="string">
            <text:p>Graph</text:p>
          </table:table-cell>
          <table:table-cell office:value-type="string">
            <text:p>Month04</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7">
            <text:p>237</text:p>
          </table:table-cell>
          <table:table-cell office:value-type="string">
            <text:p>Graph</text:p>
          </table:table-cell>
          <table:table-cell office:value-type="string">
            <text:p>Month05</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8">
            <text:p>238</text:p>
          </table:table-cell>
          <table:table-cell office:value-type="string">
            <text:p>Graph</text:p>
          </table:table-cell>
          <table:table-cell office:value-type="string">
            <text:p>Month06</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9">
            <text:p>239</text:p>
          </table:table-cell>
          <table:table-cell office:value-type="string">
            <text:p>Graph</text:p>
          </table:table-cell>
          <table:table-cell office:value-type="string">
            <text:p>Month07</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0">
            <text:p>240</text:p>
          </table:table-cell>
          <table:table-cell office:value-type="string">
            <text:p>Graph</text:p>
          </table:table-cell>
          <table:table-cell office:value-type="string">
            <text:p>Month08</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1">
            <text:p>241</text:p>
          </table:table-cell>
          <table:table-cell office:value-type="string">
            <text:p>Graph</text:p>
          </table:table-cell>
          <table:table-cell office:value-type="string">
            <text:p>Month09</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2">
            <text:p>242</text:p>
          </table:table-cell>
          <table:table-cell office:value-type="string">
            <text:p>Graph</text:p>
          </table:table-cell>
          <table:table-cell office:value-type="string">
            <text:p>Month10</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3">
            <text:p>243</text:p>
          </table:table-cell>
          <table:table-cell office:value-type="string">
            <text:p>Graph</text:p>
          </table:table-cell>
          <table:table-cell office:value-type="string">
            <text:p>Month11</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4">
            <text:p>244</text:p>
          </table:table-cell>
          <table:table-cell office:value-type="string">
            <text:p>Graph</text:p>
          </table:table-cell>
          <table:table-cell office:value-type="string">
            <text:p>Month12</text:p>
          </table:table-cell>
          <table:table-cell office:value-type="float" office:value="12">
            <text:p>1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5">
            <text:p>245</text:p>
          </table:table-cell>
          <table:table-cell office:value-type="string">
            <text:p>Stadist</text:p>
          </table:table-cell>
          <table:table-cell office:value-type="string">
            <text:p>Firstlev</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6">
            <text:p>246</text:p>
          </table:table-cell>
          <table:table-cell office:value-type="string">
            <text:p>Stadist</text:p>
          </table:table-cell>
          <table:table-cell office:value-type="string">
            <text:p>Seclev</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7">
            <text:p>247</text:p>
          </table:table-cell>
          <table:table-cell office:value-type="string">
            <text:p>Stadist</text:p>
          </table:table-cell>
          <table:table-cell office:value-type="string">
            <text:p>Thirlev</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8">
            <text:p>248</text:p>
          </table:table-cell>
          <table:table-cell office:value-type="string">
            <text:p>Stadist</text:p>
          </table:table-cell>
          <table:table-cell office:value-type="string">
            <text:p>EventName</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9">
            <text:p>249</text:p>
          </table:table-cell>
          <table:table-cell office:value-type="string">
            <text:p>Stadist</text:p>
          </table:table-cell>
          <table:table-cell office:value-type="string">
            <text:p>DisasterBeginTime_YEAR</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0">
            <text:p>250</text:p>
          </table:table-cell>
          <table:table-cell office:value-type="string">
            <text:p>Stadist</text:p>
          </table:table-cell>
          <table:table-cell office:value-type="string">
            <text:p>DisasterId_</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1">
            <text:p>251</text:p>
          </table:table-cell>
          <table:table-cell office:value-type="string">
            <text:p>Stadist</text:p>
          </table:table-cell>
          <table:table-cell office:value-type="string">
            <text:p>DisasterBeginTime_MONTH</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2">
            <text:p>252</text:p>
          </table:table-cell>
          <table:table-cell office:value-type="string">
            <text:p>Stadist</text:p>
          </table:table-cell>
          <table:table-cell office:value-type="string">
            <text:p>CauseName</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3">
            <text:p>253</text:p>
          </table:table-cell>
          <table:table-cell office:value-type="string">
            <text:p>MapOpt</text:p>
          </table:table-cell>
          <table:table-cell office:value-type="string">
            <text:p>Display</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4">
            <text:p>254</text:p>
          </table:table-cell>
          <table:table-cell office:value-type="string">
            <text:p>MapOpt</text:p>
          </table:table-cell>
          <table:table-cell office:value-type="string">
            <text:p>Representation</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5">
            <text:p>255</text:p>
          </table:table-cell>
          <table:table-cell office:value-type="string">
            <text:p>MapOpt</text:p>
          </table:table-cell>
          <table:table-cell office:value-type="string">
            <text:p>Area</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6">
            <text:p>256</text:p>
          </table:table-cell>
          <table:table-cell office:value-type="string">
            <text:p>MapOpt</text:p>
          </table:table-cell>
          <table:table-cell office:value-type="string">
            <text:p>Field</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7">
            <text:p>257</text:p>
          </table:table-cell>
          <table:table-cell office:value-type="string">
            <text:p>MapOpt</text:p>
          </table:table-cell>
          <table:table-cell office:value-type="string">
            <text:p>Convention</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8">
            <text:p>258</text:p>
          </table:table-cell>
          <table:table-cell office:value-type="string">
            <text:p>MapOpt</text:p>
          </table:table-cell>
          <table:table-cell office:value-type="string">
            <text:p>Range</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9">
            <text:p>259</text:p>
          </table:table-cell>
          <table:table-cell office:value-type="string">
            <text:p>MapOpt</text:p>
          </table:table-cell>
          <table:table-cell office:value-type="string">
            <text:p>DisasterId_</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0</text:p>
          </table:table-cell>
          <table:table-cell office:value-type="string">
            <text:p>MainPage</text:p>
          </table:table-cell>
          <table:table-cell office:value-type="string">
            <text:p>DI8</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1</text:p>
          </table:table-cell>
          <table:table-cell office:value-type="string">
            <text:p>MainPage</text:p>
          </table:table-cell>
          <table:table-cell office:value-type="string">
            <text:p>whati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2</text:p>
          </table:table-cell>
          <table:table-cell office:value-type="string">
            <text:p>MainPage</text:p>
          </table:table-cell>
          <table:table-cell office:value-type="string">
            <text:p>credits</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3</text:p>
          </table:table-cell>
          <table:table-cell office:value-type="string">
            <text:p>MainPage</text:p>
          </table:table-cell>
          <table:table-cell office:value-type="string">
            <text:p>contactus</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4</text:p>
          </table:table-cell>
          <table:table-cell office:value-type="string">
            <text:p>MetGuide</text:p>
          </table:table-cell>
          <table:table-cell office:value-type="string">
            <text:p>intro</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5</text:p>
          </table:table-cell>
          <table:table-cell office:value-type="string">
            <text:p>MetGuide</text:p>
          </table:table-cell>
          <table:table-cell office:value-type="string">
            <text:p>whati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6</text:p>
          </table:table-cell>
          <table:table-cell office:value-type="string">
            <text:p>MetGuide</text:p>
          </table:table-cell>
          <table:table-cell office:value-type="string">
            <text:p>aboutdesinv</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7</text:p>
          </table:table-cell>
          <table:table-cell office:value-type="string">
            <text:p>MetGuide</text:p>
          </table:table-cell>
          <table:table-cell office:value-type="string">
            <text:p>regioninfo</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8</text:p>
          </table:table-cell>
          <table:table-cell office:value-type="string">
            <text:p>MetGuide</text:p>
          </table:table-cell>
          <table:table-cell office:value-type="string">
            <text:p>regionrol</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9</text:p>
          </table:table-cell>
          <table:table-cell office:value-type="string">
            <text:p>MetGuide</text:p>
          </table:table-cell>
          <table:table-cell office:value-type="string">
            <text:p>geography</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0</text:p>
          </table:table-cell>
          <table:table-cell office:value-type="string">
            <text:p>MetGuide</text:p>
          </table:table-cell>
          <table:table-cell office:value-type="string">
            <text:p>events</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1</text:p>
          </table:table-cell>
          <table:table-cell office:value-type="string">
            <text:p>MetGuide</text:p>
          </table:table-cell>
          <table:table-cell office:value-type="string">
            <text:p>causes</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2</text:p>
          </table:table-cell>
          <table:table-cell office:value-type="string">
            <text:p>MetGuide</text:p>
          </table:table-cell>
          <table:table-cell office:value-type="string">
            <text:p>extraeffects</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3</text:p>
          </table:table-cell>
          <table:table-cell office:value-type="string">
            <text:p>MetGuide</text:p>
          </table:table-cell>
          <table:table-cell office:value-type="string">
            <text:p>datacards</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4</text:p>
          </table:table-cell>
          <table:table-cell office:value-type="string">
            <text:p>MetGuide</text:p>
          </table:table-cell>
          <table:table-cell office:value-type="string">
            <text:p>references</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5</text:p>
          </table:table-cell>
          <table:table-cell office:value-type="string">
            <text:p>DI8Info</text:p>
          </table:table-cell>
          <table:table-cell office:value-type="string">
            <text:p>portal</text:p>
          </table:table-cell>
          <table:table-cell table:style-name="Default" office:value-type="float" office:value="1">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6</text:p>
          </table:table-cell>
          <table:table-cell office:value-type="string">
            <text:p>DI8Info</text:p>
          </table:table-cell>
          <table:table-cell office:value-type="string">
            <text:p>moddi</text:p>
          </table:table-cell>
          <table:table-cell table:style-name="Default" office:value-type="float" office:value="2">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7</text:p>
          </table:table-cell>
          <table:table-cell office:value-type="string">
            <text:p>DI8Info</text:p>
          </table:table-cell>
          <table:table-cell office:value-type="string">
            <text:p>moddc</text:p>
          </table:table-cell>
          <table:table-cell table:style-name="Default" office:value-type="float" office:value="3">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8</text:p>
          </table:table-cell>
          <table:table-cell office:value-type="string">
            <text:p>DI8Info</text:p>
          </table:table-cell>
          <table:table-cell office:value-type="string">
            <text:p>links</text:p>
          </table:table-cell>
          <table:table-cell table:style-name="Default" office:value-type="float" office:value="4">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0</text:p>
          </table:table-cell>
          <table:table-cell office:value-type="string">
            <text:p>ERR_</text:p>
          </table:table-cell>
          <table:table-cell office:value-type="string">
            <text:p>NO_ERROR</text:p>
          </table:table-cell>
          <table:table-cell table:style-name="ce2" office:value-type="string">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1</text:p>
          </table:table-cell>
          <table:table-cell office:value-type="string">
            <text:p>ERR_</text:p>
          </table:table-cell>
          <table:table-cell office:value-type="string">
            <text:p>UNKNOWN_ERROR</text:p>
          </table:table-cell>
          <table:table-cell table:style-name="ce2" office:value-type="string">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2</text:p>
          </table:table-cell>
          <table:table-cell office:value-type="string">
            <text:p>ERR_</text:p>
          </table:table-cell>
          <table:table-cell office:value-type="string">
            <text:p>INVALID_COMMAND</text:p>
          </table:table-cell>
          <table:table-cell table:style-name="ce2" office:value-type="string">
            <text:p>3</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3</text:p>
          </table:table-cell>
          <table:table-cell office:value-type="string">
            <text:p>ERR_</text:p>
          </table:table-cell>
          <table:table-cell office:value-type="string">
            <text:p>OBJECT_EXISTS</text:p>
          </table:table-cell>
          <table:table-cell table:style-name="ce2" office:value-type="string">
            <text:p>4</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4</text:p>
          </table:table-cell>
          <table:table-cell office:value-type="string">
            <text:p>ERR_</text:p>
          </table:table-cell>
          <table:table-cell office:value-type="string">
            <text:p>NO_DATABASE</text:p>
          </table:table-cell>
          <table:table-cell table:style-name="ce2" office:value-type="string">
            <text:p>5</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5</text:p>
          </table:table-cell>
          <table:table-cell office:value-type="string">
            <text:p>ERR_</text:p>
          </table:table-cell>
          <table:table-cell office:value-type="string">
            <text:p>INVALID_PASSWD</text:p>
          </table:table-cell>
          <table:table-cell table:style-name="ce2" office:value-type="string">
            <text:p>6</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6</text:p>
          </table:table-cell>
          <table:table-cell office:value-type="string">
            <text:p>ERR_</text:p>
          </table:table-cell>
          <table:table-cell office:value-type="string">
            <text:p>ACCESS_DENIED</text:p>
          </table:table-cell>
          <table:table-cell table:style-name="ce2" office:value-type="string">
            <text:p>7</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7</text:p>
          </table:table-cell>
          <table:table-cell office:value-type="string">
            <text:p>ERR_</text:p>
          </table:table-cell>
          <table:table-cell office:value-type="string">
            <text:p>OBJECT_NOT_FOUND</text:p>
          </table:table-cell>
          <table:table-cell table:style-name="ce2" office:value-type="string">
            <text:p>8</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8</text:p>
          </table:table-cell>
          <table:table-cell office:value-type="string">
            <text:p>ERR_</text:p>
          </table:table-cell>
          <table:table-cell office:value-type="string">
            <text:p>CONSTRAINT_FAIL</text:p>
          </table:table-cell>
          <table:table-cell table:style-name="ce2" office:value-type="string">
            <text:p>9</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9</text:p>
          </table:table-cell>
          <table:table-cell office:value-type="string">
            <text:p>ERR_</text:p>
          </table:table-cell>
          <table:table-cell office:value-type="string">
            <text:p>NO_CONNECTION</text:p>
          </table:table-cell>
          <table:table-cell table:style-name="ce2" office:value-type="string">
            <text:p>10</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10</text:p>
          </table:table-cell>
          <table:table-cell office:value-type="string">
            <text:p>ERR_</text:p>
          </table:table-cell>
          <table:table-cell office:value-type="string">
            <text:p>EVENT_EXISTS</text:p>
          </table:table-cell>
          <table:table-cell table:style-name="ce2" office:value-type="string">
            <text:p>1</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11</text:p>
          </table:table-cell>
          <table:table-cell office:value-type="string">
            <text:p>ERR_</text:p>
          </table:table-cell>
          <table:table-cell office:value-type="string">
            <text:p>EVENT_IN_USE</text:p>
          </table:table-cell>
          <table:table-cell table:style-name="ce2" office:value-type="string">
            <text:p>2</text:p>
          </table:table-cell>
          <table:table-cell table:number-columns-repeated="3" office:value-type="string">
            <text:p>2009-07-28 16:28:00</text:p>
          </table:table-cell>
          <table:table-cell office:value-type="string">
            <text:p>);</text:p>
          </table:table-cell>
          <table:table-cell table:number-columns-repeated="250"/>
        </table:table-row>
        <table:table-row table:style-name="ro1" table:number-rows-repeated="65334">
          <table:table-cell table:number-columns-repeated="259"/>
        </table:table-row>
        <table:table-row table:style-name="ro1">
          <table:table-cell table:number-columns-repeated="259"/>
        </table:table-row>
      </table:table>
      <table:table table:name="dictio_eng" table:style-name="ta1" table:print="false">
        <office:forms form:automatic-focus="false" form:apply-design-mode="false"/>
        <table:table-column table:style-name="co10" table:default-cell-style-name="ce4"/>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6" table:default-cell-style-name="ce3"/>
        <table:table-column table:style-name="co7" table:number-columns-repeated="2" table:default-cell-style-name="ce3"/>
        <table:table-column table:style-name="co17" table:default-cell-style-name="ce5"/>
        <table:table-column table:style-name="co18" table:default-cell-style-name="ce5"/>
        <table:table-column table:style-name="co9" table:number-columns-repeated="243" table:default-cell-style-name="ce5"/>
        <table:table-column table:style-name="co9" table:number-columns-repeated="4" table:default-cell-style-name="ce21"/>
        <table:table-row table:style-name="ro2">
          <table:table-cell office:value-type="string">
            <text:p>insert into Dictionary values (</text:p>
          </table:table-cell>
          <table:table-cell office:value-type="float" office:value="1">
            <text:p>1</text:p>
          </table:table-cell>
          <table:table-cell office:value-type="string">
            <text:p>eng</text:p>
          </table:table-cell>
          <table:table-cell office:value-type="string">
            <text:p>Information</text:p>
          </table:table-cell>
          <table:table-cell office:value-type="string">
            <text:p><text:s/></text:p>
          </table:table-cell>
          <table:table-cell table:style-name="ce13" office:value-type="string">
            <text:p>General information about the database DesInventar with the intention of providing information about the sam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quot;-&quot;; [$label.C1];&quot;-&quot;; [$label.D1]; &quot;*/&quot;)" office:value-type="string" office:string-value="/*1-DB-Region*/">
            <text:p>/*1-DB-Region*/</text:p>
          </table:table-cell>
          <table:table-cell table:number-columns-repeated="247"/>
        </table:table-row>
        <table:table-row table:style-name="ro2">
          <table:table-cell office:value-type="string">
            <text:p>insert into Dictionary values (</text:p>
          </table:table-cell>
          <table:table-cell office:value-type="float" office:value="2">
            <text:p>2</text:p>
          </table:table-cell>
          <table:table-cell office:value-type="string">
            <text:p>eng</text:p>
          </table:table-cell>
          <table:table-cell office:value-type="string">
            <text:p>Id database</text:p>
          </table:table-cell>
          <table:table-cell table:style-name="ce7" office:value-type="string">
            <text:p>No duplicates</text:p>
          </table:table-cell>
          <table:table-cell table:style-name="ce7" office:value-type="string">
            <text:p>Identifier of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2];&quot;-&quot;; [$label.C2];&quot;-&quot;; [$label.D2]; &quot;*/&quot;)" office:value-type="string" office:string-value="/*2-DB-RegionId*/">
            <text:p>/*2-DB-RegionId*/</text:p>
          </table:table-cell>
          <table:table-cell table:number-columns-repeated="247"/>
        </table:table-row>
        <table:table-row table:style-name="ro2">
          <table:table-cell office:value-type="string">
            <text:p>insert into Dictionary values (</text:p>
          </table:table-cell>
          <table:table-cell office:value-type="float" office:value="3">
            <text:p>3</text:p>
          </table:table-cell>
          <table:table-cell office:value-type="string">
            <text:p>eng</text:p>
          </table:table-cell>
          <table:table-cell office:value-type="string">
            <text:p>Database</text:p>
          </table:table-cell>
          <table:table-cell table:style-name="ce7" office:value-type="string">
            <text:p>Name of the database</text:p>
          </table:table-cell>
          <table:table-cell table:style-name="ce7" office:value-type="string">
            <text:p>Label or name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3];&quot;-&quot;; [$label.C3];&quot;-&quot;; [$label.D3]; &quot;*/&quot;)" office:value-type="string" office:string-value="/*3-DB-RegionLabel*/">
            <text:p>/*3-DB-RegionLabel*/</text:p>
          </table:table-cell>
          <table:table-cell table:number-columns-repeated="247"/>
        </table:table-row>
        <table:table-row table:style-name="ro2">
          <table:table-cell office:value-type="string">
            <text:p>insert into Dictionary values (</text:p>
          </table:table-cell>
          <table:table-cell office:value-type="float" office:value="4">
            <text:p>4</text:p>
          </table:table-cell>
          <table:table-cell office:value-type="string">
            <text:p>eng</text:p>
          </table:table-cell>
          <table:table-cell office:value-type="string">
            <text:p>Description</text:p>
          </table:table-cell>
          <table:table-cell table:style-name="ce7" office:value-type="string">
            <text:p>Text or key words</text:p>
          </table:table-cell>
          <table:table-cell table:style-name="ce7" office:value-type="string">
            <text:p>General information about the database, which should contain: \n-Period\n-Number of reports\n-Sources of information\n-General description of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4];&quot;-&quot;; [$label.C4];&quot;-&quot;; [$label.D4]; &quot;*/&quot;)" office:value-type="string" office:string-value="/*4-DB-RegionDesc*/">
            <text:p>/*4-DB-RegionDesc*/</text:p>
          </table:table-cell>
          <table:table-cell table:number-columns-repeated="247"/>
        </table:table-row>
        <table:table-row table:style-name="ro2">
          <table:table-cell office:value-type="string">
            <text:p>insert into Dictionary values (</text:p>
          </table:table-cell>
          <table:table-cell office:value-type="float" office:value="5">
            <text:p>5</text:p>
          </table:table-cell>
          <table:table-cell office:value-type="string">
            <text:p>eng</text:p>
          </table:table-cell>
          <table:table-cell office:value-type="string">
            <text:p>English description</text:p>
          </table:table-cell>
          <table:table-cell table:style-name="ce7" office:value-type="string">
            <text:p>Text or key words</text:p>
          </table:table-cell>
          <table:table-cell table:style-name="ce7" office:value-type="string">
            <text:p>Translation of the text from “Descripción” to English.</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5];&quot;-&quot;; [$label.C5];&quot;-&quot;; [$label.D5]; &quot;*/&quot;)" office:value-type="string" office:string-value="/*5-DB-RegionDescEN*/">
            <text:p>/*5-DB-RegionDescEN*/</text:p>
          </table:table-cell>
          <table:table-cell table:number-columns-repeated="247"/>
        </table:table-row>
        <table:table-row table:style-name="ro2">
          <table:table-cell office:value-type="string">
            <text:p>insert into Dictionary values (</text:p>
          </table:table-cell>
          <table:table-cell office:value-type="float" office:value="6">
            <text:p>6</text:p>
          </table:table-cell>
          <table:table-cell office:value-type="string">
            <text:p>eng</text:p>
          </table:table-cell>
          <table:table-cell office:value-type="string">
            <text:p>Language</text:p>
          </table:table-cell>
          <table:table-cell table:style-name="ce7" office:value-type="string">
            <text:p>Select an item from the list</text:p>
          </table:table-cell>
          <table:table-cell table:style-name="ce7" office:value-type="string">
            <text:p>Default language in which to enter information into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6];&quot;-&quot;; [$label.C6];&quot;-&quot;; [$label.D6]; &quot;*/&quot;)" office:value-type="string" office:string-value="/*6-DB-RegionLangCode*/">
            <text:p>/*6-DB-RegionLangCode*/</text:p>
          </table:table-cell>
          <table:table-cell table:number-columns-repeated="247"/>
        </table:table-row>
        <table:table-row table:style-name="ro2">
          <table:table-cell office:value-type="string">
            <text:p>insert into Dictionary values (</text:p>
          </table:table-cell>
          <table:table-cell office:value-type="float" office:value="7">
            <text:p>7</text:p>
          </table:table-cell>
          <table:table-cell office:value-type="string">
            <text:p>eng</text:p>
          </table:table-cell>
          <table:table-cell table:style-name="ce7" office:value-type="string">
            <text:p>Last revised</text:p>
          </table:table-cell>
          <table:table-cell table:style-name="ce7" office:value-type="string">
            <text:p>Date of the last revision of the database.</text:p>
          </table:table-cell>
          <table:table-cell table:style-name="ce7" office:value-type="string">
            <text:p>Date on which the basic information of the Region was last modifi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7];&quot;-&quot;; [$label.C7];&quot;-&quot;; [$label.D7]; &quot;*/&quot;)" office:value-type="string" office:string-value="/*7-DB-RegionStructLastUpdate*/">
            <text:p>/*7-DB-RegionStructLastUpdate*/</text:p>
          </table:table-cell>
          <table:table-cell table:number-columns-repeated="247"/>
        </table:table-row>
        <table:table-row table:style-name="ro2">
          <table:table-cell office:value-type="string">
            <text:p>insert into Dictionary values (</text:p>
          </table:table-cell>
          <table:table-cell office:value-type="float" office:value="8">
            <text:p>8</text:p>
          </table:table-cell>
          <table:table-cell office:value-type="string">
            <text:p>eng</text:p>
          </table:table-cell>
          <table:table-cell table:style-name="ce7" office:value-type="string">
            <text:p>Start date</text:p>
          </table:table-cell>
          <table:table-cell table:style-name="ce7" office:value-type="string">
            <text:p>Input date in YYYY-MM-DD format</text:p>
          </table:table-cell>
          <table:table-cell table:number-columns-repeated="2"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8];&quot;-&quot;; [$label.C8];&quot;-&quot;; [$label.D8]; &quot;*/&quot;)" office:value-type="string" office:string-value="/*8-DB-PeriodBeginDate*/">
            <text:p>/*8-DB-PeriodBeginDate*/</text:p>
          </table:table-cell>
          <table:table-cell table:number-columns-repeated="247"/>
        </table:table-row>
        <table:table-row table:style-name="ro2">
          <table:table-cell office:value-type="string">
            <text:p>insert into Dictionary values (</text:p>
          </table:table-cell>
          <table:table-cell office:value-type="float" office:value="9">
            <text:p>9</text:p>
          </table:table-cell>
          <table:table-cell office:value-type="string">
            <text:p>eng</text:p>
          </table:table-cell>
          <table:table-cell table:style-name="ce7" office:value-type="string">
            <text:p>End date</text:p>
          </table:table-cell>
          <table:table-cell table:style-name="ce7" office:value-type="string">
            <text:p>Input date in YYYY-MM-DD format</text:p>
          </table:table-cell>
          <table:table-cell table:style-name="ce7" office:value-type="string">
            <text:p><tex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9];&quot;-&quot;; [$label.C9];&quot;-&quot;; [$label.D9]; &quot;*/&quot;)" office:value-type="string" office:string-value="/*9-DB-PeriodEndDate*/">
            <text:p>/*9-DB-PeriodEndDate*/</text:p>
          </table:table-cell>
          <table:table-cell table:number-columns-repeated="247"/>
        </table:table-row>
        <table:table-row table:style-name="ro2">
          <table:table-cell office:value-type="string">
            <text:p>insert into Dictionary values (</text:p>
          </table:table-cell>
          <table:table-cell office:value-type="float" office:value="10">
            <text:p>10</text:p>
          </table:table-cell>
          <table:table-cell office:value-type="string">
            <text:p>eng</text:p>
          </table:table-cell>
          <table:table-cell table:style-name="ce7" office:value-type="string">
            <text:p>Administrator</text:p>
          </table:table-cell>
          <table:table-cell table:style-name="ce7" office:value-type="string">
            <text:p>Email address</text:p>
          </table:table-cell>
          <table:table-cell table:style-name="ce7" office:value-type="string">
            <text:p>Email address of the administrator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0];&quot;-&quot;; [$label.C10];&quot;-&quot;; [$label.D10]; &quot;*/&quot;)" office:value-type="string" office:string-value="/*10-DB-OptionAdminEMail*/">
            <text:p>/*10-DB-OptionAdminEMail*/</text:p>
          </table:table-cell>
          <table:table-cell table:number-columns-repeated="247"/>
        </table:table-row>
        <table:table-row table:style-name="ro2">
          <table:table-cell office:value-type="string">
            <text:p>insert into Dictionary values (</text:p>
          </table:table-cell>
          <table:table-cell office:value-type="float" office:value="11">
            <text:p>11</text:p>
          </table:table-cell>
          <table:table-cell office:value-type="string">
            <text:p>eng</text:p>
          </table:table-cell>
          <table:table-cell table:style-name="ce7" office:value-type="string">
            <text:p>Restricted?</text:p>
          </table:table-cell>
          <table:table-cell table:style-name="ce7" office:value-type="string">
            <text:p>Select or deselect this option</text:p>
          </table:table-cell>
          <table:table-cell table:style-name="ce7" office:value-type="string">
            <text:p>This option enables limitation of the start and end dates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1];&quot;-&quot;; [$label.C11];&quot;-&quot;; [$label.D11]; &quot;*/&quot;)" office:value-type="string" office:string-value="/*11-DB-OptionOutOfPeriod*/">
            <text:p>/*11-DB-OptionOutOfPeriod*/</text:p>
          </table:table-cell>
          <table:table-cell table:number-columns-repeated="247"/>
        </table:table-row>
        <table:table-row table:style-name="ro2">
          <table:table-cell office:value-type="string">
            <text:p>insert into Dictionary values (</text:p>
          </table:table-cell>
          <table:table-cell office:value-type="float" office:value="12">
            <text:p>12</text:p>
          </table:table-cell>
          <table:table-cell office:value-type="string">
            <text:p>eng</text:p>
          </table:table-cell>
          <table:table-cell table:style-name="ce7" office:value-type="string">
            <text:p>MinLong</text:p>
          </table:table-cell>
          <table:table-cell table:style-name="ce7" office:value-type="string">
            <text:p>Decimal degrees</text:p>
          </table:table-cell>
          <table:table-cell table:style-name="ce7" office:value-type="string">
            <text:p>Minimum longitude coordinates (left)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2];&quot;-&quot;; [$label.C12];&quot;-&quot;; [$label.D12]; &quot;*/&quot;)" office:value-type="string" office:string-value="/*12-DB-LimitMinX*/">
            <text:p>/*12-DB-LimitMinX*/</text:p>
          </table:table-cell>
          <table:table-cell table:number-columns-repeated="247"/>
        </table:table-row>
        <table:table-row table:style-name="ro2">
          <table:table-cell office:value-type="string">
            <text:p>insert into Dictionary values (</text:p>
          </table:table-cell>
          <table:table-cell office:value-type="float" office:value="13">
            <text:p>13</text:p>
          </table:table-cell>
          <table:table-cell office:value-type="string">
            <text:p>eng</text:p>
          </table:table-cell>
          <table:table-cell table:style-name="ce7" office:value-type="string">
            <text:p>MinLat</text:p>
          </table:table-cell>
          <table:table-cell table:style-name="ce7" office:value-type="string">
            <text:p>Decimal degrees</text:p>
          </table:table-cell>
          <table:table-cell table:style-name="ce7" office:value-type="string">
            <text:p>Minimum latitude coordinates (bottom)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3];&quot;-&quot;; [$label.C13];&quot;-&quot;; [$label.D13]; &quot;*/&quot;)" office:value-type="string" office:string-value="/*13-DB-LimitMinY*/">
            <text:p>/*13-DB-LimitMinY*/</text:p>
          </table:table-cell>
          <table:table-cell table:number-columns-repeated="247"/>
        </table:table-row>
        <table:table-row table:style-name="ro2">
          <table:table-cell office:value-type="string">
            <text:p>insert into Dictionary values (</text:p>
          </table:table-cell>
          <table:table-cell office:value-type="float" office:value="14">
            <text:p>14</text:p>
          </table:table-cell>
          <table:table-cell office:value-type="string">
            <text:p>eng</text:p>
          </table:table-cell>
          <table:table-cell table:style-name="ce7" office:value-type="string">
            <text:p>MaxLong</text:p>
          </table:table-cell>
          <table:table-cell table:style-name="ce7" office:value-type="string">
            <text:p>Decimal degrees</text:p>
          </table:table-cell>
          <table:table-cell table:style-name="ce7" office:value-type="string">
            <text:p>Maximum longitude coordinates (right)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4];&quot;-&quot;; [$label.C14];&quot;-&quot;; [$label.D14]; &quot;*/&quot;)" office:value-type="string" office:string-value="/*14-DB-LimitMaxX*/">
            <text:p>/*14-DB-LimitMaxX*/</text:p>
          </table:table-cell>
          <table:table-cell table:number-columns-repeated="247"/>
        </table:table-row>
        <table:table-row table:style-name="ro2">
          <table:table-cell office:value-type="string">
            <text:p>insert into Dictionary values (</text:p>
          </table:table-cell>
          <table:table-cell office:value-type="float" office:value="15">
            <text:p>15</text:p>
          </table:table-cell>
          <table:table-cell office:value-type="string">
            <text:p>eng</text:p>
          </table:table-cell>
          <table:table-cell table:style-name="ce7" office:value-type="string">
            <text:p>MaxLat</text:p>
          </table:table-cell>
          <table:table-cell table:style-name="ce7" office:value-type="string">
            <text:p>Decimal degrees</text:p>
          </table:table-cell>
          <table:table-cell table:style-name="ce7" office:value-type="string">
            <text:p>Maximum latitude coordinates (top)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5];&quot;-&quot;; [$label.C15];&quot;-&quot;; [$label.D15]; &quot;*/&quot;)" office:value-type="string" office:string-value="/*15-DB-LimitMaxY*/">
            <text:p>/*15-DB-LimitMaxY*/</text:p>
          </table:table-cell>
          <table:table-cell table:number-columns-repeated="247"/>
        </table:table-row>
        <table:table-row table:style-name="ro2">
          <table:table-cell office:value-type="string">
            <text:p>insert into Dictionary values (</text:p>
          </table:table-cell>
          <table:table-cell office:value-type="float" office:value="16">
            <text:p>16</text:p>
          </table:table-cell>
          <table:table-cell office:value-type="string">
            <text:p>eng</text:p>
          </table:table-cell>
          <table:table-cell table:style-name="ce7" office:value-type="string">
            <text:p>Authorization</text:p>
          </table:table-cell>
          <table:table-cell table:style-name="ce7" office:value-type="string">
            <text:p><text:s/></text:p>
          </table:table-cell>
          <table:table-cell table:style-name="ce9" office:value-type="string">
            <text:p>Authorization determines the access and role that the users of the database will have. Authorization may be added or edited her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6];&quot;-&quot;; [$label.C16];&quot;-&quot;; [$label.D16]; &quot;*/&quot;)" office:value-type="string" office:string-value="/*16-DB-Permissions*/">
            <text:p>/*16-DB-Permissions*/</text:p>
          </table:table-cell>
          <table:table-cell table:number-columns-repeated="247"/>
        </table:table-row>
        <table:table-row table:style-name="ro2">
          <table:table-cell office:value-type="string">
            <text:p>insert into Dictionary values (</text:p>
          </table:table-cell>
          <table:table-cell office:value-type="float" office:value="17">
            <text:p>17</text:p>
          </table:table-cell>
          <table:table-cell office:value-type="string">
            <text:p>eng</text:p>
          </table:table-cell>
          <table:table-cell table:style-name="ce7" office:value-type="string">
            <text:p>Users</text:p>
          </table:table-cell>
          <table:table-cell table:style-name="ce7" office:value-type="string">
            <text:p>Select an item from the list</text:p>
          </table:table-cell>
          <table:table-cell table:style-name="ce7" office:value-type="string">
            <text:p>Names of the people who have some role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7];&quot;-&quot;; [$label.C17];&quot;-&quot;; [$label.D17]; &quot;*/&quot;)" office:value-type="string" office:string-value="/*17-DB-UserName*/">
            <text:p>/*17-DB-UserName*/</text:p>
          </table:table-cell>
          <table:table-cell table:number-columns-repeated="247"/>
        </table:table-row>
        <table:table-row table:style-name="ro2">
          <table:table-cell office:value-type="string">
            <text:p>insert into Dictionary values (</text:p>
          </table:table-cell>
          <table:table-cell office:value-type="float" office:value="18">
            <text:p>18</text:p>
          </table:table-cell>
          <table:table-cell office:value-type="string">
            <text:p>eng</text:p>
          </table:table-cell>
          <table:table-cell table:style-name="ce7" office:value-type="string">
            <text:p>Roles</text:p>
          </table:table-cell>
          <table:table-cell table:style-name="ce7" office:value-type="string">
            <text:p>Select an item from the list</text:p>
          </table:table-cell>
          <table:table-cell table:style-name="ce9" office:value-type="string">
            <text:p>Determines the level of access of a user, according to 4 roles: \n-Feeder\n-Observer\n-Supervisor\n-Administrat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8];&quot;-&quot;; [$label.C18];&quot;-&quot;; [$label.D18]; &quot;*/&quot;)" office:value-type="string" office:string-value="/*18-DB-Role*/">
            <text:p>/*18-DB-Role*/</text:p>
          </table:table-cell>
          <table:table-cell table:number-columns-repeated="247"/>
        </table:table-row>
        <table:table-row table:style-name="ro2">
          <table:table-cell office:value-type="string">
            <text:p>insert into Dictionary values (</text:p>
          </table:table-cell>
          <table:table-cell office:value-type="float" office:value="19">
            <text:p>19</text:p>
          </table:table-cell>
          <table:table-cell office:value-type="string">
            <text:p>eng</text:p>
          </table:table-cell>
          <table:table-cell table:style-name="ce7" office:value-type="string">
            <text:p>Administrator</text:p>
          </table:table-cell>
          <table:table-cell table:style-name="ce7" office:value-type="string">
            <text:p><text:s/></text:p>
          </table:table-cell>
          <table:table-cell table:style-name="ce7" office:value-type="string">
            <text:p>The Administrator has access to the structural configuration of the database and the records. He/she may assign roles, assign descriptions in the database logs, edit lists of events, causes and geography.</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9];&quot;-&quot;; [$label.C19];&quot;-&quot;; [$label.D19]; &quot;*/&quot;)" office:value-type="string" office:string-value="/*19-DB-RoleAdmin*/">
            <text:p>/*19-DB-RoleAdmin*/</text:p>
          </table:table-cell>
          <table:table-cell table:number-columns-repeated="247"/>
        </table:table-row>
        <table:table-row table:style-name="ro2">
          <table:table-cell office:value-type="string">
            <text:p>insert into Dictionary values (</text:p>
          </table:table-cell>
          <table:table-cell office:value-type="float" office:value="20">
            <text:p>20</text:p>
          </table:table-cell>
          <table:table-cell office:value-type="string">
            <text:p>eng</text:p>
          </table:table-cell>
          <table:table-cell table:style-name="ce7" office:value-type="string">
            <text:p>Observer</text:p>
          </table:table-cell>
          <table:table-cell table:style-name="ce7" office:value-type="string">
            <text:p><text:s/></text:p>
          </table:table-cell>
          <table:table-cell table:style-name="ce7" office:value-type="string">
            <text:p>The Observer may see the entire structure of the database in read-only mode. This role enables external users to see the region during the construction process of the database. </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20];&quot;-&quot;; [$label.C20];&quot;-&quot;; [$label.D20]; &quot;*/&quot;)" office:value-type="string" office:string-value="/*20-DB-RoleObserver*/">
            <text:p>/*20-DB-RoleObserver*/</text:p>
          </table:table-cell>
          <table:table-cell table:number-columns-repeated="247"/>
        </table:table-row>
        <table:table-row table:style-name="ro2">
          <table:table-cell office:value-type="string">
            <text:p>insert into Dictionary values (</text:p>
          </table:table-cell>
          <table:table-cell office:value-type="float" office:value="21">
            <text:p>21</text:p>
          </table:table-cell>
          <table:table-cell office:value-type="string">
            <text:p>eng</text:p>
          </table:table-cell>
          <table:table-cell table:style-name="ce7" office:value-type="string">
            <text:p>Supervisor</text:p>
          </table:table-cell>
          <table:table-cell table:style-name="ce7" office:value-type="string">
            <text:p><text:s/></text:p>
          </table:table-cell>
          <table:table-cell table:style-name="ce7" office:value-type="string">
            <text:p>The Supervisor has access to the disaster records and may authorise the publication and deletion of record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21];&quot;-&quot;; [$label.C21];&quot;-&quot;; [$label.D21]; &quot;*/&quot;)" office:value-type="string" office:string-value="/*21-DB-RoleSupervisor*/">
            <text:p>/*21-DB-RoleSupervisor*/</text:p>
          </table:table-cell>
          <table:table-cell table:number-columns-repeated="247"/>
        </table:table-row>
        <table:table-row table:style-name="ro2">
          <table:table-cell office:value-type="string">
            <text:p>insert into Dictionary values (</text:p>
          </table:table-cell>
          <table:table-cell office:value-type="float" office:value="22">
            <text:p>22</text:p>
          </table:table-cell>
          <table:table-cell office:value-type="string">
            <text:p>eng</text:p>
          </table:table-cell>
          <table:table-cell table:style-name="ce7" office:value-type="string">
            <text:p>Feeder</text:p>
          </table:table-cell>
          <table:table-cell table:style-name="ce7" office:value-type="string">
            <text:p><text:s/></text:p>
          </table:table-cell>
          <table:table-cell table:style-name="ce9" office:value-type="string">
            <text:p>The Feeder may access disaster records in order to create and update da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22];&quot;-&quot;; [$label.C22];&quot;-&quot;; [$label.D22]; &quot;*/&quot;)" office:value-type="string" office:string-value="/*22-DB-RoleUser*/">
            <text:p>/*22-DB-RoleUser*/</text:p>
          </table:table-cell>
          <table:table-cell table:number-columns-repeated="247"/>
        </table:table-row>
        <table:table-row table:style-name="ro2">
          <table:table-cell office:value-type="string">
            <text:p>insert into Dictionary values (</text:p>
          </table:table-cell>
          <table:table-cell office:value-type="float" office:value="23">
            <text:p>23</text:p>
          </table:table-cell>
          <table:table-cell office:value-type="string">
            <text:p>eng</text:p>
          </table:table-cell>
          <table:table-cell table:style-name="ce7" office:value-type="string">
            <text:p>None</text:p>
          </table:table-cell>
          <table:table-cell table:style-name="ce7" office:value-type="string">
            <text:p><text:s/></text:p>
          </table:table-cell>
          <table:table-cell table:style-name="ce7" office:value-type="string">
            <text:p>Deactivate all roles for this Use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23];&quot;-&quot;; [$label.C23];&quot;-&quot;; [$label.D23]; &quot;*/&quot;)" office:value-type="string" office:string-value="/*23-DB-RoleNone*/">
            <text:p>/*23-DB-RoleNone*/</text:p>
          </table:table-cell>
          <table:table-cell table:number-columns-repeated="247"/>
        </table:table-row>
        <table:table-row table:style-name="ro2">
          <table:table-cell office:value-type="string">
            <text:p>insert into Dictionary values (</text:p>
          </table:table-cell>
          <table:table-cell office:value-type="float" office:value="24">
            <text:p>24</text:p>
          </table:table-cell>
          <table:table-cell office:value-type="string">
            <text:p>eng</text:p>
          </table:table-cell>
          <table:table-cell table:style-name="ce7" office:value-type="string">
            <text:p>Log</text:p>
          </table:table-cell>
          <table:table-cell table:style-name="ce7" office:value-type="string">
            <text:p><text:s/></text:p>
          </table:table-cell>
          <table:table-cell table:style-name="ce7" office:value-type="string">
            <text:p>History of the construction of the database. Contains description of the credits, methodology (additional criteria of the user), landmarks and maintena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24];&quot;-&quot;; [$label.C24];&quot;-&quot;; [$label.D24]; &quot;*/&quot;)" office:value-type="string" office:string-value="/*24-DB-Log*/">
            <text:p>/*24-DB-Log*/</text:p>
          </table:table-cell>
          <table:table-cell table:number-columns-repeated="247"/>
        </table:table-row>
        <table:table-row table:style-name="ro2">
          <table:table-cell office:value-type="string">
            <text:p>insert into Dictionary values (</text:p>
          </table:table-cell>
          <table:table-cell office:value-type="float" office:value="25">
            <text:p>25</text:p>
          </table:table-cell>
          <table:table-cell office:value-type="string">
            <text:p>eng</text:p>
          </table:table-cell>
          <table:table-cell table:style-name="ce7" office:value-type="string">
            <text:p>Type</text:p>
          </table:table-cell>
          <table:table-cell table:style-name="ce7" office:value-type="string">
            <text:p>Select an item from the list</text:p>
          </table:table-cell>
          <table:table-cell table:style-name="ce7" office:value-type="string">
            <text:p>The types of logs available are: credits, methodology, landmarks and maintena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25];&quot;-&quot;; [$label.C25];&quot;-&quot;; [$label.D25]; &quot;*/&quot;)" office:value-type="string" office:string-value="/*25-DB-LogType*/">
            <text:p>/*25-DB-LogType*/</text:p>
          </table:table-cell>
          <table:table-cell table:number-columns-repeated="247"/>
        </table:table-row>
        <table:table-row table:style-name="ro2">
          <table:table-cell office:value-type="string">
            <text:p>insert into Dictionary values (</text:p>
          </table:table-cell>
          <table:table-cell office:value-type="float" office:value="26">
            <text:p>26</text:p>
          </table:table-cell>
          <table:table-cell office:value-type="string">
            <text:p>eng</text:p>
          </table:table-cell>
          <table:table-cell table:style-name="ce7" office:value-type="string">
            <text:p>Content</text:p>
          </table:table-cell>
          <table:table-cell table:style-name="ce7" office:value-type="string">
            <text:p>Text or key words</text:p>
          </table:table-cell>
          <table:table-cell table:style-name="ce7" office:value-type="string">
            <text:p>Description of the log.</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26];&quot;-&quot;; [$label.C26];&quot;-&quot;; [$label.D26]; &quot;*/&quot;)" office:value-type="string" office:string-value="/*26-DB-LogNote*/">
            <text:p>/*26-DB-LogNote*/</text:p>
          </table:table-cell>
          <table:table-cell table:number-columns-repeated="247"/>
        </table:table-row>
        <table:table-row table:style-name="ro2">
          <table:table-cell office:value-type="string">
            <text:p>insert into Dictionary values (</text:p>
          </table:table-cell>
          <table:table-cell office:value-type="float" office:value="27">
            <text:p>27</text:p>
          </table:table-cell>
          <table:table-cell office:value-type="string">
            <text:p>eng</text:p>
          </table:table-cell>
          <table:table-cell table:style-name="ce7" office:value-type="string">
            <text:p>Credits</text:p>
          </table:table-cell>
          <table:table-cell table:style-name="ce7" office:value-type="string">
            <text:p>Select an option</text:p>
          </table:table-cell>
          <table:table-cell table:style-name="ce7" office:value-type="string">
            <text:p>People and institutions who are authors or co-authors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27];&quot;-&quot;; [$label.C27];&quot;-&quot;; [$label.D27]; &quot;*/&quot;)" office:value-type="string" office:string-value="/*27-DB-LogCredits*/">
            <text:p>/*27-DB-LogCredits*/</text:p>
          </table:table-cell>
          <table:table-cell table:number-columns-repeated="247"/>
        </table:table-row>
        <table:table-row table:style-name="ro2">
          <table:table-cell office:value-type="string">
            <text:p>insert into Dictionary values (</text:p>
          </table:table-cell>
          <table:table-cell office:value-type="float" office:value="28">
            <text:p>28</text:p>
          </table:table-cell>
          <table:table-cell office:value-type="string">
            <text:p>eng</text:p>
          </table:table-cell>
          <table:table-cell table:style-name="ce7" office:value-type="string">
            <text:p>Methodology</text:p>
          </table:table-cell>
          <table:table-cell table:style-name="ce7" office:value-type="string">
            <text:p>Select an option</text:p>
          </table:table-cell>
          <table:table-cell table:style-name="ce7" office:value-type="string">
            <text:p>Additional criteria of the DesInventar methodology taken into account by the user of the database (eg. lists of magnitude, references to equivalent geographical effects, personalised ev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28];&quot;-&quot;; [$label.C28];&quot;-&quot;; [$label.D28]; &quot;*/&quot;)" office:value-type="string" office:string-value="/*28-DB-LogMethodology*/">
            <text:p>/*28-DB-LogMethodology*/</text:p>
          </table:table-cell>
          <table:table-cell table:number-columns-repeated="247"/>
        </table:table-row>
        <table:table-row table:style-name="ro2">
          <table:table-cell office:value-type="string">
            <text:p>insert into Dictionary values (</text:p>
          </table:table-cell>
          <table:table-cell office:value-type="float" office:value="29">
            <text:p>29</text:p>
          </table:table-cell>
          <table:table-cell office:value-type="string">
            <text:p>eng</text:p>
          </table:table-cell>
          <table:table-cell table:style-name="ce7" office:value-type="string">
            <text:p>Landmarks</text:p>
          </table:table-cell>
          <table:table-cell table:style-name="ce7" office:value-type="string">
            <text:p>Select an option</text:p>
          </table:table-cell>
          <table:table-cell table:style-name="ce9" office:value-type="string">
            <text:p>Occurrence that affects the interpretation of the database analysis (eg, currency change, hyperinflation, socio-political conflicts). This should include temporal information about the occurre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29];&quot;-&quot;; [$label.C29];&quot;-&quot;; [$label.D29]; &quot;*/&quot;)" office:value-type="string" office:string-value="/*29-DB-LogStaff*/">
            <text:p>/*29-DB-LogStaff*/</text:p>
          </table:table-cell>
          <table:table-cell table:number-columns-repeated="247"/>
        </table:table-row>
        <table:table-row table:style-name="ro2">
          <table:table-cell office:value-type="string">
            <text:p>insert into Dictionary values (</text:p>
          </table:table-cell>
          <table:table-cell office:value-type="float" office:value="30">
            <text:p>30</text:p>
          </table:table-cell>
          <table:table-cell office:value-type="string">
            <text:p>eng</text:p>
          </table:table-cell>
          <table:table-cell table:style-name="ce7" office:value-type="string">
            <text:p>Maintenance</text:p>
          </table:table-cell>
          <table:table-cell table:style-name="ce7" office:value-type="string">
            <text:p>Select an option</text:p>
          </table:table-cell>
          <table:table-cell table:style-name="ce7" office:value-type="string">
            <text:p>General matters to do with maintenance and updating of the database: revision, quality control tests, changes to the structure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30];&quot;-&quot;; [$label.C30];&quot;-&quot;; [$label.D30]; &quot;*/&quot;)" office:value-type="string" office:string-value="/*30-DB-LogSupport*/">
            <text:p>/*30-DB-LogSupport*/</text:p>
          </table:table-cell>
          <table:table-cell table:number-columns-repeated="247"/>
        </table:table-row>
        <table:table-row table:style-name="ro2">
          <table:table-cell office:value-type="string">
            <text:p>insert into Dictionary values (</text:p>
          </table:table-cell>
          <table:table-cell office:value-type="float" office:value="31">
            <text:p>31</text:p>
          </table:table-cell>
          <table:table-cell office:value-type="string">
            <text:p>eng</text:p>
          </table:table-cell>
          <table:table-cell table:style-name="ce7" office:value-type="string">
            <text:p>Administration of geography</text:p>
          </table:table-cell>
          <table:table-cell table:style-name="ce7" office:value-type="string">
            <text:p><text:s/></text:p>
          </table:table-cell>
          <table:table-cell table:style-name="ce9" office:value-type="string">
            <text:p>Management of the geographic fields: levels and elem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31];&quot;-&quot;; [$label.C31];&quot;-&quot;; [$label.D31]; &quot;*/&quot;)" office:value-type="string" office:string-value="/*31-DB-Geograph*/">
            <text:p>/*31-DB-Geograph*/</text:p>
          </table:table-cell>
          <table:table-cell table:number-columns-repeated="247"/>
        </table:table-row>
        <table:table-row table:style-name="ro2">
          <table:table-cell office:value-type="string">
            <text:p>insert into Dictionary values (</text:p>
          </table:table-cell>
          <table:table-cell office:value-type="float" office:value="32">
            <text:p>32</text:p>
          </table:table-cell>
          <table:table-cell office:value-type="string">
            <text:p>eng</text:p>
          </table:table-cell>
          <table:table-cell table:style-name="ce7" office:value-type="string">
            <text:p>Levels</text:p>
          </table:table-cell>
          <table:table-cell table:style-name="ce7" office:value-type="string">
            <text:p>Input or edit a geographic level</text:p>
          </table:table-cell>
          <table:table-cell table:style-name="ce7" office:value-type="string">
            <text:p>Geographic levels, by hierarchical order. The use of political-administrative divisions is suggested. Example: Highest level – State; following level: Provi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32];&quot;-&quot;; [$label.C32];&quot;-&quot;; [$label.D32]; &quot;*/&quot;)" office:value-type="string" office:string-value="/*32-DB-GeoLev*/">
            <text:p>/*32-DB-GeoLev*/</text:p>
          </table:table-cell>
          <table:table-cell table:number-columns-repeated="247"/>
        </table:table-row>
        <table:table-row table:style-name="ro2">
          <table:table-cell office:value-type="string">
            <text:p>insert into Dictionary values (</text:p>
          </table:table-cell>
          <table:table-cell office:value-type="float" office:value="33">
            <text:p>33</text:p>
          </table:table-cell>
          <table:table-cell office:value-type="string">
            <text:p>eng</text:p>
          </table:table-cell>
          <table:table-cell table:style-name="ce7" office:value-type="string">
            <text:p>Name</text:p>
          </table:table-cell>
          <table:table-cell table:style-name="ce7" office:value-type="string">
            <text:p>Input a name – max 20 characters</text:p>
          </table:table-cell>
          <table:table-cell table:style-name="ce7" office:value-type="string">
            <text:p>Name of the geographic level.</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33];&quot;-&quot;; [$label.C33];&quot;-&quot;; [$label.D33]; &quot;*/&quot;)" office:value-type="string" office:string-value="/*33-DB-LevName*/">
            <text:p>/*33-DB-LevName*/</text:p>
          </table:table-cell>
          <table:table-cell table:number-columns-repeated="247"/>
        </table:table-row>
        <table:table-row table:style-name="ro2">
          <table:table-cell office:value-type="string">
            <text:p>insert into Dictionary values (</text:p>
          </table:table-cell>
          <table:table-cell office:value-type="float" office:value="34">
            <text:p>34</text:p>
          </table:table-cell>
          <table:table-cell office:value-type="string">
            <text:p>eng</text:p>
          </table:table-cell>
          <table:table-cell table:style-name="ce7" office:value-type="string">
            <text:p>Description </text:p>
          </table:table-cell>
          <table:table-cell table:style-name="ce7" office:value-type="string">
            <text:p>Text or key words</text:p>
          </table:table-cell>
          <table:table-cell table:style-name="ce7" office:value-type="string">
            <text:p>Text describing the level. This may include synonyms used in the region or in past tim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34];&quot;-&quot;; [$label.C34];&quot;-&quot;; [$label.D34]; &quot;*/&quot;)" office:value-type="string" office:string-value="/*34-DB-LevDesc*/">
            <text:p>/*34-DB-LevDesc*/</text:p>
          </table:table-cell>
          <table:table-cell table:number-columns-repeated="247"/>
        </table:table-row>
        <table:table-row table:style-name="ro2">
          <table:table-cell office:value-type="string">
            <text:p>insert into Dictionary values (</text:p>
          </table:table-cell>
          <table:table-cell office:value-type="float" office:value="35">
            <text:p>35</text:p>
          </table:table-cell>
          <table:table-cell office:value-type="string">
            <text:p>eng</text:p>
          </table:table-cell>
          <table:table-cell table:style-name="ce7" office:value-type="string">
            <text:p>Map?</text:p>
          </table:table-cell>
          <table:table-cell table:style-name="ce7" office:value-type="string">
            <text:p>Select or deselect this option</text:p>
          </table:table-cell>
          <table:table-cell table:style-name="ce7" office:value-type="string">
            <text:p>If there is a map for this level, select this option in order to input the necessary data to associate the map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35];&quot;-&quot;; [$label.C35];&quot;-&quot;; [$label.D35]; &quot;*/&quot;)" office:value-type="string" office:string-value="/*35-DB-LevHaveMap*/">
            <text:p>/*35-DB-LevHaveMap*/</text:p>
          </table:table-cell>
          <table:table-cell table:number-columns-repeated="247"/>
        </table:table-row>
        <table:table-row table:style-name="ro2">
          <table:table-cell office:value-type="string">
            <text:p>insert into Dictionary values (</text:p>
          </table:table-cell>
          <table:table-cell office:value-type="float" office:value="36">
            <text:p>36</text:p>
          </table:table-cell>
          <table:table-cell office:value-type="string">
            <text:p>eng</text:p>
          </table:table-cell>
          <table:table-cell table:style-name="ce7" office:value-type="string">
            <text:p>Map Name</text:p>
          </table:table-cell>
          <table:table-cell table:style-name="ce7" office:value-type="string">
            <text:p>Input a name</text:p>
          </table:table-cell>
          <table:table-cell table:style-name="ce7" office:value-type="string">
            <text:p>Name of the layer of the map in the database which contains the geographic elements. In Shape format, this is the name of the file (without the extens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36];&quot;-&quot;; [$label.C36];&quot;-&quot;; [$label.D36]; &quot;*/&quot;)" office:value-type="string" office:string-value="/*36-DB-LevLayerFile*/">
            <text:p>/*36-DB-LevLayerFile*/</text:p>
          </table:table-cell>
          <table:table-cell table:number-columns-repeated="247"/>
        </table:table-row>
        <table:table-row table:style-name="ro2">
          <table:table-cell office:value-type="string">
            <text:p>insert into Dictionary values (</text:p>
          </table:table-cell>
          <table:table-cell office:value-type="float" office:value="37">
            <text:p>37</text:p>
          </table:table-cell>
          <table:table-cell office:value-type="string">
            <text:p>eng</text:p>
          </table:table-cell>
          <table:table-cell table:style-name="ce7" office:value-type="string">
            <text:p>Column Code</text:p>
          </table:table-cell>
          <table:table-cell table:style-name="ce7" office:value-type="string">
            <text:p>Input a value</text:p>
          </table:table-cell>
          <table:table-cell table:style-name="ce7" office:value-type="string">
            <text:p>Header of the column which contains the code for the geographic elem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37];&quot;-&quot;; [$label.C37];&quot;-&quot;; [$label.D37]; &quot;*/&quot;)" office:value-type="string" office:string-value="/*37-DB-LevLayerCode*/">
            <text:p>/*37-DB-LevLayerCode*/</text:p>
          </table:table-cell>
          <table:table-cell table:number-columns-repeated="247"/>
        </table:table-row>
        <table:table-row table:style-name="ro2">
          <table:table-cell office:value-type="string">
            <text:p>insert into Dictionary values (</text:p>
          </table:table-cell>
          <table:table-cell office:value-type="float" office:value="38">
            <text:p>38</text:p>
          </table:table-cell>
          <table:table-cell office:value-type="string">
            <text:p>eng</text:p>
          </table:table-cell>
          <table:table-cell table:style-name="ce7" office:value-type="string">
            <text:p>Column Name</text:p>
          </table:table-cell>
          <table:table-cell table:style-name="ce7" office:value-type="string">
            <text:p>Input a value</text:p>
          </table:table-cell>
          <table:table-cell table:style-name="ce7" office:value-type="string">
            <text:p>Header of the column which contains the name of the geographic elem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38];&quot;-&quot;; [$label.C38];&quot;-&quot;; [$label.D38]; &quot;*/&quot;)" office:value-type="string" office:string-value="/*38-DB-LevLayerName*/">
            <text:p>/*38-DB-LevLayerName*/</text:p>
          </table:table-cell>
          <table:table-cell table:number-columns-repeated="247"/>
        </table:table-row>
        <table:table-row table:style-name="ro2">
          <table:table-cell office:value-type="string">
            <text:p>insert into Dictionary values (</text:p>
          </table:table-cell>
          <table:table-cell office:value-type="float" office:value="39">
            <text:p>39</text:p>
          </table:table-cell>
          <table:table-cell office:value-type="string">
            <text:p>eng</text:p>
          </table:table-cell>
          <table:table-cell table:style-name="ce7" office:value-type="string">
            <text:p>Elements</text:p>
          </table:table-cell>
          <table:table-cell table:style-name="ce7" office:value-type="string">
            <text:p>Input or edit a geographic element</text:p>
          </table:table-cell>
          <table:table-cell table:style-name="ce7" office:value-type="string">
            <text:p>List of geographic items which comprise each level.</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39];&quot;-&quot;; [$label.C39];&quot;-&quot;; [$label.D39]; &quot;*/&quot;)" office:value-type="string" office:string-value="/*39-DB-GeoEle*/">
            <text:p>/*39-DB-GeoEle*/</text:p>
          </table:table-cell>
          <table:table-cell table:number-columns-repeated="247"/>
        </table:table-row>
        <table:table-row table:style-name="ro2">
          <table:table-cell office:value-type="string">
            <text:p>insert into Dictionary values (</text:p>
          </table:table-cell>
          <table:table-cell office:value-type="float" office:value="40">
            <text:p>40</text:p>
          </table:table-cell>
          <table:table-cell office:value-type="string">
            <text:p>eng</text:p>
          </table:table-cell>
          <table:table-cell table:style-name="ce7" office:value-type="string">
            <text:p>Code</text:p>
          </table:table-cell>
          <table:table-cell table:style-name="ce7" office:value-type="string">
            <text:p>Input a value</text:p>
          </table:table-cell>
          <table:table-cell table:style-name="ce7" office:value-type="string">
            <text:p>Official code or code used commonly in the region. This should correspond to cartography.</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40];&quot;-&quot;; [$label.C40];&quot;-&quot;; [$label.D40]; &quot;*/&quot;)" office:value-type="string" office:string-value="/*40-DB-EleCode*/">
            <text:p>/*40-DB-EleCode*/</text:p>
          </table:table-cell>
          <table:table-cell table:number-columns-repeated="247"/>
        </table:table-row>
        <table:table-row table:style-name="ro2">
          <table:table-cell office:value-type="string">
            <text:p>insert into Dictionary values (</text:p>
          </table:table-cell>
          <table:table-cell office:value-type="float" office:value="41">
            <text:p>41</text:p>
          </table:table-cell>
          <table:table-cell office:value-type="string">
            <text:p>eng</text:p>
          </table:table-cell>
          <table:table-cell table:style-name="ce7" office:value-type="string">
            <text:p>Name</text:p>
          </table:table-cell>
          <table:table-cell table:style-name="ce7" office:value-type="string">
            <text:p>Input text</text:p>
          </table:table-cell>
          <table:table-cell table:style-name="ce7" office:value-type="string">
            <text:p>Official name or name commonly used in the region. This name should correspond to that assigned in associated cartography.</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41];&quot;-&quot;; [$label.C41];&quot;-&quot;; [$label.D41]; &quot;*/&quot;)" office:value-type="string" office:string-value="/*41-DB-EleName*/">
            <text:p>/*41-DB-EleName*/</text:p>
          </table:table-cell>
          <table:table-cell table:number-columns-repeated="247"/>
        </table:table-row>
        <table:table-row table:style-name="ro2">
          <table:table-cell office:value-type="string">
            <text:p>insert into Dictionary values (</text:p>
          </table:table-cell>
          <table:table-cell office:value-type="float" office:value="42">
            <text:p>42</text:p>
          </table:table-cell>
          <table:table-cell office:value-type="string">
            <text:p>eng</text:p>
          </table:table-cell>
          <table:table-cell table:style-name="ce7" office:value-type="string">
            <text:p>Parent</text:p>
          </table:table-cell>
          <table:table-cell table:style-name="ce7" office:value-type="string">
            <text:p>Select an element from the list, if applicable</text:p>
          </table:table-cell>
          <table:table-cell table:style-name="ce7" office:value-type="string">
            <text:p>Element of the highest level to which the current geographical element belong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42];&quot;-&quot;; [$label.C42];&quot;-&quot;; [$label.D42]; &quot;*/&quot;)" office:value-type="string" office:string-value="/*42-DB-EleParent*/">
            <text:p>/*42-DB-EleParent*/</text:p>
          </table:table-cell>
          <table:table-cell table:number-columns-repeated="247"/>
        </table:table-row>
        <table:table-row table:style-name="ro2">
          <table:table-cell office:value-type="string">
            <text:p>insert into Dictionary values (</text:p>
          </table:table-cell>
          <table:table-cell office:value-type="float" office:value="43">
            <text:p>43</text:p>
          </table:table-cell>
          <table:table-cell office:value-type="string">
            <text:p>eng</text:p>
          </table:table-cell>
          <table:table-cell table:style-name="ce7" office:value-type="string">
            <text:p>Activate</text:p>
          </table:table-cell>
          <table:table-cell table:style-name="ce7" office:value-type="string">
            <text:p>Select or deselect this option</text:p>
          </table:table-cell>
          <table:table-cell table:style-name="ce7" office:value-type="string">
            <text:p>Indicates whether the element present will be visible or not in the lists. This may occur because the geographic element has been detached and currently does not actually exis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43];&quot;-&quot;; [$label.C43];&quot;-&quot;; [$label.D43]; &quot;*/&quot;)" office:value-type="string" office:string-value="/*43-DB-EleActive*/">
            <text:p>/*43-DB-EleActive*/</text:p>
          </table:table-cell>
          <table:table-cell table:number-columns-repeated="247"/>
        </table:table-row>
        <table:table-row table:style-name="ro2">
          <table:table-cell office:value-type="string">
            <text:p>insert into Dictionary values (</text:p>
          </table:table-cell>
          <table:table-cell office:value-type="float" office:value="44">
            <text:p>44</text:p>
          </table:table-cell>
          <table:table-cell office:value-type="string">
            <text:p>eng</text:p>
          </table:table-cell>
          <table:table-cell table:style-name="ce7" office:value-type="string">
            <text:p>Administration of events</text:p>
          </table:table-cell>
          <table:table-cell table:style-name="ce7" office:value-type="string">
            <text:p><text:s/></text:p>
          </table:table-cell>
          <table:table-cell table:style-name="ce9" office:value-type="string">
            <text:p>Management of the predefined event fields by DesInventar and personalised by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44];&quot;-&quot;; [$label.C44];&quot;-&quot;; [$label.D44]; &quot;*/&quot;)" office:value-type="string" office:string-value="/*44-DB-Event*/">
            <text:p>/*44-DB-Event*/</text:p>
          </table:table-cell>
          <table:table-cell table:number-columns-repeated="247"/>
        </table:table-row>
        <table:table-row table:style-name="ro2">
          <table:table-cell office:value-type="string">
            <text:p>insert into Dictionary values (</text:p>
          </table:table-cell>
          <table:table-cell office:value-type="float" office:value="45">
            <text:p>45</text:p>
          </table:table-cell>
          <table:table-cell office:value-type="string">
            <text:p>eng</text:p>
          </table:table-cell>
          <table:table-cell table:style-name="ce7" office:value-type="string">
            <text:p>Predefined event</text:p>
          </table:table-cell>
          <table:table-cell table:style-name="ce7" office:value-type="string">
            <text:p>Input a name</text:p>
          </table:table-cell>
          <table:table-cell table:style-name="ce7" office:value-type="string">
            <text:p>Name of the predefined event. Only the Administrator of the database may edit this name in order to approximate the best-known local terminology, always taking into account the definition. </text:p>
          </table:table-cell>
          <table:table-cell table:style-name="ce21"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45];&quot;-&quot;; [$label.C45];&quot;-&quot;; [$label.D45]; &quot;*/&quot;)" office:value-type="string" office:string-value="/*45-DB-EvePredefName*/">
            <text:p>/*45-DB-EvePredefName*/</text:p>
          </table:table-cell>
          <table:table-cell table:number-columns-repeated="247"/>
        </table:table-row>
        <table:table-row table:style-name="ro2">
          <table:table-cell office:value-type="string">
            <text:p>insert into Dictionary values (</text:p>
          </table:table-cell>
          <table:table-cell office:value-type="float" office:value="46">
            <text:p>46</text:p>
          </table:table-cell>
          <table:table-cell office:value-type="string">
            <text:p>eng</text:p>
          </table:table-cell>
          <table:table-cell table:style-name="ce7" office:value-type="string">
            <text:p>Personalised event</text:p>
          </table:table-cell>
          <table:table-cell table:style-name="ce7" office:value-type="string">
            <text:p>Input a name</text:p>
          </table:table-cell>
          <table:table-cell table:style-name="ce7" office:value-type="string">
            <text:p>Personalised name of the event. Only the Administrator of the database may create this type of event. These events may only be consulted in the database where they were creat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46];&quot;-&quot;; [$label.C46];&quot;-&quot;; [$label.D46]; &quot;*/&quot;)" office:value-type="string" office:string-value="/*46-DB-EvePersonName*/">
            <text:p>/*46-DB-EvePersonName*/</text:p>
          </table:table-cell>
          <table:table-cell table:number-columns-repeated="247"/>
        </table:table-row>
        <table:table-row table:style-name="ro2">
          <table:table-cell office:value-type="string">
            <text:p>insert into Dictionary values (</text:p>
          </table:table-cell>
          <table:table-cell office:value-type="float" office:value="47">
            <text:p>47</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9"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47];&quot;-&quot;; [$label.C47];&quot;-&quot;; [$label.D47]; &quot;*/&quot;)" office:value-type="string" office:string-value="/*47-DB-EvePredefDef*/">
            <text:p>/*47-DB-EvePredefDef*/</text:p>
          </table:table-cell>
          <table:table-cell table:number-columns-repeated="247"/>
        </table:table-row>
        <table:table-row table:style-name="ro2">
          <table:table-cell office:value-type="string">
            <text:p>insert into Dictionary values (</text:p>
          </table:table-cell>
          <table:table-cell office:value-type="float" office:value="48">
            <text:p>48</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7" office:value-type="string">
            <text:p>Text describing the even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48];&quot;-&quot;; [$label.C48];&quot;-&quot;; [$label.D48]; &quot;*/&quot;)" office:value-type="string" office:string-value="/*48-DB-EvePersonDef*/">
            <text:p>/*48-DB-EvePersonDef*/</text:p>
          </table:table-cell>
          <table:table-cell table:number-columns-repeated="247"/>
        </table:table-row>
        <table:table-row table:style-name="ro2">
          <table:table-cell office:value-type="string">
            <text:p>insert into Dictionary values (</text:p>
          </table:table-cell>
          <table:table-cell office:value-type="float" office:value="49">
            <text:p>49</text:p>
          </table:table-cell>
          <table:table-cell office:value-type="string">
            <text:p>eng</text:p>
          </table:table-cell>
          <table:table-cell table:style-name="ce7" office:value-type="string">
            <text:p>Active</text:p>
          </table:table-cell>
          <table:table-cell table:style-name="ce7" office:value-type="string">
            <text:p>Select or deselect this option</text:p>
          </table:table-cell>
          <table:table-cell table:style-name="ce7" office:value-type="string">
            <text:p>Indicates whether the event will be visible in the basic Record or not. This is useful where the event is not applicable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49];&quot;-&quot;; [$label.C49];&quot;-&quot;; [$label.D49]; &quot;*/&quot;)" office:value-type="string" office:string-value="/*49-DB-EveActive*/">
            <text:p>/*49-DB-EveActive*/</text:p>
          </table:table-cell>
          <table:table-cell table:number-columns-repeated="247"/>
        </table:table-row>
        <table:table-row table:style-name="ro2">
          <table:table-cell office:value-type="string">
            <text:p>insert into Dictionary values (</text:p>
          </table:table-cell>
          <table:table-cell office:value-type="float" office:value="50">
            <text:p>50</text:p>
          </table:table-cell>
          <table:table-cell office:value-type="string">
            <text:p>eng</text:p>
          </table:table-cell>
          <table:table-cell table:style-name="ce7" office:value-type="string">
            <text:p>Administration of Causes</text:p>
          </table:table-cell>
          <table:table-cell table:style-name="ce7" office:value-type="string">
            <text:p><text:s/></text:p>
          </table:table-cell>
          <table:table-cell table:style-name="ce9" office:value-type="string">
            <text:p>Management of the predefined Cause fields by DesInventar and personalised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50];&quot;-&quot;; [$label.C50];&quot;-&quot;; [$label.D50]; &quot;*/&quot;)" office:value-type="string" office:string-value="/*50-DB-Cause*/">
            <text:p>/*50-DB-Cause*/</text:p>
          </table:table-cell>
          <table:table-cell table:number-columns-repeated="247"/>
        </table:table-row>
        <table:table-row table:style-name="ro2">
          <table:table-cell office:value-type="string">
            <text:p>insert into Dictionary values (</text:p>
          </table:table-cell>
          <table:table-cell office:value-type="float" office:value="51">
            <text:p>51</text:p>
          </table:table-cell>
          <table:table-cell office:value-type="string">
            <text:p>eng</text:p>
          </table:table-cell>
          <table:table-cell table:style-name="ce7" office:value-type="string">
            <text:p>Predefined Cause</text:p>
          </table:table-cell>
          <table:table-cell table:style-name="ce7" office:value-type="string">
            <text:p>Input a name</text:p>
          </table:table-cell>
          <table:table-cell table:style-name="ce7" office:value-type="string">
            <text:p>Name of the predefined cause. Only the Administrator of the database may edit the name of the Cause in order to approximate the best-known local terminology, always taking into account the defini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51];&quot;-&quot;; [$label.C51];&quot;-&quot;; [$label.D51]; &quot;*/&quot;)" office:value-type="string" office:string-value="/*51-DB-CauPredefName*/">
            <text:p>/*51-DB-CauPredefName*/</text:p>
          </table:table-cell>
          <table:table-cell table:number-columns-repeated="247"/>
        </table:table-row>
        <table:table-row table:style-name="ro2">
          <table:table-cell office:value-type="string">
            <text:p>insert into Dictionary values (</text:p>
          </table:table-cell>
          <table:table-cell office:value-type="float" office:value="52">
            <text:p>52</text:p>
          </table:table-cell>
          <table:table-cell office:value-type="string">
            <text:p>eng</text:p>
          </table:table-cell>
          <table:table-cell table:style-name="ce7" office:value-type="string">
            <text:p>Personalised cause</text:p>
          </table:table-cell>
          <table:table-cell table:style-name="ce7" office:value-type="string">
            <text:p>Input a name</text:p>
          </table:table-cell>
          <table:table-cell table:style-name="ce9" office:value-type="string">
            <text:p>Name of the Personalised Cause. Only the Administrator of the database may create a new Cause. These Causes may only be consulted in the database where they were creat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52];&quot;-&quot;; [$label.C52];&quot;-&quot;; [$label.D52]; &quot;*/&quot;)" office:value-type="string" office:string-value="/*52-DB-CauPersonName*/">
            <text:p>/*52-DB-CauPersonName*/</text:p>
          </table:table-cell>
          <table:table-cell table:number-columns-repeated="247"/>
        </table:table-row>
        <table:table-row table:style-name="ro2">
          <table:table-cell office:value-type="string">
            <text:p>insert into Dictionary values (</text:p>
          </table:table-cell>
          <table:table-cell office:value-type="float" office:value="53">
            <text:p>53</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9" office:value-type="string">
            <text:p>Descriptive text of the Predefined Cause. In contrast to the name, the definition may not be altered. This is in order to guarantee comparability between databas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53];&quot;-&quot;; [$label.C53];&quot;-&quot;; [$label.D53]; &quot;*/&quot;)" office:value-type="string" office:string-value="/*53-DB-CauPredefDef*/">
            <text:p>/*53-DB-CauPredefDef*/</text:p>
          </table:table-cell>
          <table:table-cell table:number-columns-repeated="247"/>
        </table:table-row>
        <table:table-row table:style-name="ro2">
          <table:table-cell office:value-type="string">
            <text:p>insert into Dictionary values (</text:p>
          </table:table-cell>
          <table:table-cell office:value-type="float" office:value="54">
            <text:p>54</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7" office:value-type="string">
            <text:p>Descriptive text of the Cau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54];&quot;-&quot;; [$label.C54];&quot;-&quot;; [$label.D54]; &quot;*/&quot;)" office:value-type="string" office:string-value="/*54-DB-CauPersonDef*/">
            <text:p>/*54-DB-CauPersonDef*/</text:p>
          </table:table-cell>
          <table:table-cell table:number-columns-repeated="247"/>
        </table:table-row>
        <table:table-row table:style-name="ro2">
          <table:table-cell office:value-type="string">
            <text:p>insert into Dictionary values (</text:p>
          </table:table-cell>
          <table:table-cell office:value-type="float" office:value="55">
            <text:p>55</text:p>
          </table:table-cell>
          <table:table-cell office:value-type="string">
            <text:p>eng</text:p>
          </table:table-cell>
          <table:table-cell table:style-name="ce7" office:value-type="string">
            <text:p>Active</text:p>
          </table:table-cell>
          <table:table-cell table:style-name="ce7" office:value-type="string">
            <text:p>Select or deselect this option</text:p>
          </table:table-cell>
          <table:table-cell table:style-name="ce7" office:value-type="string">
            <text:p>This indicates whether the Cause will be visible or not in the basic Record. This may be useful in cases where the cause is not applicable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55];&quot;-&quot;; [$label.C55];&quot;-&quot;; [$label.D55]; &quot;*/&quot;)" office:value-type="string" office:string-value="/*55-DB-CauActive*/">
            <text:p>/*55-DB-CauActive*/</text:p>
          </table:table-cell>
          <table:table-cell table:number-columns-repeated="247"/>
        </table:table-row>
        <table:table-row table:style-name="ro2">
          <table:table-cell office:value-type="string">
            <text:p>insert into Dictionary values (</text:p>
          </table:table-cell>
          <table:table-cell office:value-type="float" office:value="56">
            <text:p>56</text:p>
          </table:table-cell>
          <table:table-cell office:value-type="string">
            <text:p>eng</text:p>
          </table:table-cell>
          <table:table-cell table:style-name="ce7" office:value-type="string">
            <text:p>Administration of Additional Effects</text:p>
          </table:table-cell>
          <table:table-cell table:style-name="ce7" office:value-type="string">
            <text:p><text:s/></text:p>
          </table:table-cell>
          <table:table-cell table:style-name="ce9" office:value-type="string">
            <text:p>Management of the Additional Effects fields and Groups of Effec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56];&quot;-&quot;; [$label.C56];&quot;-&quot;; [$label.D56]; &quot;*/&quot;)" office:value-type="string" office:string-value="/*56-DB-ExtraEffect*/">
            <text:p>/*56-DB-ExtraEffect*/</text:p>
          </table:table-cell>
          <table:table-cell table:number-columns-repeated="247"/>
        </table:table-row>
        <table:table-row table:style-name="ro2">
          <table:table-cell office:value-type="string">
            <text:p>insert into Dictionary values (</text:p>
          </table:table-cell>
          <table:table-cell office:value-type="float" office:value="57">
            <text:p>57</text:p>
          </table:table-cell>
          <table:table-cell office:value-type="string">
            <text:p>eng</text:p>
          </table:table-cell>
          <table:table-cell table:style-name="ce7" office:value-type="string">
            <text:p>Label</text:p>
          </table:table-cell>
          <table:table-cell table:style-name="ce7" office:value-type="string">
            <text:p>Input a name</text:p>
          </table:table-cell>
          <table:table-cell table:style-name="ce7" office:value-type="string">
            <text:p>Visible name of the Additional Effec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57];&quot;-&quot;; [$label.C57];&quot;-&quot;; [$label.D57]; &quot;*/&quot;)" office:value-type="string" office:string-value="/*57-DB-EEFieldLabel*/">
            <text:p>/*57-DB-EEFieldLabel*/</text:p>
          </table:table-cell>
          <table:table-cell table:number-columns-repeated="247"/>
        </table:table-row>
        <table:table-row table:style-name="ro2">
          <table:table-cell office:value-type="string">
            <text:p>insert into Dictionary values (</text:p>
          </table:table-cell>
          <table:table-cell office:value-type="float" office:value="58">
            <text:p>58</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7" office:value-type="string">
            <text:p>Description of the Additional Effect fiel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58];&quot;-&quot;; [$label.C58];&quot;-&quot;; [$label.D58]; &quot;*/&quot;)" office:value-type="string" office:string-value="/*58-DB-EEFieldDesc*/">
            <text:p>/*58-DB-EEFieldDesc*/</text:p>
          </table:table-cell>
          <table:table-cell table:number-columns-repeated="247"/>
        </table:table-row>
        <table:table-row table:style-name="ro2">
          <table:table-cell office:value-type="string">
            <text:p>insert into Dictionary values (</text:p>
          </table:table-cell>
          <table:table-cell office:value-type="float" office:value="59">
            <text:p>59</text:p>
          </table:table-cell>
          <table:table-cell office:value-type="string">
            <text:p>eng</text:p>
          </table:table-cell>
          <table:table-cell table:style-name="ce7" office:value-type="string">
            <text:p>Type</text:p>
          </table:table-cell>
          <table:table-cell table:style-name="ce7" office:value-type="string">
            <text:p>Select from the list</text:p>
          </table:table-cell>
          <table:table-cell table:style-name="ce7" office:value-type="string">
            <text:p>Type of data to be consign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59];&quot;-&quot;; [$label.C59];&quot;-&quot;; [$label.D59]; &quot;*/&quot;)" office:value-type="string" office:string-value="/*59-DB-EEFieldType*/">
            <text:p>/*59-DB-EEFieldType*/</text:p>
          </table:table-cell>
          <table:table-cell table:number-columns-repeated="247"/>
        </table:table-row>
        <table:table-row table:style-name="ro2">
          <table:table-cell office:value-type="string">
            <text:p>insert into Dictionary values (</text:p>
          </table:table-cell>
          <table:table-cell office:value-type="float" office:value="60">
            <text:p>60</text:p>
          </table:table-cell>
          <table:table-cell office:value-type="string">
            <text:p>eng</text:p>
          </table:table-cell>
          <table:table-cell table:style-name="ce7" office:value-type="string">
            <text:p>Size</text:p>
          </table:table-cell>
          <table:table-cell table:style-name="ce7" office:value-type="string">
            <text:p>Numerical value</text:p>
          </table:table-cell>
          <table:table-cell table:style-name="ce7" office:value-type="string">
            <text:p>Maximum field length.</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60];&quot;-&quot;; [$label.C60];&quot;-&quot;; [$label.D60]; &quot;*/&quot;)" office:value-type="string" office:string-value="/*60-DB-EEFieldSize*/">
            <text:p>/*60-DB-EEFieldSize*/</text:p>
          </table:table-cell>
          <table:table-cell table:number-columns-repeated="247"/>
        </table:table-row>
        <table:table-row table:style-name="ro2">
          <table:table-cell office:value-type="string">
            <text:p>insert into Dictionary values (</text:p>
          </table:table-cell>
          <table:table-cell office:value-type="float" office:value="61">
            <text:p>61</text:p>
          </table:table-cell>
          <table:table-cell office:value-type="string">
            <text:p>eng</text:p>
          </table:table-cell>
          <table:table-cell table:style-name="ce7" office:value-type="string">
            <text:p>Order</text:p>
          </table:table-cell>
          <table:table-cell table:style-name="ce7" office:value-type="string">
            <text:p>Numerical value</text:p>
          </table:table-cell>
          <table:table-cell table:style-name="ce7" office:value-type="string">
            <text:p>Visualisation orde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61];&quot;-&quot;; [$label.C61];&quot;-&quot;; [$label.D61]; &quot;*/&quot;)" office:value-type="string" office:string-value="/*61-DB-EEFieldOrder*/">
            <text:p>/*61-DB-EEFieldOrder*/</text:p>
          </table:table-cell>
          <table:table-cell table:number-columns-repeated="247"/>
        </table:table-row>
        <table:table-row table:style-name="ro2">
          <table:table-cell office:value-type="string">
            <text:p>insert into Dictionary values (</text:p>
          </table:table-cell>
          <table:table-cell office:value-type="float" office:value="62">
            <text:p>62</text:p>
          </table:table-cell>
          <table:table-cell office:value-type="string">
            <text:p>eng</text:p>
          </table:table-cell>
          <table:table-cell table:style-name="ce7" office:value-type="string">
            <text:p>Active</text:p>
          </table:table-cell>
          <table:table-cell table:style-name="ce7" office:value-type="string">
            <text:p>Select or deselect this option</text:p>
          </table:table-cell>
          <table:table-cell table:style-name="ce9" office:value-type="string">
            <text:p>Indicates whether this is active. If deactivated, users will not be able to see this in Module DesInvent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62];&quot;-&quot;; [$label.C62];&quot;-&quot;; [$label.D62]; &quot;*/&quot;)" office:value-type="string" office:string-value="/*62-DB-EEFieldActive*/">
            <text:p>/*62-DB-EEFieldActive*/</text:p>
          </table:table-cell>
          <table:table-cell table:number-columns-repeated="247"/>
        </table:table-row>
        <table:table-row table:style-name="ro2">
          <table:table-cell office:value-type="string">
            <text:p>insert into Dictionary values (</text:p>
          </table:table-cell>
          <table:table-cell office:value-type="float" office:value="63">
            <text:p>63</text:p>
          </table:table-cell>
          <table:table-cell office:value-type="string">
            <text:p>eng</text:p>
          </table:table-cell>
          <table:table-cell table:style-name="ce7" office:value-type="string">
            <text:p>Public</text:p>
          </table:table-cell>
          <table:table-cell table:style-name="ce7" office:value-type="string">
            <text:p>Select or deselect this option</text:p>
          </table:table-cell>
          <table:table-cell table:style-name="ce9" office:value-type="string">
            <text:p>Indicates whether the field is for public consultation in Module DesConsultar modul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63];&quot;-&quot;; [$label.C63];&quot;-&quot;; [$label.D63]; &quot;*/&quot;)" office:value-type="string" office:string-value="/*63-DB-EEFieldPublic*/">
            <text:p>/*63-DB-EEFieldPublic*/</text:p>
          </table:table-cell>
          <table:table-cell table:number-columns-repeated="247"/>
        </table:table-row>
        <table:table-row table:style-name="ro2">
          <table:table-cell office:value-type="string">
            <text:p>insert into Dictionary values (</text:p>
          </table:table-cell>
          <table:table-cell office:value-type="float" office:value="68">
            <text:p>68</text:p>
          </table:table-cell>
          <table:table-cell office:value-type="string">
            <text:p>eng</text:p>
          </table:table-cell>
          <table:table-cell office:value-type="string">
            <text:p>Datacard importation</text:p>
          </table:table-cell>
          <table:table-cell office:value-type="string">
            <text:p><text:s/></text:p>
          </table:table-cell>
          <table:table-cell office:value-type="string">
            <text:p>Datacard importation let insert disaster's registers to DesInventar in masive way. Require a file in CSV format and each datacard must have a unique serial, a date, geography unit, datasource, a event and a cau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64];&quot;-&quot;; [$label.C64];&quot;-&quot;; [$label.D64]; &quot;*/&quot;)" office:value-type="string" office:string-value="/*68-DB-Import*/">
            <text:p>/*68-DB-Import*/</text:p>
          </table:table-cell>
          <table:table-cell table:number-columns-repeated="247"/>
        </table:table-row>
        <table:table-row table:style-name="ro2">
          <table:table-cell office:value-type="string">
            <text:p>insert into Dictionary values (</text:p>
          </table:table-cell>
          <table:table-cell office:value-type="string">
            <text:p>100</text:p>
          </table:table-cell>
          <table:table-cell office:value-type="string">
            <text:p>eng</text:p>
          </table:table-cell>
          <table:table-cell table:style-name="ce7" office:value-type="string">
            <text:p>Serial</text:p>
          </table:table-cell>
          <table:table-cell table:style-name="ce7" office:value-type="string">
            <text:p>No duplicates. Max 40 characters</text:p>
          </table:table-cell>
          <table:table-cell table:style-name="ce14"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2"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number-columns-repeated="3" office:value-type="string">
            <text:p>2009-07-28 16:28:00</text:p>
          </table:table-cell>
          <table:table-cell office:value-type="string">
            <text:p>);</text:p>
          </table:table-cell>
          <table:table-cell table:style-name="ce4" table:formula="of:=CONCATENATE(&quot;/*&quot;; [$label.B65];&quot;-&quot;; [$label.C65];&quot;-&quot;; [$label.D65]; &quot;*/&quot;)" office:value-type="string" office:string-value="/*100-Disaster-Serial*/">
            <text:p>/*100-Disaster-Serial*/</text:p>
          </table:table-cell>
          <table:table-cell table:number-columns-repeated="247"/>
        </table:table-row>
        <table:table-row table:style-name="ro2">
          <table:table-cell office:value-type="string">
            <text:p>insert into Dictionary values (</text:p>
          </table:table-cell>
          <table:table-cell office:value-type="string">
            <text:p>101</text:p>
          </table:table-cell>
          <table:table-cell office:value-type="string">
            <text:p>eng</text:p>
          </table:table-cell>
          <table:table-cell table:style-name="ce7" office:value-type="string">
            <text:p>Start date</text:p>
          </table:table-cell>
          <table:table-cell table:style-name="ce7" office:value-type="string">
            <text:p>Input date in YYYY-MM-DD format</text:p>
          </table:table-cell>
          <table:table-cell table:style-name="ce7" office:value-type="string">
            <text:p>In this field, the year, month and date of the occurrence of the disaster is registered.</text:p>
          </table:table-cell>
          <table:table-cell table:style-name="ce7"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number-columns-repeated="3" office:value-type="string">
            <text:p>2009-07-28 16:28:00</text:p>
          </table:table-cell>
          <table:table-cell office:value-type="string">
            <text:p>);</text:p>
          </table:table-cell>
          <table:table-cell table:style-name="ce4" table:formula="of:=CONCATENATE(&quot;/*&quot;; [$label.B66];&quot;-&quot;; [$label.C66];&quot;-&quot;; [$label.D66]; &quot;*/&quot;)" office:value-type="string" office:string-value="/*101-Disaster-BeginTime*/">
            <text:p>/*101-Disaster-BeginTime*/</text:p>
          </table:table-cell>
          <table:table-cell table:number-columns-repeated="247"/>
        </table:table-row>
        <table:table-row table:style-name="ro2">
          <table:table-cell office:value-type="string">
            <text:p>insert into Dictionary values (</text:p>
          </table:table-cell>
          <table:table-cell office:value-type="string">
            <text:p>102</text:p>
          </table:table-cell>
          <table:table-cell office:value-type="string">
            <text:p>eng</text:p>
          </table:table-cell>
          <table:table-cell table:style-name="ce7" office:value-type="string">
            <text:p>Sources</text:p>
          </table:table-cell>
          <table:table-cell table:style-name="ce7" office:value-type="string">
            <text:p>Formatted text</text:p>
          </table:table-cell>
          <table:table-cell table:style-name="ce9"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7"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number-columns-repeated="3" office:value-type="string">
            <text:p>2009-07-28 16:28:00</text:p>
          </table:table-cell>
          <table:table-cell office:value-type="string">
            <text:p>);</text:p>
          </table:table-cell>
          <table:table-cell table:style-name="ce4" table:formula="of:=CONCATENATE(&quot;/*&quot;; [$label.B67];&quot;-&quot;; [$label.C67];&quot;-&quot;; [$label.D67]; &quot;*/&quot;)" office:value-type="string" office:string-value="/*102-Disaster-Source*/">
            <text:p>/*102-Disaster-Source*/</text:p>
          </table:table-cell>
          <table:table-cell table:number-columns-repeated="247"/>
        </table:table-row>
        <table:table-row table:style-name="ro2">
          <table:table-cell office:value-type="string">
            <text:p>insert into Dictionary values (</text:p>
          </table:table-cell>
          <table:table-cell office:value-type="string">
            <text:p>103</text:p>
          </table:table-cell>
          <table:table-cell office:value-type="string">
            <text:p>eng</text:p>
          </table:table-cell>
          <table:table-cell table:style-name="ce7" office:value-type="string">
            <text:p>Geography</text:p>
          </table:table-cell>
          <table:table-cell table:style-name="ce7" office:value-type="string">
            <text:p>Select from the lists</text:p>
          </table:table-cell>
          <table:table-cell table:style-name="ce7"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9"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number-columns-repeated="3" office:value-type="string">
            <text:p>2009-07-28 16:28:00</text:p>
          </table:table-cell>
          <table:table-cell office:value-type="string">
            <text:p>);</text:p>
          </table:table-cell>
          <table:table-cell table:style-name="ce4"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4"/>
        </table:table-row>
        <table:table-row table:style-name="ro2">
          <table:table-cell office:value-type="string">
            <text:p>insert into Dictionary values (</text:p>
          </table:table-cell>
          <table:table-cell office:value-type="string">
            <text:p>104</text:p>
          </table:table-cell>
          <table:table-cell office:value-type="string">
            <text:p>eng</text:p>
          </table:table-cell>
          <table:table-cell table:style-name="ce7" office:value-type="string">
            <text:p>Geo-Code</text:p>
          </table:table-cell>
          <table:table-cell table:style-name="ce7" office:value-type="string">
            <text:p>Select from the lists</text:p>
          </table:table-cell>
          <table:table-cell table:style-name="ce7" office:value-type="string">
            <text:p>Cartography geographic code</text:p>
          </table:table-cell>
          <table:table-cell table:style-name="Default"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69];&quot;-&quot;; [$label.C69];&quot;-&quot;; [$label.D69]; &quot;*/&quot;)" office:value-type="string" office:string-value="/*104-Geography-Code*/">
            <text:p>/*104-Geography-Code*/</text:p>
          </table:table-cell>
          <table:table-cell table:number-columns-repeated="247"/>
        </table:table-row>
        <table:table-row table:style-name="ro2">
          <table:table-cell office:value-type="string">
            <text:p>insert into Dictionary values (</text:p>
          </table:table-cell>
          <table:table-cell office:value-type="string">
            <text:p>105</text:p>
          </table:table-cell>
          <table:table-cell office:value-type="string">
            <text:p>eng</text:p>
          </table:table-cell>
          <table:table-cell table:style-name="ce7" office:value-type="string">
            <text:p>Place</text:p>
          </table:table-cell>
          <table:table-cell table:style-name="ce7" office:value-type="string">
            <text:p>Descriptive text</text:p>
          </table:table-cell>
          <table:table-cell table:style-name="ce7"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7"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number-columns-repeated="3" office:value-type="string">
            <text:p>2009-07-28 16:28:00</text:p>
          </table:table-cell>
          <table:table-cell office:value-type="string">
            <text:p>);</text:p>
          </table:table-cell>
          <table:table-cell table:style-name="ce4" table:formula="of:=CONCATENATE(&quot;/*&quot;; [$label.B70];&quot;-&quot;; [$label.C70];&quot;-&quot;; [$label.D70]; &quot;*/&quot;)" office:value-type="string" office:string-value="/*105-Disaster-SiteNotes*/">
            <text:p>/*105-Disaster-SiteNotes*/</text:p>
          </table:table-cell>
          <table:table-cell table:number-columns-repeated="247"/>
        </table:table-row>
        <table:table-row table:style-name="ro2">
          <table:table-cell office:value-type="string">
            <text:p>insert into Dictionary values (</text:p>
          </table:table-cell>
          <table:table-cell office:value-type="string">
            <text:p>106</text:p>
          </table:table-cell>
          <table:table-cell office:value-type="string">
            <text:p>eng</text:p>
          </table:table-cell>
          <table:table-cell table:style-name="ce7" office:value-type="string">
            <text:p>Latitude</text:p>
          </table:table-cell>
          <table:table-cell table:style-name="ce7" office:value-type="string">
            <text:p>Decimal degrees</text:p>
          </table:table-cell>
          <table:table-cell table:style-name="ce7" office:value-type="string">
            <text:p>Latitude of the specific place where the disaster occurred. Use as reference the system WGS84.</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71];&quot;-&quot;; [$label.C71];&quot;-&quot;; [$label.D71]; &quot;*/&quot;)" office:value-type="string" office:string-value="/*106-Disaster-Latitude*/">
            <text:p>/*106-Disaster-Latitude*/</text:p>
          </table:table-cell>
          <table:table-cell table:number-columns-repeated="247"/>
        </table:table-row>
        <table:table-row table:style-name="ro2">
          <table:table-cell office:value-type="string">
            <text:p>insert into Dictionary values (</text:p>
          </table:table-cell>
          <table:table-cell office:value-type="string">
            <text:p>107</text:p>
          </table:table-cell>
          <table:table-cell office:value-type="string">
            <text:p>eng</text:p>
          </table:table-cell>
          <table:table-cell table:style-name="ce7" office:value-type="string">
            <text:p>Longitude</text:p>
          </table:table-cell>
          <table:table-cell table:style-name="ce7" office:value-type="string">
            <text:p>Decimal degrees</text:p>
          </table:table-cell>
          <table:table-cell table:style-name="ce7" office:value-type="string">
            <text:p>Longitude of the specific place where the disaster occurred. Use as reference the system WGS84.</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72];&quot;-&quot;; [$label.C72];&quot;-&quot;; [$label.D72]; &quot;*/&quot;)" office:value-type="string" office:string-value="/*107-Disaster-Longitude*/">
            <text:p>/*107-Disaster-Longitude*/</text:p>
          </table:table-cell>
          <table:table-cell table:number-columns-repeated="247"/>
        </table:table-row>
        <table:table-row table:style-name="ro2">
          <table:table-cell office:value-type="string">
            <text:p>insert into Dictionary values (</text:p>
          </table:table-cell>
          <table:table-cell office:value-type="string">
            <text:p>108</text:p>
          </table:table-cell>
          <table:table-cell office:value-type="string">
            <text:p>eng</text:p>
          </table:table-cell>
          <table:table-cell table:style-name="ce7" office:value-type="string">
            <text:p>Save As</text:p>
          </table:table-cell>
          <table:table-cell table:style-name="ce7" office:value-type="string">
            <text:p>Select an option</text:p>
          </table:table-cell>
          <table:table-cell table:style-name="ce9" office:value-type="string">
            <text:p>Indicates the future availability of the record, facilitating the process of quality control of the database. Choose an option to save this record.</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73];&quot;-&quot;; [$label.C73];&quot;-&quot;; [$label.D73]; &quot;*/&quot;)" office:value-type="string" office:string-value="/*108-Record|1-Status*/">
            <text:p>/*108-Record|1-Status*/</text:p>
          </table:table-cell>
          <table:table-cell table:number-columns-repeated="247"/>
        </table:table-row>
        <table:table-row table:style-name="ro2">
          <table:table-cell office:value-type="string">
            <text:p>insert into Dictionary values (</text:p>
          </table:table-cell>
          <table:table-cell office:value-type="string">
            <text:p>109</text:p>
          </table:table-cell>
          <table:table-cell office:value-type="string">
            <text:p>eng</text:p>
          </table:table-cell>
          <table:table-cell table:style-name="ce7" office:value-type="string">
            <text:p>Author</text:p>
          </table:table-cell>
          <table:table-cell table:style-name="ce7" office:value-type="string">
            <text:p><text:s/></text:p>
          </table:table-cell>
          <table:table-cell table:style-name="ce7" office:value-type="string">
            <text:p>User who created the record.</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74];&quot;-&quot;; [$label.C74];&quot;-&quot;; [$label.D74]; &quot;*/&quot;)" office:value-type="string" office:string-value="/*109-Record|2-Author*/">
            <text:p>/*109-Record|2-Author*/</text:p>
          </table:table-cell>
          <table:table-cell table:number-columns-repeated="247"/>
        </table:table-row>
        <table:table-row table:style-name="ro2">
          <table:table-cell office:value-type="string">
            <text:p>insert into Dictionary values (</text:p>
          </table:table-cell>
          <table:table-cell office:value-type="string">
            <text:p>110</text:p>
          </table:table-cell>
          <table:table-cell office:value-type="string">
            <text:p>eng</text:p>
          </table:table-cell>
          <table:table-cell table:style-name="ce7" office:value-type="string">
            <text:p>Creation date</text:p>
          </table:table-cell>
          <table:table-cell table:style-name="ce7" office:value-type="string">
            <text:p><text:s/></text:p>
          </table:table-cell>
          <table:table-cell table:style-name="ce7" office:value-type="string">
            <text:p>Date of the creation of the record.</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75];&quot;-&quot;; [$label.C75];&quot;-&quot;; [$label.D75]; &quot;*/&quot;)" office:value-type="string" office:string-value="/*110-Record|2-Creation*/">
            <text:p>/*110-Record|2-Creation*/</text:p>
          </table:table-cell>
          <table:table-cell table:number-columns-repeated="247"/>
        </table:table-row>
        <table:table-row table:style-name="ro2">
          <table:table-cell office:value-type="string">
            <text:p>insert into Dictionary values (</text:p>
          </table:table-cell>
          <table:table-cell office:value-type="string">
            <text:p>111</text:p>
          </table:table-cell>
          <table:table-cell office:value-type="string">
            <text:p>eng</text:p>
          </table:table-cell>
          <table:table-cell table:style-name="ce7" office:value-type="string">
            <text:p>Updated</text:p>
          </table:table-cell>
          <table:table-cell table:style-name="ce7" office:value-type="string">
            <text:p><text:s/></text:p>
          </table:table-cell>
          <table:table-cell table:style-name="ce9" office:value-type="string">
            <text:p>Latest date on which the record was updated.</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76];&quot;-&quot;; [$label.C76];&quot;-&quot;; [$label.D76]; &quot;*/&quot;)" office:value-type="string" office:string-value="/*111-Record|2-LastUpdate*/">
            <text:p>/*111-Record|2-LastUpdate*/</text:p>
          </table:table-cell>
          <table:table-cell table:number-columns-repeated="247"/>
        </table:table-row>
        <table:table-row table:style-name="ro2">
          <table:table-cell office:value-type="string">
            <text:p>insert into Dictionary values (</text:p>
          </table:table-cell>
          <table:table-cell office:value-type="string">
            <text:p>112</text:p>
          </table:table-cell>
          <table:table-cell office:value-type="string">
            <text:p>eng</text:p>
          </table:table-cell>
          <table:table-cell table:style-name="ce7" office:value-type="string">
            <text:p>Type of event</text:p>
          </table:table-cell>
          <table:table-cell table:style-name="ce7" office:value-type="string">
            <text:p>Select from the list</text:p>
          </table:table-cell>
          <table:table-cell table:style-name="ce7"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9"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number-columns-repeated="3" office:value-type="string">
            <text:p>2009-07-28 16:28:00</text:p>
          </table:table-cell>
          <table:table-cell office:value-type="string">
            <text:p>);</text:p>
          </table:table-cell>
          <table:table-cell table:style-name="ce4" table:formula="of:=CONCATENATE(&quot;/*&quot;; [$label.B77];&quot;-&quot;; [$label.C77];&quot;-&quot;; [$label.D77]; &quot;*/&quot;)" office:value-type="string" office:string-value="/*112-Event-Name*/">
            <text:p>/*112-Event-Name*/</text:p>
          </table:table-cell>
          <table:table-cell table:number-columns-repeated="247"/>
        </table:table-row>
        <table:table-row table:style-name="ro2">
          <table:table-cell office:value-type="string">
            <text:p>insert into Dictionary values (</text:p>
          </table:table-cell>
          <table:table-cell office:value-type="string">
            <text:p>113</text:p>
          </table:table-cell>
          <table:table-cell office:value-type="string">
            <text:p>eng</text:p>
          </table:table-cell>
          <table:table-cell table:style-name="ce7" office:value-type="string">
            <text:p>Duration</text:p>
          </table:table-cell>
          <table:table-cell table:style-name="ce7" office:value-type="string">
            <text:p>Number of days</text:p>
          </table:table-cell>
          <table:table-cell table:style-name="ce12"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7" office:value-type="string">
            <text:p>The majority of events may last a few minutes (ie, earthquakes, landslides, flashfloods) or hours (ie, flooding or fires). Events such as droughts or prolonged flooding may last months.</text:p>
          </table:table-cell>
          <table:table-cell table:number-columns-repeated="3" office:value-type="string">
            <text:p>2009-07-28 16:28:00</text:p>
          </table:table-cell>
          <table:table-cell office:value-type="string">
            <text:p>);</text:p>
          </table:table-cell>
          <table:table-cell table:style-name="ce4" table:formula="of:=CONCATENATE(&quot;/*&quot;; [$label.B78];&quot;-&quot;; [$label.C78];&quot;-&quot;; [$label.D78]; &quot;*/&quot;)" office:value-type="string" office:string-value="/*113-Event-Duration*/">
            <text:p>/*113-Event-Duration*/</text:p>
          </table:table-cell>
          <table:table-cell table:number-columns-repeated="247"/>
        </table:table-row>
        <table:table-row table:style-name="ro2">
          <table:table-cell office:value-type="string">
            <text:p>insert into Dictionary values (</text:p>
          </table:table-cell>
          <table:table-cell office:value-type="string">
            <text:p>114</text:p>
          </table:table-cell>
          <table:table-cell office:value-type="string">
            <text:p>eng</text:p>
          </table:table-cell>
          <table:table-cell table:style-name="ce7" office:value-type="string">
            <text:p>Magnitude</text:p>
          </table:table-cell>
          <table:table-cell table:style-name="ce7" office:value-type="string">
            <text:p>Value of magnitude</text:p>
          </table:table-cell>
          <table:table-cell table:style-name="ce7"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7"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number-columns-repeated="3" office:value-type="string">
            <text:p>2009-07-28 16:28:00</text:p>
          </table:table-cell>
          <table:table-cell office:value-type="string">
            <text:p>);</text:p>
          </table:table-cell>
          <table:table-cell table:style-name="ce4" table:formula="of:=CONCATENATE(&quot;/*&quot;; [$label.B79];&quot;-&quot;; [$label.C79];&quot;-&quot;; [$label.D79]; &quot;*/&quot;)" office:value-type="string" office:string-value="/*114-Event-Magnitude*/">
            <text:p>/*114-Event-Magnitude*/</text:p>
          </table:table-cell>
          <table:table-cell table:number-columns-repeated="247"/>
        </table:table-row>
        <table:table-row table:style-name="ro2">
          <table:table-cell office:value-type="string">
            <text:p>insert into Dictionary values (</text:p>
          </table:table-cell>
          <table:table-cell office:value-type="string">
            <text:p>115</text:p>
          </table:table-cell>
          <table:table-cell office:value-type="string">
            <text:p>eng</text:p>
          </table:table-cell>
          <table:table-cell table:style-name="ce7" office:value-type="string">
            <text:p>Observation about the event</text:p>
          </table:table-cell>
          <table:table-cell table:style-name="ce7" office:value-type="string">
            <text:p>Text or key words</text:p>
          </table:table-cell>
          <table:table-cell table:style-name="ce7" office:value-type="string">
            <text:p>A brief description of the occurrence of the event. In the case of chain events or simultaneous events, these should also be included in the description.</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80];&quot;-&quot;; [$label.C80];&quot;-&quot;; [$label.D80]; &quot;*/&quot;)" office:value-type="string" office:string-value="/*115-Event-Notes*/">
            <text:p>/*115-Event-Notes*/</text:p>
          </table:table-cell>
          <table:table-cell table:number-columns-repeated="247"/>
        </table:table-row>
        <table:table-row table:style-name="ro2">
          <table:table-cell office:value-type="string">
            <text:p>insert into Dictionary values (</text:p>
          </table:table-cell>
          <table:table-cell office:value-type="string">
            <text:p>116</text:p>
          </table:table-cell>
          <table:table-cell office:value-type="string">
            <text:p>eng</text:p>
          </table:table-cell>
          <table:table-cell table:style-name="ce7" office:value-type="string">
            <text:p>Type of cause</text:p>
          </table:table-cell>
          <table:table-cell table:style-name="ce7" office:value-type="string">
            <text:p>Select from the list</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9"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office:value-type="string">
            <text:p>);</text:p>
          </table:table-cell>
          <table:table-cell table:style-name="ce4" table:formula="of:=CONCATENATE(&quot;/*&quot;; [$label.B81];&quot;-&quot;; [$label.C81];&quot;-&quot;; [$label.D81]; &quot;*/&quot;)" office:value-type="string" office:string-value="/*116-Cause-Name*/">
            <text:p>/*116-Cause-Name*/</text:p>
          </table:table-cell>
          <table:table-cell table:number-columns-repeated="247"/>
        </table:table-row>
        <table:table-row table:style-name="ro2">
          <table:table-cell office:value-type="string">
            <text:p>insert into Dictionary values (</text:p>
          </table:table-cell>
          <table:table-cell office:value-type="string">
            <text:p>117</text:p>
          </table:table-cell>
          <table:table-cell office:value-type="string">
            <text:p>eng</text:p>
          </table:table-cell>
          <table:table-cell table:style-name="ce9" office:value-type="string">
            <text:p>Observations about the cause</text:p>
          </table:table-cell>
          <table:table-cell table:style-name="ce7" office:value-type="string">
            <text:p>Text or key words</text:p>
          </table:table-cell>
          <table:table-cell table:style-name="ce7"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9"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number-columns-repeated="3" office:value-type="string">
            <text:p>2009-07-28 16:28:00</text:p>
          </table:table-cell>
          <table:table-cell office:value-type="string">
            <text:p>);</text:p>
          </table:table-cell>
          <table:table-cell table:style-name="ce4" table:formula="of:=CONCATENATE(&quot;/*&quot;; [$label.B82];&quot;-&quot;; [$label.C82];&quot;-&quot;; [$label.D82]; &quot;*/&quot;)" office:value-type="string" office:string-value="/*117-Cause-Notes*/">
            <text:p>/*117-Cause-Notes*/</text:p>
          </table:table-cell>
          <table:table-cell table:number-columns-repeated="247"/>
        </table:table-row>
        <table:table-row table:style-name="ro2">
          <table:table-cell office:value-type="string">
            <text:p>insert into Dictionary values (</text:p>
          </table:table-cell>
          <table:table-cell office:value-type="string">
            <text:p>118</text:p>
          </table:table-cell>
          <table:table-cell office:value-type="string">
            <text:p>eng</text:p>
          </table:table-cell>
          <table:table-cell table:style-name="ce7" office:value-type="string">
            <text:p>Deaths</text:p>
          </table:table-cell>
          <table:table-cell table:style-name="ce7" office:value-type="string">
            <text:p>Type a number or select from the list</text:p>
          </table:table-cell>
          <table:table-cell table:style-name="ce7"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83];&quot;-&quot;; [$label.C83];&quot;-&quot;; [$label.D83]; &quot;*/&quot;)" office:value-type="string" office:string-value="/*118-Effect|PeopleGood-PeopleDead*/">
            <text:p>/*118-Effect|PeopleGood-PeopleDead*/</text:p>
          </table:table-cell>
          <table:table-cell table:number-columns-repeated="247"/>
        </table:table-row>
        <table:table-row table:style-name="ro2">
          <table:table-cell office:value-type="string">
            <text:p>insert into Dictionary values (</text:p>
          </table:table-cell>
          <table:table-cell office:value-type="string">
            <text:p>119</text:p>
          </table:table-cell>
          <table:table-cell office:value-type="string">
            <text:p>eng</text:p>
          </table:table-cell>
          <table:table-cell table:style-name="ce7" office:value-type="string">
            <text:p>Affected</text:p>
          </table:table-cell>
          <table:table-cell table:style-name="ce7" office:value-type="string">
            <text:p>Type a number or select from the list</text:p>
          </table:table-cell>
          <table:table-cell table:style-name="ce9"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84];&quot;-&quot;; [$label.C84];&quot;-&quot;; [$label.D84]; &quot;*/&quot;)" office:value-type="string" office:string-value="/*119-Effect|PeopleGood-PeopleAffected*/">
            <text:p>/*119-Effect|PeopleGood-PeopleAffected*/</text:p>
          </table:table-cell>
          <table:table-cell table:number-columns-repeated="247"/>
        </table:table-row>
        <table:table-row table:style-name="ro2">
          <table:table-cell office:value-type="string">
            <text:p>insert into Dictionary values (</text:p>
          </table:table-cell>
          <table:table-cell office:value-type="string">
            <text:p>120</text:p>
          </table:table-cell>
          <table:table-cell office:value-type="string">
            <text:p>eng</text:p>
          </table:table-cell>
          <table:table-cell table:style-name="ce7" office:value-type="string">
            <text:p>Evacuees</text:p>
          </table:table-cell>
          <table:table-cell table:style-name="ce7" office:value-type="string">
            <text:p>Type a number or select from the list</text:p>
          </table:table-cell>
          <table:table-cell table:style-name="ce9" office:value-type="string">
            <text:p>The number of persons temporarily evacuated from their homes, work places, schools, hospitals, etc. If the information refers to families, calculate the number of people according to available indicator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85];&quot;-&quot;; [$label.C85];&quot;-&quot;; [$label.D85]; &quot;*/&quot;)" office:value-type="string" office:string-value="/*120-Effect|PeopleGood-PeopleEvacuated*/">
            <text:p>/*120-Effect|PeopleGood-PeopleEvacuated*/</text:p>
          </table:table-cell>
          <table:table-cell table:number-columns-repeated="247"/>
        </table:table-row>
        <table:table-row table:style-name="ro2">
          <table:table-cell office:value-type="string">
            <text:p>insert into Dictionary values (</text:p>
          </table:table-cell>
          <table:table-cell office:value-type="string">
            <text:p>121</text:p>
          </table:table-cell>
          <table:table-cell office:value-type="string">
            <text:p>eng</text:p>
          </table:table-cell>
          <table:table-cell table:style-name="ce7" office:value-type="string">
            <text:p>Missing</text:p>
          </table:table-cell>
          <table:table-cell table:style-name="ce7" office:value-type="string">
            <text:p>Type a number or select from the list</text:p>
          </table:table-cell>
          <table:table-cell table:style-name="ce9"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86];&quot;-&quot;; [$label.C86];&quot;-&quot;; [$label.D86]; &quot;*/&quot;)" office:value-type="string" office:string-value="/*121-Effect|PeopleGood-PeopleMissing*/">
            <text:p>/*121-Effect|PeopleGood-PeopleMissing*/</text:p>
          </table:table-cell>
          <table:table-cell table:number-columns-repeated="247"/>
        </table:table-row>
        <table:table-row table:style-name="ro2">
          <table:table-cell office:value-type="string">
            <text:p>insert into Dictionary values (</text:p>
          </table:table-cell>
          <table:table-cell office:value-type="string">
            <text:p>122</text:p>
          </table:table-cell>
          <table:table-cell office:value-type="string">
            <text:p>eng</text:p>
          </table:table-cell>
          <table:table-cell table:style-name="ce7" office:value-type="string">
            <text:p>Relocated</text:p>
          </table:table-cell>
          <table:table-cell table:style-name="ce7" office:value-type="string">
            <text:p>Type a number or select from the list</text:p>
          </table:table-cell>
          <table:table-cell table:style-name="ce9" office:value-type="string">
            <text:p>The number of persons who have been moved permanently from their homes to new sites. If the information refers to families, calculate the number of people according to available indicator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87];&quot;-&quot;; [$label.C87];&quot;-&quot;; [$label.D87]; &quot;*/&quot;)" office:value-type="string" office:string-value="/*122-Effect|PeopleGood-PeopleRelocated*/">
            <text:p>/*122-Effect|PeopleGood-PeopleRelocated*/</text:p>
          </table:table-cell>
          <table:table-cell table:number-columns-repeated="247"/>
        </table:table-row>
        <table:table-row table:style-name="ro2">
          <table:table-cell office:value-type="string">
            <text:p>insert into Dictionary values (</text:p>
          </table:table-cell>
          <table:table-cell office:value-type="string">
            <text:p>123</text:p>
          </table:table-cell>
          <table:table-cell office:value-type="string">
            <text:p>eng</text:p>
          </table:table-cell>
          <table:table-cell table:style-name="ce7" office:value-type="string">
            <text:p>Victims</text:p>
          </table:table-cell>
          <table:table-cell table:style-name="ce7" office:value-type="string">
            <text:p>Type a number or select from the list</text:p>
          </table:table-cell>
          <table:table-cell table:style-name="ce9"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88];&quot;-&quot;; [$label.C88];&quot;-&quot;; [$label.D88]; &quot;*/&quot;)" office:value-type="string" office:string-value="/*123-Effect|PeopleGood-PeopleHarmed*/">
            <text:p>/*123-Effect|PeopleGood-PeopleHarmed*/</text:p>
          </table:table-cell>
          <table:table-cell table:number-columns-repeated="247"/>
        </table:table-row>
        <table:table-row table:style-name="ro2">
          <table:table-cell office:value-type="string">
            <text:p>insert into Dictionary values (</text:p>
          </table:table-cell>
          <table:table-cell office:value-type="string">
            <text:p>124</text:p>
          </table:table-cell>
          <table:table-cell office:value-type="string">
            <text:p>eng</text:p>
          </table:table-cell>
          <table:table-cell table:style-name="ce7" office:value-type="string">
            <text:p>Wounded, sick</text:p>
          </table:table-cell>
          <table:table-cell table:style-name="ce7" office:value-type="string">
            <text:p>Type a number or select from the list</text:p>
          </table:table-cell>
          <table:table-cell table:style-name="ce9"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89];&quot;-&quot;; [$label.C89];&quot;-&quot;; [$label.D89]; &quot;*/&quot;)" office:value-type="string" office:string-value="/*124-Effect|PeopleGood-PeopleInjured*/">
            <text:p>/*124-Effect|PeopleGood-PeopleInjured*/</text:p>
          </table:table-cell>
          <table:table-cell table:number-columns-repeated="247"/>
        </table:table-row>
        <table:table-row table:style-name="ro2">
          <table:table-cell office:value-type="string">
            <text:p>insert into Dictionary values (</text:p>
          </table:table-cell>
          <table:table-cell office:value-type="string">
            <text:p>125</text:p>
          </table:table-cell>
          <table:table-cell office:value-type="string">
            <text:p>eng</text:p>
          </table:table-cell>
          <table:table-cell table:style-name="ce7" office:value-type="string">
            <text:p>Homes affected</text:p>
          </table:table-cell>
          <table:table-cell table:style-name="ce7" office:value-type="string">
            <text:p>Type a number or select from the list</text:p>
          </table:table-cell>
          <table:table-cell table:style-name="ce7" office:value-type="string">
            <text:p>The number of homes with minor damage, not structural or architectural, which may continue being lived in, although they may require some repair or cleaning.</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90];&quot;-&quot;; [$label.C90];&quot;-&quot;; [$label.D90]; &quot;*/&quot;)" office:value-type="string" office:string-value="/*125-Effect|PeopleGood-HousesAffected*/">
            <text:p>/*125-Effect|PeopleGood-HousesAffected*/</text:p>
          </table:table-cell>
          <table:table-cell table:number-columns-repeated="247"/>
        </table:table-row>
        <table:table-row table:style-name="ro2">
          <table:table-cell office:value-type="string">
            <text:p>insert into Dictionary values (</text:p>
          </table:table-cell>
          <table:table-cell office:value-type="string">
            <text:p>126</text:p>
          </table:table-cell>
          <table:table-cell office:value-type="string">
            <text:p>eng</text:p>
          </table:table-cell>
          <table:table-cell table:style-name="ce7" office:value-type="string">
            <text:p>Homes destroyed</text:p>
          </table:table-cell>
          <table:table-cell table:style-name="ce7" office:value-type="string">
            <text:p>Type a number or select from the list</text:p>
          </table:table-cell>
          <table:table-cell table:style-name="ce7" office:value-type="string">
            <text:p>The number of homes levelled, buried, collapsed or damaged to the extent that they are no longer habitable.</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91];&quot;-&quot;; [$label.C91];&quot;-&quot;; [$label.D91]; &quot;*/&quot;)" office:value-type="string" office:string-value="/*126-Effect|PeopleGood-HousesDestroyed*/">
            <text:p>/*126-Effect|PeopleGood-HousesDestroyed*/</text:p>
          </table:table-cell>
          <table:table-cell table:number-columns-repeated="247"/>
        </table:table-row>
        <table:table-row table:style-name="ro2">
          <table:table-cell office:value-type="string">
            <text:p>insert into Dictionary values (</text:p>
          </table:table-cell>
          <table:table-cell office:value-type="string">
            <text:p>127</text:p>
          </table:table-cell>
          <table:table-cell office:value-type="string">
            <text:p>eng</text:p>
          </table:table-cell>
          <table:table-cell table:style-name="ce7" office:value-type="string">
            <text:p>Loss value $</text:p>
          </table:table-cell>
          <table:table-cell table:style-name="ce7" office:value-type="string">
            <text:p>Amount in local currency</text:p>
          </table:table-cell>
          <table:table-cell table:style-name="ce7" office:value-type="string">
            <text:p>Sum of losses directly caused by the disaster in local currency.</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92];&quot;-&quot;; [$label.C92];&quot;-&quot;; [$label.D92]; &quot;*/&quot;)" office:value-type="string" office:string-value="/*127-Effect|Economic-LossesValueLocal*/">
            <text:p>/*127-Effect|Economic-LossesValueLocal*/</text:p>
          </table:table-cell>
          <table:table-cell table:number-columns-repeated="247"/>
        </table:table-row>
        <table:table-row table:style-name="ro2">
          <table:table-cell office:value-type="string">
            <text:p>insert into Dictionary values (</text:p>
          </table:table-cell>
          <table:table-cell office:value-type="string">
            <text:p>128</text:p>
          </table:table-cell>
          <table:table-cell office:value-type="string">
            <text:p>eng</text:p>
          </table:table-cell>
          <table:table-cell table:style-name="ce7" office:value-type="string">
            <text:p>Loss value US$</text:p>
          </table:table-cell>
          <table:table-cell table:style-name="ce7" office:value-type="string">
            <text:p>Amount in US dollars.</text:p>
          </table:table-cell>
          <table:table-cell table:style-name="ce7" office:value-type="string">
            <text:p>The equivalent in dollars (US$) of the value of losses in local currency, according to the exchange rate on the date of the disaster. This figure is useful for comparative evaluations between database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93];&quot;-&quot;; [$label.C93];&quot;-&quot;; [$label.D93]; &quot;*/&quot;)" office:value-type="string" office:string-value="/*128-Effect|Economic-LossesValueUSD*/">
            <text:p>/*128-Effect|Economic-LossesValueUSD*/</text:p>
          </table:table-cell>
          <table:table-cell table:number-columns-repeated="247"/>
        </table:table-row>
        <table:table-row table:style-name="ro2">
          <table:table-cell office:value-type="string">
            <text:p>insert into Dictionary values (</text:p>
          </table:table-cell>
          <table:table-cell office:value-type="string">
            <text:p>129</text:p>
          </table:table-cell>
          <table:table-cell office:value-type="string">
            <text:p>eng</text:p>
          </table:table-cell>
          <table:table-cell table:style-name="ce7" office:value-type="string">
            <text:p>Health Sector</text:p>
          </table:table-cell>
          <table:table-cell table:style-name="ce7" office:value-type="string">
            <text:p>Quantity</text:p>
          </table:table-cell>
          <table:table-cell table:style-name="ce7" office:value-type="string">
            <text:p>The number of health centres, clinics, local and regional hospitals destroyed and directly or indirectly affected by the disaster.</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7"/>
        </table:table-row>
        <table:table-row table:style-name="ro2">
          <table:table-cell office:value-type="string">
            <text:p>insert into Dictionary values (</text:p>
          </table:table-cell>
          <table:table-cell office:value-type="string">
            <text:p>130</text:p>
          </table:table-cell>
          <table:table-cell office:value-type="string">
            <text:p>eng</text:p>
          </table:table-cell>
          <table:table-cell table:style-name="ce7" office:value-type="string">
            <text:p>Educational centres</text:p>
          </table:table-cell>
          <table:table-cell table:style-name="ce7" office:value-type="string">
            <text:p>Quantity</text:p>
          </table:table-cell>
          <table:table-cell table:style-name="ce7"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7"/>
        </table:table-row>
        <table:table-row table:style-name="ro2">
          <table:table-cell office:value-type="string">
            <text:p>insert into Dictionary values (</text:p>
          </table:table-cell>
          <table:table-cell office:value-type="string">
            <text:p>131</text:p>
          </table:table-cell>
          <table:table-cell office:value-type="string">
            <text:p>eng</text:p>
          </table:table-cell>
          <table:table-cell table:style-name="ce9" office:value-type="string">
            <text:p>Crops and woods (Hectares)</text:p>
          </table:table-cell>
          <table:table-cell table:style-name="ce7" office:value-type="string">
            <text:p>Quantity</text:p>
          </table:table-cell>
          <table:table-cell table:style-name="ce7" office:value-type="string">
            <text:p>The amount of cultivated or pastoral land or woods destroyed or affected. If the information exists in another measurement, it should be converted to hectare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7"/>
        </table:table-row>
        <table:table-row table:style-name="ro2">
          <table:table-cell office:value-type="string">
            <text:p>insert into Dictionary values (</text:p>
          </table:table-cell>
          <table:table-cell office:value-type="string">
            <text:p>132</text:p>
          </table:table-cell>
          <table:table-cell office:value-type="string">
            <text:p>eng</text:p>
          </table:table-cell>
          <table:table-cell table:style-name="ce7" office:value-type="string">
            <text:p>Livestock</text:p>
          </table:table-cell>
          <table:table-cell table:style-name="ce7" office:value-type="string">
            <text:p>Quantity</text:p>
          </table:table-cell>
          <table:table-cell table:style-name="ce9" office:value-type="string">
            <text:p>The number of animals lost (bovine, pig, ovine, poultry) regardless of the type of event (flood, drought, epidemic, etc).</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7"/>
        </table:table-row>
        <table:table-row table:style-name="ro2">
          <table:table-cell office:value-type="string">
            <text:p>insert into Dictionary values (</text:p>
          </table:table-cell>
          <table:table-cell office:value-type="string">
            <text:p>133</text:p>
          </table:table-cell>
          <table:table-cell office:value-type="string">
            <text:p>eng</text:p>
          </table:table-cell>
          <table:table-cell table:style-name="ce9" office:value-type="string">
            <text:p>Routes affected</text:p>
          </table:table-cell>
          <table:table-cell table:style-name="ce7" office:value-type="string">
            <text:p>Quantity</text:p>
          </table:table-cell>
          <table:table-cell table:style-name="ce9" office:value-type="string">
            <text:p>The length of transport networks destroyed and/or rendered unusable, in metre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98];&quot;-&quot;; [$label.C98];&quot;-&quot;; [$label.D98]; &quot;*/&quot;)" office:value-type="string" office:string-value="/*133-Effect|Affected|SectorTransport-Roads*/">
            <text:p>/*133-Effect|Affected|SectorTransport-Roads*/</text:p>
          </table:table-cell>
          <table:table-cell table:number-columns-repeated="247"/>
        </table:table-row>
        <table:table-row table:style-name="ro2">
          <table:table-cell office:value-type="string">
            <text:p>insert into Dictionary values (</text:p>
          </table:table-cell>
          <table:table-cell office:value-type="string">
            <text:p>134</text:p>
          </table:table-cell>
          <table:table-cell office:value-type="string">
            <text:p>eng</text:p>
          </table:table-cell>
          <table:table-cell table:style-name="ce7" office:value-type="string">
            <text:p>Other losses</text:p>
          </table:table-cell>
          <table:table-cell table:style-name="ce7" office:value-type="string">
            <text:p>Text</text:p>
          </table:table-cell>
          <table:table-cell table:style-name="ce9"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7"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number-columns-repeated="3" office:value-type="string">
            <text:p>2009-07-28 16:28:00</text:p>
          </table:table-cell>
          <table:table-cell office:value-type="string">
            <text:p>);</text:p>
          </table:table-cell>
          <table:table-cell table:style-name="ce4" table:formula="of:=CONCATENATE(&quot;/*&quot;; [$label.B99];&quot;-&quot;; [$label.C99];&quot;-&quot;; [$label.D99]; &quot;*/&quot;)" office:value-type="string" office:string-value="/*134-Effect|More|SectorOther-OtherLosses*/">
            <text:p>/*134-Effect|More|SectorOther-OtherLosses*/</text:p>
          </table:table-cell>
          <table:table-cell table:number-columns-repeated="247"/>
        </table:table-row>
        <table:table-row table:style-name="ro2">
          <table:table-cell office:value-type="string">
            <text:p>insert into Dictionary values (</text:p>
          </table:table-cell>
          <table:table-cell office:value-type="string">
            <text:p>135</text:p>
          </table:table-cell>
          <table:table-cell office:value-type="string">
            <text:p>eng</text:p>
          </table:table-cell>
          <table:table-cell table:style-name="ce7" office:value-type="string">
            <text:p>Observations about the effects</text:p>
          </table:table-cell>
          <table:table-cell table:style-name="ce7" office:value-type="string">
            <text:p>Text</text:p>
          </table:table-cell>
          <table:table-cell table:style-name="ce7" office:value-type="string">
            <text:p>Notes or detail about the effects of the disaster. This field should be used to register discrepancies between effect figures when there is more than one source.</text:p>
          </table:table-cell>
          <table:table-cell table:style-name="ce22"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table:number-columns-repeated="3" office:value-type="string">
            <text:p>2009-07-28 16:28:00</text:p>
          </table:table-cell>
          <table:table-cell office:value-type="string">
            <text:p>);</text:p>
          </table:table-cell>
          <table:table-cell table:style-name="ce4" table:formula="of:=CONCATENATE(&quot;/*&quot;; [$label.B100];&quot;-&quot;; [$label.C100];&quot;-&quot;; [$label.D100]; &quot;*/&quot;)" office:value-type="string" office:string-value="/*135-Effect|More-Notes*/">
            <text:p>/*135-Effect|More-Notes*/</text:p>
          </table:table-cell>
          <table:table-cell table:number-columns-repeated="247"/>
        </table:table-row>
        <table:table-row table:style-name="ro2">
          <table:table-cell office:value-type="string">
            <text:p>insert into Dictionary values (</text:p>
          </table:table-cell>
          <table:table-cell office:value-type="string">
            <text:p>136</text:p>
          </table:table-cell>
          <table:table-cell office:value-type="string">
            <text:p>eng</text:p>
          </table:table-cell>
          <table:table-cell table:style-name="ce7" office:value-type="string">
            <text:p>Transport</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7"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01];&quot;-&quot;; [$label.C101];&quot;-&quot;; [$label.D101]; &quot;*/&quot;)" office:value-type="string" office:string-value="/*136-Sector-Transport*/">
            <text:p>/*136-Sector-Transport*/</text:p>
          </table:table-cell>
          <table:table-cell table:number-columns-repeated="247"/>
        </table:table-row>
        <table:table-row table:style-name="ro2">
          <table:table-cell office:value-type="string">
            <text:p>insert into Dictionary values (</text:p>
          </table:table-cell>
          <table:table-cell office:value-type="string">
            <text:p>137</text:p>
          </table:table-cell>
          <table:table-cell office:value-type="string">
            <text:p>eng</text:p>
          </table:table-cell>
          <table:table-cell table:style-name="ce7" office:value-type="string">
            <text:p>Communication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02];&quot;-&quot;; [$label.C102];&quot;-&quot;; [$label.D102]; &quot;*/&quot;)" office:value-type="string" office:string-value="/*137-Sector-Communications*/">
            <text:p>/*137-Sector-Communications*/</text:p>
          </table:table-cell>
          <table:table-cell table:number-columns-repeated="247"/>
        </table:table-row>
        <table:table-row table:style-name="ro2">
          <table:table-cell office:value-type="string">
            <text:p>insert into Dictionary values (</text:p>
          </table:table-cell>
          <table:table-cell office:value-type="string">
            <text:p>138</text:p>
          </table:table-cell>
          <table:table-cell office:value-type="string">
            <text:p>eng</text:p>
          </table:table-cell>
          <table:table-cell table:style-name="ce7" office:value-type="string">
            <text:p>Aid organisation installation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03];&quot;-&quot;; [$label.C103];&quot;-&quot;; [$label.D103]; &quot;*/&quot;)" office:value-type="string" office:string-value="/*138-Sector-Relief*/">
            <text:p>/*138-Sector-Relief*/</text:p>
          </table:table-cell>
          <table:table-cell table:number-columns-repeated="247"/>
        </table:table-row>
        <table:table-row table:style-name="ro2">
          <table:table-cell office:value-type="string">
            <text:p>insert into Dictionary values (</text:p>
          </table:table-cell>
          <table:table-cell office:value-type="string">
            <text:p>139</text:p>
          </table:table-cell>
          <table:table-cell office:value-type="string">
            <text:p>eng</text:p>
          </table:table-cell>
          <table:table-cell table:style-name="ce7" office:value-type="string">
            <text:p>Agriculture and fishing</text:p>
          </table:table-cell>
          <table:table-cell table:style-name="ce7" office:value-type="string">
            <text:p>Choose an option</text:p>
          </table:table-cell>
          <table:table-cell table:style-name="ce9" office:value-type="string">
            <text:p>Qualitative field in the database. It has two options: Affected or Not Affected. It relates to damaged to the Agriculture and Fishing sector: crops, granaries, pastoral zone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04];&quot;-&quot;; [$label.C104];&quot;-&quot;; [$label.D104]; &quot;*/&quot;)" office:value-type="string" office:string-value="/*139-Sector-Agricultural*/">
            <text:p>/*139-Sector-Agricultural*/</text:p>
          </table:table-cell>
          <table:table-cell table:number-columns-repeated="247"/>
        </table:table-row>
        <table:table-row table:style-name="ro2">
          <table:table-cell office:value-type="string">
            <text:p>insert into Dictionary values (</text:p>
          </table:table-cell>
          <table:table-cell office:value-type="string">
            <text:p>140</text:p>
          </table:table-cell>
          <table:table-cell office:value-type="string">
            <text:p>eng</text:p>
          </table:table-cell>
          <table:table-cell table:style-name="ce7" office:value-type="string">
            <text:p>Aqueduct</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05];&quot;-&quot;; [$label.C105];&quot;-&quot;; [$label.D105]; &quot;*/&quot;)" office:value-type="string" office:string-value="/*140-Sector-WaterSupply*/">
            <text:p>/*140-Sector-WaterSupply*/</text:p>
          </table:table-cell>
          <table:table-cell table:number-columns-repeated="247"/>
        </table:table-row>
        <table:table-row table:style-name="ro2">
          <table:table-cell office:value-type="string">
            <text:p>insert into Dictionary values (</text:p>
          </table:table-cell>
          <table:table-cell office:value-type="string">
            <text:p>141</text:p>
          </table:table-cell>
          <table:table-cell office:value-type="string">
            <text:p>eng</text:p>
          </table:table-cell>
          <table:table-cell table:style-name="ce7" office:value-type="string">
            <text:p>Sewerag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sewage sector: sewage systems and treatment plant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06];&quot;-&quot;; [$label.C106];&quot;-&quot;; [$label.D106]; &quot;*/&quot;)" office:value-type="string" office:string-value="/*141-Sector-Sewerage*/">
            <text:p>/*141-Sector-Sewerage*/</text:p>
          </table:table-cell>
          <table:table-cell table:number-columns-repeated="247"/>
        </table:table-row>
        <table:table-row table:style-name="ro2">
          <table:table-cell office:value-type="string">
            <text:p>insert into Dictionary values (</text:p>
          </table:table-cell>
          <table:table-cell office:value-type="string">
            <text:p>142</text:p>
          </table:table-cell>
          <table:table-cell office:value-type="string">
            <text:p>eng</text:p>
          </table:table-cell>
          <table:table-cell table:style-name="ce7" office:value-type="string">
            <text:p>Education</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07];&quot;-&quot;; [$label.C107];&quot;-&quot;; [$label.D107]; &quot;*/&quot;)" office:value-type="string" office:string-value="/*142-Sector-Education*/">
            <text:p>/*142-Sector-Education*/</text:p>
          </table:table-cell>
          <table:table-cell table:number-columns-repeated="247"/>
        </table:table-row>
        <table:table-row table:style-name="ro2">
          <table:table-cell office:value-type="string">
            <text:p>insert into Dictionary values (</text:p>
          </table:table-cell>
          <table:table-cell office:value-type="string">
            <text:p>143</text:p>
          </table:table-cell>
          <table:table-cell office:value-type="string">
            <text:p>eng</text:p>
          </table:table-cell>
          <table:table-cell table:style-name="ce7" office:value-type="string">
            <text:p>Energy</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08];&quot;-&quot;; [$label.C108];&quot;-&quot;; [$label.D108]; &quot;*/&quot;)" office:value-type="string" office:string-value="/*143-Sector-Power*/">
            <text:p>/*143-Sector-Power*/</text:p>
          </table:table-cell>
          <table:table-cell table:number-columns-repeated="247"/>
        </table:table-row>
        <table:table-row table:style-name="ro2">
          <table:table-cell office:value-type="string">
            <text:p>insert into Dictionary values (</text:p>
          </table:table-cell>
          <table:table-cell office:value-type="string">
            <text:p>144</text:p>
          </table:table-cell>
          <table:table-cell office:value-type="string">
            <text:p>eng</text:p>
          </table:table-cell>
          <table:table-cell table:style-name="ce7" office:value-type="string">
            <text:p>Industry</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Industrial sector: all types and sizes of industry, including agricultural and fishing plant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09];&quot;-&quot;; [$label.C109];&quot;-&quot;; [$label.D109]; &quot;*/&quot;)" office:value-type="string" office:string-value="/*144-Sector-Industry*/">
            <text:p>/*144-Sector-Industry*/</text:p>
          </table:table-cell>
          <table:table-cell table:number-columns-repeated="247"/>
        </table:table-row>
        <table:table-row table:style-name="ro2">
          <table:table-cell office:value-type="string">
            <text:p>insert into Dictionary values (</text:p>
          </table:table-cell>
          <table:table-cell office:value-type="string">
            <text:p>145</text:p>
          </table:table-cell>
          <table:table-cell office:value-type="string">
            <text:p>eng</text:p>
          </table:table-cell>
          <table:table-cell table:style-name="ce7" office:value-type="string">
            <text:p>Health</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10];&quot;-&quot;; [$label.C110];&quot;-&quot;; [$label.D110]; &quot;*/&quot;)" office:value-type="string" office:string-value="/*145-Sector-Health*/">
            <text:p>/*145-Sector-Health*/</text:p>
          </table:table-cell>
          <table:table-cell table:number-columns-repeated="247"/>
        </table:table-row>
        <table:table-row table:style-name="ro2">
          <table:table-cell office:value-type="string">
            <text:p>insert into Dictionary values (</text:p>
          </table:table-cell>
          <table:table-cell office:value-type="string">
            <text:p>146</text:p>
          </table:table-cell>
          <table:table-cell office:value-type="string">
            <text:p>eng</text:p>
          </table:table-cell>
          <table:table-cell table:style-name="ce7" office:value-type="string">
            <text:p>Other</text:p>
          </table:table-cell>
          <table:table-cell table:style-name="ce7" office:value-type="string">
            <text:p>Choose an option</text:p>
          </table:table-cell>
          <table:table-cell table:style-name="ce9" office:value-type="string">
            <text:p>Qualitative field in the database. It has two options: Affected or Not Affected. It relates to damages which do not correspond to any of the fields in the basic record.</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11];&quot;-&quot;; [$label.C111];&quot;-&quot;; [$label.D111]; &quot;*/&quot;)" office:value-type="string" office:string-value="/*146-Sector-Other*/">
            <text:p>/*146-Sector-Other*/</text:p>
          </table:table-cell>
          <table:table-cell table:number-columns-repeated="247"/>
        </table:table-row>
        <table:table-row table:style-name="ro2">
          <table:table-cell office:value-type="string">
            <text:p>insert into Dictionary values (</text:p>
          </table:table-cell>
          <table:table-cell office:value-type="string">
            <text:p>147</text:p>
          </table:table-cell>
          <table:table-cell office:value-type="string">
            <text:p>eng</text:p>
          </table:table-cell>
          <table:table-cell table:style-name="ce7" office:value-type="string">
            <text:p>Draft</text:p>
          </table:table-cell>
          <table:table-cell table:style-name="ce7" office:value-type="string">
            <text:p>Choose an option</text:p>
          </table:table-cell>
          <table:table-cell table:style-name="ce7" office:value-type="string">
            <text:p>This relates to one of the storage states of the record: Record being edited, still incomplete (responsibility of the Feeder).</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12];&quot;-&quot;; [$label.C112];&quot;-&quot;; [$label.D112]; &quot;*/&quot;)" office:value-type="string" office:string-value="/*147-RecordStatus-Draft*/">
            <text:p>/*147-RecordStatus-Draft*/</text:p>
          </table:table-cell>
          <table:table-cell table:number-columns-repeated="247"/>
        </table:table-row>
        <table:table-row table:style-name="ro2">
          <table:table-cell office:value-type="string">
            <text:p>insert into Dictionary values (</text:p>
          </table:table-cell>
          <table:table-cell office:value-type="string">
            <text:p>148</text:p>
          </table:table-cell>
          <table:table-cell office:value-type="string">
            <text:p>eng</text:p>
          </table:table-cell>
          <table:table-cell table:style-name="ce7" office:value-type="string">
            <text:p>For approval</text:p>
          </table:table-cell>
          <table:table-cell table:style-name="ce7" office:value-type="string">
            <text:p>Choose an option</text:p>
          </table:table-cell>
          <table:table-cell table:style-name="ce7" office:value-type="string">
            <text:p>This relates to one of the storage states of the record: Record ready to be approved (by the supervisor).</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13];&quot;-&quot;; [$label.C113];&quot;-&quot;; [$label.D113]; &quot;*/&quot;)" office:value-type="string" office:string-value="/*148-RecordStatus-Aprobe*/">
            <text:p>/*148-RecordStatus-Aprobe*/</text:p>
          </table:table-cell>
          <table:table-cell table:number-columns-repeated="247"/>
        </table:table-row>
        <table:table-row table:style-name="ro2">
          <table:table-cell office:value-type="string">
            <text:p>insert into Dictionary values (</text:p>
          </table:table-cell>
          <table:table-cell office:value-type="string">
            <text:p>149</text:p>
          </table:table-cell>
          <table:table-cell office:value-type="string">
            <text:p>eng</text:p>
          </table:table-cell>
          <table:table-cell table:style-name="ce7" office:value-type="string">
            <text:p>Delete</text:p>
          </table:table-cell>
          <table:table-cell table:style-name="ce7" office:value-type="string">
            <text:p>Choose an option</text:p>
          </table:table-cell>
          <table:table-cell table:style-name="ce7" office:value-type="string">
            <text:p>This relates to one of the storage states of the record: Record is ready to be deleted (by the supervisor).</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14];&quot;-&quot;; [$label.C114];&quot;-&quot;; [$label.D114]; &quot;*/&quot;)" office:value-type="string" office:string-value="/*149-RecordStatus-Trash*/">
            <text:p>/*149-RecordStatus-Trash*/</text:p>
          </table:table-cell>
          <table:table-cell table:number-columns-repeated="247"/>
        </table:table-row>
        <table:table-row table:style-name="ro2">
          <table:table-cell office:value-type="string">
            <text:p>insert into Dictionary values (</text:p>
          </table:table-cell>
          <table:table-cell office:value-type="string">
            <text:p>150</text:p>
          </table:table-cell>
          <table:table-cell office:value-type="string">
            <text:p>eng</text:p>
          </table:table-cell>
          <table:table-cell table:style-name="ce7" office:value-type="string">
            <text:p>Published</text:p>
          </table:table-cell>
          <table:table-cell table:style-name="ce7" office:value-type="string">
            <text:p>Choose an option</text:p>
          </table:table-cell>
          <table:table-cell table:style-name="ce7" office:value-type="string">
            <text:p>This relates to one of the storage states of the record: Consultation record published. It has been approved by the Supervisor for publication.</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15];&quot;-&quot;; [$label.C115];&quot;-&quot;; [$label.D115]; &quot;*/&quot;)" office:value-type="string" office:string-value="/*150-RecordStatus-Publish*/">
            <text:p>/*150-RecordStatus-Publish*/</text:p>
          </table:table-cell>
          <table:table-cell table:number-columns-repeated="247"/>
        </table:table-row>
        <table:table-row table:style-name="ro2">
          <table:table-cell office:value-type="string">
            <text:p>insert into Dictionary values (</text:p>
          </table:table-cell>
          <table:table-cell office:value-type="string">
            <text:p>151</text:p>
          </table:table-cell>
          <table:table-cell office:value-type="string">
            <text:p>eng</text:p>
          </table:table-cell>
          <table:table-cell table:style-name="ce7" office:value-type="string">
            <text:p>Deleted!</text:p>
          </table:table-cell>
          <table:table-cell table:style-name="ce7" office:value-type="string">
            <text:p>Choose an option</text:p>
          </table:table-cell>
          <table:table-cell table:style-name="ce7" office:value-type="string">
            <text:p>This relates to one of the storage states of the record: Record has been deleted by the Supervisor.</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16];&quot;-&quot;; [$label.C116];&quot;-&quot;; [$label.D116]; &quot;*/&quot;)" office:value-type="string" office:string-value="/*151-RecordStatus-Delete*/">
            <text:p>/*151-RecordStatus-Delete*/</text:p>
          </table:table-cell>
          <table:table-cell table:number-columns-repeated="247"/>
        </table:table-row>
        <table:table-row table:style-name="ro2">
          <table:table-cell office:value-type="string">
            <text:p>insert into Dictionary values (</text:p>
          </table:table-cell>
          <table:table-cell office:value-type="string">
            <text:p>206</text:p>
          </table:table-cell>
          <table:table-cell office:value-type="string">
            <text:p>eng</text:p>
          </table:table-cell>
          <table:table-cell table:style-name="ce8" office:value-type="string">
            <text:p>Number of reports</text:p>
          </table:table-cell>
          <table:table-cell table:style-name="ce9" office:value-type="string">
            <text:p>Number of reports which coincide with the consultation</text:p>
          </table:table-cell>
          <table:table-cell table:style-name="ce9" office:value-type="string">
            <text:p>Number of reports which coincide with the consultation</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17];&quot;-&quot;; [$label.C117];&quot;-&quot;; [$label.D117]; &quot;*/&quot;)" office:value-type="string" office:string-value="/*206-Data-DisasterId_*/">
            <text:p>/*206-Data-DisasterId_*/</text:p>
          </table:table-cell>
          <table:table-cell table:number-columns-repeated="247"/>
        </table:table-row>
        <table:table-row table:style-name="ro2">
          <table:table-cell office:value-type="string">
            <text:p>insert into Dictionary values (</text:p>
          </table:table-cell>
          <table:table-cell office:value-type="string">
            <text:p>207</text:p>
          </table:table-cell>
          <table:table-cell office:value-type="string">
            <text:p>eng</text:p>
          </table:table-cell>
          <table:table-cell table:style-name="ce7" office:value-type="string">
            <text:p>Type of Graphic</text:p>
          </table:table-cell>
          <table:table-cell table:style-name="ce7" office:value-type="string">
            <text:p>Select a graphic type</text:p>
          </table:table-cell>
          <table:table-cell table:style-name="ce7" office:value-type="string">
            <text:p>The types of graphics available are: temporal histograms, seasonal and comparative graph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18];&quot;-&quot;; [$label.C118];&quot;-&quot;; [$label.D118]; &quot;*/&quot;)" office:value-type="string" office:string-value="/*207-Graph-Type*/">
            <text:p>/*207-Graph-Type*/</text:p>
          </table:table-cell>
          <table:table-cell table:number-columns-repeated="247"/>
        </table:table-row>
        <table:table-row table:style-name="ro2">
          <table:table-cell office:value-type="string">
            <text:p>insert into Dictionary values (</text:p>
          </table:table-cell>
          <table:table-cell office:value-type="string">
            <text:p>208</text:p>
          </table:table-cell>
          <table:table-cell office:value-type="string">
            <text:p>eng</text:p>
          </table:table-cell>
          <table:table-cell table:style-name="ce8" office:value-type="string">
            <text:p>Temporal</text:p>
          </table:table-cell>
          <table:table-cell table:style-name="ce12" office:value-type="string">
            <text:p><text:span text:style-name="T1">Bar or line histogram. </text:span><text:span text:style-name="T2">The x axis corresponds to time and the Y axis to the effect</text:span></text:p>
          </table:table-cell>
          <table:table-cell table:style-name="ce9"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19];&quot;-&quot;; [$label.C119];&quot;-&quot;; [$label.D119]; &quot;*/&quot;)" office:value-type="string" office:string-value="/*208-Graph-HisTemporal*/">
            <text:p>/*208-Graph-HisTemporal*/</text:p>
          </table:table-cell>
          <table:table-cell table:number-columns-repeated="247"/>
        </table:table-row>
        <table:table-row table:style-name="ro2">
          <table:table-cell office:value-type="string">
            <text:p>insert into Dictionary values (</text:p>
          </table:table-cell>
          <table:table-cell office:value-type="string">
            <text:p>209</text:p>
          </table:table-cell>
          <table:table-cell office:value-type="string">
            <text:p>eng</text:p>
          </table:table-cell>
          <table:table-cell table:style-name="ce8" office:value-type="string">
            <text:p>Type of event/Temporal</text:p>
          </table:table-cell>
          <table:table-cell table:style-name="ce9" office:value-type="string">
            <text:p>The same as the temporal histogram, it discriminates between events on the x axis.</text:p>
          </table:table-cell>
          <table:table-cell table:style-name="ce9"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20];&quot;-&quot;; [$label.C120];&quot;-&quot;; [$label.D120]; &quot;*/&quot;)" office:value-type="string" office:string-value="/*209-Graph-HisEveTemporal*/">
            <text:p>/*209-Graph-HisEveTemporal*/</text:p>
          </table:table-cell>
          <table:table-cell table:number-columns-repeated="247"/>
        </table:table-row>
        <table:table-row table:style-name="ro2">
          <table:table-cell office:value-type="string">
            <text:p>insert into Dictionary values (</text:p>
          </table:table-cell>
          <table:table-cell office:value-type="string">
            <text:p>210</text:p>
          </table:table-cell>
          <table:table-cell office:value-type="string">
            <text:p>eng</text:p>
          </table:table-cell>
          <table:table-cell table:style-name="ce8" office:value-type="string">
            <text:p>/temporal</text:p>
          </table:table-cell>
          <table:table-cell table:style-name="ce9" office:value-type="string">
            <text:p>The same as the temporal histogram, it discriminates between geographical units on the x axis.</text:p>
          </table:table-cell>
          <table:table-cell table:style-name="ce9"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21];&quot;-&quot;; [$label.C121];&quot;-&quot;; [$label.D121]; &quot;*/&quot;)" office:value-type="string" office:string-value="/*210-Graph-HisGeoTemporal*/">
            <text:p>/*210-Graph-HisGeoTemporal*/</text:p>
          </table:table-cell>
          <table:table-cell table:number-columns-repeated="247"/>
        </table:table-row>
        <table:table-row table:style-name="ro2">
          <table:table-cell office:value-type="string">
            <text:p>insert into Dictionary values (</text:p>
          </table:table-cell>
          <table:table-cell office:value-type="string">
            <text:p>211</text:p>
          </table:table-cell>
          <table:table-cell office:value-type="string">
            <text:p>eng</text:p>
          </table:table-cell>
          <table:table-cell table:style-name="ce8" office:value-type="string">
            <text:p>Type of cause/temporal</text:p>
          </table:table-cell>
          <table:table-cell table:style-name="ce9" office:value-type="string">
            <text:p>Discriminates causes on the X axis.</text:p>
          </table:table-cell>
          <table:table-cell table:style-name="ce9"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22];&quot;-&quot;; [$label.C122];&quot;-&quot;; [$label.D122]; &quot;*/&quot;)" office:value-type="string" office:string-value="/*211-Graph-HisCauTemporal*/">
            <text:p>/*211-Graph-HisCauTemporal*/</text:p>
          </table:table-cell>
          <table:table-cell table:number-columns-repeated="247"/>
        </table:table-row>
        <table:table-row table:style-name="ro2">
          <table:table-cell office:value-type="string">
            <text:p>insert into Dictionary values (</text:p>
          </table:table-cell>
          <table:table-cell office:value-type="string">
            <text:p>212</text:p>
          </table:table-cell>
          <table:table-cell office:value-type="string">
            <text:p>eng</text:p>
          </table:table-cell>
          <table:table-cell table:style-name="ce8" office:value-type="string">
            <text:p>By type of events</text:p>
          </table:table-cell>
          <table:table-cell table:style-name="ce9" office:value-type="string">
            <text:p>Compares events in a pie chart, according to the variable.</text:p>
          </table:table-cell>
          <table:table-cell table:style-name="ce9" office:value-type="string">
            <text:p>Comparison of events: Comparative pie chart – of a variable (of effects or number of reports) grouped by selected event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23];&quot;-&quot;; [$label.C123];&quot;-&quot;; [$label.D123]; &quot;*/&quot;)" office:value-type="string" office:string-value="/*212-Graph-ComByEvents*/">
            <text:p>/*212-Graph-ComByEvents*/</text:p>
          </table:table-cell>
          <table:table-cell table:number-columns-repeated="247"/>
        </table:table-row>
        <table:table-row table:style-name="ro2">
          <table:table-cell office:value-type="string">
            <text:p>insert into Dictionary values (</text:p>
          </table:table-cell>
          <table:table-cell office:value-type="string">
            <text:p>213</text:p>
          </table:table-cell>
          <table:table-cell office:value-type="string">
            <text:p>eng</text:p>
          </table:table-cell>
          <table:table-cell table:style-name="ce8" office:value-type="string">
            <text:p>By</text:p>
          </table:table-cell>
          <table:table-cell table:style-name="ce9" office:value-type="string">
            <text:p>Compares geographical units in a pie chart, according to the variable</text:p>
          </table:table-cell>
          <table:table-cell table:style-name="ce9" office:value-type="string">
            <text:p>Comparison of geographical units. Comparative pie chart – of a variable (of effects or number of reports) grouped by selected geographical unit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24];&quot;-&quot;; [$label.C124];&quot;-&quot;; [$label.D124]; &quot;*/&quot;)" office:value-type="string" office:string-value="/*213-Graph-ComByGeography*/">
            <text:p>/*213-Graph-ComByGeography*/</text:p>
          </table:table-cell>
          <table:table-cell table:number-columns-repeated="247"/>
        </table:table-row>
        <table:table-row table:style-name="ro2">
          <table:table-cell office:value-type="string">
            <text:p>insert into Dictionary values (</text:p>
          </table:table-cell>
          <table:table-cell office:value-type="string">
            <text:p>214</text:p>
          </table:table-cell>
          <table:table-cell office:value-type="string">
            <text:p>eng</text:p>
          </table:table-cell>
          <table:table-cell table:style-name="ce8" office:value-type="string">
            <text:p>By type of causes</text:p>
          </table:table-cell>
          <table:table-cell table:style-name="ce9" office:value-type="string">
            <text:p>Compares causes in a pie chart, according to the variable</text:p>
          </table:table-cell>
          <table:table-cell table:style-name="ce9" office:value-type="string">
            <text:p>Comparison of causes: Comparative pie chart – of a variable (of effects or number of reports) grouped by selected cause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25];&quot;-&quot;; [$label.C125];&quot;-&quot;; [$label.D125]; &quot;*/&quot;)" office:value-type="string" office:string-value="/*214-Graph-ComByCauses*/">
            <text:p>/*214-Graph-ComByCauses*/</text:p>
          </table:table-cell>
          <table:table-cell table:number-columns-repeated="247"/>
        </table:table-row>
        <table:table-row table:style-name="ro2">
          <table:table-cell office:value-type="string">
            <text:p>insert into Dictionary values (</text:p>
          </table:table-cell>
          <table:table-cell office:value-type="string">
            <text:p>215</text:p>
          </table:table-cell>
          <table:table-cell office:value-type="string">
            <text:p>eng</text:p>
          </table:table-cell>
          <table:table-cell table:style-name="ce8" office:value-type="string">
            <text:p>Series</text:p>
          </table:table-cell>
          <table:table-cell table:style-name="ce9" office:value-type="string">
            <text:p>Series of data to be represented (monthly, daily)</text:p>
          </table:table-cell>
          <table:table-cell table:style-name="ce9" office:value-type="string">
            <text:p>Historical series to be represented. For example, the series may be daily or monthly.</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26];&quot;-&quot;; [$label.C126];&quot;-&quot;; [$label.D126]; &quot;*/&quot;)" office:value-type="string" office:string-value="/*215-Graph-Period*/">
            <text:p>/*215-Graph-Period*/</text:p>
          </table:table-cell>
          <table:table-cell table:number-columns-repeated="247"/>
        </table:table-row>
        <table:table-row table:style-name="ro2">
          <table:table-cell office:value-type="string">
            <text:p>insert into Dictionary values (</text:p>
          </table:table-cell>
          <table:table-cell office:value-type="string">
            <text:p>216</text:p>
          </table:table-cell>
          <table:table-cell office:value-type="string">
            <text:p>eng</text:p>
          </table:table-cell>
          <table:table-cell table:style-name="ce8" office:value-type="string">
            <text:p>Seasonal</text:p>
          </table:table-cell>
          <table:table-cell table:style-name="ce9" office:value-type="string">
            <text:p>Seasonal period to be analyses, eg, annual</text:p>
          </table:table-cell>
          <table:table-cell table:style-name="ce9" office:value-type="string">
            <text:p>Seasonal period or period of interest. For example, annual or monthly</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27];&quot;-&quot;; [$label.C127];&quot;-&quot;; [$label.D127]; &quot;*/&quot;)" office:value-type="string" office:string-value="/*216-Graph-SeaHistogram*/">
            <text:p>/*216-Graph-SeaHistogram*/</text:p>
          </table:table-cell>
          <table:table-cell table:number-columns-repeated="247"/>
        </table:table-row>
        <table:table-row table:style-name="ro2">
          <table:table-cell office:value-type="string">
            <text:p>insert into Dictionary values (</text:p>
          </table:table-cell>
          <table:table-cell office:value-type="string">
            <text:p>217</text:p>
          </table:table-cell>
          <table:table-cell office:value-type="string">
            <text:p>eng</text:p>
          </table:table-cell>
          <table:table-cell table:style-name="ce8" office:value-type="string">
            <text:p>Scale</text:p>
          </table:table-cell>
          <table:table-cell table:style-name="ce10" office:value-type="string">
            <text:p>Y axis scale</text:p>
          </table:table-cell>
          <table:table-cell table:style-name="ce9" office:value-type="string">
            <text:p>Scale used to represent the variable in the vertical or Y axi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28];&quot;-&quot;; [$label.C128];&quot;-&quot;; [$label.D128]; &quot;*/&quot;)" office:value-type="string" office:string-value="/*217-Graph-Scale*/">
            <text:p>/*217-Graph-Scale*/</text:p>
          </table:table-cell>
          <table:table-cell table:number-columns-repeated="247"/>
        </table:table-row>
        <table:table-row table:style-name="ro2">
          <table:table-cell office:value-type="string">
            <text:p>insert into Dictionary values (</text:p>
          </table:table-cell>
          <table:table-cell office:value-type="string">
            <text:p>218</text:p>
          </table:table-cell>
          <table:table-cell office:value-type="string">
            <text:p>eng</text:p>
          </table:table-cell>
          <table:table-cell table:style-name="ce8" office:value-type="string">
            <text:p>Appearance</text:p>
          </table:table-cell>
          <table:table-cell table:style-name="ce9" office:value-type="string">
            <text:p>Bi- or tri-dimensional graph</text:p>
          </table:table-cell>
          <table:table-cell table:style-name="ce9" office:value-type="string">
            <text:p>2D or 3D appearance of the graph.</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29];&quot;-&quot;; [$label.C129];&quot;-&quot;; [$label.D129]; &quot;*/&quot;)" office:value-type="string" office:string-value="/*218-Graph-Feel*/">
            <text:p>/*218-Graph-Feel*/</text:p>
          </table:table-cell>
          <table:table-cell table:number-columns-repeated="247"/>
        </table:table-row>
        <table:table-row table:style-name="ro2">
          <table:table-cell office:value-type="string">
            <text:p>insert into Dictionary values (</text:p>
          </table:table-cell>
          <table:table-cell office:value-type="string">
            <text:p>219</text:p>
          </table:table-cell>
          <table:table-cell office:value-type="string">
            <text:p>eng</text:p>
          </table:table-cell>
          <table:table-cell table:style-name="ce8" office:value-type="string">
            <text:p>Type</text:p>
          </table:table-cell>
          <table:table-cell table:style-name="ce9" office:value-type="string">
            <text:p>There are three types of graphs: line, bar or pie chart</text:p>
          </table:table-cell>
          <table:table-cell table:style-name="ce9" office:value-type="string">
            <text:p>Representation of values in bar chart, line graph or pie chart.</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30];&quot;-&quot;; [$label.C130];&quot;-&quot;; [$label.D130]; &quot;*/&quot;)" office:value-type="string" office:string-value="/*219-Graph-Kind*/">
            <text:p>/*219-Graph-Kind*/</text:p>
          </table:table-cell>
          <table:table-cell table:number-columns-repeated="247"/>
        </table:table-row>
        <table:table-row table:style-name="ro2">
          <table:table-cell office:value-type="string">
            <text:p>insert into Dictionary values (</text:p>
          </table:table-cell>
          <table:table-cell office:value-type="string">
            <text:p>220</text:p>
          </table:table-cell>
          <table:table-cell office:value-type="string">
            <text:p>eng</text:p>
          </table:table-cell>
          <table:table-cell table:style-name="ce8" office:value-type="string">
            <text:p>Mode</text:p>
          </table:table-cell>
          <table:table-cell table:style-name="ce12" office:value-type="string">
            <text:p><text:span text:style-name="T1">The default mode is normal. </text:span><text:span text:style-name="T2">Display the lower help section for an explanation of other modes.</text:span></text:p>
          </table:table-cell>
          <table:table-cell table:style-name="ce12"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31];&quot;-&quot;; [$label.C131];&quot;-&quot;; [$label.D131]; &quot;*/&quot;)" office:value-type="string" office:string-value="/*220-Graph-Mode*/">
            <text:p>/*220-Graph-Mode*/</text:p>
          </table:table-cell>
          <table:table-cell table:number-columns-repeated="247"/>
        </table:table-row>
        <table:table-row table:style-name="ro2">
          <table:table-cell office:value-type="string">
            <text:p>insert into Dictionary values (</text:p>
          </table:table-cell>
          <table:table-cell office:value-type="string">
            <text:p>221</text:p>
          </table:table-cell>
          <table:table-cell office:value-type="string">
            <text:p>eng</text:p>
          </table:table-cell>
          <table:table-cell table:style-name="ce8" office:value-type="string">
            <text:p>Graphic data</text:p>
          </table:table-cell>
          <table:table-cell table:style-name="ce9" office:value-type="string">
            <text:p>If you wish each value represented in the graph to appear explicitly</text:p>
          </table:table-cell>
          <table:table-cell table:style-name="ce9" office:value-type="string">
            <text:p>See or don’t see the values in the graph.</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32];&quot;-&quot;; [$label.C132];&quot;-&quot;; [$label.D132]; &quot;*/&quot;)" office:value-type="string" office:string-value="/*221-Graph-Show*/">
            <text:p>/*221-Graph-Show*/</text:p>
          </table:table-cell>
          <table:table-cell table:number-columns-repeated="247"/>
        </table:table-row>
        <table:table-row table:style-name="ro2">
          <table:table-cell office:value-type="string">
            <text:p>insert into Dictionary values (</text:p>
          </table:table-cell>
          <table:table-cell office:value-type="string">
            <text:p>222</text:p>
          </table:table-cell>
          <table:table-cell office:value-type="string">
            <text:p>eng</text:p>
          </table:table-cell>
          <table:table-cell table:style-name="ce8" office:value-type="string">
            <text:p>Variable of the graph </text:p>
          </table:table-cell>
          <table:table-cell table:style-name="ce12" office:value-type="string">
            <text:p><text:span text:style-name="T1">Principle variable of the graph. </text:span><text:span text:style-name="T2">For example, graph of homes destroyed.</text:span></text:p>
          </table:table-cell>
          <table:table-cell table:style-name="ce9" office:value-type="string">
            <text:p><text: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33];&quot;-&quot;; [$label.C133];&quot;-&quot;; [$label.D133]; &quot;*/&quot;)" office:value-type="string" office:string-value="/*222-Graph-Field*/">
            <text:p>/*222-Graph-Field*/</text:p>
          </table:table-cell>
          <table:table-cell table:number-columns-repeated="247"/>
        </table:table-row>
        <table:table-row table:style-name="ro2">
          <table:table-cell office:value-type="string">
            <text:p>insert into Dictionary values (</text:p>
          </table:table-cell>
          <table:table-cell office:value-type="string">
            <text:p>223</text:p>
          </table:table-cell>
          <table:table-cell office:value-type="string">
            <text:p>eng</text:p>
          </table:table-cell>
          <table:table-cell table:style-name="ce8" office:value-type="string">
            <text:p>Number of reports</text:p>
          </table:table-cell>
          <table:table-cell table:style-name="ce9" office:value-type="string">
            <text:p>Number of reports which coincide with the consultation</text:p>
          </table:table-cell>
          <table:table-cell table:style-name="ce9" office:value-type="string">
            <text:p>Number of reports which coincide with the consulta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34];&quot;-&quot;; [$label.C134];&quot;-&quot;; [$label.D134]; &quot;*/&quot;)" office:value-type="string" office:string-value="/*223-Graph-DisasterId_*/">
            <text:p>/*223-Graph-DisasterId_*/</text:p>
          </table:table-cell>
          <table:table-cell table:number-columns-repeated="247"/>
        </table:table-row>
        <table:table-row table:style-name="ro2">
          <table:table-cell office:value-type="string">
            <text:p>insert into Dictionary values (</text:p>
          </table:table-cell>
          <table:table-cell office:value-type="string">
            <text:p>224</text:p>
          </table:table-cell>
          <table:table-cell office:value-type="string">
            <text:p>eng</text:p>
          </table:table-cell>
          <table:table-cell office:value-type="string">
            <text:p>Type of event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35];&quot;-&quot;; [$label.C135];&quot;-&quot;; [$label.D135]; &quot;*/&quot;)" office:value-type="string" office:string-value="/*224-Graph-EventName*/">
            <text:p>/*224-Graph-EventName*/</text:p>
          </table:table-cell>
          <table:table-cell table:number-columns-repeated="247"/>
        </table:table-row>
        <table:table-row table:style-name="ro2">
          <table:table-cell office:value-type="string">
            <text:p>insert into Dictionary values (</text:p>
          </table:table-cell>
          <table:table-cell office:value-type="string">
            <text:p>225</text:p>
          </table:table-cell>
          <table:table-cell office:value-type="string">
            <text:p>eng</text:p>
          </table:table-cell>
          <table:table-cell office:value-type="string">
            <text:p>Type of caus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36];&quot;-&quot;; [$label.C136];&quot;-&quot;; [$label.D136]; &quot;*/&quot;)" office:value-type="string" office:string-value="/*225-Graph-CauseName*/">
            <text:p>/*225-Graph-CauseName*/</text:p>
          </table:table-cell>
          <table:table-cell table:number-columns-repeated="247"/>
        </table:table-row>
        <table:table-row table:style-name="ro2">
          <table:table-cell office:value-type="string">
            <text:p>insert into Dictionary values (</text:p>
          </table:table-cell>
          <table:table-cell office:value-type="string">
            <text:p>226</text:p>
          </table:table-cell>
          <table:table-cell office:value-type="string">
            <text:p>eng</text:p>
          </table:table-cell>
          <table:table-cell office:value-type="string">
            <text:p>Year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37];&quot;-&quot;; [$label.C137];&quot;-&quot;; [$label.D137]; &quot;*/&quot;)" office:value-type="string" office:string-value="/*226-Graph-DisasterBeginTime_YEAR*/">
            <text:p>/*226-Graph-DisasterBeginTime_YEAR*/</text:p>
          </table:table-cell>
          <table:table-cell table:number-columns-repeated="247"/>
        </table:table-row>
        <table:table-row table:style-name="ro2">
          <table:table-cell office:value-type="string">
            <text:p>insert into Dictionary values (</text:p>
          </table:table-cell>
          <table:table-cell office:value-type="string">
            <text:p>227</text:p>
          </table:table-cell>
          <table:table-cell office:value-type="string">
            <text:p>eng</text:p>
          </table:table-cell>
          <table:table-cell office:value-type="string">
            <text:p>Month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38];&quot;-&quot;; [$label.C138];&quot;-&quot;; [$label.D138]; &quot;*/&quot;)" office:value-type="string" office:string-value="/*227-Graph-DisasterBeginTime_MONTH*/">
            <text:p>/*227-Graph-DisasterBeginTime_MONTH*/</text:p>
          </table:table-cell>
          <table:table-cell table:number-columns-repeated="247"/>
        </table:table-row>
        <table:table-row table:style-name="ro2">
          <table:table-cell office:value-type="string">
            <text:p>insert into Dictionary values (</text:p>
          </table:table-cell>
          <table:table-cell office:value-type="string">
            <text:p>228</text:p>
          </table:table-cell>
          <table:table-cell office:value-type="string">
            <text:p>eng</text:p>
          </table:table-cell>
          <table:table-cell office:value-type="string">
            <text:p>Week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39];&quot;-&quot;; [$label.C139];&quot;-&quot;; [$label.D139]; &quot;*/&quot;)" office:value-type="string" office:string-value="/*228-Graph-DisasterBeginTime_WEEK*/">
            <text:p>/*228-Graph-DisasterBeginTime_WEEK*/</text:p>
          </table:table-cell>
          <table:table-cell table:number-columns-repeated="247"/>
        </table:table-row>
        <table:table-row table:style-name="ro2">
          <table:table-cell office:value-type="string">
            <text:p>insert into Dictionary values (</text:p>
          </table:table-cell>
          <table:table-cell office:value-type="string">
            <text:p>229</text:p>
          </table:table-cell>
          <table:table-cell office:value-type="string">
            <text:p>eng</text:p>
          </table:table-cell>
          <table:table-cell office:value-type="string">
            <text:p>Day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40];&quot;-&quot;; [$label.C140];&quot;-&quot;; [$label.D140]; &quot;*/&quot;)" office:value-type="string" office:string-value="/*229-Graph-DisasterBeginTime_DAY*/">
            <text:p>/*229-Graph-DisasterBeginTime_DAY*/</text:p>
          </table:table-cell>
          <table:table-cell table:number-columns-repeated="247"/>
        </table:table-row>
        <table:table-row table:style-name="ro2">
          <table:table-cell office:value-type="string">
            <text:p>insert into Dictionary values (</text:p>
          </table:table-cell>
          <table:table-cell office:value-type="string">
            <text:p>230</text:p>
          </table:table-cell>
          <table:table-cell office:value-type="string">
            <text:p>eng</text:p>
          </table:table-cell>
          <table:table-cell office:value-type="string">
            <text:p>Year-Month</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41];&quot;-&quot;; [$label.C141];&quot;-&quot;; [$label.D141]; &quot;*/&quot;)" office:value-type="string" office:string-value="/*230-Graph-DisasterBeginTime_YMONTH*/">
            <text:p>/*230-Graph-DisasterBeginTime_YMONTH*/</text:p>
          </table:table-cell>
          <table:table-cell table:number-columns-repeated="247"/>
        </table:table-row>
        <table:table-row table:style-name="ro2">
          <table:table-cell office:value-type="string">
            <text:p>insert into Dictionary values (</text:p>
          </table:table-cell>
          <table:table-cell office:value-type="string">
            <text:p>231</text:p>
          </table:table-cell>
          <table:table-cell office:value-type="string">
            <text:p>eng</text:p>
          </table:table-cell>
          <table:table-cell office:value-type="string">
            <text:p>Year-Week</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42];&quot;-&quot;; [$label.C142];&quot;-&quot;; [$label.D142]; &quot;*/&quot;)" office:value-type="string" office:string-value="/*231-Graph-DisasterBeginTime_YWEEK*/">
            <text:p>/*231-Graph-DisasterBeginTime_YWEEK*/</text:p>
          </table:table-cell>
          <table:table-cell table:number-columns-repeated="247"/>
        </table:table-row>
        <table:table-row table:style-name="ro2">
          <table:table-cell office:value-type="string">
            <text:p>insert into Dictionary values (</text:p>
          </table:table-cell>
          <table:table-cell office:value-type="string">
            <text:p>232</text:p>
          </table:table-cell>
          <table:table-cell office:value-type="string">
            <text:p>eng</text:p>
          </table:table-cell>
          <table:table-cell office:value-type="string">
            <text:p>Year-Day</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43];&quot;-&quot;; [$label.C143];&quot;-&quot;; [$label.D143]; &quot;*/&quot;)" office:value-type="string" office:string-value="/*232-Graph-DisasterBeginTime_YDAY*/">
            <text:p>/*232-Graph-DisasterBeginTime_YDAY*/</text:p>
          </table:table-cell>
          <table:table-cell table:number-columns-repeated="247"/>
        </table:table-row>
        <table:table-row table:style-name="ro2">
          <table:table-cell office:value-type="string">
            <text:p>insert into Dictionary values (</text:p>
          </table:table-cell>
          <table:table-cell office:value-type="string">
            <text:p>233</text:p>
          </table:table-cell>
          <table:table-cell office:value-type="string">
            <text:p>eng</text:p>
          </table:table-cell>
          <table:table-cell office:value-type="string">
            <text:p>jan</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44];&quot;-&quot;; [$label.C144];&quot;-&quot;; [$label.D144]; &quot;*/&quot;)" office:value-type="string" office:string-value="/*233-Graph-Month01*/">
            <text:p>/*233-Graph-Month01*/</text:p>
          </table:table-cell>
          <table:table-cell table:number-columns-repeated="247"/>
        </table:table-row>
        <table:table-row table:style-name="ro2">
          <table:table-cell office:value-type="string">
            <text:p>insert into Dictionary values (</text:p>
          </table:table-cell>
          <table:table-cell office:value-type="string">
            <text:p>234</text:p>
          </table:table-cell>
          <table:table-cell office:value-type="string">
            <text:p>eng</text:p>
          </table:table-cell>
          <table:table-cell office:value-type="string">
            <text:p>feb</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45];&quot;-&quot;; [$label.C145];&quot;-&quot;; [$label.D145]; &quot;*/&quot;)" office:value-type="string" office:string-value="/*234-Graph-Month02*/">
            <text:p>/*234-Graph-Month02*/</text:p>
          </table:table-cell>
          <table:table-cell table:number-columns-repeated="247"/>
        </table:table-row>
        <table:table-row table:style-name="ro2">
          <table:table-cell office:value-type="string">
            <text:p>insert into Dictionary values (</text:p>
          </table:table-cell>
          <table:table-cell office:value-type="string">
            <text:p>235</text:p>
          </table:table-cell>
          <table:table-cell office:value-type="string">
            <text:p>eng</text:p>
          </table:table-cell>
          <table:table-cell office:value-type="string">
            <text:p>ma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46];&quot;-&quot;; [$label.C146];&quot;-&quot;; [$label.D146]; &quot;*/&quot;)" office:value-type="string" office:string-value="/*235-Graph-Month03*/">
            <text:p>/*235-Graph-Month03*/</text:p>
          </table:table-cell>
          <table:table-cell table:number-columns-repeated="247"/>
        </table:table-row>
        <table:table-row table:style-name="ro2">
          <table:table-cell office:value-type="string">
            <text:p>insert into Dictionary values (</text:p>
          </table:table-cell>
          <table:table-cell office:value-type="string">
            <text:p>236</text:p>
          </table:table-cell>
          <table:table-cell office:value-type="string">
            <text:p>eng</text:p>
          </table:table-cell>
          <table:table-cell office:value-type="string">
            <text:p>ap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47];&quot;-&quot;; [$label.C147];&quot;-&quot;; [$label.D147]; &quot;*/&quot;)" office:value-type="string" office:string-value="/*236-Graph-Month04*/">
            <text:p>/*236-Graph-Month04*/</text:p>
          </table:table-cell>
          <table:table-cell table:number-columns-repeated="247"/>
        </table:table-row>
        <table:table-row table:style-name="ro2">
          <table:table-cell office:value-type="string">
            <text:p>insert into Dictionary values (</text:p>
          </table:table-cell>
          <table:table-cell office:value-type="string">
            <text:p>237</text:p>
          </table:table-cell>
          <table:table-cell office:value-type="string">
            <text:p>eng</text:p>
          </table:table-cell>
          <table:table-cell office:value-type="string">
            <text:p>may</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48];&quot;-&quot;; [$label.C148];&quot;-&quot;; [$label.D148]; &quot;*/&quot;)" office:value-type="string" office:string-value="/*237-Graph-Month05*/">
            <text:p>/*237-Graph-Month05*/</text:p>
          </table:table-cell>
          <table:table-cell table:number-columns-repeated="247"/>
        </table:table-row>
        <table:table-row table:style-name="ro2">
          <table:table-cell office:value-type="string">
            <text:p>insert into Dictionary values (</text:p>
          </table:table-cell>
          <table:table-cell office:value-type="string">
            <text:p>238</text:p>
          </table:table-cell>
          <table:table-cell office:value-type="string">
            <text:p>eng</text:p>
          </table:table-cell>
          <table:table-cell office:value-type="string">
            <text:p>jun</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49];&quot;-&quot;; [$label.C149];&quot;-&quot;; [$label.D149]; &quot;*/&quot;)" office:value-type="string" office:string-value="/*238-Graph-Month06*/">
            <text:p>/*238-Graph-Month06*/</text:p>
          </table:table-cell>
          <table:table-cell table:number-columns-repeated="247"/>
        </table:table-row>
        <table:table-row table:style-name="ro2">
          <table:table-cell office:value-type="string">
            <text:p>insert into Dictionary values (</text:p>
          </table:table-cell>
          <table:table-cell office:value-type="string">
            <text:p>239</text:p>
          </table:table-cell>
          <table:table-cell office:value-type="string">
            <text:p>eng</text:p>
          </table:table-cell>
          <table:table-cell office:value-type="string">
            <text:p>jul</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50];&quot;-&quot;; [$label.C150];&quot;-&quot;; [$label.D150]; &quot;*/&quot;)" office:value-type="string" office:string-value="/*239-Graph-Month07*/">
            <text:p>/*239-Graph-Month07*/</text:p>
          </table:table-cell>
          <table:table-cell table:number-columns-repeated="247"/>
        </table:table-row>
        <table:table-row table:style-name="ro2">
          <table:table-cell office:value-type="string">
            <text:p>insert into Dictionary values (</text:p>
          </table:table-cell>
          <table:table-cell office:value-type="string">
            <text:p>240</text:p>
          </table:table-cell>
          <table:table-cell office:value-type="string">
            <text:p>eng</text:p>
          </table:table-cell>
          <table:table-cell office:value-type="string">
            <text:p>aug</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51];&quot;-&quot;; [$label.C151];&quot;-&quot;; [$label.D151]; &quot;*/&quot;)" office:value-type="string" office:string-value="/*240-Graph-Month08*/">
            <text:p>/*240-Graph-Month08*/</text:p>
          </table:table-cell>
          <table:table-cell table:number-columns-repeated="247"/>
        </table:table-row>
        <table:table-row table:style-name="ro2">
          <table:table-cell office:value-type="string">
            <text:p>insert into Dictionary values (</text:p>
          </table:table-cell>
          <table:table-cell office:value-type="string">
            <text:p>241</text:p>
          </table:table-cell>
          <table:table-cell office:value-type="string">
            <text:p>eng</text:p>
          </table:table-cell>
          <table:table-cell office:value-type="string">
            <text:p>sep</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52];&quot;-&quot;; [$label.C152];&quot;-&quot;; [$label.D152]; &quot;*/&quot;)" office:value-type="string" office:string-value="/*241-Graph-Month09*/">
            <text:p>/*241-Graph-Month09*/</text:p>
          </table:table-cell>
          <table:table-cell table:number-columns-repeated="247"/>
        </table:table-row>
        <table:table-row table:style-name="ro2">
          <table:table-cell office:value-type="string">
            <text:p>insert into Dictionary values (</text:p>
          </table:table-cell>
          <table:table-cell office:value-type="string">
            <text:p>242</text:p>
          </table:table-cell>
          <table:table-cell office:value-type="string">
            <text:p>eng</text:p>
          </table:table-cell>
          <table:table-cell office:value-type="string">
            <text:p>oct</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53];&quot;-&quot;; [$label.C153];&quot;-&quot;; [$label.D153]; &quot;*/&quot;)" office:value-type="string" office:string-value="/*242-Graph-Month10*/">
            <text:p>/*242-Graph-Month10*/</text:p>
          </table:table-cell>
          <table:table-cell table:number-columns-repeated="247"/>
        </table:table-row>
        <table:table-row table:style-name="ro2">
          <table:table-cell office:value-type="string">
            <text:p>insert into Dictionary values (</text:p>
          </table:table-cell>
          <table:table-cell office:value-type="string">
            <text:p>243</text:p>
          </table:table-cell>
          <table:table-cell office:value-type="string">
            <text:p>eng</text:p>
          </table:table-cell>
          <table:table-cell office:value-type="string">
            <text:p>nov</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54];&quot;-&quot;; [$label.C154];&quot;-&quot;; [$label.D154]; &quot;*/&quot;)" office:value-type="string" office:string-value="/*243-Graph-Month11*/">
            <text:p>/*243-Graph-Month11*/</text:p>
          </table:table-cell>
          <table:table-cell table:number-columns-repeated="247"/>
        </table:table-row>
        <table:table-row table:style-name="ro2">
          <table:table-cell office:value-type="string">
            <text:p>insert into Dictionary values (</text:p>
          </table:table-cell>
          <table:table-cell office:value-type="string">
            <text:p>244</text:p>
          </table:table-cell>
          <table:table-cell office:value-type="string">
            <text:p>eng</text:p>
          </table:table-cell>
          <table:table-cell office:value-type="string">
            <text:p>dec</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55];&quot;-&quot;; [$label.C155];&quot;-&quot;; [$label.D155]; &quot;*/&quot;)" office:value-type="string" office:string-value="/*244-Graph-Month12*/">
            <text:p>/*244-Graph-Month12*/</text:p>
          </table:table-cell>
          <table:table-cell table:number-columns-repeated="247"/>
        </table:table-row>
        <table:table-row table:style-name="ro2">
          <table:table-cell office:value-type="string">
            <text:p>insert into Dictionary values (</text:p>
          </table:table-cell>
          <table:table-cell office:value-type="string">
            <text:p>245</text:p>
          </table:table-cell>
          <table:table-cell office:value-type="string">
            <text:p>eng</text:p>
          </table:table-cell>
          <table:table-cell table:style-name="ce7" office:value-type="string">
            <text:p>First level</text:p>
          </table:table-cell>
          <table:table-cell table:style-name="ce9" office:value-type="string">
            <text:p>Consolidation variable of the data (first level)</text:p>
          </table:table-cell>
          <table:table-cell table:style-name="ce9"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56];&quot;-&quot;; [$label.C156];&quot;-&quot;; [$label.D156]; &quot;*/&quot;)" office:value-type="string" office:string-value="/*245-Stadist-Firstlev*/">
            <text:p>/*245-Stadist-Firstlev*/</text:p>
          </table:table-cell>
          <table:table-cell table:number-columns-repeated="247"/>
        </table:table-row>
        <table:table-row table:style-name="ro2">
          <table:table-cell office:value-type="string">
            <text:p>insert into Dictionary values (</text:p>
          </table:table-cell>
          <table:table-cell office:value-type="string">
            <text:p>246</text:p>
          </table:table-cell>
          <table:table-cell office:value-type="string">
            <text:p>eng</text:p>
          </table:table-cell>
          <table:table-cell table:style-name="ce8" office:value-type="string">
            <text:p>Second level</text:p>
          </table:table-cell>
          <table:table-cell table:style-name="ce9" office:value-type="string">
            <text:p>Consolidation variable of the data (second level)</text:p>
          </table:table-cell>
          <table:table-cell table:style-name="ce9" office:value-type="string">
            <text:p><text: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57];&quot;-&quot;; [$label.C157];&quot;-&quot;; [$label.D157]; &quot;*/&quot;)" office:value-type="string" office:string-value="/*246-Stadist-Seclev*/">
            <text:p>/*246-Stadist-Seclev*/</text:p>
          </table:table-cell>
          <table:table-cell table:number-columns-repeated="247"/>
        </table:table-row>
        <table:table-row table:style-name="ro2">
          <table:table-cell office:value-type="string">
            <text:p>insert into Dictionary values (</text:p>
          </table:table-cell>
          <table:table-cell office:value-type="string">
            <text:p>247</text:p>
          </table:table-cell>
          <table:table-cell office:value-type="string">
            <text:p>eng</text:p>
          </table:table-cell>
          <table:table-cell table:style-name="ce8" office:value-type="string">
            <text:p>Third level</text:p>
          </table:table-cell>
          <table:table-cell table:style-name="ce9" office:value-type="string">
            <text:p>Consolidation variable of the data (third level)</text:p>
          </table:table-cell>
          <table:table-cell table:style-name="ce9" office:value-type="string">
            <text:p>If you require more detail, choose a third level of totalisation.</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58];&quot;-&quot;; [$label.C158];&quot;-&quot;; [$label.D158]; &quot;*/&quot;)" office:value-type="string" office:string-value="/*247-Stadist-Thirlev*/">
            <text:p>/*247-Stadist-Thirlev*/</text:p>
          </table:table-cell>
          <table:table-cell table:number-columns-repeated="247"/>
        </table:table-row>
        <table:table-row table:style-name="ro2">
          <table:table-cell office:value-type="string">
            <text:p>insert into Dictionary values (</text:p>
          </table:table-cell>
          <table:table-cell office:value-type="string">
            <text:p>248</text:p>
          </table:table-cell>
          <table:table-cell office:value-type="string">
            <text:p>eng</text:p>
          </table:table-cell>
          <table:table-cell office:value-type="string">
            <text:p>Type of event</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59];&quot;-&quot;; [$label.C159];&quot;-&quot;; [$label.D159]; &quot;*/&quot;)" office:value-type="string" office:string-value="/*248-Stadist-EventName*/">
            <text:p>/*248-Stadist-EventName*/</text:p>
          </table:table-cell>
          <table:table-cell table:number-columns-repeated="247"/>
        </table:table-row>
        <table:table-row table:style-name="ro2">
          <table:table-cell office:value-type="string">
            <text:p>insert into Dictionary values (</text:p>
          </table:table-cell>
          <table:table-cell office:value-type="string">
            <text:p>249</text:p>
          </table:table-cell>
          <table:table-cell office:value-type="string">
            <text:p>eng</text:p>
          </table:table-cell>
          <table:table-cell office:value-type="string">
            <text:p>Yea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60];&quot;-&quot;; [$label.C160];&quot;-&quot;; [$label.D160]; &quot;*/&quot;)" office:value-type="string" office:string-value="/*249-Stadist-DisasterBeginTime_YEAR*/">
            <text:p>/*249-Stadist-DisasterBeginTime_YEAR*/</text:p>
          </table:table-cell>
          <table:table-cell table:number-columns-repeated="247"/>
        </table:table-row>
        <table:table-row table:style-name="ro2">
          <table:table-cell office:value-type="string">
            <text:p>insert into Dictionary values (</text:p>
          </table:table-cell>
          <table:table-cell office:value-type="string">
            <text:p>250</text:p>
          </table:table-cell>
          <table:table-cell office:value-type="string">
            <text:p>eng</text:p>
          </table:table-cell>
          <table:table-cell table:style-name="ce8" office:value-type="string">
            <text:p>Number of reports</text:p>
          </table:table-cell>
          <table:table-cell table:style-name="ce9" office:value-type="string">
            <text:p>Number of reports which coincide with the consultation</text:p>
          </table:table-cell>
          <table:table-cell table:style-name="ce9" office:value-type="string">
            <text:p>Number of reports which coincide with the consulta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61];&quot;-&quot;; [$label.C161];&quot;-&quot;; [$label.D161]; &quot;*/&quot;)" office:value-type="string" office:string-value="/*250-Stadist-DisasterId_*/">
            <text:p>/*250-Stadist-DisasterId_*/</text:p>
          </table:table-cell>
          <table:table-cell table:number-columns-repeated="247"/>
        </table:table-row>
        <table:table-row table:style-name="ro2">
          <table:table-cell office:value-type="string">
            <text:p>insert into Dictionary values (</text:p>
          </table:table-cell>
          <table:table-cell office:value-type="string">
            <text:p>251</text:p>
          </table:table-cell>
          <table:table-cell office:value-type="string">
            <text:p>eng</text:p>
          </table:table-cell>
          <table:table-cell office:value-type="string">
            <text:p>Month</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62];&quot;-&quot;; [$label.C162];&quot;-&quot;; [$label.D162]; &quot;*/&quot;)" office:value-type="string" office:string-value="/*251-Stadist-DisasterBeginTime_MONTH*/">
            <text:p>/*251-Stadist-DisasterBeginTime_MONTH*/</text:p>
          </table:table-cell>
          <table:table-cell table:number-columns-repeated="247"/>
        </table:table-row>
        <table:table-row table:style-name="ro2">
          <table:table-cell office:value-type="string">
            <text:p>insert into Dictionary values (</text:p>
          </table:table-cell>
          <table:table-cell office:value-type="string">
            <text:p>252</text:p>
          </table:table-cell>
          <table:table-cell office:value-type="string">
            <text:p>eng</text:p>
          </table:table-cell>
          <table:table-cell office:value-type="string">
            <text:p>Type of cause</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63];&quot;-&quot;; [$label.C163];&quot;-&quot;; [$label.D163]; &quot;*/&quot;)" office:value-type="string" office:string-value="/*252-Stadist-CauseName*/">
            <text:p>/*252-Stadist-CauseName*/</text:p>
          </table:table-cell>
          <table:table-cell table:number-columns-repeated="247"/>
        </table:table-row>
        <table:table-row table:style-name="ro2">
          <table:table-cell office:value-type="string">
            <text:p>insert into Dictionary values (</text:p>
          </table:table-cell>
          <table:table-cell office:value-type="string">
            <text:p>253</text:p>
          </table:table-cell>
          <table:table-cell office:value-type="string">
            <text:p>eng</text:p>
          </table:table-cell>
          <table:table-cell table:style-name="ce8" office:value-type="string">
            <text:p>Display level</text:p>
          </table:table-cell>
          <table:table-cell table:style-name="ce10" office:value-type="string">
            <text:p><text:s/></text:p>
          </table:table-cell>
          <table:table-cell table:style-name="ce9" office:value-type="string">
            <text:p>Select the unit of display, within which will be the represented unit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64];&quot;-&quot;; [$label.C164];&quot;-&quot;; [$label.D164]; &quot;*/&quot;)" office:value-type="string" office:string-value="/*253-MapOpt-Display*/">
            <text:p>/*253-MapOpt-Display*/</text:p>
          </table:table-cell>
          <table:table-cell table:number-columns-repeated="247"/>
        </table:table-row>
        <table:table-row table:style-name="ro2">
          <table:table-cell office:value-type="string">
            <text:p>insert into Dictionary values (</text:p>
          </table:table-cell>
          <table:table-cell office:value-type="string">
            <text:p>254</text:p>
          </table:table-cell>
          <table:table-cell office:value-type="string">
            <text:p>eng</text:p>
          </table:table-cell>
          <table:table-cell table:style-name="ce8" office:value-type="string">
            <text:p>Representation level</text:p>
          </table:table-cell>
          <table:table-cell table:style-name="ce10" office:value-type="string">
            <text:p>Geographic level of map</text:p>
          </table:table-cell>
          <table:table-cell table:style-name="ce12"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65];&quot;-&quot;; [$label.C165];&quot;-&quot;; [$label.D165]; &quot;*/&quot;)" office:value-type="string" office:string-value="/*254-MapOpt-Representation*/">
            <text:p>/*254-MapOpt-Representation*/</text:p>
          </table:table-cell>
          <table:table-cell table:number-columns-repeated="247"/>
        </table:table-row>
        <table:table-row table:style-name="ro2">
          <table:table-cell office:value-type="string">
            <text:p>insert into Dictionary values (</text:p>
          </table:table-cell>
          <table:table-cell office:value-type="string">
            <text:p>255</text:p>
          </table:table-cell>
          <table:table-cell office:value-type="string">
            <text:p>eng</text:p>
          </table:table-cell>
          <table:table-cell table:style-name="ce8" office:value-type="string">
            <text:p>Area identification</text:p>
          </table:table-cell>
          <table:table-cell table:style-name="ce9" office:value-type="string">
            <text:p>Text which appears about the geographical unit</text:p>
          </table:table-cell>
          <table:table-cell table:style-name="ce9" office:value-type="string">
            <text:p>Corresponds to the identification text which accompanies every geographical unit. There are thee options: name of the unit, value represented or display nothing.</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66];&quot;-&quot;; [$label.C166];&quot;-&quot;; [$label.D166]; &quot;*/&quot;)" office:value-type="string" office:string-value="/*255-MapOpt-Area*/">
            <text:p>/*255-MapOpt-Area*/</text:p>
          </table:table-cell>
          <table:table-cell table:number-columns-repeated="247"/>
        </table:table-row>
        <table:table-row table:style-name="ro2">
          <table:table-cell office:value-type="string">
            <text:p>insert into Dictionary values (</text:p>
          </table:table-cell>
          <table:table-cell office:value-type="string">
            <text:p>256</text:p>
          </table:table-cell>
          <table:table-cell office:value-type="string">
            <text:p>eng</text:p>
          </table:table-cell>
          <table:table-cell table:style-name="ce7" office:value-type="string">
            <text:p>Map Variable </text:p>
          </table:table-cell>
          <table:table-cell table:style-name="ce9" office:value-type="string">
            <text:p>Variable to be represented on the map</text:p>
          </table:table-cell>
          <table:table-cell table:style-name="ce9" office:value-type="string">
            <text:p>Corresponds to the variable of the base to be represented on the map. For example, Map of Deaths, Map of Houses Destroyed.</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67];&quot;-&quot;; [$label.C167];&quot;-&quot;; [$label.D167]; &quot;*/&quot;)" office:value-type="string" office:string-value="/*256-MapOpt-Field*/">
            <text:p>/*256-MapOpt-Field*/</text:p>
          </table:table-cell>
          <table:table-cell table:number-columns-repeated="247"/>
        </table:table-row>
        <table:table-row table:style-name="ro2">
          <table:table-cell office:value-type="string">
            <text:p>insert into Dictionary values (</text:p>
          </table:table-cell>
          <table:table-cell office:value-type="string">
            <text:p>257</text:p>
          </table:table-cell>
          <table:table-cell office:value-type="string">
            <text:p>eng</text:p>
          </table:table-cell>
          <table:table-cell table:style-name="ce8" office:value-type="string">
            <text:p>Type of convention</text:p>
          </table:table-cell>
          <table:table-cell table:style-name="ce9" office:value-type="string">
            <text:p>Ranges to represent the map variable</text:p>
          </table:table-cell>
          <table:table-cell table:style-name="ce9" office:value-type="string">
            <text:p>Convention used to identify the range. The colour can be changed by double-clicking on Colour.</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68];&quot;-&quot;; [$label.C168];&quot;-&quot;; [$label.D168]; &quot;*/&quot;)" office:value-type="string" office:string-value="/*257-MapOpt-Convention*/">
            <text:p>/*257-MapOpt-Convention*/</text:p>
          </table:table-cell>
          <table:table-cell table:number-columns-repeated="247"/>
        </table:table-row>
        <table:table-row table:style-name="ro2">
          <table:table-cell office:value-type="string">
            <text:p>insert into Dictionary values (</text:p>
          </table:table-cell>
          <table:table-cell office:value-type="string">
            <text:p>258</text:p>
          </table:table-cell>
          <table:table-cell office:value-type="string">
            <text:p>eng</text:p>
          </table:table-cell>
          <table:table-cell table:style-name="ce8" office:value-type="string">
            <text:p>Ranges, Legends and Colours</text:p>
          </table:table-cell>
          <table:table-cell table:style-name="ce9" office:value-type="string">
            <text:p>Each range has an associated colour on the map</text:p>
          </table:table-cell>
          <table:table-cell table:style-name="ce9" office:value-type="string">
            <text:p>The ranges of the legend which appear by default can be modified according to your criteria or need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69];&quot;-&quot;; [$label.C169];&quot;-&quot;; [$label.D169]; &quot;*/&quot;)" office:value-type="string" office:string-value="/*258-MapOpt-Range*/">
            <text:p>/*258-MapOpt-Range*/</text:p>
          </table:table-cell>
          <table:table-cell table:number-columns-repeated="247"/>
        </table:table-row>
        <table:table-row table:style-name="ro2">
          <table:table-cell office:value-type="string">
            <text:p>insert into Dictionary values (</text:p>
          </table:table-cell>
          <table:table-cell office:value-type="string">
            <text:p>259</text:p>
          </table:table-cell>
          <table:table-cell office:value-type="string">
            <text:p>eng</text:p>
          </table:table-cell>
          <table:table-cell table:style-name="ce8" office:value-type="string">
            <text:p>Number of reports</text:p>
          </table:table-cell>
          <table:table-cell table:style-name="ce9" office:value-type="string">
            <text:p>Number of reports which coincide with the consultation</text:p>
          </table:table-cell>
          <table:table-cell table:style-name="ce9" office:value-type="string">
            <text:p>Number of reports which coincide with the consulta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70];&quot;-&quot;; [$label.C170];&quot;-&quot;; [$label.D170]; &quot;*/&quot;)" office:value-type="string" office:string-value="/*259-MapOpt-DisasterId_*/">
            <text:p>/*259-MapOpt-DisasterId_*/</text:p>
          </table:table-cell>
          <table:table-cell table:number-columns-repeated="247"/>
        </table:table-row>
        <table:table-row table:style-name="ro2">
          <table:table-cell office:value-type="string">
            <text:p>insert into Dictionary values (</text:p>
          </table:table-cell>
          <table:table-cell office:value-type="float" office:value="400">
            <text:p>400</text:p>
          </table:table-cell>
          <table:table-cell office:value-type="string">
            <text:p>eng</text:p>
          </table:table-cell>
          <table:table-cell table:style-name="ce8" office:value-type="string">
            <text:p>DesInventar 8</text:p>
          </table:table-cell>
          <table:table-cell table:style-name="ce10" office:value-type="string">
            <text:p><text:s/></text:p>
          </table:table-cell>
          <table:table-cell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9"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71];&quot;-&quot;; [$label.C171];&quot;-&quot;; [$label.D171]; &quot;*/&quot;)" office:value-type="string" office:string-value="/*400-MainPage-DI8*/">
            <text:p>/*400-MainPage-DI8*/</text:p>
          </table:table-cell>
          <table:table-cell table:number-columns-repeated="247"/>
        </table:table-row>
        <table:table-row table:style-name="ro2">
          <table:table-cell office:value-type="string">
            <text:p>insert into Dictionary values (</text:p>
          </table:table-cell>
          <table:table-cell office:value-type="float" office:value="401">
            <text:p>401</text:p>
          </table:table-cell>
          <table:table-cell office:value-type="string">
            <text:p>eng</text:p>
          </table:table-cell>
          <table:table-cell table:style-name="ce7" office:value-type="string">
            <text:p>What is DesInventar?</text:p>
          </table:table-cell>
          <table:table-cell table:style-name="ce10" office:value-type="string">
            <text:p><text:s/></text:p>
          </table:table-cell>
          <table:table-cell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72];&quot;-&quot;; [$label.C172];&quot;-&quot;; [$label.D172]; &quot;*/&quot;)" office:value-type="string" office:string-value="/*401-MainPage-whatis*/">
            <text:p>/*401-MainPage-whatis*/</text:p>
          </table:table-cell>
          <table:table-cell table:number-columns-repeated="247"/>
        </table:table-row>
        <table:table-row table:style-name="ro2">
          <table:table-cell office:value-type="string">
            <text:p>insert into Dictionary values (</text:p>
          </table:table-cell>
          <table:table-cell office:value-type="float" office:value="402">
            <text:p>402</text:p>
          </table:table-cell>
          <table:table-cell office:value-type="string">
            <text:p>eng</text:p>
          </table:table-cell>
          <table:table-cell table:style-name="ce8" office:value-type="string">
            <text:p>Credits</text:p>
          </table:table-cell>
          <table:table-cell table:style-name="ce10" office:value-type="string">
            <text:p><text:s/></text:p>
          </table:table-cell>
          <table:table-cell table:style-name="ce15"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73];&quot;-&quot;; [$label.C173];&quot;-&quot;; [$label.D173]; &quot;*/&quot;)" office:value-type="string" office:string-value="/*402-MainPage-credits*/">
            <text:p>/*402-MainPage-credits*/</text:p>
          </table:table-cell>
          <table:table-cell table:number-columns-repeated="247"/>
        </table:table-row>
        <table:table-row table:style-name="ro2">
          <table:table-cell office:value-type="string">
            <text:p>insert into Dictionary values (</text:p>
          </table:table-cell>
          <table:table-cell office:value-type="float" office:value="403">
            <text:p>403</text:p>
          </table:table-cell>
          <table:table-cell office:value-type="string">
            <text:p>eng</text:p>
          </table:table-cell>
          <table:table-cell table:style-name="ce8" office:value-type="string">
            <text:p>Contact us</text:p>
          </table:table-cell>
          <table:table-cell table:style-name="ce10" office:value-type="string">
            <text:p><text:s/></text:p>
          </table:table-cell>
          <table:table-cell table:style-name="ce16"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74];&quot;-&quot;; [$label.C174];&quot;-&quot;; [$label.D174]; &quot;*/&quot;)" office:value-type="string" office:string-value="/*403-MainPage-contactus*/">
            <text:p>/*403-MainPage-contactus*/</text:p>
          </table:table-cell>
          <table:table-cell table:number-columns-repeated="247"/>
        </table:table-row>
        <table:table-row table:style-name="ro2">
          <table:table-cell office:value-type="string">
            <text:p>insert into Dictionary values (</text:p>
          </table:table-cell>
          <table:table-cell office:value-type="float" office:value="404">
            <text:p>404</text:p>
          </table:table-cell>
          <table:table-cell office:value-type="string">
            <text:p>eng</text:p>
          </table:table-cell>
          <table:table-cell table:style-name="ce8" office:value-type="string">
            <text:p>Introduction – DesInventar Guide</text:p>
          </table:table-cell>
          <table:table-cell table:style-name="ce10" office:value-type="string">
            <text:p><text:s/></text:p>
          </table:table-cell>
          <table:table-cell table:style-name="ce17" office:value-type="string">
            <text:p><text:span text:style-name="T8">The Network of Social Studies in the Prevention of Disasters, constituted in 1992, formulated in its Agenda of Research and Organic Constitution that:&lt;br&gt;&lt;br&gt;-</text:span><text:span text:style-name="T9">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9" office:value-type="string">
            <text:p><text:span text:style-name="T9">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text:span text:style-name="T8">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text:span text:style-name="T9">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text:span text:style-name="T8">&lt;br&gt;</text:span><text:span text:style-name="T9">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number-columns-repeated="3" office:value-type="string">
            <text:p>2009-07-28 16:28:00</text:p>
          </table:table-cell>
          <table:table-cell office:value-type="string">
            <text:p>);</text:p>
          </table:table-cell>
          <table:table-cell table:style-name="ce4" table:formula="of:=CONCATENATE(&quot;/*&quot;; [$label.B175];&quot;-&quot;; [$label.C175];&quot;-&quot;; [$label.D175]; &quot;*/&quot;)" office:value-type="string" office:string-value="/*404-MetGuide-intro*/">
            <text:p>/*404-MetGuide-intro*/</text:p>
          </table:table-cell>
          <table:table-cell table:number-columns-repeated="247"/>
        </table:table-row>
        <table:table-row table:style-name="ro2">
          <table:table-cell office:value-type="string">
            <text:p>insert into Dictionary values (</text:p>
          </table:table-cell>
          <table:table-cell office:value-type="float" office:value="405">
            <text:p>405</text:p>
          </table:table-cell>
          <table:table-cell office:value-type="string">
            <text:p>eng</text:p>
          </table:table-cell>
          <table:table-cell table:style-name="ce8" office:value-type="string">
            <text:p>What is DesInventar?</text:p>
          </table:table-cell>
          <table:table-cell table:style-name="ce8" office:value-type="string">
            <text:p>image</text:p>
          </table:table-cell>
          <table:table-cell table:style-name="ce9" office:value-type="string">
            <text:p>DesInventar is a conceptual and methodological development which deals with disasters of all magnitudes and a diversity of environments: local, national and regional.</text:p>
          </table:table-cell>
          <table:table-cell table:style-name="ce22" office:value-type="string">
            <text:p><text:span text:style-name="T9">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14"> </text:span><text:span text:style-name="T9"><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text:span text:style-name="T8">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span></text:p>
          </table:table-cell>
          <table:table-cell table:number-columns-repeated="3" office:value-type="string">
            <text:p>2009-07-28 16:28:00</text:p>
          </table:table-cell>
          <table:table-cell office:value-type="string">
            <text:p>);</text:p>
          </table:table-cell>
          <table:table-cell table:style-name="ce4" table:formula="of:=CONCATENATE(&quot;/*&quot;; [$label.B176];&quot;-&quot;; [$label.C176];&quot;-&quot;; [$label.D176]; &quot;*/&quot;)" office:value-type="string" office:string-value="/*405-MetGuide-whatis*/">
            <text:p>/*405-MetGuide-whatis*/</text:p>
          </table:table-cell>
          <table:table-cell table:number-columns-repeated="247"/>
        </table:table-row>
        <table:table-row table:style-name="ro2">
          <table:table-cell office:value-type="string">
            <text:p>insert into Dictionary values (</text:p>
          </table:table-cell>
          <table:table-cell office:value-type="float" office:value="406">
            <text:p>406</text:p>
          </table:table-cell>
          <table:table-cell office:value-type="string">
            <text:p>eng</text:p>
          </table:table-cell>
          <table:table-cell table:style-name="ce10" office:value-type="string">
            <text:p>General Information</text:p>
          </table:table-cell>
          <table:table-cell table:style-name="ce10" office:value-type="string">
            <text:p>image</text:p>
          </table:table-cell>
          <table:table-cell table:style-name="ce9"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9"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number-columns-repeated="3" office:value-type="string">
            <text:p>2009-07-28 16:28:00</text:p>
          </table:table-cell>
          <table:table-cell office:value-type="string">
            <text:p>);</text:p>
          </table:table-cell>
          <table:table-cell table:style-name="ce4" table:formula="of:=CONCATENATE(&quot;/*&quot;; [$label.B177];&quot;-&quot;; [$label.C177];&quot;-&quot;; [$label.D177]; &quot;*/&quot;)" office:value-type="string" office:string-value="/*406-MetGuide-aboutdesinv*/">
            <text:p>/*406-MetGuide-aboutdesinv*/</text:p>
          </table:table-cell>
          <table:table-cell table:number-columns-repeated="247"/>
        </table:table-row>
        <table:table-row table:style-name="ro2">
          <table:table-cell office:value-type="string">
            <text:p>insert into Dictionary values (</text:p>
          </table:table-cell>
          <table:table-cell office:value-type="float" office:value="407">
            <text:p>407</text:p>
          </table:table-cell>
          <table:table-cell office:value-type="string">
            <text:p>eng</text:p>
          </table:table-cell>
          <table:table-cell table:style-name="ce8" office:value-type="string">
            <text:p>Definition of a database</text:p>
          </table:table-cell>
          <table:table-cell table:style-name="ce10" office:value-type="string">
            <text:p>Image</text:p>
          </table:table-cell>
          <table:table-cell table:style-name="ce9"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9"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78];&quot;-&quot;; [$label.C178];&quot;-&quot;; [$label.D178]; &quot;*/&quot;)" office:value-type="string" office:string-value="/*407-MetGuide-regioninfo*/">
            <text:p>/*407-MetGuide-regioninfo*/</text:p>
          </table:table-cell>
          <table:table-cell table:number-columns-repeated="247"/>
        </table:table-row>
        <table:table-row table:style-name="ro2">
          <table:table-cell office:value-type="string">
            <text:p>insert into Dictionary values (</text:p>
          </table:table-cell>
          <table:table-cell office:value-type="float" office:value="408">
            <text:p>408</text:p>
          </table:table-cell>
          <table:table-cell office:value-type="string">
            <text:p>eng</text:p>
          </table:table-cell>
          <table:table-cell table:style-name="ce8" office:value-type="string">
            <text:p>Access authorisation</text:p>
          </table:table-cell>
          <table:table-cell table:style-name="ce10" office:value-type="string">
            <text:p>Image</text:p>
          </table:table-cell>
          <table:table-cell table:style-name="ce9"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9"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79];&quot;-&quot;; [$label.C179];&quot;-&quot;; [$label.D179]; &quot;*/&quot;)" office:value-type="string" office:string-value="/*408-MetGuide-regionrol*/">
            <text:p>/*408-MetGuide-regionrol*/</text:p>
          </table:table-cell>
          <table:table-cell table:number-columns-repeated="247"/>
        </table:table-row>
        <table:table-row table:style-name="ro2">
          <table:table-cell office:value-type="string">
            <text:p>insert into Dictionary values (</text:p>
          </table:table-cell>
          <table:table-cell office:value-type="float" office:value="409">
            <text:p>409</text:p>
          </table:table-cell>
          <table:table-cell office:value-type="string">
            <text:p>eng</text:p>
          </table:table-cell>
          <table:table-cell table:style-name="ce8" office:value-type="string">
            <text:p>Definition of geography</text:p>
          </table:table-cell>
          <table:table-cell table:style-name="ce10" office:value-type="string">
            <text:p>Image</text:p>
          </table:table-cell>
          <table:table-cell table:style-name="ce18" office:value-type="string">
            <text:p><text:span text:style-name="T9">In order to understand and use the geography in DesInventar, two basic concepts should be kept in mind: the </text:span><text:span text:style-name="T10">resolution</text:span><text:span text:style-name="T9">, which corresponds to the level of spatial detail with which the data should be registered, and which should be the same for all records in the database; and the </text:span><text:span text:style-name="T10">hierarchy of zoning or geographic levels</text:span><text:span text:style-name="T9">, which implies that the highest zoning level (that of the least resolution) includes subordinate levels, until you arrive at the chosen level as a resolution in the database.</text:span></text:p>
          </table:table-cell>
          <table:table-cell table:style-name="ce9"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number-columns-repeated="3" office:value-type="string">
            <text:p>2009-07-28 16:28:00</text:p>
          </table:table-cell>
          <table:table-cell office:value-type="string">
            <text:p>);</text:p>
          </table:table-cell>
          <table:table-cell table:style-name="ce4" table:formula="of:=CONCATENATE(&quot;/*&quot;; [$label.B180];&quot;-&quot;; [$label.C180];&quot;-&quot;; [$label.D180]; &quot;*/&quot;)" office:value-type="string" office:string-value="/*409-MetGuide-geography*/">
            <text:p>/*409-MetGuide-geography*/</text:p>
          </table:table-cell>
          <table:table-cell table:number-columns-repeated="247"/>
        </table:table-row>
        <table:table-row table:style-name="ro2">
          <table:table-cell office:value-type="string">
            <text:p>insert into Dictionary values (</text:p>
          </table:table-cell>
          <table:table-cell office:value-type="float" office:value="410">
            <text:p>410</text:p>
          </table:table-cell>
          <table:table-cell office:value-type="string">
            <text:p>eng</text:p>
          </table:table-cell>
          <table:table-cell table:style-name="ce8" office:value-type="string">
            <text:p>Definition of Events</text:p>
          </table:table-cell>
          <table:table-cell table:style-name="ce10" office:value-type="string">
            <text:p>Image</text:p>
          </table:table-cell>
          <table:table-cell table:style-name="ce19" office:value-type="string">
            <text:p><text:span text:style-name="T9">An event is a phenomenon – natural, socio-natural or technological – which acts as a </text:span><text:span text:style-name="T11">detonator</text:span><text:span text:style-name="T9">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4"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15">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15">,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6">Predefined Events</text:span><text:span text:style-name="T15">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number-columns-repeated="3" office:value-type="string">
            <text:p>2009-07-28 16:28:00</text:p>
          </table:table-cell>
          <table:table-cell office:value-type="string">
            <text:p>);</text:p>
          </table:table-cell>
          <table:table-cell table:style-name="ce4" table:formula="of:=CONCATENATE(&quot;/*&quot;; [$label.B181];&quot;-&quot;; [$label.C181];&quot;-&quot;; [$label.D181]; &quot;*/&quot;)" office:value-type="string" office:string-value="/*410-MetGuide-events*/">
            <text:p>/*410-MetGuide-events*/</text:p>
          </table:table-cell>
          <table:table-cell table:number-columns-repeated="247"/>
        </table:table-row>
        <table:table-row table:style-name="ro2">
          <table:table-cell office:value-type="string">
            <text:p>insert into Dictionary values (</text:p>
          </table:table-cell>
          <table:table-cell office:value-type="float" office:value="411">
            <text:p>411</text:p>
          </table:table-cell>
          <table:table-cell office:value-type="string">
            <text:p>eng</text:p>
          </table:table-cell>
          <table:table-cell table:style-name="ce8" office:value-type="string">
            <text:p>Definition of Causes</text:p>
          </table:table-cell>
          <table:table-cell table:style-name="ce10" office:value-type="string">
            <text:p>Image</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5"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15">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15">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office:value-type="string">
            <text:p>);</text:p>
          </table:table-cell>
          <table:table-cell table:style-name="ce4" table:formula="of:=CONCATENATE(&quot;/*&quot;; [$label.B182];&quot;-&quot;; [$label.C182];&quot;-&quot;; [$label.D182]; &quot;*/&quot;)" office:value-type="string" office:string-value="/*411-MetGuide-causes*/">
            <text:p>/*411-MetGuide-causes*/</text:p>
          </table:table-cell>
          <table:table-cell table:number-columns-repeated="247"/>
        </table:table-row>
        <table:table-row table:style-name="ro2">
          <table:table-cell office:value-type="string">
            <text:p>insert into Dictionary values (</text:p>
          </table:table-cell>
          <table:table-cell office:value-type="float" office:value="412">
            <text:p>412</text:p>
          </table:table-cell>
          <table:table-cell office:value-type="string">
            <text:p>eng</text:p>
          </table:table-cell>
          <table:table-cell table:style-name="ce8" office:value-type="string">
            <text:p>Additional Effects</text:p>
          </table:table-cell>
          <table:table-cell table:style-name="ce10" office:value-type="string">
            <text:p>Image</text:p>
          </table:table-cell>
          <table:table-cell table:style-name="ce9"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9"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number-columns-repeated="3" office:value-type="string">
            <text:p>2009-07-28 16:28:00</text:p>
          </table:table-cell>
          <table:table-cell office:value-type="string">
            <text:p>);</text:p>
          </table:table-cell>
          <table:table-cell table:style-name="ce4" table:formula="of:=CONCATENATE(&quot;/*&quot;; [$label.B183];&quot;-&quot;; [$label.C183];&quot;-&quot;; [$label.D183]; &quot;*/&quot;)" office:value-type="string" office:string-value="/*412-MetGuide-extraeffects*/">
            <text:p>/*412-MetGuide-extraeffects*/</text:p>
          </table:table-cell>
          <table:table-cell table:number-columns-repeated="247"/>
        </table:table-row>
        <table:table-row table:style-name="ro2">
          <table:table-cell office:value-type="string">
            <text:p>insert into Dictionary values (</text:p>
          </table:table-cell>
          <table:table-cell office:value-type="float" office:value="413">
            <text:p>413</text:p>
          </table:table-cell>
          <table:table-cell office:value-type="string">
            <text:p>eng</text:p>
          </table:table-cell>
          <table:table-cell table:style-name="ce8" office:value-type="string">
            <text:p>Definition of Basic Effects</text:p>
          </table:table-cell>
          <table:table-cell table:style-name="ce10" office:value-type="string">
            <text:p>Image</text:p>
          </table:table-cell>
          <table:table-cell table:style-name="ce9" office:value-type="string">
            <text:p>The sum of loss or adverse effects which take place in a specific geographical unit. These are the direct indicators of conditions of vulnerability in communities, regions and countries.</text:p>
          </table:table-cell>
          <table:table-cell table:style-name="ce9"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number-columns-repeated="3" office:value-type="string">
            <text:p>2009-07-28 16:28:00</text:p>
          </table:table-cell>
          <table:table-cell office:value-type="string">
            <text:p>);</text:p>
          </table:table-cell>
          <table:table-cell table:style-name="ce4" table:formula="of:=CONCATENATE(&quot;/*&quot;; [$label.B184];&quot;-&quot;; [$label.C184];&quot;-&quot;; [$label.D184]; &quot;*/&quot;)" office:value-type="string" office:string-value="/*413-MetGuide-datacards*/">
            <text:p>/*413-MetGuide-datacards*/</text:p>
          </table:table-cell>
          <table:table-cell table:number-columns-repeated="247"/>
        </table:table-row>
        <table:table-row table:style-name="ro2">
          <table:table-cell office:value-type="string">
            <text:p>insert into Dictionary values (</text:p>
          </table:table-cell>
          <table:table-cell office:value-type="float" office:value="414">
            <text:p>414</text:p>
          </table:table-cell>
          <table:table-cell office:value-type="string">
            <text:p>eng</text:p>
          </table:table-cell>
          <table:table-cell table:style-name="ce8" office:value-type="string">
            <text:p>References</text:p>
          </table:table-cell>
          <table:table-cell table:style-name="ce10" office:value-type="string">
            <text:p><text:s/></text:p>
          </table:table-cell>
          <table:table-cell table:style-name="ce10" office:value-type="string">
            <text:p>Weblinks to LA RED, DesInventar, OSSO, reports, articles, magazines, etc.</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85];&quot;-&quot;; [$label.C185];&quot;-&quot;; [$label.D185]; &quot;*/&quot;)" office:value-type="string" office:string-value="/*414-MetGuide-references*/">
            <text:p>/*414-MetGuide-references*/</text:p>
          </table:table-cell>
          <table:table-cell table:number-columns-repeated="247"/>
        </table:table-row>
        <table:table-row table:style-name="ro2">
          <table:table-cell office:value-type="string">
            <text:p>insert into Dictionary values (</text:p>
          </table:table-cell>
          <table:table-cell office:value-type="float" office:value="415">
            <text:p>415</text:p>
          </table:table-cell>
          <table:table-cell office:value-type="string">
            <text:p>eng</text:p>
          </table:table-cell>
          <table:table-cell table:style-name="ce8" office:value-type="string">
            <text:p>Portal DesInventar</text:p>
          </table:table-cell>
          <table:table-cell table:style-name="ce10" office:value-type="string">
            <text:p><text:s/></text:p>
          </table:table-cell>
          <table:table-cell table:style-name="ce9" office:value-type="string">
            <text:p><text:span text:style-name="T9">DesInventar 8 is the implementation of software on the Internet of the current methodology of DesInventar, which inherits the functionality of previous versions. DesInventar 8 has the following functions:&lt;br&gt;&lt;br&gt;</text:span><text:span text:style-name="T8">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span></text:p>
          </table:table-cell>
          <table:table-cell table:style-name="ce9"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86];&quot;-&quot;; [$label.C186];&quot;-&quot;; [$label.D186]; &quot;*/&quot;)" office:value-type="string" office:string-value="/*415-DI8Info-portal*/">
            <text:p>/*415-DI8Info-portal*/</text:p>
          </table:table-cell>
          <table:table-cell table:number-columns-repeated="247"/>
        </table:table-row>
        <table:table-row table:style-name="ro2">
          <table:table-cell office:value-type="string">
            <text:p>insert into Dictionary values (</text:p>
          </table:table-cell>
          <table:table-cell office:value-type="float" office:value="416">
            <text:p>416</text:p>
          </table:table-cell>
          <table:table-cell office:value-type="string">
            <text:p>eng</text:p>
          </table:table-cell>
          <table:table-cell office:value-type="string">
            <text:p>Módulo DesInventar</text:p>
          </table:table-cell>
          <table:table-cell office:value-type="string">
            <text:p><text:s/></text:p>
          </table:table-cell>
          <table:table-cell table:style-name="ce20" office:value-type="string">
            <text:p><text:span text:style-name="T12">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3">&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87];&quot;-&quot;; [$label.C187];&quot;-&quot;; [$label.D187]; &quot;*/&quot;)" office:value-type="string" office:string-value="/*416-DI8Info-moddi*/">
            <text:p>/*416-DI8Info-moddi*/</text:p>
          </table:table-cell>
          <table:table-cell table:number-columns-repeated="247"/>
        </table:table-row>
        <table:table-row table:style-name="ro2">
          <table:table-cell office:value-type="string">
            <text:p>insert into Dictionary values (</text:p>
          </table:table-cell>
          <table:table-cell office:value-type="float" office:value="417">
            <text:p>417</text:p>
          </table:table-cell>
          <table:table-cell office:value-type="string">
            <text:p>eng</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88];&quot;-&quot;; [$label.C188];&quot;-&quot;; [$label.D188]; &quot;*/&quot;)" office:value-type="string" office:string-value="/*417-DI8Info-moddc*/">
            <text:p>/*417-DI8Info-moddc*/</text:p>
          </table:table-cell>
          <table:table-cell table:number-columns-repeated="247"/>
        </table:table-row>
        <table:table-row table:style-name="ro2">
          <table:table-cell office:value-type="string">
            <text:p>insert into Dictionary values (</text:p>
          </table:table-cell>
          <table:table-cell office:value-type="float" office:value="418">
            <text:p>418</text:p>
          </table:table-cell>
          <table:table-cell office:value-type="string">
            <text:p>eng</text:p>
          </table:table-cell>
          <table:table-cell table:style-name="ce11" office:value-type="string">
            <text:p>Links of Interest</text:p>
          </table:table-cell>
          <table:table-cell office:value-type="string">
            <text:p><text:s/></text:p>
          </table:table-cell>
          <table:table-cell office:value-type="string">
            <text:p>basic</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89];&quot;-&quot;; [$label.C189];&quot;-&quot;; [$label.D189]; &quot;*/&quot;)" office:value-type="string" office:string-value="/*418-DI8Info-links*/">
            <text:p>/*418-DI8Info-links*/</text:p>
          </table:table-cell>
          <table:table-cell table:number-columns-repeated="247"/>
        </table:table-row>
        <table:table-row table:style-name="ro2">
          <table:table-cell office:value-type="string">
            <text:p>insert into Dictionary values (</text:p>
          </table:table-cell>
          <table:table-cell table:style-name="ce6" office:value-type="string">
            <text:p>500</text:p>
          </table:table-cell>
          <table:table-cell office:value-type="string">
            <text:p>eng</text:p>
          </table:table-cell>
          <table:table-cell table:style-name="ce7" office:value-type="string">
            <text:p>Successful operation</text:p>
          </table:table-cell>
          <table:table-cell table:style-name="ce10" office:value-type="float" office:value="1">
            <text:p>1</text:p>
          </table:table-cell>
          <table:table-cell table:style-name="ce10" office:value-type="string">
            <text:p>Congratulations!</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90];&quot;-&quot;; [$label.C190];&quot;-&quot;; [$label.D190]; &quot;*/&quot;)" office:value-type="string" office:string-value="/*500-ERR_-NO_ERROR*/">
            <text:p>/*500-ERR_-NO_ERROR*/</text:p>
          </table:table-cell>
          <table:table-cell table:number-columns-repeated="247"/>
        </table:table-row>
        <table:table-row table:style-name="ro2">
          <table:table-cell office:value-type="string">
            <text:p>insert into Dictionary values (</text:p>
          </table:table-cell>
          <table:table-cell table:style-name="ce6" office:value-type="string">
            <text:p>501</text:p>
          </table:table-cell>
          <table:table-cell office:value-type="string">
            <text:p>eng</text:p>
          </table:table-cell>
          <table:table-cell table:style-name="ce7" office:value-type="string">
            <text:p>Unknown</text:p>
          </table:table-cell>
          <table:table-cell table:style-name="ce10" office:value-type="float" office:value="-1">
            <text:p>-1</text:p>
          </table:table-cell>
          <table:table-cell table:style-name="ce9" office:value-type="string">
            <text:p>Please report the activity which produced this error message to the administrator of the system</text:p>
          </table:table-cell>
          <table:table-cell table:style-name="ce9"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91];&quot;-&quot;; [$label.C191];&quot;-&quot;; [$label.D191]; &quot;*/&quot;)" office:value-type="string" office:string-value="/*501-ERR_-UNKNOWN_ERROR*/">
            <text:p>/*501-ERR_-UNKNOWN_ERROR*/</text:p>
          </table:table-cell>
          <table:table-cell table:number-columns-repeated="247"/>
        </table:table-row>
        <table:table-row table:style-name="ro2">
          <table:table-cell office:value-type="string">
            <text:p>insert into Dictionary values (</text:p>
          </table:table-cell>
          <table:table-cell table:style-name="ce6" office:value-type="string">
            <text:p>502</text:p>
          </table:table-cell>
          <table:table-cell office:value-type="string">
            <text:p>eng</text:p>
          </table:table-cell>
          <table:table-cell table:style-name="ce7" office:value-type="string">
            <text:p>Invalid command</text:p>
          </table:table-cell>
          <table:table-cell table:style-name="ce10" office:value-type="float" office:value="-2">
            <text:p>-2</text:p>
          </table:table-cell>
          <table:table-cell table:style-name="ce9" office:value-type="string">
            <text:p>The command entered is unknown to the system</text:p>
          </table:table-cell>
          <table:table-cell table:style-name="ce9"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92];&quot;-&quot;; [$label.C192];&quot;-&quot;; [$label.D192]; &quot;*/&quot;)" office:value-type="string" office:string-value="/*502-ERR_-INVALID_COMMAND*/">
            <text:p>/*502-ERR_-INVALID_COMMAND*/</text:p>
          </table:table-cell>
          <table:table-cell table:number-columns-repeated="247"/>
        </table:table-row>
        <table:table-row table:style-name="ro2">
          <table:table-cell office:value-type="string">
            <text:p>insert into Dictionary values (</text:p>
          </table:table-cell>
          <table:table-cell table:style-name="ce6" office:value-type="string">
            <text:p>503</text:p>
          </table:table-cell>
          <table:table-cell office:value-type="string">
            <text:p>eng</text:p>
          </table:table-cell>
          <table:table-cell table:style-name="ce8" office:value-type="string">
            <text:p>The object already exists</text:p>
          </table:table-cell>
          <table:table-cell table:style-name="ce10" office:value-type="float" office:value="-3">
            <text:p>-3</text:p>
          </table:table-cell>
          <table:table-cell table:style-name="ce10" office:value-type="string">
            <text:p><text:s/></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93];&quot;-&quot;; [$label.C193];&quot;-&quot;; [$label.D193]; &quot;*/&quot;)" office:value-type="string" office:string-value="/*503-ERR_-OBJECT_EXISTS*/">
            <text:p>/*503-ERR_-OBJECT_EXISTS*/</text:p>
          </table:table-cell>
          <table:table-cell table:number-columns-repeated="247"/>
        </table:table-row>
        <table:table-row table:style-name="ro2">
          <table:table-cell office:value-type="string">
            <text:p>insert into Dictionary values (</text:p>
          </table:table-cell>
          <table:table-cell table:style-name="ce6" office:value-type="string">
            <text:p>504</text:p>
          </table:table-cell>
          <table:table-cell office:value-type="string">
            <text:p>eng</text:p>
          </table:table-cell>
          <table:table-cell table:style-name="ce7" office:value-type="string">
            <text:p>No connection to the database</text:p>
          </table:table-cell>
          <table:table-cell table:style-name="ce9" office:value-type="float" office:value="-4">
            <text:p>-4</text:p>
          </table:table-cell>
          <table:table-cell table:style-name="ce9" office:value-type="string">
            <text:p>There is no physical connection between DesInventar 8 and the database. The Administrator will automatically be notified.</text:p>
          </table:table-cell>
          <table:table-cell table:style-name="ce9"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94];&quot;-&quot;; [$label.C194];&quot;-&quot;; [$label.D194]; &quot;*/&quot;)" office:value-type="string" office:string-value="/*504-ERR_-NO_DATABASE*/">
            <text:p>/*504-ERR_-NO_DATABASE*/</text:p>
          </table:table-cell>
          <table:table-cell table:number-columns-repeated="247"/>
        </table:table-row>
        <table:table-row table:style-name="ro2">
          <table:table-cell office:value-type="string">
            <text:p>insert into Dictionary values (</text:p>
          </table:table-cell>
          <table:table-cell table:style-name="ce6" office:value-type="string">
            <text:p>505</text:p>
          </table:table-cell>
          <table:table-cell office:value-type="string">
            <text:p>eng</text:p>
          </table:table-cell>
          <table:table-cell table:style-name="ce7" office:value-type="string">
            <text:p>Invalid password</text:p>
          </table:table-cell>
          <table:table-cell table:style-name="ce10" office:value-type="float" office:value="-5">
            <text:p>-5</text:p>
          </table:table-cell>
          <table:table-cell table:style-name="ce10" office:value-type="string">
            <text:p>The password you have entered is invalid. Try again.</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95];&quot;-&quot;; [$label.C195];&quot;-&quot;; [$label.D195]; &quot;*/&quot;)" office:value-type="string" office:string-value="/*505-ERR_-INVALID_PASSWD*/">
            <text:p>/*505-ERR_-INVALID_PASSWD*/</text:p>
          </table:table-cell>
          <table:table-cell table:number-columns-repeated="247"/>
        </table:table-row>
        <table:table-row table:style-name="ro2">
          <table:table-cell office:value-type="string">
            <text:p>insert into Dictionary values (</text:p>
          </table:table-cell>
          <table:table-cell table:style-name="ce6" office:value-type="string">
            <text:p>506</text:p>
          </table:table-cell>
          <table:table-cell office:value-type="string">
            <text:p>eng</text:p>
          </table:table-cell>
          <table:table-cell table:style-name="ce7" office:value-type="string">
            <text:p>Access denied</text:p>
          </table:table-cell>
          <table:table-cell table:style-name="ce10" office:value-type="float" office:value="-6">
            <text:p>-6</text:p>
          </table:table-cell>
          <table:table-cell table:style-name="ce12"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9"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96];&quot;-&quot;; [$label.C196];&quot;-&quot;; [$label.D196]; &quot;*/&quot;)" office:value-type="string" office:string-value="/*506-ERR_-ACCESS_DENIED*/">
            <text:p>/*506-ERR_-ACCESS_DENIED*/</text:p>
          </table:table-cell>
          <table:table-cell table:number-columns-repeated="247"/>
        </table:table-row>
        <table:table-row table:style-name="ro2">
          <table:table-cell office:value-type="string">
            <text:p>insert into Dictionary values (</text:p>
          </table:table-cell>
          <table:table-cell table:style-name="ce6" office:value-type="string">
            <text:p>507</text:p>
          </table:table-cell>
          <table:table-cell office:value-type="string">
            <text:p>eng</text:p>
          </table:table-cell>
          <table:table-cell table:style-name="ce7" office:value-type="string">
            <text:p>Object not found</text:p>
          </table:table-cell>
          <table:table-cell table:style-name="ce10" office:value-type="float" office:value="-7">
            <text:p>-7</text:p>
          </table:table-cell>
          <table:table-cell table:style-name="ce12" office:value-type="string">
            <text:p><text:span text:style-name="T1">There is no information about this object. </text:span><text:span text:style-name="T2">If you believe this is a mistake, send this information to the portal administrator.</text:span></text:p>
          </table:table-cell>
          <table:table-cell table:style-name="ce9"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97];&quot;-&quot;; [$label.C197];&quot;-&quot;; [$label.D197]; &quot;*/&quot;)" office:value-type="string" office:string-value="/*507-ERR_-OBJECT_NOT_FOUND*/">
            <text:p>/*507-ERR_-OBJECT_NOT_FOUND*/</text:p>
          </table:table-cell>
          <table:table-cell table:number-columns-repeated="247"/>
        </table:table-row>
        <table:table-row table:style-name="ro2">
          <table:table-cell office:value-type="string">
            <text:p>insert into Dictionary values (</text:p>
          </table:table-cell>
          <table:table-cell table:style-name="ce6" office:value-type="string">
            <text:p>508</text:p>
          </table:table-cell>
          <table:table-cell office:value-type="string">
            <text:p>eng</text:p>
          </table:table-cell>
          <table:table-cell table:style-name="ce7" office:value-type="string">
            <text:p>Insufficient authorisation</text:p>
          </table:table-cell>
          <table:table-cell table:style-name="ce10" office:value-type="float" office:value="-8">
            <text:p>-8</text:p>
          </table:table-cell>
          <table:table-cell table:style-name="ce9" office:value-type="string">
            <text:p>You are not authorised to access the section indicated. If you believe this is a mistake, send this information to the portal administrator.</text:p>
          </table:table-cell>
          <table:table-cell table:style-name="ce9"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98];&quot;-&quot;; [$label.C198];&quot;-&quot;; [$label.D198]; &quot;*/&quot;)" office:value-type="string" office:string-value="/*508-ERR_-CONSTRAINT_FAIL*/">
            <text:p>/*508-ERR_-CONSTRAINT_FAIL*/</text:p>
          </table:table-cell>
          <table:table-cell table:number-columns-repeated="247"/>
        </table:table-row>
        <table:table-row table:style-name="ro2">
          <table:table-cell office:value-type="string">
            <text:p>insert into Dictionary values (</text:p>
          </table:table-cell>
          <table:table-cell table:style-name="ce6" office:value-type="string">
            <text:p>509</text:p>
          </table:table-cell>
          <table:table-cell office:value-type="string">
            <text:p>eng</text:p>
          </table:table-cell>
          <table:table-cell table:style-name="ce7" office:value-type="string">
            <text:p>No connection to the system</text:p>
          </table:table-cell>
          <table:table-cell table:style-name="ce9" office:value-type="float" office:value="-99">
            <text:p>-99</text:p>
          </table:table-cell>
          <table:table-cell table:style-name="ce9" office:value-type="string">
            <text:p>There is no connection with DesInventar8. The Administrator will automatically be notified. </text:p>
          </table:table-cell>
          <table:table-cell table:style-name="ce9"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199];&quot;-&quot;; [$label.C199];&quot;-&quot;; [$label.D199]; &quot;*/&quot;)" office:value-type="string" office:string-value="/*509-ERR_-NO_CONNECTION*/">
            <text:p>/*509-ERR_-NO_CONNECTION*/</text:p>
          </table:table-cell>
          <table:table-cell table:number-columns-repeated="247"/>
        </table:table-row>
        <table:table-row table:style-name="ro2">
          <table:table-cell office:value-type="string">
            <text:p>insert into Dictionary values (</text:p>
          </table:table-cell>
          <table:table-cell table:style-name="ce6" office:value-type="string">
            <text:p>510</text:p>
          </table:table-cell>
          <table:table-cell office:value-type="string">
            <text:p>eng</text:p>
          </table:table-cell>
          <table:table-cell table:style-name="ce7" office:value-type="string">
            <text:p>Type of event already exists</text:p>
          </table:table-cell>
          <table:table-cell table:style-name="ce10" office:value-type="float" office:value="-100">
            <text:p>-100</text:p>
          </table:table-cell>
          <table:table-cell table:style-name="ce9" office:value-type="string">
            <text:p>The name of the event you have tried to use already exists or is not valid.</text:p>
          </table:table-cell>
          <table:table-cell table:style-name="ce9"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200];&quot;-&quot;; [$label.C200];&quot;-&quot;; [$label.D200]; &quot;*/&quot;)" office:value-type="string" office:string-value="/*510-ERR_-EVENT_EXISTS*/">
            <text:p>/*510-ERR_-EVENT_EXISTS*/</text:p>
          </table:table-cell>
          <table:table-cell table:number-columns-repeated="247"/>
        </table:table-row>
        <table:table-row table:style-name="ro2">
          <table:table-cell office:value-type="string">
            <text:p>insert into Dictionary values (</text:p>
          </table:table-cell>
          <table:table-cell table:style-name="ce6" office:value-type="string">
            <text:p>511</text:p>
          </table:table-cell>
          <table:table-cell office:value-type="string">
            <text:p>eng</text:p>
          </table:table-cell>
          <table:table-cell table:style-name="ce7" office:value-type="string">
            <text:p>Type of event in use</text:p>
          </table:table-cell>
          <table:table-cell table:style-name="ce7" office:value-type="float" office:value="-101">
            <text:p>-101</text:p>
          </table:table-cell>
          <table:table-cell table:style-name="ce7" office:value-type="string">
            <text:p>The event you are trying to deactivate has been used in one or more records of disasters. You may only deactivate this when it is not in use in any record.</text:p>
          </table:table-cell>
          <table:table-cell table:style-name="ce7" office:value-type="string">
            <text:p><text:s/></text:p>
          </table:table-cell>
          <table:table-cell table:number-columns-repeated="3" office:value-type="string">
            <text:p>2009-07-28 16:28:00</text:p>
          </table:table-cell>
          <table:table-cell office:value-type="string">
            <text:p>);</text:p>
          </table:table-cell>
          <table:table-cell table:style-name="ce4" table:formula="of:=CONCATENATE(&quot;/*&quot;; [$label.B201];&quot;-&quot;; [$label.C201];&quot;-&quot;; [$label.D201]; &quot;*/&quot;)" office:value-type="string" office:string-value="/*511-ERR_-EVENT_IN_USE*/">
            <text:p>/*511-ERR_-EVENT_IN_USE*/</text:p>
          </table:table-cell>
          <table:table-cell table:number-columns-repeated="247"/>
        </table:table-row>
        <table:table-row table:style-name="ro2" table:number-rows-repeated="65334">
          <table:table-cell table:number-columns-repeated="259"/>
        </table:table-row>
        <table:table-row table:style-name="ro2">
          <table:table-cell table:number-columns-repeated="259"/>
        </table:table-row>
      </table:table>
      <table:table table:name="dictio_spa" table:style-name="ta1" table:print="false">
        <office:forms form:automatic-focus="false" form:apply-design-mode="false"/>
        <table:table-column table:style-name="co10" table:default-cell-style-name="ce4"/>
        <table:table-column table:style-name="co11" table:default-cell-style-name="ce5"/>
        <table:table-column table:style-name="co19" table:default-cell-style-name="ce5"/>
        <table:table-column table:style-name="co13" table:default-cell-style-name="ce5"/>
        <table:table-column table:style-name="co14" table:default-cell-style-name="ce5"/>
        <table:table-column table:style-name="co20" table:default-cell-style-name="ce5"/>
        <table:table-column table:style-name="co16" table:default-cell-style-name="ce5"/>
        <table:table-column table:style-name="co6" table:default-cell-style-name="ce3"/>
        <table:table-column table:style-name="co7" table:number-columns-repeated="2" table:default-cell-style-name="ce3"/>
        <table:table-column table:style-name="co17" table:default-cell-style-name="ce5"/>
        <table:table-column table:style-name="co18" table:default-cell-style-name="ce4"/>
        <table:table-column table:style-name="co9" table:number-columns-repeated="3" table:default-cell-style-name="ce21"/>
        <table:table-column table:style-name="co9" table:number-columns-repeated="244" table:default-cell-style-name="ce5"/>
        <table:table-row table:style-name="ro2">
          <table:table-cell office:value-type="string">
            <text:p>insert into Dictionary values (</text:p>
          </table:table-cell>
          <table:table-cell office:value-type="float" office:value="1">
            <text:p>1</text:p>
          </table:table-cell>
          <table:table-cell office:value-type="string">
            <text:p>spa</text:p>
          </table:table-cell>
          <table:table-cell office:value-type="string">
            <text:p>Información</text:p>
          </table:table-cell>
          <table:table-cell office:value-type="string">
            <text:p><text:s/></text:p>
          </table:table-cell>
          <table:table-cell office:value-type="string">
            <text:p>Información general sobre la base de datos DesInventar a modo de introducción y divulga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quot;-&quot;; [$label.C1];&quot;-&quot;; [$label.D1]; &quot;*/&quot;)" office:value-type="string" office:string-value="/*1-DB-Region*/">
            <text:p>/*1-DB-Region*/</text:p>
          </table:table-cell>
          <table:table-cell table:number-columns-repeated="247"/>
        </table:table-row>
        <table:table-row table:style-name="ro2">
          <table:table-cell office:value-type="string">
            <text:p>insert into Dictionary values (</text:p>
          </table:table-cell>
          <table:table-cell office:value-type="float" office:value="2">
            <text:p>2</text:p>
          </table:table-cell>
          <table:table-cell office:value-type="string">
            <text:p>spa</text:p>
          </table:table-cell>
          <table:table-cell office:value-type="string">
            <text:p>Id Base de Datos</text:p>
          </table:table-cell>
          <table:table-cell office:value-type="string">
            <text:p>No duplicado</text:p>
          </table:table-cell>
          <table:table-cell office:value-type="string">
            <text:p>Identificador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quot;-&quot;; [$label.C2];&quot;-&quot;; [$label.D2]; &quot;*/&quot;)" office:value-type="string" office:string-value="/*2-DB-RegionId*/">
            <text:p>/*2-DB-RegionId*/</text:p>
          </table:table-cell>
          <table:table-cell table:number-columns-repeated="247"/>
        </table:table-row>
        <table:table-row table:style-name="ro2">
          <table:table-cell office:value-type="string">
            <text:p>insert into Dictionary values (</text:p>
          </table:table-cell>
          <table:table-cell office:value-type="float" office:value="3">
            <text:p>3</text:p>
          </table:table-cell>
          <table:table-cell office:value-type="string">
            <text:p>spa</text:p>
          </table:table-cell>
          <table:table-cell office:value-type="string">
            <text:p>Base de Datos</text:p>
          </table:table-cell>
          <table:table-cell office:value-type="string">
            <text:p>Nombre</text:p>
          </table:table-cell>
          <table:table-cell office:value-type="string">
            <text:p>Etiqueta o nombre para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quot;-&quot;; [$label.C3];&quot;-&quot;; [$label.D3]; &quot;*/&quot;)" office:value-type="string" office:string-value="/*3-DB-RegionLabel*/">
            <text:p>/*3-DB-RegionLabel*/</text:p>
          </table:table-cell>
          <table:table-cell table:number-columns-repeated="247"/>
        </table:table-row>
        <table:table-row table:style-name="ro2">
          <table:table-cell office:value-type="string">
            <text:p>insert into Dictionary values (</text:p>
          </table:table-cell>
          <table:table-cell office:value-type="float" office:value="4">
            <text:p>4</text:p>
          </table:table-cell>
          <table:table-cell office:value-type="string">
            <text:p>spa</text:p>
          </table:table-cell>
          <table:table-cell office:value-type="string">
            <text:p>Descripción</text:p>
          </table:table-cell>
          <table:table-cell office:value-type="string">
            <text:p>Texto o palabras claves</text:p>
          </table:table-cell>
          <table:table-cell table:style-name="ce27" office:value-type="string">
            <text:p><text:span text:style-name="T17">Información general sobre la base de datos, que debe contener:\n-</text:span><text:span text:style-name="T18">Periodo\n-Número de reportes\n-Fuentes de información\n-Sinopsis (análisis general)</text:spa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quot;-&quot;; [$label.C4];&quot;-&quot;; [$label.D4]; &quot;*/&quot;)" office:value-type="string" office:string-value="/*4-DB-RegionDesc*/">
            <text:p>/*4-DB-RegionDesc*/</text:p>
          </table:table-cell>
          <table:table-cell table:number-columns-repeated="247"/>
        </table:table-row>
        <table:table-row table:style-name="ro2">
          <table:table-cell office:value-type="string">
            <text:p>insert into Dictionary values (</text:p>
          </table:table-cell>
          <table:table-cell office:value-type="float" office:value="5">
            <text:p>5</text:p>
          </table:table-cell>
          <table:table-cell office:value-type="string">
            <text:p>spa</text:p>
          </table:table-cell>
          <table:table-cell office:value-type="string">
            <text:p>English description</text:p>
          </table:table-cell>
          <table:table-cell office:value-type="string">
            <text:p>Texto o palabras claves</text:p>
          </table:table-cell>
          <table:table-cell office:value-type="string">
            <text:p>Traducción del texto de Descripción a Inglé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quot;-&quot;; [$label.C5];&quot;-&quot;; [$label.D5]; &quot;*/&quot;)" office:value-type="string" office:string-value="/*5-DB-RegionDescEN*/">
            <text:p>/*5-DB-RegionDescEN*/</text:p>
          </table:table-cell>
          <table:table-cell table:number-columns-repeated="247"/>
        </table:table-row>
        <table:table-row table:style-name="ro2">
          <table:table-cell office:value-type="string">
            <text:p>insert into Dictionary values (</text:p>
          </table:table-cell>
          <table:table-cell office:value-type="float" office:value="6">
            <text:p>6</text:p>
          </table:table-cell>
          <table:table-cell office:value-type="string">
            <text:p>spa</text:p>
          </table:table-cell>
          <table:table-cell office:value-type="string">
            <text:p>Idioma</text:p>
          </table:table-cell>
          <table:table-cell office:value-type="string">
            <text:p>Seleccione un elemento de la lista</text:p>
          </table:table-cell>
          <table:table-cell office:value-type="string">
            <text:p>Lenguaje por defecto en el que se registra la informa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quot;-&quot;; [$label.C6];&quot;-&quot;; [$label.D6]; &quot;*/&quot;)" office:value-type="string" office:string-value="/*6-DB-RegionLangCode*/">
            <text:p>/*6-DB-RegionLangCode*/</text:p>
          </table:table-cell>
          <table:table-cell table:number-columns-repeated="247"/>
        </table:table-row>
        <table:table-row table:style-name="ro2">
          <table:table-cell office:value-type="string">
            <text:p>insert into Dictionary values (</text:p>
          </table:table-cell>
          <table:table-cell office:value-type="float" office:value="7">
            <text:p>7</text:p>
          </table:table-cell>
          <table:table-cell office:value-type="string">
            <text:p>spa</text:p>
          </table:table-cell>
          <table:table-cell office:value-type="string">
            <text:p>Ultima revisión</text:p>
          </table:table-cell>
          <table:table-cell office:value-type="string">
            <text:p>XXXXX</text:p>
          </table:table-cell>
          <table:table-cell office:value-type="string">
            <text:p>Ultima fecha en la cual se modificó la información base de la Reg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7];&quot;-&quot;; [$label.C7];&quot;-&quot;; [$label.D7]; &quot;*/&quot;)" office:value-type="string" office:string-value="/*7-DB-RegionStructLastUpdate*/">
            <text:p>/*7-DB-RegionStructLastUpdate*/</text:p>
          </table:table-cell>
          <table:table-cell table:number-columns-repeated="247"/>
        </table:table-row>
        <table:table-row table:style-name="ro2">
          <table:table-cell office:value-type="string">
            <text:p>insert into Dictionary values (</text:p>
          </table:table-cell>
          <table:table-cell office:value-type="float" office:value="8">
            <text:p>8</text:p>
          </table:table-cell>
          <table:table-cell office:value-type="string">
            <text:p>spa</text:p>
          </table:table-cell>
          <table:table-cell office:value-type="string">
            <text:p>Fecha inicial</text:p>
          </table:table-cell>
          <table:table-cell office:value-type="string">
            <text:p>Escriba una fecha en formato AAAA-MM-DD</text:p>
          </table:table-cell>
          <table:table-cell office:value-type="string">
            <text:p>Fecha límite inferior a partir de la cual se iniciará el registro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8];&quot;-&quot;; [$label.C8];&quot;-&quot;; [$label.D8]; &quot;*/&quot;)" office:value-type="string" office:string-value="/*8-DB-PeriodBeginDate*/">
            <text:p>/*8-DB-PeriodBeginDate*/</text:p>
          </table:table-cell>
          <table:table-cell table:number-columns-repeated="247"/>
        </table:table-row>
        <table:table-row table:style-name="ro2">
          <table:table-cell office:value-type="string">
            <text:p>insert into Dictionary values (</text:p>
          </table:table-cell>
          <table:table-cell office:value-type="float" office:value="9">
            <text:p>9</text:p>
          </table:table-cell>
          <table:table-cell office:value-type="string">
            <text:p>spa</text:p>
          </table:table-cell>
          <table:table-cell office:value-type="string">
            <text:p>Fecha final</text:p>
          </table:table-cell>
          <table:table-cell office:value-type="string">
            <text:p>Escriba una fecha en formato AAAA-MM-DD</text:p>
          </table:table-cell>
          <table:table-cell office:value-type="string">
            <text:p>Fecha límite superior en la cual se finalizará el registro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9];&quot;-&quot;; [$label.C9];&quot;-&quot;; [$label.D9]; &quot;*/&quot;)" office:value-type="string" office:string-value="/*9-DB-PeriodEndDate*/">
            <text:p>/*9-DB-PeriodEndDate*/</text:p>
          </table:table-cell>
          <table:table-cell table:number-columns-repeated="247"/>
        </table:table-row>
        <table:table-row table:style-name="ro2">
          <table:table-cell office:value-type="string">
            <text:p>insert into Dictionary values (</text:p>
          </table:table-cell>
          <table:table-cell office:value-type="float" office:value="10">
            <text:p>10</text:p>
          </table:table-cell>
          <table:table-cell office:value-type="string">
            <text:p>spa</text:p>
          </table:table-cell>
          <table:table-cell office:value-type="string">
            <text:p>Administrador</text:p>
          </table:table-cell>
          <table:table-cell office:value-type="string">
            <text:p>XXXXX</text:p>
          </table:table-cell>
          <table:table-cell office:value-type="string">
            <text:p>Correo electrónico del administrador de esta 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quot;-&quot;; [$label.C10];&quot;-&quot;; [$label.D10]; &quot;*/&quot;)" office:value-type="string" office:string-value="/*10-DB-OptionAdminEMail*/">
            <text:p>/*10-DB-OptionAdminEMail*/</text:p>
          </table:table-cell>
          <table:table-cell table:number-columns-repeated="247"/>
        </table:table-row>
        <table:table-row table:style-name="ro2">
          <table:table-cell office:value-type="string">
            <text:p>insert into Dictionary values (</text:p>
          </table:table-cell>
          <table:table-cell office:value-type="float" office:value="11">
            <text:p>11</text:p>
          </table:table-cell>
          <table:table-cell office:value-type="string">
            <text:p>spa</text:p>
          </table:table-cell>
          <table:table-cell office:value-type="string">
            <text:p>¿Restringir?</text:p>
          </table:table-cell>
          <table:table-cell office:value-type="string">
            <text:p>Marque o desmarque esta opción</text:p>
          </table:table-cell>
          <table:table-cell table:style-name="ce28" office:value-type="string">
            <text:p>Esta opción le permite limitar las fechas de inicio y fin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quot;-&quot;; [$label.C11];&quot;-&quot;; [$label.D11]; &quot;*/&quot;)" office:value-type="string" office:string-value="/*11-DB-OptionOutOfPeriod*/">
            <text:p>/*11-DB-OptionOutOfPeriod*/</text:p>
          </table:table-cell>
          <table:table-cell table:number-columns-repeated="247"/>
        </table:table-row>
        <table:table-row table:style-name="ro2">
          <table:table-cell office:value-type="string">
            <text:p>insert into Dictionary values (</text:p>
          </table:table-cell>
          <table:table-cell office:value-type="float" office:value="12">
            <text:p>12</text:p>
          </table:table-cell>
          <table:table-cell office:value-type="string">
            <text:p>spa</text:p>
          </table:table-cell>
          <table:table-cell office:value-type="string">
            <text:p>LongMin</text:p>
          </table:table-cell>
          <table:table-cell office:value-type="string">
            <text:p>Grados decimales</text:p>
          </table:table-cell>
          <table:table-cell table:style-name="ce29" office:value-type="string">
            <text:p>Mínima coordenada de longitud (izquierda)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quot;-&quot;; [$label.C12];&quot;-&quot;; [$label.D12]; &quot;*/&quot;)" office:value-type="string" office:string-value="/*12-DB-LimitMinX*/">
            <text:p>/*12-DB-LimitMinX*/</text:p>
          </table:table-cell>
          <table:table-cell table:number-columns-repeated="247"/>
        </table:table-row>
        <table:table-row table:style-name="ro2">
          <table:table-cell office:value-type="string">
            <text:p>insert into Dictionary values (</text:p>
          </table:table-cell>
          <table:table-cell office:value-type="float" office:value="13">
            <text:p>13</text:p>
          </table:table-cell>
          <table:table-cell office:value-type="string">
            <text:p>spa</text:p>
          </table:table-cell>
          <table:table-cell office:value-type="string">
            <text:p>LatMin</text:p>
          </table:table-cell>
          <table:table-cell office:value-type="string">
            <text:p>Grados decimales</text:p>
          </table:table-cell>
          <table:table-cell table:style-name="ce29" office:value-type="string">
            <text:p>Mínima coordenada de latitud (inferior)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quot;-&quot;; [$label.C13];&quot;-&quot;; [$label.D13]; &quot;*/&quot;)" office:value-type="string" office:string-value="/*13-DB-LimitMinY*/">
            <text:p>/*13-DB-LimitMinY*/</text:p>
          </table:table-cell>
          <table:table-cell table:number-columns-repeated="247"/>
        </table:table-row>
        <table:table-row table:style-name="ro2">
          <table:table-cell office:value-type="string">
            <text:p>insert into Dictionary values (</text:p>
          </table:table-cell>
          <table:table-cell office:value-type="float" office:value="14">
            <text:p>14</text:p>
          </table:table-cell>
          <table:table-cell office:value-type="string">
            <text:p>spa</text:p>
          </table:table-cell>
          <table:table-cell office:value-type="string">
            <text:p>LongMax</text:p>
          </table:table-cell>
          <table:table-cell office:value-type="string">
            <text:p>Grados decimales</text:p>
          </table:table-cell>
          <table:table-cell table:style-name="ce29" office:value-type="string">
            <text:p>Maxima coordenada de longitud (derecha)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quot;-&quot;; [$label.C14];&quot;-&quot;; [$label.D14]; &quot;*/&quot;)" office:value-type="string" office:string-value="/*14-DB-LimitMaxX*/">
            <text:p>/*14-DB-LimitMaxX*/</text:p>
          </table:table-cell>
          <table:table-cell table:number-columns-repeated="247"/>
        </table:table-row>
        <table:table-row table:style-name="ro2">
          <table:table-cell office:value-type="string">
            <text:p>insert into Dictionary values (</text:p>
          </table:table-cell>
          <table:table-cell office:value-type="float" office:value="15">
            <text:p>15</text:p>
          </table:table-cell>
          <table:table-cell office:value-type="string">
            <text:p>spa</text:p>
          </table:table-cell>
          <table:table-cell office:value-type="string">
            <text:p>LatMax</text:p>
          </table:table-cell>
          <table:table-cell office:value-type="string">
            <text:p>Grados decimales</text:p>
          </table:table-cell>
          <table:table-cell table:style-name="ce29" office:value-type="string">
            <text:p>Máxima coordenada de latitud (superior)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quot;-&quot;; [$label.C15];&quot;-&quot;; [$label.D15]; &quot;*/&quot;)" office:value-type="string" office:string-value="/*15-DB-LimitMaxY*/">
            <text:p>/*15-DB-LimitMaxY*/</text:p>
          </table:table-cell>
          <table:table-cell table:number-columns-repeated="247"/>
        </table:table-row>
        <table:table-row table:style-name="ro2">
          <table:table-cell office:value-type="string">
            <text:p>insert into Dictionary values (</text:p>
          </table:table-cell>
          <table:table-cell office:value-type="float" office:value="16">
            <text:p>16</text:p>
          </table:table-cell>
          <table:table-cell office:value-type="string">
            <text:p>spa</text:p>
          </table:table-cell>
          <table:table-cell office:value-type="string">
            <text:p>Roles</text:p>
          </table:table-cell>
          <table:table-cell office:value-type="string">
            <text:p><text:s/></text:p>
          </table:table-cell>
          <table:table-cell table:style-name="ce28" office:value-type="string">
            <text:p>Los roles determinan el acceso y el papel de los usuarios en la base de datos. Aquí puede adicionar o editar los roles para est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quot;-&quot;; [$label.C16];&quot;-&quot;; [$label.D16]; &quot;*/&quot;)" office:value-type="string" office:string-value="/*16-DB-Permissions*/">
            <text:p>/*16-DB-Permissions*/</text:p>
          </table:table-cell>
          <table:table-cell table:number-columns-repeated="247"/>
        </table:table-row>
        <table:table-row table:style-name="ro2">
          <table:table-cell office:value-type="string">
            <text:p>insert into Dictionary values (</text:p>
          </table:table-cell>
          <table:table-cell office:value-type="float" office:value="17">
            <text:p>17</text:p>
          </table:table-cell>
          <table:table-cell office:value-type="string">
            <text:p>spa</text:p>
          </table:table-cell>
          <table:table-cell office:value-type="string">
            <text:p>Usuarios</text:p>
          </table:table-cell>
          <table:table-cell table:style-name="ce26" office:value-type="string">
            <text:p>Seleccione un elemento de la lista</text:p>
          </table:table-cell>
          <table:table-cell table:style-name="ce28" office:value-type="string">
            <text:p>Nombre de las personas que tienen algún rol en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quot;-&quot;; [$label.C17];&quot;-&quot;; [$label.D17]; &quot;*/&quot;)" office:value-type="string" office:string-value="/*17-DB-UserName*/">
            <text:p>/*17-DB-UserName*/</text:p>
          </table:table-cell>
          <table:table-cell table:number-columns-repeated="247"/>
        </table:table-row>
        <table:table-row table:style-name="ro2">
          <table:table-cell office:value-type="string">
            <text:p>insert into Dictionary values (</text:p>
          </table:table-cell>
          <table:table-cell office:value-type="float" office:value="18">
            <text:p>18</text:p>
          </table:table-cell>
          <table:table-cell office:value-type="string">
            <text:p>spa</text:p>
          </table:table-cell>
          <table:table-cell office:value-type="string">
            <text:p>Permisos</text:p>
          </table:table-cell>
          <table:table-cell table:style-name="ce26" office:value-type="string">
            <text:p>Seleccione un elemento de la lista</text:p>
          </table:table-cell>
          <table:table-cell table:style-name="ce26" office:value-type="string">
            <text:p>Determinan el nivel de acceso de un usuario según 4 roles:\n- Alimentador\n- Observador\n- Supervisor\n- Administrad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quot;-&quot;; [$label.C18];&quot;-&quot;; [$label.D18]; &quot;*/&quot;)" office:value-type="string" office:string-value="/*18-DB-Role*/">
            <text:p>/*18-DB-Role*/</text:p>
          </table:table-cell>
          <table:table-cell table:number-columns-repeated="247"/>
        </table:table-row>
        <table:table-row table:style-name="ro2">
          <table:table-cell office:value-type="string">
            <text:p>insert into Dictionary values (</text:p>
          </table:table-cell>
          <table:table-cell office:value-type="float" office:value="19">
            <text:p>19</text:p>
          </table:table-cell>
          <table:table-cell office:value-type="string">
            <text:p>spa</text:p>
          </table:table-cell>
          <table:table-cell office:value-type="string">
            <text:p>Administrador</text:p>
          </table:table-cell>
          <table:table-cell office:value-type="string">
            <text:p><text:s/></text:p>
          </table:table-cell>
          <table:table-cell table:style-name="ce30" office:value-type="string">
            <text:p>Tiene acceso a la configuración de la estructura de la base de datos y a las fichas. Puede asignar roles, asignar descripciones de la base de datos, bitácoras, editar listados de eventos, causas y geografí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quot;-&quot;; [$label.C19];&quot;-&quot;; [$label.D19]; &quot;*/&quot;)" office:value-type="string" office:string-value="/*19-DB-RoleAdmin*/">
            <text:p>/*19-DB-RoleAdmin*/</text:p>
          </table:table-cell>
          <table:table-cell table:number-columns-repeated="247"/>
        </table:table-row>
        <table:table-row table:style-name="ro2">
          <table:table-cell office:value-type="string">
            <text:p>insert into Dictionary values (</text:p>
          </table:table-cell>
          <table:table-cell office:value-type="float" office:value="20">
            <text:p>20</text:p>
          </table:table-cell>
          <table:table-cell office:value-type="string">
            <text:p>spa</text:p>
          </table:table-cell>
          <table:table-cell office:value-type="string">
            <text:p>Observador</text:p>
          </table:table-cell>
          <table:table-cell office:value-type="string">
            <text:p><text:s/></text:p>
          </table:table-cell>
          <table:table-cell table:style-name="ce26" office:value-type="string">
            <text:p>Puede ver toda la estructura de la base en modo de lectura únicamente. Este rol proporciona visibilidad de la región para usuarios externos durante el proceso de construcción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0];&quot;-&quot;; [$label.C20];&quot;-&quot;; [$label.D20]; &quot;*/&quot;)" office:value-type="string" office:string-value="/*20-DB-RoleObserver*/">
            <text:p>/*20-DB-RoleObserver*/</text:p>
          </table:table-cell>
          <table:table-cell table:number-columns-repeated="247"/>
        </table:table-row>
        <table:table-row table:style-name="ro2">
          <table:table-cell office:value-type="string">
            <text:p>insert into Dictionary values (</text:p>
          </table:table-cell>
          <table:table-cell office:value-type="float" office:value="21">
            <text:p>21</text:p>
          </table:table-cell>
          <table:table-cell office:value-type="string">
            <text:p>spa</text:p>
          </table:table-cell>
          <table:table-cell office:value-type="string">
            <text:p>Supervisor</text:p>
          </table:table-cell>
          <table:table-cell office:value-type="string">
            <text:p><text:s/></text:p>
          </table:table-cell>
          <table:table-cell table:style-name="ce30" office:value-type="string">
            <text:p>Tiene acceso a la ficha de desastres y puede autorizar la publicación y eliminación de ficha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1];&quot;-&quot;; [$label.C21];&quot;-&quot;; [$label.D21]; &quot;*/&quot;)" office:value-type="string" office:string-value="/*21-DB-RoleSupervisor*/">
            <text:p>/*21-DB-RoleSupervisor*/</text:p>
          </table:table-cell>
          <table:table-cell table:number-columns-repeated="247"/>
        </table:table-row>
        <table:table-row table:style-name="ro2">
          <table:table-cell office:value-type="string">
            <text:p>insert into Dictionary values (</text:p>
          </table:table-cell>
          <table:table-cell office:value-type="float" office:value="22">
            <text:p>22</text:p>
          </table:table-cell>
          <table:table-cell office:value-type="string">
            <text:p>spa</text:p>
          </table:table-cell>
          <table:table-cell office:value-type="string">
            <text:p>Alimentador</text:p>
          </table:table-cell>
          <table:table-cell office:value-type="string">
            <text:p><text:s/></text:p>
          </table:table-cell>
          <table:table-cell table:style-name="ce28" office:value-type="string">
            <text:p>Tiene acceso a la ficha de desastres para crear y actualizar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2];&quot;-&quot;; [$label.C22];&quot;-&quot;; [$label.D22]; &quot;*/&quot;)" office:value-type="string" office:string-value="/*22-DB-RoleUser*/">
            <text:p>/*22-DB-RoleUser*/</text:p>
          </table:table-cell>
          <table:table-cell table:number-columns-repeated="247"/>
        </table:table-row>
        <table:table-row table:style-name="ro2">
          <table:table-cell office:value-type="string">
            <text:p>insert into Dictionary values (</text:p>
          </table:table-cell>
          <table:table-cell office:value-type="float" office:value="23">
            <text:p>23</text:p>
          </table:table-cell>
          <table:table-cell office:value-type="string">
            <text:p>spa</text:p>
          </table:table-cell>
          <table:table-cell office:value-type="string">
            <text:p>Ninguno</text:p>
          </table:table-cell>
          <table:table-cell office:value-type="string">
            <text:p><text:s/></text:p>
          </table:table-cell>
          <table:table-cell table:style-name="ce26" office:value-type="string">
            <text:p>Desactivar cualquier rol para este usuari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3];&quot;-&quot;; [$label.C23];&quot;-&quot;; [$label.D23]; &quot;*/&quot;)" office:value-type="string" office:string-value="/*23-DB-RoleNone*/">
            <text:p>/*23-DB-RoleNone*/</text:p>
          </table:table-cell>
          <table:table-cell table:number-columns-repeated="247"/>
        </table:table-row>
        <table:table-row table:style-name="ro2">
          <table:table-cell office:value-type="string">
            <text:p>insert into Dictionary values (</text:p>
          </table:table-cell>
          <table:table-cell office:value-type="float" office:value="24">
            <text:p>24</text:p>
          </table:table-cell>
          <table:table-cell office:value-type="string">
            <text:p>spa</text:p>
          </table:table-cell>
          <table:table-cell office:value-type="string">
            <text:p>Bitácora</text:p>
          </table:table-cell>
          <table:table-cell office:value-type="string">
            <text:p><text:s/></text:p>
          </table:table-cell>
          <table:table-cell table:style-name="ce30" office:value-type="string">
            <text:p>Historia de la construcción de la base de datos. Contiene descripción de los créditos, metodología (criterios adicionales del usuario), hitos y mantenimiento.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4];&quot;-&quot;; [$label.C24];&quot;-&quot;; [$label.D24]; &quot;*/&quot;)" office:value-type="string" office:string-value="/*24-DB-Log*/">
            <text:p>/*24-DB-Log*/</text:p>
          </table:table-cell>
          <table:table-cell table:number-columns-repeated="247"/>
        </table:table-row>
        <table:table-row table:style-name="ro2">
          <table:table-cell office:value-type="string">
            <text:p>insert into Dictionary values (</text:p>
          </table:table-cell>
          <table:table-cell office:value-type="float" office:value="25">
            <text:p>25</text:p>
          </table:table-cell>
          <table:table-cell office:value-type="string">
            <text:p>spa</text:p>
          </table:table-cell>
          <table:table-cell office:value-type="string">
            <text:p>Tipo</text:p>
          </table:table-cell>
          <table:table-cell table:style-name="ce26" office:value-type="string">
            <text:p>Seleccione un elemento de la lista</text:p>
          </table:table-cell>
          <table:table-cell table:style-name="ce28" office:value-type="string">
            <text:p>Los tipos de bitácora disponibles son: créditos, metodología, hito y mantenimient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5];&quot;-&quot;; [$label.C25];&quot;-&quot;; [$label.D25]; &quot;*/&quot;)" office:value-type="string" office:string-value="/*25-DB-LogType*/">
            <text:p>/*25-DB-LogType*/</text:p>
          </table:table-cell>
          <table:table-cell table:number-columns-repeated="247"/>
        </table:table-row>
        <table:table-row table:style-name="ro2">
          <table:table-cell office:value-type="string">
            <text:p>insert into Dictionary values (</text:p>
          </table:table-cell>
          <table:table-cell office:value-type="float" office:value="26">
            <text:p>26</text:p>
          </table:table-cell>
          <table:table-cell office:value-type="string">
            <text:p>spa</text:p>
          </table:table-cell>
          <table:table-cell office:value-type="string">
            <text:p>Contenido</text:p>
          </table:table-cell>
          <table:table-cell office:value-type="string">
            <text:p>Texto o palabras claves</text:p>
          </table:table-cell>
          <table:table-cell table:style-name="ce28" office:value-type="string">
            <text:p>Descripción de la bitácor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6];&quot;-&quot;; [$label.C26];&quot;-&quot;; [$label.D26]; &quot;*/&quot;)" office:value-type="string" office:string-value="/*26-DB-LogNote*/">
            <text:p>/*26-DB-LogNote*/</text:p>
          </table:table-cell>
          <table:table-cell table:number-columns-repeated="247"/>
        </table:table-row>
        <table:table-row table:style-name="ro2">
          <table:table-cell office:value-type="string">
            <text:p>insert into Dictionary values (</text:p>
          </table:table-cell>
          <table:table-cell office:value-type="float" office:value="27">
            <text:p>27</text:p>
          </table:table-cell>
          <table:table-cell office:value-type="string">
            <text:p>spa</text:p>
          </table:table-cell>
          <table:table-cell office:value-type="string">
            <text:p>Créditos</text:p>
          </table:table-cell>
          <table:table-cell office:value-type="string">
            <text:p>Elija una opción</text:p>
          </table:table-cell>
          <table:table-cell table:style-name="ce30" office:value-type="string">
            <text:p>Personas e instituciones autores o coautoras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7];&quot;-&quot;; [$label.C27];&quot;-&quot;; [$label.D27]; &quot;*/&quot;)" office:value-type="string" office:string-value="/*27-DB-LogCredits*/">
            <text:p>/*27-DB-LogCredits*/</text:p>
          </table:table-cell>
          <table:table-cell table:number-columns-repeated="247"/>
        </table:table-row>
        <table:table-row table:style-name="ro2">
          <table:table-cell office:value-type="string">
            <text:p>insert into Dictionary values (</text:p>
          </table:table-cell>
          <table:table-cell office:value-type="float" office:value="28">
            <text:p>28</text:p>
          </table:table-cell>
          <table:table-cell office:value-type="string">
            <text:p>spa</text:p>
          </table:table-cell>
          <table:table-cell office:value-type="string">
            <text:p>Metodología</text:p>
          </table:table-cell>
          <table:table-cell office:value-type="string">
            <text:p>Elija una opción</text:p>
          </table:table-cell>
          <table:table-cell table:style-name="ce30" office:value-type="string">
            <text:p>Criterios adicionales a la metodología de DesInventar asumidos por el usuario en la base de datos. (p.e. listados de magnitudes, referencias de equivalencias en efectos o geografía, eventos personalizad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8];&quot;-&quot;; [$label.C28];&quot;-&quot;; [$label.D28]; &quot;*/&quot;)" office:value-type="string" office:string-value="/*28-DB-LogMethodology*/">
            <text:p>/*28-DB-LogMethodology*/</text:p>
          </table:table-cell>
          <table:table-cell table:number-columns-repeated="247"/>
        </table:table-row>
        <table:table-row table:style-name="ro2">
          <table:table-cell office:value-type="string">
            <text:p>insert into Dictionary values (</text:p>
          </table:table-cell>
          <table:table-cell office:value-type="float" office:value="29">
            <text:p>29</text:p>
          </table:table-cell>
          <table:table-cell office:value-type="string">
            <text:p>spa</text:p>
          </table:table-cell>
          <table:table-cell office:value-type="string">
            <text:p>Hito</text:p>
          </table:table-cell>
          <table:table-cell office:value-type="string">
            <text:p>Elija una opción</text:p>
          </table:table-cell>
          <table:table-cell table:style-name="ce30" office:value-type="string">
            <text:p>Acontecimiento que afecta la interpretación del análisis de la base de datos (p.e. cambio de moneda, hiperinflación, conflictos sociopolíticos). Debe incluir información temporal del acontecimiento.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9];&quot;-&quot;; [$label.C29];&quot;-&quot;; [$label.D29]; &quot;*/&quot;)" office:value-type="string" office:string-value="/*29-DB-LogStaff*/">
            <text:p>/*29-DB-LogStaff*/</text:p>
          </table:table-cell>
          <table:table-cell table:number-columns-repeated="247"/>
        </table:table-row>
        <table:table-row table:style-name="ro2">
          <table:table-cell office:value-type="string">
            <text:p>insert into Dictionary values (</text:p>
          </table:table-cell>
          <table:table-cell office:value-type="float" office:value="30">
            <text:p>30</text:p>
          </table:table-cell>
          <table:table-cell office:value-type="string">
            <text:p>spa</text:p>
          </table:table-cell>
          <table:table-cell office:value-type="string">
            <text:p>Mantenimiento</text:p>
          </table:table-cell>
          <table:table-cell office:value-type="string">
            <text:p>Elija una opción</text:p>
          </table:table-cell>
          <table:table-cell table:style-name="ce30" office:value-type="string">
            <text:p>Asuntos generales del mantenimiento y actualización de la base de datos: revisión, pruebas de control de calidad, cambios en la estructura de la 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0];&quot;-&quot;; [$label.C30];&quot;-&quot;; [$label.D30]; &quot;*/&quot;)" office:value-type="string" office:string-value="/*30-DB-LogSupport*/">
            <text:p>/*30-DB-LogSupport*/</text:p>
          </table:table-cell>
          <table:table-cell table:number-columns-repeated="247"/>
        </table:table-row>
        <table:table-row table:style-name="ro2">
          <table:table-cell office:value-type="string">
            <text:p>insert into Dictionary values (</text:p>
          </table:table-cell>
          <table:table-cell office:value-type="float" office:value="31">
            <text:p>31</text:p>
          </table:table-cell>
          <table:table-cell office:value-type="string">
            <text:p>spa</text:p>
          </table:table-cell>
          <table:table-cell office:value-type="string">
            <text:p>Administración de geografía</text:p>
          </table:table-cell>
          <table:table-cell office:value-type="string">
            <text:p><text:s/></text:p>
          </table:table-cell>
          <table:table-cell office:value-type="string">
            <text:p>Gestión de los campos de geografía: niveles y elemen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1];&quot;-&quot;; [$label.C31];&quot;-&quot;; [$label.D31]; &quot;*/&quot;)" office:value-type="string" office:string-value="/*31-DB-Geograph*/">
            <text:p>/*31-DB-Geograph*/</text:p>
          </table:table-cell>
          <table:table-cell table:number-columns-repeated="247"/>
        </table:table-row>
        <table:table-row table:style-name="ro2">
          <table:table-cell office:value-type="string">
            <text:p>insert into Dictionary values (</text:p>
          </table:table-cell>
          <table:table-cell office:value-type="float" office:value="32">
            <text:p>32</text:p>
          </table:table-cell>
          <table:table-cell office:value-type="string">
            <text:p>spa</text:p>
          </table:table-cell>
          <table:table-cell office:value-type="string">
            <text:p>Niveles</text:p>
          </table:table-cell>
          <table:table-cell table:style-name="ce26" office:value-type="string">
            <text:p>Ingrese o edite un nivel geográfico</text:p>
          </table:table-cell>
          <table:table-cell table:style-name="ce30" office:value-type="string">
            <text:p>Niveles geográficos, según orden jerárquico. Se sugiere el uso de la división politico-administrativa. Ejemplo: Nivel superior: Departamento, siguiente nivel: Provinci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2];&quot;-&quot;; [$label.C32];&quot;-&quot;; [$label.D32]; &quot;*/&quot;)" office:value-type="string" office:string-value="/*32-DB-GeoLev*/">
            <text:p>/*32-DB-GeoLev*/</text:p>
          </table:table-cell>
          <table:table-cell table:number-columns-repeated="247"/>
        </table:table-row>
        <table:table-row table:style-name="ro2">
          <table:table-cell office:value-type="string">
            <text:p>insert into Dictionary values (</text:p>
          </table:table-cell>
          <table:table-cell office:value-type="float" office:value="33">
            <text:p>33</text:p>
          </table:table-cell>
          <table:table-cell office:value-type="string">
            <text:p>spa</text:p>
          </table:table-cell>
          <table:table-cell office:value-type="string">
            <text:p>Nombre</text:p>
          </table:table-cell>
          <table:table-cell table:style-name="ce26" office:value-type="string">
            <text:p>Ingrese un nombre – max 20 caracteres</text:p>
          </table:table-cell>
          <table:table-cell table:style-name="ce28" office:value-type="string">
            <text:p>Nombre de los niveles geográfic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3];&quot;-&quot;; [$label.C33];&quot;-&quot;; [$label.D33]; &quot;*/&quot;)" office:value-type="string" office:string-value="/*33-DB-LevName*/">
            <text:p>/*33-DB-LevName*/</text:p>
          </table:table-cell>
          <table:table-cell table:number-columns-repeated="247"/>
        </table:table-row>
        <table:table-row table:style-name="ro2">
          <table:table-cell office:value-type="string">
            <text:p>insert into Dictionary values (</text:p>
          </table:table-cell>
          <table:table-cell office:value-type="float" office:value="34">
            <text:p>34</text:p>
          </table:table-cell>
          <table:table-cell office:value-type="string">
            <text:p>spa</text:p>
          </table:table-cell>
          <table:table-cell office:value-type="string">
            <text:p>Descripción</text:p>
          </table:table-cell>
          <table:table-cell table:style-name="ce26" office:value-type="string">
            <text:p>Texto o palabras claves</text:p>
          </table:table-cell>
          <table:table-cell table:style-name="ce30" office:value-type="string">
            <text:p>Texto con la descripción del nivel. Puede incluir sinónimos utilizados en la misma región o en épocas pasada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4];&quot;-&quot;; [$label.C34];&quot;-&quot;; [$label.D34]; &quot;*/&quot;)" office:value-type="string" office:string-value="/*34-DB-LevDesc*/">
            <text:p>/*34-DB-LevDesc*/</text:p>
          </table:table-cell>
          <table:table-cell table:number-columns-repeated="247"/>
        </table:table-row>
        <table:table-row table:style-name="ro2">
          <table:table-cell office:value-type="string">
            <text:p>insert into Dictionary values (</text:p>
          </table:table-cell>
          <table:table-cell office:value-type="float" office:value="35">
            <text:p>35</text:p>
          </table:table-cell>
          <table:table-cell office:value-type="string">
            <text:p>spa</text:p>
          </table:table-cell>
          <table:table-cell office:value-type="string">
            <text:p>¿Tiene mapa?</text:p>
          </table:table-cell>
          <table:table-cell table:style-name="ce26" office:value-type="string">
            <text:p>Marque o desmarque esta opción</text:p>
          </table:table-cell>
          <table:table-cell table:style-name="ce30" office:value-type="string">
            <text:p>Si posee un mapa para este nivel, marque esta opción para ingresar los datos necesarios para asociarla a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5];&quot;-&quot;; [$label.C35];&quot;-&quot;; [$label.D35]; &quot;*/&quot;)" office:value-type="string" office:string-value="/*35-DB-LevHaveMap*/">
            <text:p>/*35-DB-LevHaveMap*/</text:p>
          </table:table-cell>
          <table:table-cell table:number-columns-repeated="247"/>
        </table:table-row>
        <table:table-row table:style-name="ro2">
          <table:table-cell office:value-type="string">
            <text:p>insert into Dictionary values (</text:p>
          </table:table-cell>
          <table:table-cell office:value-type="float" office:value="36">
            <text:p>36</text:p>
          </table:table-cell>
          <table:table-cell office:value-type="string">
            <text:p>spa</text:p>
          </table:table-cell>
          <table:table-cell office:value-type="string">
            <text:p>Nombre Mapa</text:p>
          </table:table-cell>
          <table:table-cell table:style-name="ce26" office:value-type="string">
            <text:p>Ingrese un nombre</text:p>
          </table:table-cell>
          <table:table-cell table:style-name="ce30" office:value-type="string">
            <text:p>Nombre de la capa o Layer del mapa de la base de datos que contiene los elementos geográficos. En formato Shape, es el nombre del archivo (sin la extens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6];&quot;-&quot;; [$label.C36];&quot;-&quot;; [$label.D36]; &quot;*/&quot;)" office:value-type="string" office:string-value="/*36-DB-LevLayerFile*/">
            <text:p>/*36-DB-LevLayerFile*/</text:p>
          </table:table-cell>
          <table:table-cell table:number-columns-repeated="247"/>
        </table:table-row>
        <table:table-row table:style-name="ro2">
          <table:table-cell office:value-type="string">
            <text:p>insert into Dictionary values (</text:p>
          </table:table-cell>
          <table:table-cell office:value-type="float" office:value="37">
            <text:p>37</text:p>
          </table:table-cell>
          <table:table-cell office:value-type="string">
            <text:p>spa</text:p>
          </table:table-cell>
          <table:table-cell office:value-type="string">
            <text:p>Columna Código</text:p>
          </table:table-cell>
          <table:table-cell table:style-name="ce26" office:value-type="string">
            <text:p>Ingrese un valor</text:p>
          </table:table-cell>
          <table:table-cell table:style-name="ce30" office:value-type="string">
            <text:p>Encabezado de la columna que contiene el código de los elementos geográfic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7];&quot;-&quot;; [$label.C37];&quot;-&quot;; [$label.D37]; &quot;*/&quot;)" office:value-type="string" office:string-value="/*37-DB-LevLayerCode*/">
            <text:p>/*37-DB-LevLayerCode*/</text:p>
          </table:table-cell>
          <table:table-cell table:number-columns-repeated="247"/>
        </table:table-row>
        <table:table-row table:style-name="ro2">
          <table:table-cell office:value-type="string">
            <text:p>insert into Dictionary values (</text:p>
          </table:table-cell>
          <table:table-cell office:value-type="float" office:value="38">
            <text:p>38</text:p>
          </table:table-cell>
          <table:table-cell office:value-type="string">
            <text:p>spa</text:p>
          </table:table-cell>
          <table:table-cell table:style-name="ce21" office:value-type="string">
            <text:p>Columna Nombre</text:p>
          </table:table-cell>
          <table:table-cell table:style-name="ce26" office:value-type="string">
            <text:p>Ingrese un valor</text:p>
          </table:table-cell>
          <table:table-cell table:style-name="ce30" office:value-type="string">
            <text:p>Encabezado de la columna que contiene el nombre de los elementos geográfic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8];&quot;-&quot;; [$label.C38];&quot;-&quot;; [$label.D38]; &quot;*/&quot;)" office:value-type="string" office:string-value="/*38-DB-LevLayerName*/">
            <text:p>/*38-DB-LevLayerName*/</text:p>
          </table:table-cell>
          <table:table-cell table:number-columns-repeated="247"/>
        </table:table-row>
        <table:table-row table:style-name="ro2">
          <table:table-cell office:value-type="string">
            <text:p>insert into Dictionary values (</text:p>
          </table:table-cell>
          <table:table-cell office:value-type="float" office:value="39">
            <text:p>39</text:p>
          </table:table-cell>
          <table:table-cell office:value-type="string">
            <text:p>spa</text:p>
          </table:table-cell>
          <table:table-cell office:value-type="string">
            <text:p>Elementos</text:p>
          </table:table-cell>
          <table:table-cell table:style-name="ce26" office:value-type="string">
            <text:p>Ingrese o edite un elemento geográfico</text:p>
          </table:table-cell>
          <table:table-cell table:style-name="ce28" office:value-type="string">
            <text:p>Listado de unidades geográficas que componen cada nive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9];&quot;-&quot;; [$label.C39];&quot;-&quot;; [$label.D39]; &quot;*/&quot;)" office:value-type="string" office:string-value="/*39-DB-GeoEle*/">
            <text:p>/*39-DB-GeoEle*/</text:p>
          </table:table-cell>
          <table:table-cell table:number-columns-repeated="247"/>
        </table:table-row>
        <table:table-row table:style-name="ro2">
          <table:table-cell office:value-type="string">
            <text:p>insert into Dictionary values (</text:p>
          </table:table-cell>
          <table:table-cell office:value-type="float" office:value="40">
            <text:p>40</text:p>
          </table:table-cell>
          <table:table-cell office:value-type="string">
            <text:p>spa</text:p>
          </table:table-cell>
          <table:table-cell office:value-type="string">
            <text:p>Código</text:p>
          </table:table-cell>
          <table:table-cell table:style-name="ce26" office:value-type="string">
            <text:p>Ingrese un valor</text:p>
          </table:table-cell>
          <table:table-cell table:style-name="ce30" office:value-type="string">
            <text:p>Código oficial o comúnmente utilizado en la región. Debe corresponder con la cartografí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0];&quot;-&quot;; [$label.C40];&quot;-&quot;; [$label.D40]; &quot;*/&quot;)" office:value-type="string" office:string-value="/*40-DB-EleCode*/">
            <text:p>/*40-DB-EleCode*/</text:p>
          </table:table-cell>
          <table:table-cell table:number-columns-repeated="247"/>
        </table:table-row>
        <table:table-row table:style-name="ro2">
          <table:table-cell office:value-type="string">
            <text:p>insert into Dictionary values (</text:p>
          </table:table-cell>
          <table:table-cell office:value-type="float" office:value="41">
            <text:p>41</text:p>
          </table:table-cell>
          <table:table-cell office:value-type="string">
            <text:p>spa</text:p>
          </table:table-cell>
          <table:table-cell office:value-type="string">
            <text:p>Nombre</text:p>
          </table:table-cell>
          <table:table-cell table:style-name="ce26" office:value-type="string">
            <text:p>Ingrese un texto</text:p>
          </table:table-cell>
          <table:table-cell table:style-name="ce28" office:value-type="string">
            <text:p>Nombre oficial o comunmente utilizado en la región. Este nombre debe corresponder al asignado en la cartografía asociad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1];&quot;-&quot;; [$label.C41];&quot;-&quot;; [$label.D41]; &quot;*/&quot;)" office:value-type="string" office:string-value="/*41-DB-EleName*/">
            <text:p>/*41-DB-EleName*/</text:p>
          </table:table-cell>
          <table:table-cell table:number-columns-repeated="247"/>
        </table:table-row>
        <table:table-row table:style-name="ro2">
          <table:table-cell office:value-type="string">
            <text:p>insert into Dictionary values (</text:p>
          </table:table-cell>
          <table:table-cell office:value-type="float" office:value="42">
            <text:p>42</text:p>
          </table:table-cell>
          <table:table-cell office:value-type="string">
            <text:p>spa</text:p>
          </table:table-cell>
          <table:table-cell office:value-type="string">
            <text:p>Padre</text:p>
          </table:table-cell>
          <table:table-cell table:style-name="ce26" office:value-type="string">
            <text:p>Seleccione un elemento de la lista, si el caso aplica</text:p>
          </table:table-cell>
          <table:table-cell table:style-name="ce26" office:value-type="string">
            <text:p>Elemento del nivel superior al cual pertenece el actual elemento geográfic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2];&quot;-&quot;; [$label.C42];&quot;-&quot;; [$label.D42]; &quot;*/&quot;)" office:value-type="string" office:string-value="/*42-DB-EleParent*/">
            <text:p>/*42-DB-EleParent*/</text:p>
          </table:table-cell>
          <table:table-cell table:number-columns-repeated="247"/>
        </table:table-row>
        <table:table-row table:style-name="ro2">
          <table:table-cell office:value-type="string">
            <text:p>insert into Dictionary values (</text:p>
          </table:table-cell>
          <table:table-cell office:value-type="float" office:value="43">
            <text:p>43</text:p>
          </table:table-cell>
          <table:table-cell office:value-type="string">
            <text:p>spa</text:p>
          </table:table-cell>
          <table:table-cell office:value-type="string">
            <text:p>Activar</text:p>
          </table:table-cell>
          <table:table-cell table:style-name="ce26" office:value-type="string">
            <text:p>Marque o desmarque esta opción</text:p>
          </table:table-cell>
          <table:table-cell table:style-name="ce28" office:value-type="string">
            <text:p>Indica si el presente elemento estará disponible o nó para visualizarse en los listados. Esto puede ocurrir porque el elemento geográfico se desagregó y en la actualidad no existe como 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3];&quot;-&quot;; [$label.C43];&quot;-&quot;; [$label.D43]; &quot;*/&quot;)" office:value-type="string" office:string-value="/*43-DB-EleActive*/">
            <text:p>/*43-DB-EleActive*/</text:p>
          </table:table-cell>
          <table:table-cell table:number-columns-repeated="247"/>
        </table:table-row>
        <table:table-row table:style-name="ro2">
          <table:table-cell office:value-type="string">
            <text:p>insert into Dictionary values (</text:p>
          </table:table-cell>
          <table:table-cell office:value-type="float" office:value="44">
            <text:p>44</text:p>
          </table:table-cell>
          <table:table-cell office:value-type="string">
            <text:p>spa</text:p>
          </table:table-cell>
          <table:table-cell office:value-type="string">
            <text:p>Administración de eventos</text:p>
          </table:table-cell>
          <table:table-cell office:value-type="string">
            <text:p><text:s/></text:p>
          </table:table-cell>
          <table:table-cell office:value-type="string">
            <text:p>Gestión de los campos de eventos predefinidos por DesInventar y personalizados de la 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4];&quot;-&quot;; [$label.C44];&quot;-&quot;; [$label.D44]; &quot;*/&quot;)" office:value-type="string" office:string-value="/*44-DB-Event*/">
            <text:p>/*44-DB-Event*/</text:p>
          </table:table-cell>
          <table:table-cell table:number-columns-repeated="247"/>
        </table:table-row>
        <table:table-row table:style-name="ro2">
          <table:table-cell office:value-type="string">
            <text:p>insert into Dictionary values (</text:p>
          </table:table-cell>
          <table:table-cell office:value-type="float" office:value="45">
            <text:p>45</text:p>
          </table:table-cell>
          <table:table-cell office:value-type="string">
            <text:p>spa</text:p>
          </table:table-cell>
          <table:table-cell office:value-type="string">
            <text:p>Evento predefinido</text:p>
          </table:table-cell>
          <table:table-cell table:style-name="ce26" office:value-type="string">
            <text:p>Ingrese un nombre</text:p>
          </table:table-cell>
          <table:table-cell table:style-name="ce30" office:value-type="string">
            <text:p>Nombre del evento predefinido. Sólo el administrador de la base de datos podrá editar este nombre para asemejarlo al término local más reconocido siempre que sea fiel a la definición.</text:p>
          </table:table-cell>
          <table:table-cell table:style-name="ce21" office:value-type="string">
            <text:p><text:s/></text:p>
          </table:table-cell>
          <table:table-cell table:number-columns-repeated="3" office:value-type="string">
            <text:p>2009-07-28 16:28:00</text:p>
          </table:table-cell>
          <table:table-cell office:value-type="string">
            <text:p>);</text:p>
          </table:table-cell>
          <table:table-cell table:formula="of:=CONCATENATE(&quot;/*&quot;; [$label.B45];&quot;-&quot;; [$label.C45];&quot;-&quot;; [$label.D45]; &quot;*/&quot;)" office:value-type="string" office:string-value="/*45-DB-EvePredefName*/">
            <text:p>/*45-DB-EvePredefName*/</text:p>
          </table:table-cell>
          <table:table-cell table:number-columns-repeated="247"/>
        </table:table-row>
        <table:table-row table:style-name="ro2">
          <table:table-cell office:value-type="string">
            <text:p>insert into Dictionary values (</text:p>
          </table:table-cell>
          <table:table-cell office:value-type="float" office:value="46">
            <text:p>46</text:p>
          </table:table-cell>
          <table:table-cell office:value-type="string">
            <text:p>spa</text:p>
          </table:table-cell>
          <table:table-cell office:value-type="string">
            <text:p>Evento personalizado</text:p>
          </table:table-cell>
          <table:table-cell table:style-name="ce26" office:value-type="string">
            <text:p>Ingrese un nombre</text:p>
          </table:table-cell>
          <table:table-cell table:style-name="ce30" office:value-type="string">
            <text:p>Nombre del evento personalizado. Sólo el administrador de la base de datos podrá crear estos eventos. Estos eventos sólo podrán ser consultados en la base de datos donde se crearon.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6];&quot;-&quot;; [$label.C46];&quot;-&quot;; [$label.D46]; &quot;*/&quot;)" office:value-type="string" office:string-value="/*46-DB-EvePersonName*/">
            <text:p>/*46-DB-EvePersonName*/</text:p>
          </table:table-cell>
          <table:table-cell table:number-columns-repeated="247"/>
        </table:table-row>
        <table:table-row table:style-name="ro2">
          <table:table-cell office:value-type="string">
            <text:p>insert into Dictionary values (</text:p>
          </table:table-cell>
          <table:table-cell office:value-type="float" office:value="47">
            <text:p>47</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7];&quot;-&quot;; [$label.C47];&quot;-&quot;; [$label.D47]; &quot;*/&quot;)" office:value-type="string" office:string-value="/*47-DB-EvePredefDef*/">
            <text:p>/*47-DB-EvePredefDef*/</text:p>
          </table:table-cell>
          <table:table-cell table:number-columns-repeated="247"/>
        </table:table-row>
        <table:table-row table:style-name="ro2">
          <table:table-cell office:value-type="string">
            <text:p>insert into Dictionary values (</text:p>
          </table:table-cell>
          <table:table-cell office:value-type="float" office:value="48">
            <text:p>48</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l event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8];&quot;-&quot;; [$label.C48];&quot;-&quot;; [$label.D48]; &quot;*/&quot;)" office:value-type="string" office:string-value="/*48-DB-EvePersonDef*/">
            <text:p>/*48-DB-EvePersonDef*/</text:p>
          </table:table-cell>
          <table:table-cell table:number-columns-repeated="247"/>
        </table:table-row>
        <table:table-row table:style-name="ro2">
          <table:table-cell office:value-type="string">
            <text:p>insert into Dictionary values (</text:p>
          </table:table-cell>
          <table:table-cell office:value-type="float" office:value="49">
            <text:p>49</text:p>
          </table:table-cell>
          <table:table-cell office:value-type="string">
            <text:p>spa</text:p>
          </table:table-cell>
          <table:table-cell office:value-type="string">
            <text:p>Activo</text:p>
          </table:table-cell>
          <table:table-cell table:style-name="ce26" office:value-type="string">
            <text:p>Marque o desmarque esta opción</text:p>
          </table:table-cell>
          <table:table-cell table:style-name="ce28" office:value-type="string">
            <text:p>Indica si el evento estará disponible o nó para visualizarse en la Ficha básica. Esto ser útil para los casos donde el evento no tiene aplicabilidad en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9];&quot;-&quot;; [$label.C49];&quot;-&quot;; [$label.D49]; &quot;*/&quot;)" office:value-type="string" office:string-value="/*49-DB-EveActive*/">
            <text:p>/*49-DB-EveActive*/</text:p>
          </table:table-cell>
          <table:table-cell table:number-columns-repeated="247"/>
        </table:table-row>
        <table:table-row table:style-name="ro2">
          <table:table-cell office:value-type="string">
            <text:p>insert into Dictionary values (</text:p>
          </table:table-cell>
          <table:table-cell office:value-type="float" office:value="50">
            <text:p>50</text:p>
          </table:table-cell>
          <table:table-cell office:value-type="string">
            <text:p>spa</text:p>
          </table:table-cell>
          <table:table-cell office:value-type="string">
            <text:p>Administración de causas</text:p>
          </table:table-cell>
          <table:table-cell office:value-type="string">
            <text:p><text:s/></text:p>
          </table:table-cell>
          <table:table-cell office:value-type="string">
            <text:p>Gestión de los campos de causas predefinidas por DesInventar y personalizadas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0];&quot;-&quot;; [$label.C50];&quot;-&quot;; [$label.D50]; &quot;*/&quot;)" office:value-type="string" office:string-value="/*50-DB-Cause*/">
            <text:p>/*50-DB-Cause*/</text:p>
          </table:table-cell>
          <table:table-cell table:number-columns-repeated="247"/>
        </table:table-row>
        <table:table-row table:style-name="ro2">
          <table:table-cell office:value-type="string">
            <text:p>insert into Dictionary values (</text:p>
          </table:table-cell>
          <table:table-cell office:value-type="float" office:value="51">
            <text:p>51</text:p>
          </table:table-cell>
          <table:table-cell office:value-type="string">
            <text:p>spa</text:p>
          </table:table-cell>
          <table:table-cell office:value-type="string">
            <text:p>Causa predefinida</text:p>
          </table:table-cell>
          <table:table-cell table:style-name="ce26" office:value-type="string">
            <text:p>Ingrese un nombre</text:p>
          </table:table-cell>
          <table:table-cell table:style-name="ce30" office:value-type="string">
            <text:p>Nombre de la causa predefinida. Sólo el administrador de la base de datos podrá editar el nombre de la causa para asemejarlo al término local más reconocido siempre que coincida con la defini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1];&quot;-&quot;; [$label.C51];&quot;-&quot;; [$label.D51]; &quot;*/&quot;)" office:value-type="string" office:string-value="/*51-DB-CauPredefName*/">
            <text:p>/*51-DB-CauPredefName*/</text:p>
          </table:table-cell>
          <table:table-cell table:number-columns-repeated="247"/>
        </table:table-row>
        <table:table-row table:style-name="ro2">
          <table:table-cell office:value-type="string">
            <text:p>insert into Dictionary values (</text:p>
          </table:table-cell>
          <table:table-cell office:value-type="float" office:value="52">
            <text:p>52</text:p>
          </table:table-cell>
          <table:table-cell office:value-type="string">
            <text:p>spa</text:p>
          </table:table-cell>
          <table:table-cell office:value-type="string">
            <text:p>Causa personalizada</text:p>
          </table:table-cell>
          <table:table-cell table:style-name="ce26" office:value-type="string">
            <text:p>Ingrese un nombre</text:p>
          </table:table-cell>
          <table:table-cell table:style-name="ce30" office:value-type="string">
            <text:p>Nombre la causa personalizada. Sólo el administrador de la base de datos podrá crear una causa. Estas causas sólo podrán ser consultadas en la base de datos donde se crearon.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2];&quot;-&quot;; [$label.C52];&quot;-&quot;; [$label.D52]; &quot;*/&quot;)" office:value-type="string" office:string-value="/*52-DB-CauPersonName*/">
            <text:p>/*52-DB-CauPersonName*/</text:p>
          </table:table-cell>
          <table:table-cell table:number-columns-repeated="247"/>
        </table:table-row>
        <table:table-row table:style-name="ro2">
          <table:table-cell office:value-type="string">
            <text:p>insert into Dictionary values (</text:p>
          </table:table-cell>
          <table:table-cell office:value-type="float" office:value="53">
            <text:p>53</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 la causa predefinida. A diferencia del nombre, la definición no podrá ser alterada con el fin de garantizar la comparabilidad entre bases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3];&quot;-&quot;; [$label.C53];&quot;-&quot;; [$label.D53]; &quot;*/&quot;)" office:value-type="string" office:string-value="/*53-DB-CauPredefDef*/">
            <text:p>/*53-DB-CauPredefDef*/</text:p>
          </table:table-cell>
          <table:table-cell table:number-columns-repeated="247"/>
        </table:table-row>
        <table:table-row table:style-name="ro2">
          <table:table-cell office:value-type="string">
            <text:p>insert into Dictionary values (</text:p>
          </table:table-cell>
          <table:table-cell office:value-type="float" office:value="54">
            <text:p>54</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 la caus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4];&quot;-&quot;; [$label.C54];&quot;-&quot;; [$label.D54]; &quot;*/&quot;)" office:value-type="string" office:string-value="/*54-DB-CauPersonDef*/">
            <text:p>/*54-DB-CauPersonDef*/</text:p>
          </table:table-cell>
          <table:table-cell table:number-columns-repeated="247"/>
        </table:table-row>
        <table:table-row table:style-name="ro2">
          <table:table-cell office:value-type="string">
            <text:p>insert into Dictionary values (</text:p>
          </table:table-cell>
          <table:table-cell office:value-type="float" office:value="55">
            <text:p>55</text:p>
          </table:table-cell>
          <table:table-cell office:value-type="string">
            <text:p>spa</text:p>
          </table:table-cell>
          <table:table-cell office:value-type="string">
            <text:p>Activa</text:p>
          </table:table-cell>
          <table:table-cell table:style-name="ce26" office:value-type="string">
            <text:p>Marque o desmarque esta opción</text:p>
          </table:table-cell>
          <table:table-cell table:style-name="ce30" office:value-type="string">
            <text:p>Indica si la causa estará disponible o nó para visualizarse en la Ficha básica. Esto puede ser útil en los casos donde la causa no tenga aplicabilidad para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5];&quot;-&quot;; [$label.C55];&quot;-&quot;; [$label.D55]; &quot;*/&quot;)" office:value-type="string" office:string-value="/*55-DB-CauActive*/">
            <text:p>/*55-DB-CauActive*/</text:p>
          </table:table-cell>
          <table:table-cell table:number-columns-repeated="247"/>
        </table:table-row>
        <table:table-row table:style-name="ro2">
          <table:table-cell office:value-type="string">
            <text:p>insert into Dictionary values (</text:p>
          </table:table-cell>
          <table:table-cell office:value-type="float" office:value="56">
            <text:p>56</text:p>
          </table:table-cell>
          <table:table-cell office:value-type="string">
            <text:p>spa</text:p>
          </table:table-cell>
          <table:table-cell office:value-type="string">
            <text:p>Administración de efectos adicionales</text:p>
          </table:table-cell>
          <table:table-cell office:value-type="string">
            <text:p><text:s/></text:p>
          </table:table-cell>
          <table:table-cell office:value-type="string">
            <text:p>Gestión de los campos de Efectos Adicionales y Grupos de Efec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6];&quot;-&quot;; [$label.C56];&quot;-&quot;; [$label.D56]; &quot;*/&quot;)" office:value-type="string" office:string-value="/*56-DB-ExtraEffect*/">
            <text:p>/*56-DB-ExtraEffect*/</text:p>
          </table:table-cell>
          <table:table-cell table:number-columns-repeated="247"/>
        </table:table-row>
        <table:table-row table:style-name="ro2">
          <table:table-cell office:value-type="string">
            <text:p>insert into Dictionary values (</text:p>
          </table:table-cell>
          <table:table-cell office:value-type="float" office:value="57">
            <text:p>57</text:p>
          </table:table-cell>
          <table:table-cell office:value-type="string">
            <text:p>spa</text:p>
          </table:table-cell>
          <table:table-cell office:value-type="string">
            <text:p>Etiqueta</text:p>
          </table:table-cell>
          <table:table-cell office:value-type="string">
            <text:p>Ingrese un nombre</text:p>
          </table:table-cell>
          <table:table-cell office:value-type="string">
            <text:p>Nombre visible del efecto adicion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7];&quot;-&quot;; [$label.C57];&quot;-&quot;; [$label.D57]; &quot;*/&quot;)" office:value-type="string" office:string-value="/*57-DB-EEFieldLabel*/">
            <text:p>/*57-DB-EEFieldLabel*/</text:p>
          </table:table-cell>
          <table:table-cell table:number-columns-repeated="247"/>
        </table:table-row>
        <table:table-row table:style-name="ro2">
          <table:table-cell office:value-type="string">
            <text:p>insert into Dictionary values (</text:p>
          </table:table-cell>
          <table:table-cell office:value-type="float" office:value="58">
            <text:p>58</text:p>
          </table:table-cell>
          <table:table-cell office:value-type="string">
            <text:p>spa</text:p>
          </table:table-cell>
          <table:table-cell office:value-type="string">
            <text:p>Definición</text:p>
          </table:table-cell>
          <table:table-cell office:value-type="string">
            <text:p>Texto o palabras claves</text:p>
          </table:table-cell>
          <table:table-cell office:value-type="string">
            <text:p>Descripción del campo del efecto adicion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8];&quot;-&quot;; [$label.C58];&quot;-&quot;; [$label.D58]; &quot;*/&quot;)" office:value-type="string" office:string-value="/*58-DB-EEFieldDesc*/">
            <text:p>/*58-DB-EEFieldDesc*/</text:p>
          </table:table-cell>
          <table:table-cell table:number-columns-repeated="247"/>
        </table:table-row>
        <table:table-row table:style-name="ro2">
          <table:table-cell office:value-type="string">
            <text:p>insert into Dictionary values (</text:p>
          </table:table-cell>
          <table:table-cell office:value-type="float" office:value="59">
            <text:p>59</text:p>
          </table:table-cell>
          <table:table-cell office:value-type="string">
            <text:p>spa</text:p>
          </table:table-cell>
          <table:table-cell office:value-type="string">
            <text:p>Tipo</text:p>
          </table:table-cell>
          <table:table-cell office:value-type="string">
            <text:p>Seleccione de la lista</text:p>
          </table:table-cell>
          <table:table-cell office:value-type="string">
            <text:p>Tipo de dato a consign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9];&quot;-&quot;; [$label.C59];&quot;-&quot;; [$label.D59]; &quot;*/&quot;)" office:value-type="string" office:string-value="/*59-DB-EEFieldType*/">
            <text:p>/*59-DB-EEFieldType*/</text:p>
          </table:table-cell>
          <table:table-cell table:number-columns-repeated="247"/>
        </table:table-row>
        <table:table-row table:style-name="ro2">
          <table:table-cell office:value-type="string">
            <text:p>insert into Dictionary values (</text:p>
          </table:table-cell>
          <table:table-cell office:value-type="float" office:value="60">
            <text:p>60</text:p>
          </table:table-cell>
          <table:table-cell office:value-type="string">
            <text:p>spa</text:p>
          </table:table-cell>
          <table:table-cell office:value-type="string">
            <text:p>Tamaño</text:p>
          </table:table-cell>
          <table:table-cell office:value-type="string">
            <text:p>Valor numérico</text:p>
          </table:table-cell>
          <table:table-cell office:value-type="string">
            <text:p>Longitud máxima del camp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0];&quot;-&quot;; [$label.C60];&quot;-&quot;; [$label.D60]; &quot;*/&quot;)" office:value-type="string" office:string-value="/*60-DB-EEFieldSize*/">
            <text:p>/*60-DB-EEFieldSize*/</text:p>
          </table:table-cell>
          <table:table-cell table:number-columns-repeated="247"/>
        </table:table-row>
        <table:table-row table:style-name="ro2">
          <table:table-cell office:value-type="string">
            <text:p>insert into Dictionary values (</text:p>
          </table:table-cell>
          <table:table-cell office:value-type="float" office:value="61">
            <text:p>61</text:p>
          </table:table-cell>
          <table:table-cell office:value-type="string">
            <text:p>spa</text:p>
          </table:table-cell>
          <table:table-cell office:value-type="string">
            <text:p>Orden</text:p>
          </table:table-cell>
          <table:table-cell office:value-type="string">
            <text:p>Valor numérico</text:p>
          </table:table-cell>
          <table:table-cell office:value-type="string">
            <text:p>Orden de visualiza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1];&quot;-&quot;; [$label.C61];&quot;-&quot;; [$label.D61]; &quot;*/&quot;)" office:value-type="string" office:string-value="/*61-DB-EEFieldOrder*/">
            <text:p>/*61-DB-EEFieldOrder*/</text:p>
          </table:table-cell>
          <table:table-cell table:number-columns-repeated="247"/>
        </table:table-row>
        <table:table-row table:style-name="ro2">
          <table:table-cell office:value-type="string">
            <text:p>insert into Dictionary values (</text:p>
          </table:table-cell>
          <table:table-cell office:value-type="float" office:value="62">
            <text:p>62</text:p>
          </table:table-cell>
          <table:table-cell office:value-type="string">
            <text:p>spa</text:p>
          </table:table-cell>
          <table:table-cell office:value-type="string">
            <text:p>Activo</text:p>
          </table:table-cell>
          <table:table-cell office:value-type="string">
            <text:p>Marque o desmarque esta opción</text:p>
          </table:table-cell>
          <table:table-cell office:value-type="string">
            <text:p>Indica si se encuentra activo. Si se desactiva, los usuarios ya no podrán visualizarlo en los módulos DesInvent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2];&quot;-&quot;; [$label.C62];&quot;-&quot;; [$label.D62]; &quot;*/&quot;)" office:value-type="string" office:string-value="/*62-DB-EEFieldActive*/">
            <text:p>/*62-DB-EEFieldActive*/</text:p>
          </table:table-cell>
          <table:table-cell table:number-columns-repeated="247"/>
        </table:table-row>
        <table:table-row table:style-name="ro2">
          <table:table-cell office:value-type="string">
            <text:p>insert into Dictionary values (</text:p>
          </table:table-cell>
          <table:table-cell office:value-type="float" office:value="63">
            <text:p>63</text:p>
          </table:table-cell>
          <table:table-cell office:value-type="string">
            <text:p>spa</text:p>
          </table:table-cell>
          <table:table-cell office:value-type="string">
            <text:p>Público</text:p>
          </table:table-cell>
          <table:table-cell office:value-type="string">
            <text:p>Marque o desmarque esta opción</text:p>
          </table:table-cell>
          <table:table-cell office:value-type="string">
            <text:p>Indica si el campo será de consulta pública por el módulo DesConsult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3];&quot;-&quot;; [$label.C63];&quot;-&quot;; [$label.D63]; &quot;*/&quot;)" office:value-type="string" office:string-value="/*63-DB-EEFieldPublic*/">
            <text:p>/*63-DB-EEFieldPublic*/</text:p>
          </table:table-cell>
          <table:table-cell table:number-columns-repeated="247"/>
        </table:table-row>
        <table:table-row table:style-name="ro2">
          <table:table-cell office:value-type="string">
            <text:p>insert into Dictionary values (</text:p>
          </table:table-cell>
          <table:table-cell office:value-type="float" office:value="68">
            <text:p>68</text:p>
          </table:table-cell>
          <table:table-cell office:value-type="string">
            <text:p>spa</text:p>
          </table:table-cell>
          <table:table-cell office:value-type="string">
            <text:p>Importación de fichas</text:p>
          </table:table-cell>
          <table:table-cell office:value-type="string">
            <text:p>XX</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4];&quot;-&quot;; [$label.C64];&quot;-&quot;; [$label.D64]; &quot;*/&quot;)" office:value-type="string" office:string-value="/*68-DB-Import*/">
            <text:p>/*68-DB-Import*/</text:p>
          </table:table-cell>
          <table:table-cell table:number-columns-repeated="247"/>
        </table:table-row>
        <table:table-row table:style-name="ro2">
          <table:table-cell office:value-type="string">
            <text:p>insert into Dictionary values (</text:p>
          </table:table-cell>
          <table:table-cell office:value-type="string">
            <text:p>100</text:p>
          </table:table-cell>
          <table:table-cell office:value-type="string">
            <text:p>spa</text:p>
          </table:table-cell>
          <table:table-cell table:style-name="ce23" office:value-type="string">
            <text:p>Serial</text:p>
          </table:table-cell>
          <table:table-cell table:style-name="ce23" office:value-type="string">
            <text:p>No duplicado Max 40 caracteres</text:p>
          </table:table-cell>
          <table:table-cell table:style-name="ce31"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23"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number-columns-repeated="3" office:value-type="string">
            <text:p>2009-07-28 16:28:00</text:p>
          </table:table-cell>
          <table:table-cell office:value-type="string">
            <text:p>);</text:p>
          </table:table-cell>
          <table:table-cell table:formula="of:=CONCATENATE(&quot;/*&quot;; [$label.B65];&quot;-&quot;; [$label.C65];&quot;-&quot;; [$label.D65]; &quot;*/&quot;)" office:value-type="string" office:string-value="/*100-Disaster-Serial*/">
            <text:p>/*100-Disaster-Serial*/</text:p>
          </table:table-cell>
          <table:table-cell table:number-columns-repeated="247"/>
        </table:table-row>
        <table:table-row table:style-name="ro2">
          <table:table-cell office:value-type="string">
            <text:p>insert into Dictionary values (</text:p>
          </table:table-cell>
          <table:table-cell office:value-type="string">
            <text:p>101</text:p>
          </table:table-cell>
          <table:table-cell office:value-type="string">
            <text:p>spa</text:p>
          </table:table-cell>
          <table:table-cell table:style-name="ce23" office:value-type="string">
            <text:p>Fecha Inicio</text:p>
          </table:table-cell>
          <table:table-cell table:style-name="ce23" office:value-type="string">
            <text:p>Escriba una fecha en formato AAAA-MM-DD</text:p>
          </table:table-cell>
          <table:table-cell table:style-name="ce31" office:value-type="string">
            <text:p>En este campo se consignan el año, mes y día de ocurrencia del desastre.</text:p>
          </table:table-cell>
          <table:table-cell table:style-name="ce23"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number-columns-repeated="3" office:value-type="string">
            <text:p>2009-07-28 16:28:00</text:p>
          </table:table-cell>
          <table:table-cell office:value-type="string">
            <text:p>);</text:p>
          </table:table-cell>
          <table:table-cell table:formula="of:=CONCATENATE(&quot;/*&quot;; [$label.B66];&quot;-&quot;; [$label.C66];&quot;-&quot;; [$label.D66]; &quot;*/&quot;)" office:value-type="string" office:string-value="/*101-Disaster-BeginTime*/">
            <text:p>/*101-Disaster-BeginTime*/</text:p>
          </table:table-cell>
          <table:table-cell table:number-columns-repeated="247"/>
        </table:table-row>
        <table:table-row table:style-name="ro2">
          <table:table-cell office:value-type="string">
            <text:p>insert into Dictionary values (</text:p>
          </table:table-cell>
          <table:table-cell office:value-type="string">
            <text:p>102</text:p>
          </table:table-cell>
          <table:table-cell office:value-type="string">
            <text:p>spa</text:p>
          </table:table-cell>
          <table:table-cell table:style-name="ce23" office:value-type="string">
            <text:p>Fuentes </text:p>
          </table:table-cell>
          <table:table-cell table:style-name="ce23" office:value-type="string">
            <text:p>Texto con formato</text:p>
          </table:table-cell>
          <table:table-cell table:style-name="ce31"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31"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number-columns-repeated="3" office:value-type="string">
            <text:p>2009-07-28 16:28:00</text:p>
          </table:table-cell>
          <table:table-cell office:value-type="string">
            <text:p>);</text:p>
          </table:table-cell>
          <table:table-cell table:formula="of:=CONCATENATE(&quot;/*&quot;; [$label.B67];&quot;-&quot;; [$label.C67];&quot;-&quot;; [$label.D67]; &quot;*/&quot;)" office:value-type="string" office:string-value="/*102-Disaster-Source*/">
            <text:p>/*102-Disaster-Source*/</text:p>
          </table:table-cell>
          <table:table-cell table:number-columns-repeated="247"/>
        </table:table-row>
        <table:table-row table:style-name="ro2">
          <table:table-cell office:value-type="string">
            <text:p>insert into Dictionary values (</text:p>
          </table:table-cell>
          <table:table-cell office:value-type="string">
            <text:p>103</text:p>
          </table:table-cell>
          <table:table-cell office:value-type="string">
            <text:p>spa</text:p>
          </table:table-cell>
          <table:table-cell table:style-name="ce23" office:value-type="string">
            <text:p>Geografía</text:p>
          </table:table-cell>
          <table:table-cell table:style-name="ce23" office:value-type="string">
            <text:p>Seleccione de las listas</text:p>
          </table:table-cell>
          <table:table-cell table:style-name="ce31"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32" office:value-type="string">
            <text:p>Utilice la fuente de información en sí misma, pero consulte, hasta donde sea posible, la cartografía oficial para verificar que la localización corresponda a unidades geográficas correctas. Encontrará que muchos de los errores (p. ej. un municipio o condado que no pertenece a un cierto estado) pueden ser detectados por DesInventar. En otros casos, sobre todo a partir de fuentes hemerográficas, la resolución detallada no está disponible porque no hay seguridad sobre cuáles de estos niveles fueron afectados; por ello, los niveles subordinados de la geografía nó son estrictamente obligatorios. No obstante, se espera que siempre se registre el nivel geogr<text:span text:style-name="T19">áfico que corresponde a la resolución de la base de datos (el de mayor detalle), ya que, de lo contrario, se asumirá que el desastre ocurrió en todos los elementos (unidades geográficas) del nivel superior, lo que por supuesto influye negativamente en la calidad de la base de datos.</text:span></text:p>
          </table:table-cell>
          <table:table-cell table:number-columns-repeated="3" office:value-type="string">
            <text:p>2009-07-28 16:28:00</text:p>
          </table:table-cell>
          <table:table-cell office:value-type="string">
            <text:p>);</text:p>
          </table:table-cell>
          <table:table-cell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4"/>
        </table:table-row>
        <table:table-row table:style-name="ro2">
          <table:table-cell office:value-type="string">
            <text:p>insert into Dictionary values (</text:p>
          </table:table-cell>
          <table:table-cell office:value-type="string">
            <text:p>104</text:p>
          </table:table-cell>
          <table:table-cell office:value-type="string">
            <text:p>spa</text:p>
          </table:table-cell>
          <table:table-cell table:style-name="ce23" office:value-type="string">
            <text:p>Cód. Geografía</text:p>
          </table:table-cell>
          <table:table-cell table:style-name="ce23" office:value-type="string">
            <text:p><text:s/></text:p>
          </table:table-cell>
          <table:table-cell table:style-name="ce31" office:value-type="string">
            <text:p>Código de la cartografía</text:p>
          </table:table-cell>
          <table:table-cell table:style-name="Default" office:value-type="string">
            <text:p><text:s/></text:p>
          </table:table-cell>
          <table:table-cell table:number-columns-repeated="3" office:value-type="string">
            <text:p>2009-07-28 16:28:00</text:p>
          </table:table-cell>
          <table:table-cell office:value-type="string">
            <text:p>);</text:p>
          </table:table-cell>
          <table:table-cell table:formula="of:=CONCATENATE(&quot;/*&quot;; [$label.B69];&quot;-&quot;; [$label.C69];&quot;-&quot;; [$label.D69]; &quot;*/&quot;)" office:value-type="string" office:string-value="/*104-Geography-Code*/">
            <text:p>/*104-Geography-Code*/</text:p>
          </table:table-cell>
          <table:table-cell table:number-columns-repeated="247"/>
        </table:table-row>
        <table:table-row table:style-name="ro2">
          <table:table-cell office:value-type="string">
            <text:p>insert into Dictionary values (</text:p>
          </table:table-cell>
          <table:table-cell office:value-type="string">
            <text:p>105</text:p>
          </table:table-cell>
          <table:table-cell office:value-type="string">
            <text:p>spa</text:p>
          </table:table-cell>
          <table:table-cell table:style-name="ce23" office:value-type="string">
            <text:p>Sitio</text:p>
          </table:table-cell>
          <table:table-cell table:style-name="ce23" office:value-type="string">
            <text:p>Texto descriptivo</text:p>
          </table:table-cell>
          <table:table-cell table:style-name="ce31"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23"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number-columns-repeated="3" office:value-type="string">
            <text:p>2009-07-28 16:28:00</text:p>
          </table:table-cell>
          <table:table-cell office:value-type="string">
            <text:p>);</text:p>
          </table:table-cell>
          <table:table-cell table:formula="of:=CONCATENATE(&quot;/*&quot;; [$label.B70];&quot;-&quot;; [$label.C70];&quot;-&quot;; [$label.D70]; &quot;*/&quot;)" office:value-type="string" office:string-value="/*105-Disaster-SiteNotes*/">
            <text:p>/*105-Disaster-SiteNotes*/</text:p>
          </table:table-cell>
          <table:table-cell table:number-columns-repeated="247"/>
        </table:table-row>
        <table:table-row table:style-name="ro2">
          <table:table-cell office:value-type="string">
            <text:p>insert into Dictionary values (</text:p>
          </table:table-cell>
          <table:table-cell office:value-type="string">
            <text:p>106</text:p>
          </table:table-cell>
          <table:table-cell office:value-type="string">
            <text:p>spa</text:p>
          </table:table-cell>
          <table:table-cell table:style-name="ce23" office:value-type="string">
            <text:p>Latitud</text:p>
          </table:table-cell>
          <table:table-cell table:style-name="ce23" office:value-type="string">
            <text:p>Grados decimales</text:p>
          </table:table-cell>
          <table:table-cell table:style-name="ce31" office:value-type="string">
            <text:p>Latitud del lugar específico donde ocurrió el desastre. Utilice como referencia el sistema WGS84. </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71];&quot;-&quot;; [$label.C71];&quot;-&quot;; [$label.D71]; &quot;*/&quot;)" office:value-type="string" office:string-value="/*106-Disaster-Latitude*/">
            <text:p>/*106-Disaster-Latitude*/</text:p>
          </table:table-cell>
          <table:table-cell table:number-columns-repeated="247"/>
        </table:table-row>
        <table:table-row table:style-name="ro2">
          <table:table-cell office:value-type="string">
            <text:p>insert into Dictionary values (</text:p>
          </table:table-cell>
          <table:table-cell office:value-type="string">
            <text:p>107</text:p>
          </table:table-cell>
          <table:table-cell office:value-type="string">
            <text:p>spa</text:p>
          </table:table-cell>
          <table:table-cell table:style-name="ce23" office:value-type="string">
            <text:p>Longitud</text:p>
          </table:table-cell>
          <table:table-cell table:style-name="ce23" office:value-type="string">
            <text:p>Grados decimales</text:p>
          </table:table-cell>
          <table:table-cell table:style-name="ce31" office:value-type="string">
            <text:p>Longitud del lugar específico donde ocurrió el desastre. Utilice como referencia el sistema WGS84. </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72];&quot;-&quot;; [$label.C72];&quot;-&quot;; [$label.D72]; &quot;*/&quot;)" office:value-type="string" office:string-value="/*107-Disaster-Longitude*/">
            <text:p>/*107-Disaster-Longitude*/</text:p>
          </table:table-cell>
          <table:table-cell table:number-columns-repeated="247"/>
        </table:table-row>
        <table:table-row table:style-name="ro2">
          <table:table-cell office:value-type="string">
            <text:p>insert into Dictionary values (</text:p>
          </table:table-cell>
          <table:table-cell office:value-type="string">
            <text:p>108</text:p>
          </table:table-cell>
          <table:table-cell office:value-type="string">
            <text:p>spa</text:p>
          </table:table-cell>
          <table:table-cell table:style-name="ce23" office:value-type="string">
            <text:p>Guardar como</text:p>
          </table:table-cell>
          <table:table-cell table:style-name="ce23" office:value-type="string">
            <text:p>Seleccione una opción</text:p>
          </table:table-cell>
          <table:table-cell table:style-name="ce32" office:value-type="string">
            <text:p>Indica la disponibilidad futura de la ficha, facilita<text:span text:style-name="T19">ndo el proceso de control de calidad de la base de datos. Escoja una opción para guardar esta ficha.</text:span></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73];&quot;-&quot;; [$label.C73];&quot;-&quot;; [$label.D73]; &quot;*/&quot;)" office:value-type="string" office:string-value="/*108-Record|1-Status*/">
            <text:p>/*108-Record|1-Status*/</text:p>
          </table:table-cell>
          <table:table-cell table:number-columns-repeated="247"/>
        </table:table-row>
        <table:table-row table:style-name="ro2">
          <table:table-cell office:value-type="string">
            <text:p>insert into Dictionary values (</text:p>
          </table:table-cell>
          <table:table-cell office:value-type="string">
            <text:p>109</text:p>
          </table:table-cell>
          <table:table-cell office:value-type="string">
            <text:p>spa</text:p>
          </table:table-cell>
          <table:table-cell table:style-name="ce23" office:value-type="string">
            <text:p>Autor</text:p>
          </table:table-cell>
          <table:table-cell table:style-name="ce23" office:value-type="string">
            <text:p><text:s/></text:p>
          </table:table-cell>
          <table:table-cell table:style-name="ce31" office:value-type="string">
            <text:p>Usuario que ha creado esta ficha.</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74];&quot;-&quot;; [$label.C74];&quot;-&quot;; [$label.D74]; &quot;*/&quot;)" office:value-type="string" office:string-value="/*109-Record|2-Author*/">
            <text:p>/*109-Record|2-Author*/</text:p>
          </table:table-cell>
          <table:table-cell table:number-columns-repeated="247"/>
        </table:table-row>
        <table:table-row table:style-name="ro2">
          <table:table-cell office:value-type="string">
            <text:p>insert into Dictionary values (</text:p>
          </table:table-cell>
          <table:table-cell office:value-type="string">
            <text:p>110</text:p>
          </table:table-cell>
          <table:table-cell office:value-type="string">
            <text:p>spa</text:p>
          </table:table-cell>
          <table:table-cell table:style-name="ce23" office:value-type="string">
            <text:p>Fecha creación</text:p>
          </table:table-cell>
          <table:table-cell table:style-name="ce23" office:value-type="string">
            <text:p><text:s/></text:p>
          </table:table-cell>
          <table:table-cell table:style-name="ce31" office:value-type="string">
            <text:p>Fecha de creación de la ficha.</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75];&quot;-&quot;; [$label.C75];&quot;-&quot;; [$label.D75]; &quot;*/&quot;)" office:value-type="string" office:string-value="/*110-Record|2-Creation*/">
            <text:p>/*110-Record|2-Creation*/</text:p>
          </table:table-cell>
          <table:table-cell table:number-columns-repeated="247"/>
        </table:table-row>
        <table:table-row table:style-name="ro2">
          <table:table-cell office:value-type="string">
            <text:p>insert into Dictionary values (</text:p>
          </table:table-cell>
          <table:table-cell office:value-type="string">
            <text:p>111</text:p>
          </table:table-cell>
          <table:table-cell office:value-type="string">
            <text:p>spa</text:p>
          </table:table-cell>
          <table:table-cell table:style-name="ce23" office:value-type="string">
            <text:p>Fecha actualización</text:p>
          </table:table-cell>
          <table:table-cell table:style-name="ce23" office:value-type="string">
            <text:p><text:s/></text:p>
          </table:table-cell>
          <table:table-cell table:style-name="ce33" office:value-type="string">
            <text:p>Última fecha de actualización de la ficha.</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76];&quot;-&quot;; [$label.C76];&quot;-&quot;; [$label.D76]; &quot;*/&quot;)" office:value-type="string" office:string-value="/*111-Record|2-LastUpdate*/">
            <text:p>/*111-Record|2-LastUpdate*/</text:p>
          </table:table-cell>
          <table:table-cell table:number-columns-repeated="247"/>
        </table:table-row>
        <table:table-row table:style-name="ro2">
          <table:table-cell office:value-type="string">
            <text:p>insert into Dictionary values (</text:p>
          </table:table-cell>
          <table:table-cell office:value-type="string">
            <text:p>112</text:p>
          </table:table-cell>
          <table:table-cell office:value-type="string">
            <text:p>spa</text:p>
          </table:table-cell>
          <table:table-cell table:style-name="ce23" office:value-type="string">
            <text:p>Tipo de evento</text:p>
          </table:table-cell>
          <table:table-cell table:style-name="ce23" office:value-type="string">
            <text:p>Seleccione de la lista</text:p>
          </table:table-cell>
          <table:table-cell table:style-name="ce31"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31"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number-columns-repeated="3" office:value-type="string">
            <text:p>2009-07-28 16:28:00</text:p>
          </table:table-cell>
          <table:table-cell office:value-type="string">
            <text:p>);</text:p>
          </table:table-cell>
          <table:table-cell table:formula="of:=CONCATENATE(&quot;/*&quot;; [$label.B77];&quot;-&quot;; [$label.C77];&quot;-&quot;; [$label.D77]; &quot;*/&quot;)" office:value-type="string" office:string-value="/*112-Event-Name*/">
            <text:p>/*112-Event-Name*/</text:p>
          </table:table-cell>
          <table:table-cell table:number-columns-repeated="247"/>
        </table:table-row>
        <table:table-row table:style-name="ro2">
          <table:table-cell office:value-type="string">
            <text:p>insert into Dictionary values (</text:p>
          </table:table-cell>
          <table:table-cell office:value-type="string">
            <text:p>113</text:p>
          </table:table-cell>
          <table:table-cell office:value-type="string">
            <text:p>spa</text:p>
          </table:table-cell>
          <table:table-cell table:style-name="ce23" office:value-type="string">
            <text:p>Duración</text:p>
          </table:table-cell>
          <table:table-cell table:style-name="ce23" office:value-type="string">
            <text:p>Cantidad en días</text:p>
          </table:table-cell>
          <table:table-cell table:style-name="ce31"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23" office:value-type="string">
            <text:p>La mayoría de los eventos pueden durar algunos minutos (i. e. sismos, deslizamientos súbitos) u horas (i. e. inundaciones o incendios). Eventos como sequías o inundaciones prolongadas pueden durar meses.</text:p>
          </table:table-cell>
          <table:table-cell table:number-columns-repeated="3" office:value-type="string">
            <text:p>2009-07-28 16:28:00</text:p>
          </table:table-cell>
          <table:table-cell office:value-type="string">
            <text:p>);</text:p>
          </table:table-cell>
          <table:table-cell table:formula="of:=CONCATENATE(&quot;/*&quot;; [$label.B78];&quot;-&quot;; [$label.C78];&quot;-&quot;; [$label.D78]; &quot;*/&quot;)" office:value-type="string" office:string-value="/*113-Event-Duration*/">
            <text:p>/*113-Event-Duration*/</text:p>
          </table:table-cell>
          <table:table-cell table:number-columns-repeated="247"/>
        </table:table-row>
        <table:table-row table:style-name="ro2">
          <table:table-cell office:value-type="string">
            <text:p>insert into Dictionary values (</text:p>
          </table:table-cell>
          <table:table-cell office:value-type="string">
            <text:p>114</text:p>
          </table:table-cell>
          <table:table-cell office:value-type="string">
            <text:p>spa</text:p>
          </table:table-cell>
          <table:table-cell table:style-name="ce23" office:value-type="string">
            <text:p>Magnitud</text:p>
          </table:table-cell>
          <table:table-cell table:style-name="ce23" office:value-type="string">
            <text:p>Valor de magnitud</text:p>
          </table:table-cell>
          <table:table-cell table:style-name="ce32"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19">í</text:span><text:span text:style-name="T20">metros c</text:span><text:span text:style-name="T19">úbicos de tierra deslizada, valor de las precipitaciones, etc.) o descripciones breves tales como -leve-, -medio-, -alto-, -extremo-, etc.</text:span></text:p>
          </table:table-cell>
          <table:table-cell table:style-name="ce31"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number-columns-repeated="3" office:value-type="string">
            <text:p>2009-07-28 16:28:00</text:p>
          </table:table-cell>
          <table:table-cell office:value-type="string">
            <text:p>);</text:p>
          </table:table-cell>
          <table:table-cell table:formula="of:=CONCATENATE(&quot;/*&quot;; [$label.B79];&quot;-&quot;; [$label.C79];&quot;-&quot;; [$label.D79]; &quot;*/&quot;)" office:value-type="string" office:string-value="/*114-Event-Magnitude*/">
            <text:p>/*114-Event-Magnitude*/</text:p>
          </table:table-cell>
          <table:table-cell table:number-columns-repeated="247"/>
        </table:table-row>
        <table:table-row table:style-name="ro2">
          <table:table-cell office:value-type="string">
            <text:p>insert into Dictionary values (</text:p>
          </table:table-cell>
          <table:table-cell office:value-type="string">
            <text:p>115</text:p>
          </table:table-cell>
          <table:table-cell office:value-type="string">
            <text:p>spa</text:p>
          </table:table-cell>
          <table:table-cell table:style-name="ce23" office:value-type="string">
            <text:p>Observaciones de evento</text:p>
          </table:table-cell>
          <table:table-cell table:style-name="ce23" office:value-type="string">
            <text:p>Texto o palabras claves</text:p>
          </table:table-cell>
          <table:table-cell table:style-name="ce31" office:value-type="string">
            <text:p>Descripción corta de la ocurrecia del evento. En el caso de eventos en cadena, eventos simultáneos incluye descripción de lo ocurrido.</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80];&quot;-&quot;; [$label.C80];&quot;-&quot;; [$label.D80]; &quot;*/&quot;)" office:value-type="string" office:string-value="/*115-Event-Notes*/">
            <text:p>/*115-Event-Notes*/</text:p>
          </table:table-cell>
          <table:table-cell table:number-columns-repeated="247"/>
        </table:table-row>
        <table:table-row table:style-name="ro2">
          <table:table-cell office:value-type="string">
            <text:p>insert into Dictionary values (</text:p>
          </table:table-cell>
          <table:table-cell office:value-type="string">
            <text:p>116</text:p>
          </table:table-cell>
          <table:table-cell office:value-type="string">
            <text:p>spa</text:p>
          </table:table-cell>
          <table:table-cell table:style-name="ce23" office:value-type="string">
            <text:p>Tipo de causa</text:p>
          </table:table-cell>
          <table:table-cell table:style-name="ce23" office:value-type="string">
            <text:p>Seleccione de la lista</text:p>
          </table:table-cell>
          <table:table-cell table:style-name="ce32"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31"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number-columns-repeated="3" office:value-type="string">
            <text:p>2009-07-28 16:28:00</text:p>
          </table:table-cell>
          <table:table-cell office:value-type="string">
            <text:p>);</text:p>
          </table:table-cell>
          <table:table-cell table:formula="of:=CONCATENATE(&quot;/*&quot;; [$label.B81];&quot;-&quot;; [$label.C81];&quot;-&quot;; [$label.D81]; &quot;*/&quot;)" office:value-type="string" office:string-value="/*116-Cause-Name*/">
            <text:p>/*116-Cause-Name*/</text:p>
          </table:table-cell>
          <table:table-cell table:number-columns-repeated="247"/>
        </table:table-row>
        <table:table-row table:style-name="ro2">
          <table:table-cell office:value-type="string">
            <text:p>insert into Dictionary values (</text:p>
          </table:table-cell>
          <table:table-cell office:value-type="string">
            <text:p>117</text:p>
          </table:table-cell>
          <table:table-cell office:value-type="string">
            <text:p>spa</text:p>
          </table:table-cell>
          <table:table-cell table:style-name="ce23" office:value-type="string">
            <text:p>Observaciones de causa</text:p>
          </table:table-cell>
          <table:table-cell table:style-name="ce23" office:value-type="string">
            <text:p>Texto o palabras claves</text:p>
          </table:table-cell>
          <table:table-cell table:style-name="ce32"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31"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number-columns-repeated="3" office:value-type="string">
            <text:p>2009-07-28 16:28:00</text:p>
          </table:table-cell>
          <table:table-cell office:value-type="string">
            <text:p>);</text:p>
          </table:table-cell>
          <table:table-cell table:formula="of:=CONCATENATE(&quot;/*&quot;; [$label.B82];&quot;-&quot;; [$label.C82];&quot;-&quot;; [$label.D82]; &quot;*/&quot;)" office:value-type="string" office:string-value="/*117-Cause-Notes*/">
            <text:p>/*117-Cause-Notes*/</text:p>
          </table:table-cell>
          <table:table-cell table:number-columns-repeated="247"/>
        </table:table-row>
        <table:table-row table:style-name="ro2">
          <table:table-cell office:value-type="string">
            <text:p>insert into Dictionary values (</text:p>
          </table:table-cell>
          <table:table-cell office:value-type="string">
            <text:p>118</text:p>
          </table:table-cell>
          <table:table-cell office:value-type="string">
            <text:p>spa</text:p>
          </table:table-cell>
          <table:table-cell table:style-name="ce23" office:value-type="string">
            <text:p>Muertos</text:p>
          </table:table-cell>
          <table:table-cell table:style-name="ce23" office:value-type="string">
            <text:p>Digite la cantidad o seleccione de la lista</text:p>
          </table:table-cell>
          <table:table-cell table:style-name="ce31"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83];&quot;-&quot;; [$label.C83];&quot;-&quot;; [$label.D83]; &quot;*/&quot;)" office:value-type="string" office:string-value="/*118-Effect|PeopleGood-PeopleDead*/">
            <text:p>/*118-Effect|PeopleGood-PeopleDead*/</text:p>
          </table:table-cell>
          <table:table-cell table:number-columns-repeated="247"/>
        </table:table-row>
        <table:table-row table:style-name="ro2">
          <table:table-cell office:value-type="string">
            <text:p>insert into Dictionary values (</text:p>
          </table:table-cell>
          <table:table-cell office:value-type="string">
            <text:p>119</text:p>
          </table:table-cell>
          <table:table-cell office:value-type="string">
            <text:p>spa</text:p>
          </table:table-cell>
          <table:table-cell table:style-name="ce23" office:value-type="string">
            <text:p>Afectados</text:p>
          </table:table-cell>
          <table:table-cell table:style-name="ce23" office:value-type="string">
            <text:p>Digite la cantidad o seleccione de la lista</text:p>
          </table:table-cell>
          <table:table-cell table:style-name="ce31"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84];&quot;-&quot;; [$label.C84];&quot;-&quot;; [$label.D84]; &quot;*/&quot;)" office:value-type="string" office:string-value="/*119-Effect|PeopleGood-PeopleAffected*/">
            <text:p>/*119-Effect|PeopleGood-PeopleAffected*/</text:p>
          </table:table-cell>
          <table:table-cell table:number-columns-repeated="247"/>
        </table:table-row>
        <table:table-row table:style-name="ro2">
          <table:table-cell office:value-type="string">
            <text:p>insert into Dictionary values (</text:p>
          </table:table-cell>
          <table:table-cell office:value-type="string">
            <text:p>120</text:p>
          </table:table-cell>
          <table:table-cell office:value-type="string">
            <text:p>spa</text:p>
          </table:table-cell>
          <table:table-cell table:style-name="ce23" office:value-type="string">
            <text:p>Evacuados</text:p>
          </table:table-cell>
          <table:table-cell table:style-name="ce23" office:value-type="string">
            <text:p>Digite la cantidad o seleccione de la lista</text:p>
          </table:table-cell>
          <table:table-cell table:style-name="ce31"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85];&quot;-&quot;; [$label.C85];&quot;-&quot;; [$label.D85]; &quot;*/&quot;)" office:value-type="string" office:string-value="/*120-Effect|PeopleGood-PeopleEvacuated*/">
            <text:p>/*120-Effect|PeopleGood-PeopleEvacuated*/</text:p>
          </table:table-cell>
          <table:table-cell table:number-columns-repeated="247"/>
        </table:table-row>
        <table:table-row table:style-name="ro2">
          <table:table-cell office:value-type="string">
            <text:p>insert into Dictionary values (</text:p>
          </table:table-cell>
          <table:table-cell office:value-type="string">
            <text:p>121</text:p>
          </table:table-cell>
          <table:table-cell office:value-type="string">
            <text:p>spa</text:p>
          </table:table-cell>
          <table:table-cell table:style-name="ce23" office:value-type="string">
            <text:p>Desaparecidos</text:p>
          </table:table-cell>
          <table:table-cell table:style-name="ce23" office:value-type="string">
            <text:p>Digite la cantidad o seleccione de la lista</text:p>
          </table:table-cell>
          <table:table-cell table:style-name="ce31"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86];&quot;-&quot;; [$label.C86];&quot;-&quot;; [$label.D86]; &quot;*/&quot;)" office:value-type="string" office:string-value="/*121-Effect|PeopleGood-PeopleMissing*/">
            <text:p>/*121-Effect|PeopleGood-PeopleMissing*/</text:p>
          </table:table-cell>
          <table:table-cell table:number-columns-repeated="247"/>
        </table:table-row>
        <table:table-row table:style-name="ro2">
          <table:table-cell office:value-type="string">
            <text:p>insert into Dictionary values (</text:p>
          </table:table-cell>
          <table:table-cell office:value-type="string">
            <text:p>122</text:p>
          </table:table-cell>
          <table:table-cell office:value-type="string">
            <text:p>spa</text:p>
          </table:table-cell>
          <table:table-cell table:style-name="ce23" office:value-type="string">
            <text:p>Reubicados</text:p>
          </table:table-cell>
          <table:table-cell table:style-name="ce23" office:value-type="string">
            <text:p>Digite la cantidad o seleccione de la lista</text:p>
          </table:table-cell>
          <table:table-cell table:style-name="ce31"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87];&quot;-&quot;; [$label.C87];&quot;-&quot;; [$label.D87]; &quot;*/&quot;)" office:value-type="string" office:string-value="/*122-Effect|PeopleGood-PeopleRelocated*/">
            <text:p>/*122-Effect|PeopleGood-PeopleRelocated*/</text:p>
          </table:table-cell>
          <table:table-cell table:number-columns-repeated="247"/>
        </table:table-row>
        <table:table-row table:style-name="ro2">
          <table:table-cell office:value-type="string">
            <text:p>insert into Dictionary values (</text:p>
          </table:table-cell>
          <table:table-cell office:value-type="string">
            <text:p>123</text:p>
          </table:table-cell>
          <table:table-cell office:value-type="string">
            <text:p>spa</text:p>
          </table:table-cell>
          <table:table-cell table:style-name="ce23" office:value-type="string">
            <text:p>Damnificados</text:p>
          </table:table-cell>
          <table:table-cell table:style-name="ce23" office:value-type="string">
            <text:p>Digite la cantidad o seleccione de la lista</text:p>
          </table:table-cell>
          <table:table-cell table:style-name="ce31"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88];&quot;-&quot;; [$label.C88];&quot;-&quot;; [$label.D88]; &quot;*/&quot;)" office:value-type="string" office:string-value="/*123-Effect|PeopleGood-PeopleHarmed*/">
            <text:p>/*123-Effect|PeopleGood-PeopleHarmed*/</text:p>
          </table:table-cell>
          <table:table-cell table:number-columns-repeated="247"/>
        </table:table-row>
        <table:table-row table:style-name="ro2">
          <table:table-cell office:value-type="string">
            <text:p>insert into Dictionary values (</text:p>
          </table:table-cell>
          <table:table-cell office:value-type="string">
            <text:p>124</text:p>
          </table:table-cell>
          <table:table-cell office:value-type="string">
            <text:p>spa</text:p>
          </table:table-cell>
          <table:table-cell table:style-name="ce23" office:value-type="string">
            <text:p>Heridos, enfermos</text:p>
          </table:table-cell>
          <table:table-cell table:style-name="ce23" office:value-type="string">
            <text:p>Digite la cantidad o seleccione de la lista</text:p>
          </table:table-cell>
          <table:table-cell table:style-name="ce31"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89];&quot;-&quot;; [$label.C89];&quot;-&quot;; [$label.D89]; &quot;*/&quot;)" office:value-type="string" office:string-value="/*124-Effect|PeopleGood-PeopleInjured*/">
            <text:p>/*124-Effect|PeopleGood-PeopleInjured*/</text:p>
          </table:table-cell>
          <table:table-cell table:number-columns-repeated="247"/>
        </table:table-row>
        <table:table-row table:style-name="ro2">
          <table:table-cell office:value-type="string">
            <text:p>insert into Dictionary values (</text:p>
          </table:table-cell>
          <table:table-cell office:value-type="string">
            <text:p>125</text:p>
          </table:table-cell>
          <table:table-cell office:value-type="string">
            <text:p>spa</text:p>
          </table:table-cell>
          <table:table-cell table:style-name="ce23" office:value-type="string">
            <text:p>Viv. afectadas</text:p>
          </table:table-cell>
          <table:table-cell table:style-name="ce23" office:value-type="string">
            <text:p>Digite la cantidad o seleccione de la lista</text:p>
          </table:table-cell>
          <table:table-cell table:style-name="ce31" office:value-type="string">
            <text:p>Número de viviendas con daños menores, no estructurales o arquitectónicos, que pueden seguir siendo habitadas, aún cuando requieran de acciones de reparación o de limpieza.</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90];&quot;-&quot;; [$label.C90];&quot;-&quot;; [$label.D90]; &quot;*/&quot;)" office:value-type="string" office:string-value="/*125-Effect|PeopleGood-HousesAffected*/">
            <text:p>/*125-Effect|PeopleGood-HousesAffected*/</text:p>
          </table:table-cell>
          <table:table-cell table:number-columns-repeated="247"/>
        </table:table-row>
        <table:table-row table:style-name="ro2">
          <table:table-cell office:value-type="string">
            <text:p>insert into Dictionary values (</text:p>
          </table:table-cell>
          <table:table-cell office:value-type="string">
            <text:p>126</text:p>
          </table:table-cell>
          <table:table-cell office:value-type="string">
            <text:p>spa</text:p>
          </table:table-cell>
          <table:table-cell table:style-name="ce23" office:value-type="string">
            <text:p>Viv. destruidas</text:p>
          </table:table-cell>
          <table:table-cell table:style-name="ce23" office:value-type="string">
            <text:p>Digite la cantidad o seleccione de la lista</text:p>
          </table:table-cell>
          <table:table-cell table:style-name="ce31" office:value-type="string">
            <text:p>Número de viviendas arrasadas, sepultadas, colapsadas o deterioradas de tal manera que no son habitable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91];&quot;-&quot;; [$label.C91];&quot;-&quot;; [$label.D91]; &quot;*/&quot;)" office:value-type="string" office:string-value="/*126-Effect|PeopleGood-HousesDestroyed*/">
            <text:p>/*126-Effect|PeopleGood-HousesDestroyed*/</text:p>
          </table:table-cell>
          <table:table-cell table:number-columns-repeated="247"/>
        </table:table-row>
        <table:table-row table:style-name="ro2">
          <table:table-cell office:value-type="string">
            <text:p>insert into Dictionary values (</text:p>
          </table:table-cell>
          <table:table-cell office:value-type="string">
            <text:p>127</text:p>
          </table:table-cell>
          <table:table-cell office:value-type="string">
            <text:p>spa</text:p>
          </table:table-cell>
          <table:table-cell table:style-name="ce23" office:value-type="string">
            <text:p>Valor pérdidas $</text:p>
          </table:table-cell>
          <table:table-cell table:style-name="ce23" office:value-type="string">
            <text:p>Valor en moneda local</text:p>
          </table:table-cell>
          <table:table-cell table:style-name="ce31" office:value-type="string">
            <text:p>Monto de las pérdidas directas causadas por el desastre en la moneda local.</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92];&quot;-&quot;; [$label.C92];&quot;-&quot;; [$label.D92]; &quot;*/&quot;)" office:value-type="string" office:string-value="/*127-Effect|Economic-LossesValueLocal*/">
            <text:p>/*127-Effect|Economic-LossesValueLocal*/</text:p>
          </table:table-cell>
          <table:table-cell table:number-columns-repeated="247"/>
        </table:table-row>
        <table:table-row table:style-name="ro2">
          <table:table-cell office:value-type="string">
            <text:p>insert into Dictionary values (</text:p>
          </table:table-cell>
          <table:table-cell office:value-type="string">
            <text:p>128</text:p>
          </table:table-cell>
          <table:table-cell office:value-type="string">
            <text:p>spa</text:p>
          </table:table-cell>
          <table:table-cell table:style-name="ce23" office:value-type="string">
            <text:p>Valor pérdidas US$</text:p>
          </table:table-cell>
          <table:table-cell table:style-name="ce23" office:value-type="string">
            <text:p>Valor en dólares de EEUU</text:p>
          </table:table-cell>
          <table:table-cell table:style-name="ce31"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93];&quot;-&quot;; [$label.C93];&quot;-&quot;; [$label.D93]; &quot;*/&quot;)" office:value-type="string" office:string-value="/*128-Effect|Economic-LossesValueUSD*/">
            <text:p>/*128-Effect|Economic-LossesValueUSD*/</text:p>
          </table:table-cell>
          <table:table-cell table:number-columns-repeated="247"/>
        </table:table-row>
        <table:table-row table:style-name="ro2">
          <table:table-cell office:value-type="string">
            <text:p>insert into Dictionary values (</text:p>
          </table:table-cell>
          <table:table-cell office:value-type="string">
            <text:p>129</text:p>
          </table:table-cell>
          <table:table-cell office:value-type="string">
            <text:p>spa</text:p>
          </table:table-cell>
          <table:table-cell table:style-name="ce23" office:value-type="string">
            <text:p>Centros hospitalarios</text:p>
          </table:table-cell>
          <table:table-cell table:style-name="ce23" office:value-type="string">
            <text:p>Cantidad</text:p>
          </table:table-cell>
          <table:table-cell table:style-name="ce31" office:value-type="string">
            <text:p>Número de centros de salud, clínicas, hospitales locales y regionales destruidos y afectados directa o indirectamente por el desastre.</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7"/>
        </table:table-row>
        <table:table-row table:style-name="ro2">
          <table:table-cell office:value-type="string">
            <text:p>insert into Dictionary values (</text:p>
          </table:table-cell>
          <table:table-cell office:value-type="string">
            <text:p>130</text:p>
          </table:table-cell>
          <table:table-cell office:value-type="string">
            <text:p>spa</text:p>
          </table:table-cell>
          <table:table-cell table:style-name="ce23" office:value-type="string">
            <text:p>Centros de educación</text:p>
          </table:table-cell>
          <table:table-cell table:style-name="ce23" office:value-type="string">
            <text:p>Cantidad</text:p>
          </table:table-cell>
          <table:table-cell table:style-name="ce31"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7"/>
        </table:table-row>
        <table:table-row table:style-name="ro2">
          <table:table-cell office:value-type="string">
            <text:p>insert into Dictionary values (</text:p>
          </table:table-cell>
          <table:table-cell office:value-type="string">
            <text:p>131</text:p>
          </table:table-cell>
          <table:table-cell office:value-type="string">
            <text:p>spa</text:p>
          </table:table-cell>
          <table:table-cell table:style-name="ce23" office:value-type="string">
            <text:p>Cultivos y bosques (Ha)</text:p>
          </table:table-cell>
          <table:table-cell table:style-name="ce23" office:value-type="string">
            <text:p>Cantidad</text:p>
          </table:table-cell>
          <table:table-cell table:style-name="ce31" office:value-type="string">
            <text:p>Número de áreas de cultivo, pastizales o bosques destruidas y afectadas. Si la información está en otra medida se deberá convertir a hectáreas. </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7"/>
        </table:table-row>
        <table:table-row table:style-name="ro2">
          <table:table-cell office:value-type="string">
            <text:p>insert into Dictionary values (</text:p>
          </table:table-cell>
          <table:table-cell office:value-type="string">
            <text:p>132</text:p>
          </table:table-cell>
          <table:table-cell office:value-type="string">
            <text:p>spa</text:p>
          </table:table-cell>
          <table:table-cell table:style-name="ce23" office:value-type="string">
            <text:p>Ganado</text:p>
          </table:table-cell>
          <table:table-cell table:style-name="ce23" office:value-type="string">
            <text:p>Cantidad</text:p>
          </table:table-cell>
          <table:table-cell table:style-name="ce31" office:value-type="string">
            <text:p>Número de unidades perdidas (bovinos, porcinos, caprinos, avícolas) cualquiera sea el evento (inundación, sequía, epidemia, etc.). </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7"/>
        </table:table-row>
        <table:table-row table:style-name="ro2">
          <table:table-cell office:value-type="string">
            <text:p>insert into Dictionary values (</text:p>
          </table:table-cell>
          <table:table-cell office:value-type="string">
            <text:p>133</text:p>
          </table:table-cell>
          <table:table-cell office:value-type="string">
            <text:p>spa</text:p>
          </table:table-cell>
          <table:table-cell table:style-name="ce23" office:value-type="string">
            <text:p>Vías afectadas (m)</text:p>
          </table:table-cell>
          <table:table-cell table:style-name="ce23" office:value-type="string">
            <text:p>Cantidad</text:p>
          </table:table-cell>
          <table:table-cell table:style-name="ce31" office:value-type="string">
            <text:p>Longitud de redes viales destruidas y/o inhabilitadas en metro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98];&quot;-&quot;; [$label.C98];&quot;-&quot;; [$label.D98]; &quot;*/&quot;)" office:value-type="string" office:string-value="/*133-Effect|Affected|SectorTransport-Roads*/">
            <text:p>/*133-Effect|Affected|SectorTransport-Roads*/</text:p>
          </table:table-cell>
          <table:table-cell table:number-columns-repeated="247"/>
        </table:table-row>
        <table:table-row table:style-name="ro2">
          <table:table-cell office:value-type="string">
            <text:p>insert into Dictionary values (</text:p>
          </table:table-cell>
          <table:table-cell office:value-type="string">
            <text:p>134</text:p>
          </table:table-cell>
          <table:table-cell office:value-type="string">
            <text:p>spa</text:p>
          </table:table-cell>
          <table:table-cell table:style-name="ce23" office:value-type="string">
            <text:p>Otras pérdidas</text:p>
          </table:table-cell>
          <table:table-cell table:style-name="ce23" office:value-type="string">
            <text:p>Texto</text:p>
          </table:table-cell>
          <table:table-cell table:style-name="ce31"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23"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number-columns-repeated="3" office:value-type="string">
            <text:p>2009-07-28 16:28:00</text:p>
          </table:table-cell>
          <table:table-cell office:value-type="string">
            <text:p>);</text:p>
          </table:table-cell>
          <table:table-cell table:formula="of:=CONCATENATE(&quot;/*&quot;; [$label.B99];&quot;-&quot;; [$label.C99];&quot;-&quot;; [$label.D99]; &quot;*/&quot;)" office:value-type="string" office:string-value="/*134-Effect|More|SectorOther-OtherLosses*/">
            <text:p>/*134-Effect|More|SectorOther-OtherLosses*/</text:p>
          </table:table-cell>
          <table:table-cell table:number-columns-repeated="247"/>
        </table:table-row>
        <table:table-row table:style-name="ro2">
          <table:table-cell office:value-type="string">
            <text:p>insert into Dictionary values (</text:p>
          </table:table-cell>
          <table:table-cell office:value-type="string">
            <text:p>135</text:p>
          </table:table-cell>
          <table:table-cell office:value-type="string">
            <text:p>spa</text:p>
          </table:table-cell>
          <table:table-cell table:style-name="ce23" office:value-type="string">
            <text:p>Observaciones de efectos</text:p>
          </table:table-cell>
          <table:table-cell table:style-name="ce23" office:value-type="string">
            <text:p>Texto</text:p>
          </table:table-cell>
          <table:table-cell table:style-name="ce31"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31"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number-columns-repeated="3" office:value-type="string">
            <text:p>2009-07-28 16:28:00</text:p>
          </table:table-cell>
          <table:table-cell office:value-type="string">
            <text:p>);</text:p>
          </table:table-cell>
          <table:table-cell table:formula="of:=CONCATENATE(&quot;/*&quot;; [$label.B100];&quot;-&quot;; [$label.C100];&quot;-&quot;; [$label.D100]; &quot;*/&quot;)" office:value-type="string" office:string-value="/*135-Effect|More-Notes*/">
            <text:p>/*135-Effect|More-Notes*/</text:p>
          </table:table-cell>
          <table:table-cell table:number-columns-repeated="247"/>
        </table:table-row>
        <table:table-row table:style-name="ro2">
          <table:table-cell office:value-type="string">
            <text:p>insert into Dictionary values (</text:p>
          </table:table-cell>
          <table:table-cell office:value-type="string">
            <text:p>136</text:p>
          </table:table-cell>
          <table:table-cell office:value-type="string">
            <text:p>spa</text:p>
          </table:table-cell>
          <table:table-cell table:style-name="ce23" office:value-type="string">
            <text:p>Transporte</text:p>
          </table:table-cell>
          <table:table-cell table:style-name="ce23" office:value-type="string">
            <text:p>Elija una opción</text:p>
          </table:table-cell>
          <table:table-cell table:style-name="ce31"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1];&quot;-&quot;; [$label.C101];&quot;-&quot;; [$label.D101]; &quot;*/&quot;)" office:value-type="string" office:string-value="/*136-Sector-Transport*/">
            <text:p>/*136-Sector-Transport*/</text:p>
          </table:table-cell>
          <table:table-cell table:number-columns-repeated="247"/>
        </table:table-row>
        <table:table-row table:style-name="ro2">
          <table:table-cell office:value-type="string">
            <text:p>insert into Dictionary values (</text:p>
          </table:table-cell>
          <table:table-cell office:value-type="string">
            <text:p>137</text:p>
          </table:table-cell>
          <table:table-cell office:value-type="string">
            <text:p>spa</text:p>
          </table:table-cell>
          <table:table-cell table:style-name="ce23" office:value-type="string">
            <text:p>Comunicaciones</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2];&quot;-&quot;; [$label.C102];&quot;-&quot;; [$label.D102]; &quot;*/&quot;)" office:value-type="string" office:string-value="/*137-Sector-Communications*/">
            <text:p>/*137-Sector-Communications*/</text:p>
          </table:table-cell>
          <table:table-cell table:number-columns-repeated="247"/>
        </table:table-row>
        <table:table-row table:style-name="ro2">
          <table:table-cell office:value-type="string">
            <text:p>insert into Dictionary values (</text:p>
          </table:table-cell>
          <table:table-cell office:value-type="string">
            <text:p>138</text:p>
          </table:table-cell>
          <table:table-cell office:value-type="string">
            <text:p>spa</text:p>
          </table:table-cell>
          <table:table-cell table:style-name="ce23" office:value-type="string">
            <text:p>Instalaciones de socorro</text:p>
          </table:table-cell>
          <table:table-cell table:style-name="ce23" office:value-type="string">
            <text:p>Elija una opción</text:p>
          </table:table-cell>
          <table:table-cell table:style-name="ce23"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3];&quot;-&quot;; [$label.C103];&quot;-&quot;; [$label.D103]; &quot;*/&quot;)" office:value-type="string" office:string-value="/*138-Sector-Relief*/">
            <text:p>/*138-Sector-Relief*/</text:p>
          </table:table-cell>
          <table:table-cell table:number-columns-repeated="247"/>
        </table:table-row>
        <table:table-row table:style-name="ro2">
          <table:table-cell office:value-type="string">
            <text:p>insert into Dictionary values (</text:p>
          </table:table-cell>
          <table:table-cell office:value-type="string">
            <text:p>139</text:p>
          </table:table-cell>
          <table:table-cell office:value-type="string">
            <text:p>spa</text:p>
          </table:table-cell>
          <table:table-cell table:style-name="ce23" office:value-type="string">
            <text:p>Agropecuari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gropecuario: Campos de cultivos, granjas, zonas de pastoreo.</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4];&quot;-&quot;; [$label.C104];&quot;-&quot;; [$label.D104]; &quot;*/&quot;)" office:value-type="string" office:string-value="/*139-Sector-Agricultural*/">
            <text:p>/*139-Sector-Agricultural*/</text:p>
          </table:table-cell>
          <table:table-cell table:number-columns-repeated="247"/>
        </table:table-row>
        <table:table-row table:style-name="ro2">
          <table:table-cell office:value-type="string">
            <text:p>insert into Dictionary values (</text:p>
          </table:table-cell>
          <table:table-cell office:value-type="string">
            <text:p>140</text:p>
          </table:table-cell>
          <table:table-cell office:value-type="string">
            <text:p>spa</text:p>
          </table:table-cell>
          <table:table-cell table:style-name="ce23" office:value-type="string">
            <text:p>Acueduct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5];&quot;-&quot;; [$label.C105];&quot;-&quot;; [$label.D105]; &quot;*/&quot;)" office:value-type="string" office:string-value="/*140-Sector-WaterSupply*/">
            <text:p>/*140-Sector-WaterSupply*/</text:p>
          </table:table-cell>
          <table:table-cell table:number-columns-repeated="247"/>
        </table:table-row>
        <table:table-row table:style-name="ro2">
          <table:table-cell office:value-type="string">
            <text:p>insert into Dictionary values (</text:p>
          </table:table-cell>
          <table:table-cell office:value-type="string">
            <text:p>141</text:p>
          </table:table-cell>
          <table:table-cell office:value-type="string">
            <text:p>spa</text:p>
          </table:table-cell>
          <table:table-cell table:style-name="ce23" office:value-type="string">
            <text:p>Alcantarillad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6];&quot;-&quot;; [$label.C106];&quot;-&quot;; [$label.D106]; &quot;*/&quot;)" office:value-type="string" office:string-value="/*141-Sector-Sewerage*/">
            <text:p>/*141-Sector-Sewerage*/</text:p>
          </table:table-cell>
          <table:table-cell table:number-columns-repeated="247"/>
        </table:table-row>
        <table:table-row table:style-name="ro2">
          <table:table-cell office:value-type="string">
            <text:p>insert into Dictionary values (</text:p>
          </table:table-cell>
          <table:table-cell office:value-type="string">
            <text:p>142</text:p>
          </table:table-cell>
          <table:table-cell office:value-type="string">
            <text:p>spa</text:p>
          </table:table-cell>
          <table:table-cell table:style-name="ce23" office:value-type="string">
            <text:p>Educación</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7];&quot;-&quot;; [$label.C107];&quot;-&quot;; [$label.D107]; &quot;*/&quot;)" office:value-type="string" office:string-value="/*142-Sector-Education*/">
            <text:p>/*142-Sector-Education*/</text:p>
          </table:table-cell>
          <table:table-cell table:number-columns-repeated="247"/>
        </table:table-row>
        <table:table-row table:style-name="ro2">
          <table:table-cell office:value-type="string">
            <text:p>insert into Dictionary values (</text:p>
          </table:table-cell>
          <table:table-cell office:value-type="string">
            <text:p>143</text:p>
          </table:table-cell>
          <table:table-cell office:value-type="string">
            <text:p>spa</text:p>
          </table:table-cell>
          <table:table-cell table:style-name="ce23" office:value-type="string">
            <text:p>Energía</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8];&quot;-&quot;; [$label.C108];&quot;-&quot;; [$label.D108]; &quot;*/&quot;)" office:value-type="string" office:string-value="/*143-Sector-Power*/">
            <text:p>/*143-Sector-Power*/</text:p>
          </table:table-cell>
          <table:table-cell table:number-columns-repeated="247"/>
        </table:table-row>
        <table:table-row table:style-name="ro2">
          <table:table-cell office:value-type="string">
            <text:p>insert into Dictionary values (</text:p>
          </table:table-cell>
          <table:table-cell office:value-type="string">
            <text:p>144</text:p>
          </table:table-cell>
          <table:table-cell office:value-type="string">
            <text:p>spa</text:p>
          </table:table-cell>
          <table:table-cell table:style-name="ce23" office:value-type="string">
            <text:p>Industrias</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9];&quot;-&quot;; [$label.C109];&quot;-&quot;; [$label.D109]; &quot;*/&quot;)" office:value-type="string" office:string-value="/*144-Sector-Industry*/">
            <text:p>/*144-Sector-Industry*/</text:p>
          </table:table-cell>
          <table:table-cell table:number-columns-repeated="247"/>
        </table:table-row>
        <table:table-row table:style-name="ro2">
          <table:table-cell office:value-type="string">
            <text:p>insert into Dictionary values (</text:p>
          </table:table-cell>
          <table:table-cell office:value-type="string">
            <text:p>145</text:p>
          </table:table-cell>
          <table:table-cell office:value-type="string">
            <text:p>spa</text:p>
          </table:table-cell>
          <table:table-cell table:style-name="ce23" office:value-type="string">
            <text:p>Salud</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0];&quot;-&quot;; [$label.C110];&quot;-&quot;; [$label.D110]; &quot;*/&quot;)" office:value-type="string" office:string-value="/*145-Sector-Health*/">
            <text:p>/*145-Sector-Health*/</text:p>
          </table:table-cell>
          <table:table-cell table:number-columns-repeated="247"/>
        </table:table-row>
        <table:table-row table:style-name="ro2">
          <table:table-cell office:value-type="string">
            <text:p>insert into Dictionary values (</text:p>
          </table:table-cell>
          <table:table-cell office:value-type="string">
            <text:p>146</text:p>
          </table:table-cell>
          <table:table-cell office:value-type="string">
            <text:p>spa</text:p>
          </table:table-cell>
          <table:table-cell table:style-name="ce23" office:value-type="string">
            <text:p>Otros</text:p>
          </table:table-cell>
          <table:table-cell table:style-name="ce23" office:value-type="string">
            <text:p>Elija una opción</text:p>
          </table:table-cell>
          <table:table-cell table:style-name="ce23" office:value-type="string">
            <text:p>Campo cualitativo de la base de datos. Tiene dos opciones “Afectado o Nó Afectado”. Se relaciona con daños que no corresponde <text:s/>a ninguno de los campos de la ficha básica.</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1];&quot;-&quot;; [$label.C111];&quot;-&quot;; [$label.D111]; &quot;*/&quot;)" office:value-type="string" office:string-value="/*146-Sector-Other*/">
            <text:p>/*146-Sector-Other*/</text:p>
          </table:table-cell>
          <table:table-cell table:number-columns-repeated="247"/>
        </table:table-row>
        <table:table-row table:style-name="ro2">
          <table:table-cell office:value-type="string">
            <text:p>insert into Dictionary values (</text:p>
          </table:table-cell>
          <table:table-cell office:value-type="string">
            <text:p>147</text:p>
          </table:table-cell>
          <table:table-cell office:value-type="string">
            <text:p>spa</text:p>
          </table:table-cell>
          <table:table-cell table:style-name="ce23" office:value-type="string">
            <text:p>Borrador</text:p>
          </table:table-cell>
          <table:table-cell table:style-name="ce23" office:value-type="string">
            <text:p>Elija una opción</text:p>
          </table:table-cell>
          <table:table-cell table:style-name="ce31" office:value-type="string">
            <text:p>Corresponde a uno de los estados de almacenamiento de la ficha: Ficha en edición, aún no terminada (responsabilidad del Alimentador)</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2];&quot;-&quot;; [$label.C112];&quot;-&quot;; [$label.D112]; &quot;*/&quot;)" office:value-type="string" office:string-value="/*147-RecordStatus-Draft*/">
            <text:p>/*147-RecordStatus-Draft*/</text:p>
          </table:table-cell>
          <table:table-cell table:number-columns-repeated="247"/>
        </table:table-row>
        <table:table-row table:style-name="ro2">
          <table:table-cell office:value-type="string">
            <text:p>insert into Dictionary values (</text:p>
          </table:table-cell>
          <table:table-cell office:value-type="string">
            <text:p>148</text:p>
          </table:table-cell>
          <table:table-cell office:value-type="string">
            <text:p>spa</text:p>
          </table:table-cell>
          <table:table-cell table:style-name="ce23" office:value-type="string">
            <text:p>Por aprobar</text:p>
          </table:table-cell>
          <table:table-cell table:style-name="ce23" office:value-type="string">
            <text:p>Elija una opción</text:p>
          </table:table-cell>
          <table:table-cell table:style-name="ce31" office:value-type="string">
            <text:p>Corresponde a uno de los estados de almacenamiento de la ficha: Ficha que se encuentra lista para ser aprobada (por el supervisor).</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3];&quot;-&quot;; [$label.C113];&quot;-&quot;; [$label.D113]; &quot;*/&quot;)" office:value-type="string" office:string-value="/*148-RecordStatus-Aprobe*/">
            <text:p>/*148-RecordStatus-Aprobe*/</text:p>
          </table:table-cell>
          <table:table-cell table:number-columns-repeated="247"/>
        </table:table-row>
        <table:table-row table:style-name="ro2">
          <table:table-cell office:value-type="string">
            <text:p>insert into Dictionary values (</text:p>
          </table:table-cell>
          <table:table-cell office:value-type="string">
            <text:p>149</text:p>
          </table:table-cell>
          <table:table-cell office:value-type="string">
            <text:p>spa</text:p>
          </table:table-cell>
          <table:table-cell table:style-name="ce23" office:value-type="string">
            <text:p>Eliminar</text:p>
          </table:table-cell>
          <table:table-cell table:style-name="ce23" office:value-type="string">
            <text:p>Elija una opción</text:p>
          </table:table-cell>
          <table:table-cell table:style-name="ce31" office:value-type="string">
            <text:p>Corresponde a uno de los estados de almacenamiento de la ficha: Ficha que se encuentra lista para ser eliminada (por el supervisor)</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4];&quot;-&quot;; [$label.C114];&quot;-&quot;; [$label.D114]; &quot;*/&quot;)" office:value-type="string" office:string-value="/*149-RecordStatus-Trash*/">
            <text:p>/*149-RecordStatus-Trash*/</text:p>
          </table:table-cell>
          <table:table-cell table:number-columns-repeated="247"/>
        </table:table-row>
        <table:table-row table:style-name="ro2">
          <table:table-cell office:value-type="string">
            <text:p>insert into Dictionary values (</text:p>
          </table:table-cell>
          <table:table-cell office:value-type="string">
            <text:p>150</text:p>
          </table:table-cell>
          <table:table-cell office:value-type="string">
            <text:p>spa</text:p>
          </table:table-cell>
          <table:table-cell table:style-name="ce23" office:value-type="string">
            <text:p>Publicada</text:p>
          </table:table-cell>
          <table:table-cell table:style-name="ce23" office:value-type="string">
            <text:p>Elija una opción</text:p>
          </table:table-cell>
          <table:table-cell table:style-name="ce31" office:value-type="string">
            <text:p>Corresponde a uno de los estados de almacenamiento de la ficha: Ficha de consulta pública. Ya ha sido aprobada para su publicación por parte del Supervisor.</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5];&quot;-&quot;; [$label.C115];&quot;-&quot;; [$label.D115]; &quot;*/&quot;)" office:value-type="string" office:string-value="/*150-RecordStatus-Publish*/">
            <text:p>/*150-RecordStatus-Publish*/</text:p>
          </table:table-cell>
          <table:table-cell table:number-columns-repeated="247"/>
        </table:table-row>
        <table:table-row table:style-name="ro2">
          <table:table-cell office:value-type="string">
            <text:p>insert into Dictionary values (</text:p>
          </table:table-cell>
          <table:table-cell office:value-type="string">
            <text:p>151</text:p>
          </table:table-cell>
          <table:table-cell office:value-type="string">
            <text:p>spa</text:p>
          </table:table-cell>
          <table:table-cell table:style-name="ce23" office:value-type="string">
            <text:p>Eliminada!</text:p>
          </table:table-cell>
          <table:table-cell table:style-name="ce23" office:value-type="string">
            <text:p>Elija una opción</text:p>
          </table:table-cell>
          <table:table-cell table:style-name="ce23" office:value-type="string">
            <text:p>Corresponde a uno de los estados de almacenamiento de la ficha: Ficha eliminada por el Supervisor</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6];&quot;-&quot;; [$label.C116];&quot;-&quot;; [$label.D116]; &quot;*/&quot;)" office:value-type="string" office:string-value="/*151-RecordStatus-Delete*/">
            <text:p>/*151-RecordStatus-Delete*/</text:p>
          </table:table-cell>
          <table:table-cell table:number-columns-repeated="247"/>
        </table:table-row>
        <table:table-row table:style-name="ro2">
          <table:table-cell office:value-type="string">
            <text:p>insert into Dictionary values (</text:p>
          </table:table-cell>
          <table:table-cell office:value-type="string">
            <text:p>206</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7];&quot;-&quot;; [$label.C117];&quot;-&quot;; [$label.D117]; &quot;*/&quot;)" office:value-type="string" office:string-value="/*206-Data-DisasterId_*/">
            <text:p>/*206-Data-DisasterId_*/</text:p>
          </table:table-cell>
          <table:table-cell table:number-columns-repeated="247"/>
        </table:table-row>
        <table:table-row table:style-name="ro2">
          <table:table-cell office:value-type="string">
            <text:p>insert into Dictionary values (</text:p>
          </table:table-cell>
          <table:table-cell office:value-type="string">
            <text:p>207</text:p>
          </table:table-cell>
          <table:table-cell office:value-type="string">
            <text:p>spa</text:p>
          </table:table-cell>
          <table:table-cell table:style-name="ce23" office:value-type="string">
            <text:p>Tipo de Gráfico</text:p>
          </table:table-cell>
          <table:table-cell table:style-name="ce23" office:value-type="string">
            <text:p>Seleccione un tipo gráfico</text:p>
          </table:table-cell>
          <table:table-cell table:style-name="ce23" office:value-type="string">
            <text:p>Los tipos de gráficos disponibles son: histogramas temporales, estacionales y gráficos comparativo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8];&quot;-&quot;; [$label.C118];&quot;-&quot;; [$label.D118]; &quot;*/&quot;)" office:value-type="string" office:string-value="/*207-Graph-Type*/">
            <text:p>/*207-Graph-Type*/</text:p>
          </table:table-cell>
          <table:table-cell table:number-columns-repeated="247"/>
        </table:table-row>
        <table:table-row table:style-name="ro2">
          <table:table-cell office:value-type="string">
            <text:p>insert into Dictionary values (</text:p>
          </table:table-cell>
          <table:table-cell office:value-type="string">
            <text:p>208</text:p>
          </table:table-cell>
          <table:table-cell office:value-type="string">
            <text:p>spa</text:p>
          </table:table-cell>
          <table:table-cell table:style-name="ce23" office:value-type="string">
            <text:p>Temporal</text:p>
          </table:table-cell>
          <table:table-cell table:style-name="ce23" office:value-type="string">
            <text:p>Histograma de barras o lineas, el eje X corresponde al tiempo, el Y al efecto a graficar</text:p>
          </table:table-cell>
          <table:table-cell table:style-name="ce34"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9];&quot;-&quot;; [$label.C119];&quot;-&quot;; [$label.D119]; &quot;*/&quot;)" office:value-type="string" office:string-value="/*208-Graph-HisTemporal*/">
            <text:p>/*208-Graph-HisTemporal*/</text:p>
          </table:table-cell>
          <table:table-cell table:number-columns-repeated="247"/>
        </table:table-row>
        <table:table-row table:style-name="ro2">
          <table:table-cell office:value-type="string">
            <text:p>insert into Dictionary values (</text:p>
          </table:table-cell>
          <table:table-cell office:value-type="string">
            <text:p>209</text:p>
          </table:table-cell>
          <table:table-cell office:value-type="string">
            <text:p>spa</text:p>
          </table:table-cell>
          <table:table-cell table:style-name="ce23" office:value-type="string">
            <text:p>Tipo de evento/temporal</text:p>
          </table:table-cell>
          <table:table-cell table:style-name="ce23" office:value-type="string">
            <text:p>Igual que el histograma temporal discrimina por eventos en el eje de las X.</text:p>
          </table:table-cell>
          <table:table-cell table:style-name="ce34"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0];&quot;-&quot;; [$label.C120];&quot;-&quot;; [$label.D120]; &quot;*/&quot;)" office:value-type="string" office:string-value="/*209-Graph-HisEveTemporal*/">
            <text:p>/*209-Graph-HisEveTemporal*/</text:p>
          </table:table-cell>
          <table:table-cell table:number-columns-repeated="247"/>
        </table:table-row>
        <table:table-row table:style-name="ro2">
          <table:table-cell office:value-type="string">
            <text:p>insert into Dictionary values (</text:p>
          </table:table-cell>
          <table:table-cell office:value-type="string">
            <text:p>210</text:p>
          </table:table-cell>
          <table:table-cell office:value-type="string">
            <text:p>spa</text:p>
          </table:table-cell>
          <table:table-cell table:style-name="ce23" office:value-type="string">
            <text:p>/temporal</text:p>
          </table:table-cell>
          <table:table-cell table:style-name="ce23" office:value-type="string">
            <text:p>Igual que el histograma temporal discrimina por unidades geográficas en el eje de las X.</text:p>
          </table:table-cell>
          <table:table-cell table:style-name="ce34"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1];&quot;-&quot;; [$label.C121];&quot;-&quot;; [$label.D121]; &quot;*/&quot;)" office:value-type="string" office:string-value="/*210-Graph-HisGeoTemporal*/">
            <text:p>/*210-Graph-HisGeoTemporal*/</text:p>
          </table:table-cell>
          <table:table-cell table:number-columns-repeated="247"/>
        </table:table-row>
        <table:table-row table:style-name="ro2">
          <table:table-cell office:value-type="string">
            <text:p>insert into Dictionary values (</text:p>
          </table:table-cell>
          <table:table-cell office:value-type="string">
            <text:p>211</text:p>
          </table:table-cell>
          <table:table-cell office:value-type="string">
            <text:p>spa</text:p>
          </table:table-cell>
          <table:table-cell table:style-name="ce23" office:value-type="string">
            <text:p>Tipo de causa/temporal</text:p>
          </table:table-cell>
          <table:table-cell table:style-name="ce23" office:value-type="string">
            <text:p>Discrimina por causas en el Eje X</text:p>
          </table:table-cell>
          <table:table-cell table:style-name="ce34"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2];&quot;-&quot;; [$label.C122];&quot;-&quot;; [$label.D122]; &quot;*/&quot;)" office:value-type="string" office:string-value="/*211-Graph-HisCauTemporal*/">
            <text:p>/*211-Graph-HisCauTemporal*/</text:p>
          </table:table-cell>
          <table:table-cell table:number-columns-repeated="247"/>
        </table:table-row>
        <table:table-row table:style-name="ro2">
          <table:table-cell office:value-type="string">
            <text:p>insert into Dictionary values (</text:p>
          </table:table-cell>
          <table:table-cell office:value-type="string">
            <text:p>212</text:p>
          </table:table-cell>
          <table:table-cell office:value-type="string">
            <text:p>spa</text:p>
          </table:table-cell>
          <table:table-cell table:style-name="ce23" office:value-type="string">
            <text:p>Por tipo de eventos</text:p>
          </table:table-cell>
          <table:table-cell table:style-name="ce23" office:value-type="string">
            <text:p>Compara los eventos en un gráfico tipo torta, según la variable a graficar</text:p>
          </table:table-cell>
          <table:table-cell table:style-name="ce23" office:value-type="string">
            <text:p>Comparativo de eventos: Gráfico comparativo -tipo torta- de una variable (de efectos o de número de reportes) agrupados por los eventos seleccionado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3];&quot;-&quot;; [$label.C123];&quot;-&quot;; [$label.D123]; &quot;*/&quot;)" office:value-type="string" office:string-value="/*212-Graph-ComByEvents*/">
            <text:p>/*212-Graph-ComByEvents*/</text:p>
          </table:table-cell>
          <table:table-cell table:number-columns-repeated="247"/>
        </table:table-row>
        <table:table-row table:style-name="ro2">
          <table:table-cell office:value-type="string">
            <text:p>insert into Dictionary values (</text:p>
          </table:table-cell>
          <table:table-cell office:value-type="string">
            <text:p>213</text:p>
          </table:table-cell>
          <table:table-cell office:value-type="string">
            <text:p>spa</text:p>
          </table:table-cell>
          <table:table-cell table:style-name="ce23" office:value-type="string">
            <text:p>Por </text:p>
          </table:table-cell>
          <table:table-cell table:style-name="ce23" office:value-type="string">
            <text:p>Compara las unidades geográficas en un gráfico tipo torta, según la variable a graficar</text:p>
          </table:table-cell>
          <table:table-cell table:style-name="ce23" office:value-type="string">
            <text:p>Comparativo de unidades geográficas: Gráfico comparativo -tipo torta- de una variable (de efectos o de número de reportes) agrupados por las unidades geográficas seleccionado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4];&quot;-&quot;; [$label.C124];&quot;-&quot;; [$label.D124]; &quot;*/&quot;)" office:value-type="string" office:string-value="/*213-Graph-ComByGeography*/">
            <text:p>/*213-Graph-ComByGeography*/</text:p>
          </table:table-cell>
          <table:table-cell table:number-columns-repeated="247"/>
        </table:table-row>
        <table:table-row table:style-name="ro2">
          <table:table-cell office:value-type="string">
            <text:p>insert into Dictionary values (</text:p>
          </table:table-cell>
          <table:table-cell office:value-type="string">
            <text:p>214</text:p>
          </table:table-cell>
          <table:table-cell office:value-type="string">
            <text:p>spa</text:p>
          </table:table-cell>
          <table:table-cell table:style-name="ce23" office:value-type="string">
            <text:p>Por tipo de causas</text:p>
          </table:table-cell>
          <table:table-cell table:style-name="ce23" office:value-type="string">
            <text:p>Compara las causas en un gráfico tipo torta, según la variable a graficar</text:p>
          </table:table-cell>
          <table:table-cell table:style-name="ce23" office:value-type="string">
            <text:p>Comparativo de causas: Gráfico comparativo -tipo torta- de una variable (de efectos o de número de reportes) agrupados por las causas seleccionado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5];&quot;-&quot;; [$label.C125];&quot;-&quot;; [$label.D125]; &quot;*/&quot;)" office:value-type="string" office:string-value="/*214-Graph-ComByCauses*/">
            <text:p>/*214-Graph-ComByCauses*/</text:p>
          </table:table-cell>
          <table:table-cell table:number-columns-repeated="247"/>
        </table:table-row>
        <table:table-row table:style-name="ro2">
          <table:table-cell office:value-type="string">
            <text:p>insert into Dictionary values (</text:p>
          </table:table-cell>
          <table:table-cell office:value-type="string">
            <text:p>215</text:p>
          </table:table-cell>
          <table:table-cell office:value-type="string">
            <text:p>spa</text:p>
          </table:table-cell>
          <table:table-cell table:style-name="ce23" office:value-type="string">
            <text:p>Serie</text:p>
          </table:table-cell>
          <table:table-cell table:style-name="ce23" office:value-type="string">
            <text:p>Serie de datos a representar (mensual, diaria)</text:p>
          </table:table-cell>
          <table:table-cell table:style-name="ce23" office:value-type="string">
            <text:p>Serie histórica a representar. Por ejemplo la serie puede ser diaria o mensual.</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6];&quot;-&quot;; [$label.C126];&quot;-&quot;; [$label.D126]; &quot;*/&quot;)" office:value-type="string" office:string-value="/*215-Graph-Period*/">
            <text:p>/*215-Graph-Period*/</text:p>
          </table:table-cell>
          <table:table-cell table:number-columns-repeated="247"/>
        </table:table-row>
        <table:table-row table:style-name="ro2">
          <table:table-cell office:value-type="string">
            <text:p>insert into Dictionary values (</text:p>
          </table:table-cell>
          <table:table-cell office:value-type="string">
            <text:p>216</text:p>
          </table:table-cell>
          <table:table-cell office:value-type="string">
            <text:p>spa</text:p>
          </table:table-cell>
          <table:table-cell table:style-name="ce23" office:value-type="string">
            <text:p>Estacionalidad</text:p>
          </table:table-cell>
          <table:table-cell table:style-name="ce23" office:value-type="string">
            <text:p>Periodo estacionalpor analizar. P. ej. Anual</text:p>
          </table:table-cell>
          <table:table-cell table:style-name="ce23" office:value-type="string">
            <text:p>Periodo estacional o estacionalidad de interés. Por ejemplo anual o mensual. </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7];&quot;-&quot;; [$label.C127];&quot;-&quot;; [$label.D127]; &quot;*/&quot;)" office:value-type="string" office:string-value="/*216-Graph-SeaHistogram*/">
            <text:p>/*216-Graph-SeaHistogram*/</text:p>
          </table:table-cell>
          <table:table-cell table:number-columns-repeated="247"/>
        </table:table-row>
        <table:table-row table:style-name="ro2">
          <table:table-cell office:value-type="string">
            <text:p>insert into Dictionary values (</text:p>
          </table:table-cell>
          <table:table-cell office:value-type="string">
            <text:p>217</text:p>
          </table:table-cell>
          <table:table-cell office:value-type="string">
            <text:p>spa</text:p>
          </table:table-cell>
          <table:table-cell table:style-name="ce23" office:value-type="string">
            <text:p>Escala</text:p>
          </table:table-cell>
          <table:table-cell table:style-name="ce23" office:value-type="string">
            <text:p>Escala del Eje Y</text:p>
          </table:table-cell>
          <table:table-cell table:style-name="ce23" office:value-type="string">
            <text:p>Escala utilizada para representar la variable en el eje vertical o Y</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8];&quot;-&quot;; [$label.C128];&quot;-&quot;; [$label.D128]; &quot;*/&quot;)" office:value-type="string" office:string-value="/*217-Graph-Scale*/">
            <text:p>/*217-Graph-Scale*/</text:p>
          </table:table-cell>
          <table:table-cell table:number-columns-repeated="247"/>
        </table:table-row>
        <table:table-row table:style-name="ro2">
          <table:table-cell office:value-type="string">
            <text:p>insert into Dictionary values (</text:p>
          </table:table-cell>
          <table:table-cell office:value-type="string">
            <text:p>218</text:p>
          </table:table-cell>
          <table:table-cell office:value-type="string">
            <text:p>spa</text:p>
          </table:table-cell>
          <table:table-cell table:style-name="ce23" office:value-type="string">
            <text:p>Apariencia</text:p>
          </table:table-cell>
          <table:table-cell table:style-name="ce23" office:value-type="string">
            <text:p>Gráfico con apariencia bi o tridimensional</text:p>
          </table:table-cell>
          <table:table-cell table:style-name="ce23" office:value-type="string">
            <text:p>Apariencia del gráfico dos o tres dimensiones (2D o 3D)</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9];&quot;-&quot;; [$label.C129];&quot;-&quot;; [$label.D129]; &quot;*/&quot;)" office:value-type="string" office:string-value="/*218-Graph-Feel*/">
            <text:p>/*218-Graph-Feel*/</text:p>
          </table:table-cell>
          <table:table-cell table:number-columns-repeated="247"/>
        </table:table-row>
        <table:table-row table:style-name="ro2">
          <table:table-cell office:value-type="string">
            <text:p>insert into Dictionary values (</text:p>
          </table:table-cell>
          <table:table-cell office:value-type="string">
            <text:p>219</text:p>
          </table:table-cell>
          <table:table-cell office:value-type="string">
            <text:p>spa</text:p>
          </table:table-cell>
          <table:table-cell table:style-name="ce23" office:value-type="string">
            <text:p>Tipo</text:p>
          </table:table-cell>
          <table:table-cell table:style-name="ce23" office:value-type="string">
            <text:p>Existen tres tipos de gráficos de líneas, barras o tipo torta.</text:p>
          </table:table-cell>
          <table:table-cell table:style-name="ce23" office:value-type="string">
            <text:p>Representación de valores en gráfico de barras, pastel o linea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0];&quot;-&quot;; [$label.C130];&quot;-&quot;; [$label.D130]; &quot;*/&quot;)" office:value-type="string" office:string-value="/*219-Graph-Kind*/">
            <text:p>/*219-Graph-Kind*/</text:p>
          </table:table-cell>
          <table:table-cell table:number-columns-repeated="247"/>
        </table:table-row>
        <table:table-row table:style-name="ro2">
          <table:table-cell office:value-type="string">
            <text:p>insert into Dictionary values (</text:p>
          </table:table-cell>
          <table:table-cell office:value-type="string">
            <text:p>220</text:p>
          </table:table-cell>
          <table:table-cell office:value-type="string">
            <text:p>spa</text:p>
          </table:table-cell>
          <table:table-cell table:style-name="ce23" office:value-type="string">
            <text:p>Modo</text:p>
          </table:table-cell>
          <table:table-cell table:style-name="ce23" office:value-type="string">
            <text:p>Por defecto el modo es normal. Despliegue la ayuda inferior para ver explicación de los otros modos.</text:p>
          </table:table-cell>
          <table:table-cell table:style-name="ce23"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1];&quot;-&quot;; [$label.C131];&quot;-&quot;; [$label.D131]; &quot;*/&quot;)" office:value-type="string" office:string-value="/*220-Graph-Mode*/">
            <text:p>/*220-Graph-Mode*/</text:p>
          </table:table-cell>
          <table:table-cell table:number-columns-repeated="247"/>
        </table:table-row>
        <table:table-row table:style-name="ro2">
          <table:table-cell office:value-type="string">
            <text:p>insert into Dictionary values (</text:p>
          </table:table-cell>
          <table:table-cell office:value-type="string">
            <text:p>221</text:p>
          </table:table-cell>
          <table:table-cell office:value-type="string">
            <text:p>spa</text:p>
          </table:table-cell>
          <table:table-cell table:style-name="ce23" office:value-type="string">
            <text:p>Datos en gráfica</text:p>
          </table:table-cell>
          <table:table-cell table:style-name="ce23" office:value-type="string">
            <text:p>Si desea que cada valor representado en la gráfica aparezca explícitamente</text:p>
          </table:table-cell>
          <table:table-cell table:style-name="ce23" office:value-type="string">
            <text:p>Ver o no ver los valores en la gráfica</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2];&quot;-&quot;; [$label.C132];&quot;-&quot;; [$label.D132]; &quot;*/&quot;)" office:value-type="string" office:string-value="/*221-Graph-Show*/">
            <text:p>/*221-Graph-Show*/</text:p>
          </table:table-cell>
          <table:table-cell table:number-columns-repeated="247"/>
        </table:table-row>
        <table:table-row table:style-name="ro2">
          <table:table-cell office:value-type="string">
            <text:p>insert into Dictionary values (</text:p>
          </table:table-cell>
          <table:table-cell office:value-type="string">
            <text:p>222</text:p>
          </table:table-cell>
          <table:table-cell office:value-type="string">
            <text:p>spa</text:p>
          </table:table-cell>
          <table:table-cell table:style-name="ce23" office:value-type="string">
            <text:p>Variable a graficar</text:p>
          </table:table-cell>
          <table:table-cell table:style-name="ce23" office:value-type="string">
            <text:p>Variale principal del gráfico. Por ejemplo gráfico de Viviendas destruidas</text:p>
          </table:table-cell>
          <table:table-cell table:style-name="ce23" office:value-type="string">
            <text:p>Variable a usar en el eje vertical , o Eje Y</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3];&quot;-&quot;; [$label.C133];&quot;-&quot;; [$label.D133]; &quot;*/&quot;)" office:value-type="string" office:string-value="/*222-Graph-Field*/">
            <text:p>/*222-Graph-Field*/</text:p>
          </table:table-cell>
          <table:table-cell table:number-columns-repeated="247"/>
        </table:table-row>
        <table:table-row table:style-name="ro2">
          <table:table-cell office:value-type="string">
            <text:p>insert into Dictionary values (</text:p>
          </table:table-cell>
          <table:table-cell office:value-type="string">
            <text:p>223</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4];&quot;-&quot;; [$label.C134];&quot;-&quot;; [$label.D134]; &quot;*/&quot;)" office:value-type="string" office:string-value="/*223-Graph-DisasterId_*/">
            <text:p>/*223-Graph-DisasterId_*/</text:p>
          </table:table-cell>
          <table:table-cell table:number-columns-repeated="247"/>
        </table:table-row>
        <table:table-row table:style-name="ro2">
          <table:table-cell office:value-type="string">
            <text:p>insert into Dictionary values (</text:p>
          </table:table-cell>
          <table:table-cell office:value-type="string">
            <text:p>224</text:p>
          </table:table-cell>
          <table:table-cell office:value-type="string">
            <text:p>spa</text:p>
          </table:table-cell>
          <table:table-cell office:value-type="string">
            <text:p>Tipo de evento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5];&quot;-&quot;; [$label.C135];&quot;-&quot;; [$label.D135]; &quot;*/&quot;)" office:value-type="string" office:string-value="/*224-Graph-EventName*/">
            <text:p>/*224-Graph-EventName*/</text:p>
          </table:table-cell>
          <table:table-cell table:number-columns-repeated="247"/>
        </table:table-row>
        <table:table-row table:style-name="ro2">
          <table:table-cell office:value-type="string">
            <text:p>insert into Dictionary values (</text:p>
          </table:table-cell>
          <table:table-cell office:value-type="string">
            <text:p>225</text:p>
          </table:table-cell>
          <table:table-cell office:value-type="string">
            <text:p>spa</text:p>
          </table:table-cell>
          <table:table-cell office:value-type="string">
            <text:p>Tipo de causa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6];&quot;-&quot;; [$label.C136];&quot;-&quot;; [$label.D136]; &quot;*/&quot;)" office:value-type="string" office:string-value="/*225-Graph-CauseName*/">
            <text:p>/*225-Graph-CauseName*/</text:p>
          </table:table-cell>
          <table:table-cell table:number-columns-repeated="247"/>
        </table:table-row>
        <table:table-row table:style-name="ro2">
          <table:table-cell office:value-type="string">
            <text:p>insert into Dictionary values (</text:p>
          </table:table-cell>
          <table:table-cell office:value-type="string">
            <text:p>226</text:p>
          </table:table-cell>
          <table:table-cell office:value-type="string">
            <text:p>spa</text:p>
          </table:table-cell>
          <table:table-cell office:value-type="string">
            <text:p>Año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7];&quot;-&quot;; [$label.C137];&quot;-&quot;; [$label.D137]; &quot;*/&quot;)" office:value-type="string" office:string-value="/*226-Graph-DisasterBeginTime_YEAR*/">
            <text:p>/*226-Graph-DisasterBeginTime_YEAR*/</text:p>
          </table:table-cell>
          <table:table-cell table:number-columns-repeated="247"/>
        </table:table-row>
        <table:table-row table:style-name="ro2">
          <table:table-cell office:value-type="string">
            <text:p>insert into Dictionary values (</text:p>
          </table:table-cell>
          <table:table-cell office:value-type="string">
            <text:p>227</text:p>
          </table:table-cell>
          <table:table-cell office:value-type="string">
            <text:p>spa</text:p>
          </table:table-cell>
          <table:table-cell office:value-type="string">
            <text:p>Mes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8];&quot;-&quot;; [$label.C138];&quot;-&quot;; [$label.D138]; &quot;*/&quot;)" office:value-type="string" office:string-value="/*227-Graph-DisasterBeginTime_MONTH*/">
            <text:p>/*227-Graph-DisasterBeginTime_MONTH*/</text:p>
          </table:table-cell>
          <table:table-cell table:number-columns-repeated="247"/>
        </table:table-row>
        <table:table-row table:style-name="ro2">
          <table:table-cell office:value-type="string">
            <text:p>insert into Dictionary values (</text:p>
          </table:table-cell>
          <table:table-cell office:value-type="string">
            <text:p>228</text:p>
          </table:table-cell>
          <table:table-cell office:value-type="string">
            <text:p>spa</text:p>
          </table:table-cell>
          <table:table-cell office:value-type="string">
            <text:p>Semana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9];&quot;-&quot;; [$label.C139];&quot;-&quot;; [$label.D139]; &quot;*/&quot;)" office:value-type="string" office:string-value="/*228-Graph-DisasterBeginTime_WEEK*/">
            <text:p>/*228-Graph-DisasterBeginTime_WEEK*/</text:p>
          </table:table-cell>
          <table:table-cell table:number-columns-repeated="247"/>
        </table:table-row>
        <table:table-row table:style-name="ro2">
          <table:table-cell office:value-type="string">
            <text:p>insert into Dictionary values (</text:p>
          </table:table-cell>
          <table:table-cell office:value-type="string">
            <text:p>229</text:p>
          </table:table-cell>
          <table:table-cell office:value-type="string">
            <text:p>spa</text:p>
          </table:table-cell>
          <table:table-cell office:value-type="string">
            <text:p>Día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0];&quot;-&quot;; [$label.C140];&quot;-&quot;; [$label.D140]; &quot;*/&quot;)" office:value-type="string" office:string-value="/*229-Graph-DisasterBeginTime_DAY*/">
            <text:p>/*229-Graph-DisasterBeginTime_DAY*/</text:p>
          </table:table-cell>
          <table:table-cell table:number-columns-repeated="247"/>
        </table:table-row>
        <table:table-row table:style-name="ro2">
          <table:table-cell office:value-type="string">
            <text:p>insert into Dictionary values (</text:p>
          </table:table-cell>
          <table:table-cell office:value-type="string">
            <text:p>230</text:p>
          </table:table-cell>
          <table:table-cell office:value-type="string">
            <text:p>spa</text:p>
          </table:table-cell>
          <table:table-cell office:value-type="string">
            <text:p>Año-M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1];&quot;-&quot;; [$label.C141];&quot;-&quot;; [$label.D141]; &quot;*/&quot;)" office:value-type="string" office:string-value="/*230-Graph-DisasterBeginTime_YMONTH*/">
            <text:p>/*230-Graph-DisasterBeginTime_YMONTH*/</text:p>
          </table:table-cell>
          <table:table-cell table:number-columns-repeated="247"/>
        </table:table-row>
        <table:table-row table:style-name="ro2">
          <table:table-cell office:value-type="string">
            <text:p>insert into Dictionary values (</text:p>
          </table:table-cell>
          <table:table-cell office:value-type="string">
            <text:p>231</text:p>
          </table:table-cell>
          <table:table-cell office:value-type="string">
            <text:p>spa</text:p>
          </table:table-cell>
          <table:table-cell office:value-type="string">
            <text:p>Año-Semana</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2];&quot;-&quot;; [$label.C142];&quot;-&quot;; [$label.D142]; &quot;*/&quot;)" office:value-type="string" office:string-value="/*231-Graph-DisasterBeginTime_YWEEK*/">
            <text:p>/*231-Graph-DisasterBeginTime_YWEEK*/</text:p>
          </table:table-cell>
          <table:table-cell table:number-columns-repeated="247"/>
        </table:table-row>
        <table:table-row table:style-name="ro2">
          <table:table-cell office:value-type="string">
            <text:p>insert into Dictionary values (</text:p>
          </table:table-cell>
          <table:table-cell office:value-type="string">
            <text:p>232</text:p>
          </table:table-cell>
          <table:table-cell office:value-type="string">
            <text:p>spa</text:p>
          </table:table-cell>
          <table:table-cell office:value-type="string">
            <text:p>Año -Día</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3];&quot;-&quot;; [$label.C143];&quot;-&quot;; [$label.D143]; &quot;*/&quot;)" office:value-type="string" office:string-value="/*232-Graph-DisasterBeginTime_YDAY*/">
            <text:p>/*232-Graph-DisasterBeginTime_YDAY*/</text:p>
          </table:table-cell>
          <table:table-cell table:number-columns-repeated="247"/>
        </table:table-row>
        <table:table-row table:style-name="ro2">
          <table:table-cell office:value-type="string">
            <text:p>insert into Dictionary values (</text:p>
          </table:table-cell>
          <table:table-cell office:value-type="string">
            <text:p>233</text:p>
          </table:table-cell>
          <table:table-cell office:value-type="string">
            <text:p>spa</text:p>
          </table:table-cell>
          <table:table-cell office:value-type="string">
            <text:p>ene</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4];&quot;-&quot;; [$label.C144];&quot;-&quot;; [$label.D144]; &quot;*/&quot;)" office:value-type="string" office:string-value="/*233-Graph-Month01*/">
            <text:p>/*233-Graph-Month01*/</text:p>
          </table:table-cell>
          <table:table-cell table:number-columns-repeated="247"/>
        </table:table-row>
        <table:table-row table:style-name="ro2">
          <table:table-cell office:value-type="string">
            <text:p>insert into Dictionary values (</text:p>
          </table:table-cell>
          <table:table-cell office:value-type="string">
            <text:p>234</text:p>
          </table:table-cell>
          <table:table-cell office:value-type="string">
            <text:p>spa</text:p>
          </table:table-cell>
          <table:table-cell office:value-type="string">
            <text:p>feb</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5];&quot;-&quot;; [$label.C145];&quot;-&quot;; [$label.D145]; &quot;*/&quot;)" office:value-type="string" office:string-value="/*234-Graph-Month02*/">
            <text:p>/*234-Graph-Month02*/</text:p>
          </table:table-cell>
          <table:table-cell table:number-columns-repeated="247"/>
        </table:table-row>
        <table:table-row table:style-name="ro2">
          <table:table-cell office:value-type="string">
            <text:p>insert into Dictionary values (</text:p>
          </table:table-cell>
          <table:table-cell office:value-type="string">
            <text:p>235</text:p>
          </table:table-cell>
          <table:table-cell office:value-type="string">
            <text:p>spa</text:p>
          </table:table-cell>
          <table:table-cell office:value-type="string">
            <text:p>ma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6];&quot;-&quot;; [$label.C146];&quot;-&quot;; [$label.D146]; &quot;*/&quot;)" office:value-type="string" office:string-value="/*235-Graph-Month03*/">
            <text:p>/*235-Graph-Month03*/</text:p>
          </table:table-cell>
          <table:table-cell table:number-columns-repeated="247"/>
        </table:table-row>
        <table:table-row table:style-name="ro2">
          <table:table-cell office:value-type="string">
            <text:p>insert into Dictionary values (</text:p>
          </table:table-cell>
          <table:table-cell office:value-type="string">
            <text:p>236</text:p>
          </table:table-cell>
          <table:table-cell office:value-type="string">
            <text:p>spa</text:p>
          </table:table-cell>
          <table:table-cell office:value-type="string">
            <text:p>ab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7];&quot;-&quot;; [$label.C147];&quot;-&quot;; [$label.D147]; &quot;*/&quot;)" office:value-type="string" office:string-value="/*236-Graph-Month04*/">
            <text:p>/*236-Graph-Month04*/</text:p>
          </table:table-cell>
          <table:table-cell table:number-columns-repeated="247"/>
        </table:table-row>
        <table:table-row table:style-name="ro2">
          <table:table-cell office:value-type="string">
            <text:p>insert into Dictionary values (</text:p>
          </table:table-cell>
          <table:table-cell office:value-type="string">
            <text:p>237</text:p>
          </table:table-cell>
          <table:table-cell office:value-type="string">
            <text:p>spa</text:p>
          </table:table-cell>
          <table:table-cell office:value-type="string">
            <text:p>may</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8];&quot;-&quot;; [$label.C148];&quot;-&quot;; [$label.D148]; &quot;*/&quot;)" office:value-type="string" office:string-value="/*237-Graph-Month05*/">
            <text:p>/*237-Graph-Month05*/</text:p>
          </table:table-cell>
          <table:table-cell table:number-columns-repeated="247"/>
        </table:table-row>
        <table:table-row table:style-name="ro2">
          <table:table-cell office:value-type="string">
            <text:p>insert into Dictionary values (</text:p>
          </table:table-cell>
          <table:table-cell office:value-type="string">
            <text:p>238</text:p>
          </table:table-cell>
          <table:table-cell office:value-type="string">
            <text:p>spa</text:p>
          </table:table-cell>
          <table:table-cell office:value-type="string">
            <text:p>jun</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9];&quot;-&quot;; [$label.C149];&quot;-&quot;; [$label.D149]; &quot;*/&quot;)" office:value-type="string" office:string-value="/*238-Graph-Month06*/">
            <text:p>/*238-Graph-Month06*/</text:p>
          </table:table-cell>
          <table:table-cell table:number-columns-repeated="247"/>
        </table:table-row>
        <table:table-row table:style-name="ro2">
          <table:table-cell office:value-type="string">
            <text:p>insert into Dictionary values (</text:p>
          </table:table-cell>
          <table:table-cell office:value-type="string">
            <text:p>239</text:p>
          </table:table-cell>
          <table:table-cell office:value-type="string">
            <text:p>spa</text:p>
          </table:table-cell>
          <table:table-cell office:value-type="string">
            <text:p>jul</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0];&quot;-&quot;; [$label.C150];&quot;-&quot;; [$label.D150]; &quot;*/&quot;)" office:value-type="string" office:string-value="/*239-Graph-Month07*/">
            <text:p>/*239-Graph-Month07*/</text:p>
          </table:table-cell>
          <table:table-cell table:number-columns-repeated="247"/>
        </table:table-row>
        <table:table-row table:style-name="ro2">
          <table:table-cell office:value-type="string">
            <text:p>insert into Dictionary values (</text:p>
          </table:table-cell>
          <table:table-cell office:value-type="string">
            <text:p>240</text:p>
          </table:table-cell>
          <table:table-cell office:value-type="string">
            <text:p>spa</text:p>
          </table:table-cell>
          <table:table-cell office:value-type="string">
            <text:p>ago</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1];&quot;-&quot;; [$label.C151];&quot;-&quot;; [$label.D151]; &quot;*/&quot;)" office:value-type="string" office:string-value="/*240-Graph-Month08*/">
            <text:p>/*240-Graph-Month08*/</text:p>
          </table:table-cell>
          <table:table-cell table:number-columns-repeated="247"/>
        </table:table-row>
        <table:table-row table:style-name="ro2">
          <table:table-cell office:value-type="string">
            <text:p>insert into Dictionary values (</text:p>
          </table:table-cell>
          <table:table-cell office:value-type="string">
            <text:p>241</text:p>
          </table:table-cell>
          <table:table-cell office:value-type="string">
            <text:p>spa</text:p>
          </table:table-cell>
          <table:table-cell office:value-type="string">
            <text:p>sep</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2];&quot;-&quot;; [$label.C152];&quot;-&quot;; [$label.D152]; &quot;*/&quot;)" office:value-type="string" office:string-value="/*241-Graph-Month09*/">
            <text:p>/*241-Graph-Month09*/</text:p>
          </table:table-cell>
          <table:table-cell table:number-columns-repeated="247"/>
        </table:table-row>
        <table:table-row table:style-name="ro2">
          <table:table-cell office:value-type="string">
            <text:p>insert into Dictionary values (</text:p>
          </table:table-cell>
          <table:table-cell office:value-type="string">
            <text:p>242</text:p>
          </table:table-cell>
          <table:table-cell office:value-type="string">
            <text:p>spa</text:p>
          </table:table-cell>
          <table:table-cell office:value-type="string">
            <text:p>oct</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3];&quot;-&quot;; [$label.C153];&quot;-&quot;; [$label.D153]; &quot;*/&quot;)" office:value-type="string" office:string-value="/*242-Graph-Month10*/">
            <text:p>/*242-Graph-Month10*/</text:p>
          </table:table-cell>
          <table:table-cell table:number-columns-repeated="247"/>
        </table:table-row>
        <table:table-row table:style-name="ro2">
          <table:table-cell office:value-type="string">
            <text:p>insert into Dictionary values (</text:p>
          </table:table-cell>
          <table:table-cell office:value-type="string">
            <text:p>243</text:p>
          </table:table-cell>
          <table:table-cell office:value-type="string">
            <text:p>spa</text:p>
          </table:table-cell>
          <table:table-cell office:value-type="string">
            <text:p>nov</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4];&quot;-&quot;; [$label.C154];&quot;-&quot;; [$label.D154]; &quot;*/&quot;)" office:value-type="string" office:string-value="/*243-Graph-Month11*/">
            <text:p>/*243-Graph-Month11*/</text:p>
          </table:table-cell>
          <table:table-cell table:number-columns-repeated="247"/>
        </table:table-row>
        <table:table-row table:style-name="ro2">
          <table:table-cell office:value-type="string">
            <text:p>insert into Dictionary values (</text:p>
          </table:table-cell>
          <table:table-cell office:value-type="string">
            <text:p>244</text:p>
          </table:table-cell>
          <table:table-cell office:value-type="string">
            <text:p>spa</text:p>
          </table:table-cell>
          <table:table-cell office:value-type="string">
            <text:p>dic</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5];&quot;-&quot;; [$label.C155];&quot;-&quot;; [$label.D155]; &quot;*/&quot;)" office:value-type="string" office:string-value="/*244-Graph-Month12*/">
            <text:p>/*244-Graph-Month12*/</text:p>
          </table:table-cell>
          <table:table-cell table:number-columns-repeated="247"/>
        </table:table-row>
        <table:table-row table:style-name="ro2">
          <table:table-cell office:value-type="string">
            <text:p>insert into Dictionary values (</text:p>
          </table:table-cell>
          <table:table-cell office:value-type="string">
            <text:p>245</text:p>
          </table:table-cell>
          <table:table-cell office:value-type="string">
            <text:p>spa</text:p>
          </table:table-cell>
          <table:table-cell table:style-name="ce23" office:value-type="string">
            <text:p>Primer nivel</text:p>
          </table:table-cell>
          <table:table-cell table:style-name="ce23" office:value-type="string">
            <text:p>Variable de consolidación de los datos (primer nivel)</text:p>
          </table:table-cell>
          <table:table-cell table:style-name="ce23"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6];&quot;-&quot;; [$label.C156];&quot;-&quot;; [$label.D156]; &quot;*/&quot;)" office:value-type="string" office:string-value="/*245-Stadist-Firstlev*/">
            <text:p>/*245-Stadist-Firstlev*/</text:p>
          </table:table-cell>
          <table:table-cell table:number-columns-repeated="247"/>
        </table:table-row>
        <table:table-row table:style-name="ro2">
          <table:table-cell office:value-type="string">
            <text:p>insert into Dictionary values (</text:p>
          </table:table-cell>
          <table:table-cell office:value-type="string">
            <text:p>246</text:p>
          </table:table-cell>
          <table:table-cell office:value-type="string">
            <text:p>spa</text:p>
          </table:table-cell>
          <table:table-cell table:style-name="ce23" office:value-type="string">
            <text:p>Segundo nivel</text:p>
          </table:table-cell>
          <table:table-cell table:style-name="ce23" office:value-type="string">
            <text:p>Variable de consolidación de los datos (primer nivel)</text:p>
          </table:table-cell>
          <table:table-cell table:style-name="ce23"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7];&quot;-&quot;; [$label.C157];&quot;-&quot;; [$label.D157]; &quot;*/&quot;)" office:value-type="string" office:string-value="/*246-Stadist-Seclev*/">
            <text:p>/*246-Stadist-Seclev*/</text:p>
          </table:table-cell>
          <table:table-cell table:number-columns-repeated="247"/>
        </table:table-row>
        <table:table-row table:style-name="ro2">
          <table:table-cell office:value-type="string">
            <text:p>insert into Dictionary values (</text:p>
          </table:table-cell>
          <table:table-cell office:value-type="string">
            <text:p>247</text:p>
          </table:table-cell>
          <table:table-cell office:value-type="string">
            <text:p>spa</text:p>
          </table:table-cell>
          <table:table-cell table:style-name="ce23" office:value-type="string">
            <text:p>Tercer nivel</text:p>
          </table:table-cell>
          <table:table-cell table:style-name="ce23" office:value-type="string">
            <text:p>Variable de consolidación de los datos (tercer nivel)</text:p>
          </table:table-cell>
          <table:table-cell table:style-name="ce23" office:value-type="string">
            <text:p>Si requiere mayor nivel de detalle escoja un tercer nivel de totalización</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8];&quot;-&quot;; [$label.C158];&quot;-&quot;; [$label.D158]; &quot;*/&quot;)" office:value-type="string" office:string-value="/*247-Stadist-Thirlev*/">
            <text:p>/*247-Stadist-Thirlev*/</text:p>
          </table:table-cell>
          <table:table-cell table:number-columns-repeated="247"/>
        </table:table-row>
        <table:table-row table:style-name="ro2">
          <table:table-cell office:value-type="string">
            <text:p>insert into Dictionary values (</text:p>
          </table:table-cell>
          <table:table-cell office:value-type="string">
            <text:p>248</text:p>
          </table:table-cell>
          <table:table-cell office:value-type="string">
            <text:p>spa</text:p>
          </table:table-cell>
          <table:table-cell office:value-type="string">
            <text:p>Tipo de evento</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9];&quot;-&quot;; [$label.C159];&quot;-&quot;; [$label.D159]; &quot;*/&quot;)" office:value-type="string" office:string-value="/*248-Stadist-EventName*/">
            <text:p>/*248-Stadist-EventName*/</text:p>
          </table:table-cell>
          <table:table-cell table:number-columns-repeated="247"/>
        </table:table-row>
        <table:table-row table:style-name="ro2">
          <table:table-cell office:value-type="string">
            <text:p>insert into Dictionary values (</text:p>
          </table:table-cell>
          <table:table-cell office:value-type="string">
            <text:p>249</text:p>
          </table:table-cell>
          <table:table-cell office:value-type="string">
            <text:p>spa</text:p>
          </table:table-cell>
          <table:table-cell office:value-type="string">
            <text:p>Año</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0];&quot;-&quot;; [$label.C160];&quot;-&quot;; [$label.D160]; &quot;*/&quot;)" office:value-type="string" office:string-value="/*249-Stadist-DisasterBeginTime_YEAR*/">
            <text:p>/*249-Stadist-DisasterBeginTime_YEAR*/</text:p>
          </table:table-cell>
          <table:table-cell table:number-columns-repeated="247"/>
        </table:table-row>
        <table:table-row table:style-name="ro2">
          <table:table-cell office:value-type="string">
            <text:p>insert into Dictionary values (</text:p>
          </table:table-cell>
          <table:table-cell office:value-type="string">
            <text:p>250</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1];&quot;-&quot;; [$label.C161];&quot;-&quot;; [$label.D161]; &quot;*/&quot;)" office:value-type="string" office:string-value="/*250-Stadist-DisasterId_*/">
            <text:p>/*250-Stadist-DisasterId_*/</text:p>
          </table:table-cell>
          <table:table-cell table:number-columns-repeated="247"/>
        </table:table-row>
        <table:table-row table:style-name="ro2">
          <table:table-cell office:value-type="string">
            <text:p>insert into Dictionary values (</text:p>
          </table:table-cell>
          <table:table-cell office:value-type="string">
            <text:p>251</text:p>
          </table:table-cell>
          <table:table-cell office:value-type="string">
            <text:p>spa</text:p>
          </table:table-cell>
          <table:table-cell office:value-type="string">
            <text:p>M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2];&quot;-&quot;; [$label.C162];&quot;-&quot;; [$label.D162]; &quot;*/&quot;)" office:value-type="string" office:string-value="/*251-Stadist-DisasterBeginTime_MONTH*/">
            <text:p>/*251-Stadist-DisasterBeginTime_MONTH*/</text:p>
          </table:table-cell>
          <table:table-cell table:number-columns-repeated="247"/>
        </table:table-row>
        <table:table-row table:style-name="ro2">
          <table:table-cell office:value-type="string">
            <text:p>insert into Dictionary values (</text:p>
          </table:table-cell>
          <table:table-cell office:value-type="string">
            <text:p>252</text:p>
          </table:table-cell>
          <table:table-cell office:value-type="string">
            <text:p>spa</text:p>
          </table:table-cell>
          <table:table-cell office:value-type="string">
            <text:p>Tipo de causa</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3];&quot;-&quot;; [$label.C163];&quot;-&quot;; [$label.D163]; &quot;*/&quot;)" office:value-type="string" office:string-value="/*252-Stadist-CauseName*/">
            <text:p>/*252-Stadist-CauseName*/</text:p>
          </table:table-cell>
          <table:table-cell table:number-columns-repeated="247"/>
        </table:table-row>
        <table:table-row table:style-name="ro2">
          <table:table-cell office:value-type="string">
            <text:p>insert into Dictionary values (</text:p>
          </table:table-cell>
          <table:table-cell office:value-type="string">
            <text:p>253</text:p>
          </table:table-cell>
          <table:table-cell office:value-type="string">
            <text:p>spa</text:p>
          </table:table-cell>
          <table:table-cell table:style-name="ce23" office:value-type="string">
            <text:p>Nivel de despliegue</text:p>
          </table:table-cell>
          <table:table-cell table:style-name="ce23" office:value-type="string">
            <text:p><text:s/></text:p>
          </table:table-cell>
          <table:table-cell table:style-name="ce23" office:value-type="string">
            <text:p>Seleccione la unidad de despliegue, dentro de la cual estarán las unidades representada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4];&quot;-&quot;; [$label.C164];&quot;-&quot;; [$label.D164]; &quot;*/&quot;)" office:value-type="string" office:string-value="/*253-MapOpt-Display*/">
            <text:p>/*253-MapOpt-Display*/</text:p>
          </table:table-cell>
          <table:table-cell table:number-columns-repeated="247"/>
        </table:table-row>
        <table:table-row table:style-name="ro2">
          <table:table-cell office:value-type="string">
            <text:p>insert into Dictionary values (</text:p>
          </table:table-cell>
          <table:table-cell office:value-type="string">
            <text:p>254</text:p>
          </table:table-cell>
          <table:table-cell office:value-type="string">
            <text:p>spa</text:p>
          </table:table-cell>
          <table:table-cell table:style-name="ce23" office:value-type="string">
            <text:p>Nivel de representación</text:p>
          </table:table-cell>
          <table:table-cell table:style-name="ce23" office:value-type="string">
            <text:p>Nivel geográfico <text:s/>del mapa</text:p>
          </table:table-cell>
          <table:table-cell table:style-name="ce23" office:value-type="string">
            <text:p>Corresponde a la unidad geográfica donde se representará la variable a graficar. Por ejemplos las viviendas destruidas se representaran al nivel de Cantón, o a nivel de Provincia</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5];&quot;-&quot;; [$label.C165];&quot;-&quot;; [$label.D165]; &quot;*/&quot;)" office:value-type="string" office:string-value="/*254-MapOpt-Representation*/">
            <text:p>/*254-MapOpt-Representation*/</text:p>
          </table:table-cell>
          <table:table-cell table:number-columns-repeated="247"/>
        </table:table-row>
        <table:table-row table:style-name="ro2">
          <table:table-cell office:value-type="string">
            <text:p>insert into Dictionary values (</text:p>
          </table:table-cell>
          <table:table-cell office:value-type="string">
            <text:p>255</text:p>
          </table:table-cell>
          <table:table-cell office:value-type="string">
            <text:p>spa</text:p>
          </table:table-cell>
          <table:table-cell table:style-name="ce23" office:value-type="string">
            <text:p>Identificación de areas</text:p>
          </table:table-cell>
          <table:table-cell table:style-name="ce23" office:value-type="string">
            <text:p>Texto que aparece sobre la unidad geográfica</text:p>
          </table:table-cell>
          <table:table-cell table:style-name="ce23" office:value-type="string">
            <text:p>Corresponde al texto de identificación que acompaña cada unidad geográfica. Hay tres opciones: nombre de la unidad, valor representado o no mostrar nada.</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6];&quot;-&quot;; [$label.C166];&quot;-&quot;; [$label.D166]; &quot;*/&quot;)" office:value-type="string" office:string-value="/*255-MapOpt-Area*/">
            <text:p>/*255-MapOpt-Area*/</text:p>
          </table:table-cell>
          <table:table-cell table:number-columns-repeated="247"/>
        </table:table-row>
        <table:table-row table:style-name="ro2">
          <table:table-cell office:value-type="string">
            <text:p>insert into Dictionary values (</text:p>
          </table:table-cell>
          <table:table-cell office:value-type="string">
            <text:p>256</text:p>
          </table:table-cell>
          <table:table-cell office:value-type="string">
            <text:p>spa</text:p>
          </table:table-cell>
          <table:table-cell table:style-name="ce23" office:value-type="string">
            <text:p>Variable a graficar</text:p>
          </table:table-cell>
          <table:table-cell table:style-name="ce23" office:value-type="string">
            <text:p>Variable a representar en el mapa</text:p>
          </table:table-cell>
          <table:table-cell table:style-name="ce23" office:value-type="string">
            <text:p>Corresponde a la variable de la base a representar en el mapa. Por ejemplo Mapa de Muertos, Mapa de Viviendas destruidas.</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7];&quot;-&quot;; [$label.C167];&quot;-&quot;; [$label.D167]; &quot;*/&quot;)" office:value-type="string" office:string-value="/*256-MapOpt-Field*/">
            <text:p>/*256-MapOpt-Field*/</text:p>
          </table:table-cell>
          <table:table-cell table:number-columns-repeated="247"/>
        </table:table-row>
        <table:table-row table:style-name="ro2">
          <table:table-cell office:value-type="string">
            <text:p>insert into Dictionary values (</text:p>
          </table:table-cell>
          <table:table-cell office:value-type="string">
            <text:p>257</text:p>
          </table:table-cell>
          <table:table-cell office:value-type="string">
            <text:p>spa</text:p>
          </table:table-cell>
          <table:table-cell table:style-name="ce23" office:value-type="string">
            <text:p>Tipo de convención</text:p>
          </table:table-cell>
          <table:table-cell table:style-name="ce23" office:value-type="string">
            <text:p>Rangos para representar la variable en el mapa</text:p>
          </table:table-cell>
          <table:table-cell table:style-name="ce23" office:value-type="string">
            <text:p>Convención usada para identificar el rango. Se puede cambiar el color haciendo doble click en el color.</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8];&quot;-&quot;; [$label.C168];&quot;-&quot;; [$label.D168]; &quot;*/&quot;)" office:value-type="string" office:string-value="/*257-MapOpt-Convention*/">
            <text:p>/*257-MapOpt-Convention*/</text:p>
          </table:table-cell>
          <table:table-cell table:number-columns-repeated="247"/>
        </table:table-row>
        <table:table-row table:style-name="ro2">
          <table:table-cell office:value-type="string">
            <text:p>insert into Dictionary values (</text:p>
          </table:table-cell>
          <table:table-cell office:value-type="string">
            <text:p>258</text:p>
          </table:table-cell>
          <table:table-cell office:value-type="string">
            <text:p>spa</text:p>
          </table:table-cell>
          <table:table-cell table:style-name="ce23" office:value-type="string">
            <text:p>Rangos, Leyendas y Colores</text:p>
          </table:table-cell>
          <table:table-cell table:style-name="ce23" office:value-type="string">
            <text:p>Cada rango tiene asociado un color en el mapa</text:p>
          </table:table-cell>
          <table:table-cell table:style-name="ce23" office:value-type="string">
            <text:p>Los rangos de la leyenda que aparecen por defecto pueden ser modificado según su criterio o necesidad</text:p>
          </table:table-cell>
          <table:table-cell table:style-name="ce2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9];&quot;-&quot;; [$label.C169];&quot;-&quot;; [$label.D169]; &quot;*/&quot;)" office:value-type="string" office:string-value="/*258-MapOpt-Range*/">
            <text:p>/*258-MapOpt-Range*/</text:p>
          </table:table-cell>
          <table:table-cell table:number-columns-repeated="247"/>
        </table:table-row>
        <table:table-row table:style-name="ro2">
          <table:table-cell office:value-type="string">
            <text:p>insert into Dictionary values (</text:p>
          </table:table-cell>
          <table:table-cell office:value-type="string">
            <text:p>259</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0];&quot;-&quot;; [$label.C170];&quot;-&quot;; [$label.D170]; &quot;*/&quot;)" office:value-type="string" office:string-value="/*259-MapOpt-DisasterId_*/">
            <text:p>/*259-MapOpt-DisasterId_*/</text:p>
          </table:table-cell>
          <table:table-cell table:number-columns-repeated="247"/>
        </table:table-row>
        <table:table-row table:style-name="ro2">
          <table:table-cell office:value-type="string">
            <text:p>insert into Dictionary values (</text:p>
          </table:table-cell>
          <table:table-cell office:value-type="float" office:value="400">
            <text:p>400</text:p>
          </table:table-cell>
          <table:table-cell office:value-type="string">
            <text:p>spa</text:p>
          </table:table-cell>
          <table:table-cell office:value-type="string">
            <text:p>DesInventar 8</text:p>
          </table:table-cell>
          <table:table-cell table:style-name="ce16"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1];&quot;-&quot;; [$label.C171];&quot;-&quot;; [$label.D171]; &quot;*/&quot;)" office:value-type="string" office:string-value="/*400-MainPage-DI8*/">
            <text:p>/*400-MainPage-DI8*/</text:p>
          </table:table-cell>
          <table:table-cell table:number-columns-repeated="247"/>
        </table:table-row>
        <table:table-row table:style-name="ro2">
          <table:table-cell office:value-type="string">
            <text:p>insert into Dictionary values (</text:p>
          </table:table-cell>
          <table:table-cell office:value-type="float" office:value="401">
            <text:p>401</text:p>
          </table:table-cell>
          <table:table-cell office:value-type="string">
            <text:p>spa</text:p>
          </table:table-cell>
          <table:table-cell office:value-type="string">
            <text:p>¿Qué es DesInventar?</text:p>
          </table:table-cell>
          <table:table-cell table:style-name="ce16"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2];&quot;-&quot;; [$label.C172];&quot;-&quot;; [$label.D172]; &quot;*/&quot;)" office:value-type="string" office:string-value="/*401-MainPage-whatis*/">
            <text:p>/*401-MainPage-whatis*/</text:p>
          </table:table-cell>
          <table:table-cell table:number-columns-repeated="247"/>
        </table:table-row>
        <table:table-row table:style-name="ro2">
          <table:table-cell office:value-type="string">
            <text:p>insert into Dictionary values (</text:p>
          </table:table-cell>
          <table:table-cell office:value-type="float" office:value="402">
            <text:p>402</text:p>
          </table:table-cell>
          <table:table-cell office:value-type="string">
            <text:p>spa</text:p>
          </table:table-cell>
          <table:table-cell office:value-type="string">
            <text:p>Créditos</text:p>
          </table:table-cell>
          <table:table-cell table:style-name="ce16" office:value-type="string">
            <text:p><text:s/></text:p>
          </table:table-cell>
          <table:table-cell table:style-name="ce15"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3];&quot;-&quot;; [$label.C173];&quot;-&quot;; [$label.D173]; &quot;*/&quot;)" office:value-type="string" office:string-value="/*402-MainPage-credits*/">
            <text:p>/*402-MainPage-credits*/</text:p>
          </table:table-cell>
          <table:table-cell table:number-columns-repeated="247"/>
        </table:table-row>
        <table:table-row table:style-name="ro2">
          <table:table-cell office:value-type="string">
            <text:p>insert into Dictionary values (</text:p>
          </table:table-cell>
          <table:table-cell office:value-type="float" office:value="403">
            <text:p>403</text:p>
          </table:table-cell>
          <table:table-cell office:value-type="string">
            <text:p>spa</text:p>
          </table:table-cell>
          <table:table-cell office:value-type="string">
            <text:p>Contáctenos</text:p>
          </table:table-cell>
          <table:table-cell table:style-name="ce16"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4];&quot;-&quot;; [$label.C174];&quot;-&quot;; [$label.D174]; &quot;*/&quot;)" office:value-type="string" office:string-value="/*403-MainPage-contactus*/">
            <text:p>/*403-MainPage-contactus*/</text:p>
          </table:table-cell>
          <table:table-cell table:number-columns-repeated="247"/>
        </table:table-row>
        <table:table-row table:style-name="ro2">
          <table:table-cell office:value-type="string">
            <text:p>insert into Dictionary values (</text:p>
          </table:table-cell>
          <table:table-cell office:value-type="float" office:value="404">
            <text:p>404</text:p>
          </table:table-cell>
          <table:table-cell office:value-type="string">
            <text:p>spa</text:p>
          </table:table-cell>
          <table:table-cell office:value-type="string">
            <text:p>Introducción Guía DesInventar</text:p>
          </table:table-cell>
          <table:table-cell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5"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number-columns-repeated="3" office:value-type="string">
            <text:p>2009-07-28 16:28:00</text:p>
          </table:table-cell>
          <table:table-cell office:value-type="string">
            <text:p>);</text:p>
          </table:table-cell>
          <table:table-cell table:formula="of:=CONCATENATE(&quot;/*&quot;; [$label.B175];&quot;-&quot;; [$label.C175];&quot;-&quot;; [$label.D175]; &quot;*/&quot;)" office:value-type="string" office:string-value="/*404-MetGuide-intro*/">
            <text:p>/*404-MetGuide-intro*/</text:p>
          </table:table-cell>
          <table:table-cell table:number-columns-repeated="247"/>
        </table:table-row>
        <table:table-row table:style-name="ro2">
          <table:table-cell office:value-type="string">
            <text:p>insert into Dictionary values (</text:p>
          </table:table-cell>
          <table:table-cell office:value-type="float" office:value="405">
            <text:p>405</text:p>
          </table:table-cell>
          <table:table-cell office:value-type="string">
            <text:p>spa</text:p>
          </table:table-cell>
          <table:table-cell office:value-type="string">
            <text:p>¿Qué es DesInventar?</text:p>
          </table:table-cell>
          <table:table-cell office:value-type="string">
            <text:p>img</text:p>
          </table:table-cell>
          <table:table-cell table:style-name="ce35" office:value-type="string">
            <text:p>DesInventar es un desarrollo conceptual y metodológico sobre los desastres de todas las magnitudes y sobre diversidad de entornos: locales, nacionales y regionales. </text:p>
          </table:table-cell>
          <table:table-cell table:style-name="ce40"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1">&lt;li&gt;todos los inventarios cuentan con las mismas variables para medir efectos, y con una clasificación básica y homogénea de eventos;&lt;/li&gt; &lt;li&gt;la información acopiada y procesada se ingresa en la escala del tiempo y a un nivel espacial georreferenciado;&lt;/li&gt; &lt;li&gt;los inventarios son tratados analíticamente, mediante herramientas de sistemas, como requisito básico para obtener visiones espaciales y temporales de la ocurrencia de desastres, para el apoyo de investigaciones comparativas y como soporte para la gestión de riesgos.&lt;/li&gt;</text:span></text:p>
          </table:table-cell>
          <table:table-cell table:number-columns-repeated="3" office:value-type="string">
            <text:p>2009-07-28 16:28:00</text:p>
          </table:table-cell>
          <table:table-cell office:value-type="string">
            <text:p>);</text:p>
          </table:table-cell>
          <table:table-cell table:formula="of:=CONCATENATE(&quot;/*&quot;; [$label.B176];&quot;-&quot;; [$label.C176];&quot;-&quot;; [$label.D176]; &quot;*/&quot;)" office:value-type="string" office:string-value="/*405-MetGuide-whatis*/">
            <text:p>/*405-MetGuide-whatis*/</text:p>
          </table:table-cell>
          <table:table-cell table:number-columns-repeated="247"/>
        </table:table-row>
        <table:table-row table:style-name="ro2">
          <table:table-cell office:value-type="string">
            <text:p>insert into Dictionary values (</text:p>
          </table:table-cell>
          <table:table-cell office:value-type="float" office:value="406">
            <text:p>406</text:p>
          </table:table-cell>
          <table:table-cell office:value-type="string">
            <text:p>spa</text:p>
          </table:table-cell>
          <table:table-cell office:value-type="string">
            <text:p>Presentación general</text:p>
          </table:table-cell>
          <table:table-cell office:value-type="string">
            <text:p>img</text:p>
          </table:table-cell>
          <table:table-cell table:style-name="ce20"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35"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number-columns-repeated="3" office:value-type="string">
            <text:p>2009-07-28 16:28:00</text:p>
          </table:table-cell>
          <table:table-cell office:value-type="string">
            <text:p>);</text:p>
          </table:table-cell>
          <table:table-cell table:formula="of:=CONCATENATE(&quot;/*&quot;; [$label.B177];&quot;-&quot;; [$label.C177];&quot;-&quot;; [$label.D177]; &quot;*/&quot;)" office:value-type="string" office:string-value="/*406-MetGuide-aboutdesinv*/">
            <text:p>/*406-MetGuide-aboutdesinv*/</text:p>
          </table:table-cell>
          <table:table-cell table:number-columns-repeated="247"/>
        </table:table-row>
        <table:table-row table:style-name="ro2">
          <table:table-cell office:value-type="string">
            <text:p>insert into Dictionary values (</text:p>
          </table:table-cell>
          <table:table-cell office:value-type="float" office:value="407">
            <text:p>407</text:p>
          </table:table-cell>
          <table:table-cell office:value-type="string">
            <text:p>spa</text:p>
          </table:table-cell>
          <table:table-cell office:value-type="string">
            <text:p>Definición de una base de datos</text:p>
          </table:table-cell>
          <table:table-cell office:value-type="string">
            <text:p>img</text:p>
          </table:table-cell>
          <table:table-cell table:style-name="ce35"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8];&quot;-&quot;; [$label.C178];&quot;-&quot;; [$label.D178]; &quot;*/&quot;)" office:value-type="string" office:string-value="/*407-MetGuide-regioninfo*/">
            <text:p>/*407-MetGuide-regioninfo*/</text:p>
          </table:table-cell>
          <table:table-cell table:number-columns-repeated="247"/>
        </table:table-row>
        <table:table-row table:style-name="ro2">
          <table:table-cell office:value-type="string">
            <text:p>insert into Dictionary values (</text:p>
          </table:table-cell>
          <table:table-cell office:value-type="float" office:value="408">
            <text:p>408</text:p>
          </table:table-cell>
          <table:table-cell office:value-type="string">
            <text:p>spa</text:p>
          </table:table-cell>
          <table:table-cell office:value-type="string">
            <text:p>Permisos de acceso</text:p>
          </table:table-cell>
          <table:table-cell office:value-type="string">
            <text:p>img</text:p>
          </table:table-cell>
          <table:table-cell table:style-name="ce36"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9];&quot;-&quot;; [$label.C179];&quot;-&quot;; [$label.D179]; &quot;*/&quot;)" office:value-type="string" office:string-value="/*408-MetGuide-regionrol*/">
            <text:p>/*408-MetGuide-regionrol*/</text:p>
          </table:table-cell>
          <table:table-cell table:number-columns-repeated="247"/>
        </table:table-row>
        <table:table-row table:style-name="ro2">
          <table:table-cell office:value-type="string">
            <text:p>insert into Dictionary values (</text:p>
          </table:table-cell>
          <table:table-cell office:value-type="float" office:value="409">
            <text:p>409</text:p>
          </table:table-cell>
          <table:table-cell office:value-type="string">
            <text:p>spa</text:p>
          </table:table-cell>
          <table:table-cell office:value-type="string">
            <text:p>Definición de geografía</text:p>
          </table:table-cell>
          <table:table-cell office:value-type="string">
            <text:p>img</text:p>
          </table:table-cell>
          <table:table-cell table:style-name="ce37"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number-columns-repeated="3" office:value-type="string">
            <text:p>2009-07-28 16:28:00</text:p>
          </table:table-cell>
          <table:table-cell office:value-type="string">
            <text:p>);</text:p>
          </table:table-cell>
          <table:table-cell table:formula="of:=CONCATENATE(&quot;/*&quot;; [$label.B180];&quot;-&quot;; [$label.C180];&quot;-&quot;; [$label.D180]; &quot;*/&quot;)" office:value-type="string" office:string-value="/*409-MetGuide-geography*/">
            <text:p>/*409-MetGuide-geography*/</text:p>
          </table:table-cell>
          <table:table-cell table:number-columns-repeated="247"/>
        </table:table-row>
        <table:table-row table:style-name="ro2">
          <table:table-cell office:value-type="string">
            <text:p>insert into Dictionary values (</text:p>
          </table:table-cell>
          <table:table-cell office:value-type="float" office:value="410">
            <text:p>410</text:p>
          </table:table-cell>
          <table:table-cell office:value-type="string">
            <text:p>spa</text:p>
          </table:table-cell>
          <table:table-cell office:value-type="string">
            <text:p>Definición de tipo de eventos</text:p>
          </table:table-cell>
          <table:table-cell office:value-type="string">
            <text:p>img</text:p>
          </table:table-cell>
          <table:table-cell table:style-name="ce38"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5"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number-columns-repeated="3" office:value-type="string">
            <text:p>2009-07-28 16:28:00</text:p>
          </table:table-cell>
          <table:table-cell office:value-type="string">
            <text:p>);</text:p>
          </table:table-cell>
          <table:table-cell table:formula="of:=CONCATENATE(&quot;/*&quot;; [$label.B181];&quot;-&quot;; [$label.C181];&quot;-&quot;; [$label.D181]; &quot;*/&quot;)" office:value-type="string" office:string-value="/*410-MetGuide-events*/">
            <text:p>/*410-MetGuide-events*/</text:p>
          </table:table-cell>
          <table:table-cell table:number-columns-repeated="247"/>
        </table:table-row>
        <table:table-row table:style-name="ro2">
          <table:table-cell office:value-type="string">
            <text:p>insert into Dictionary values (</text:p>
          </table:table-cell>
          <table:table-cell office:value-type="float" office:value="411">
            <text:p>411</text:p>
          </table:table-cell>
          <table:table-cell office:value-type="string">
            <text:p>spa</text:p>
          </table:table-cell>
          <table:table-cell office:value-type="string">
            <text:p>Definición de tipo de causas</text:p>
          </table:table-cell>
          <table:table-cell office:value-type="string">
            <text:p>img</text:p>
          </table:table-cell>
          <table:table-cell table:style-name="ce35"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number-columns-repeated="3" office:value-type="string">
            <text:p>2009-07-28 16:28:00</text:p>
          </table:table-cell>
          <table:table-cell office:value-type="string">
            <text:p>);</text:p>
          </table:table-cell>
          <table:table-cell table:formula="of:=CONCATENATE(&quot;/*&quot;; [$label.B182];&quot;-&quot;; [$label.C182];&quot;-&quot;; [$label.D182]; &quot;*/&quot;)" office:value-type="string" office:string-value="/*411-MetGuide-causes*/">
            <text:p>/*411-MetGuide-causes*/</text:p>
          </table:table-cell>
          <table:table-cell table:number-columns-repeated="247"/>
        </table:table-row>
        <table:table-row table:style-name="ro2">
          <table:table-cell office:value-type="string">
            <text:p>insert into Dictionary values (</text:p>
          </table:table-cell>
          <table:table-cell office:value-type="float" office:value="412">
            <text:p>412</text:p>
          </table:table-cell>
          <table:table-cell office:value-type="string">
            <text:p>spa</text:p>
          </table:table-cell>
          <table:table-cell office:value-type="string">
            <text:p>Efectos adicionales</text:p>
          </table:table-cell>
          <table:table-cell office:value-type="string">
            <text:p>img</text:p>
          </table:table-cell>
          <table:table-cell table:style-name="ce35"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number-columns-repeated="3" office:value-type="string">
            <text:p>2009-07-28 16:28:00</text:p>
          </table:table-cell>
          <table:table-cell office:value-type="string">
            <text:p>);</text:p>
          </table:table-cell>
          <table:table-cell table:formula="of:=CONCATENATE(&quot;/*&quot;; [$label.B183];&quot;-&quot;; [$label.C183];&quot;-&quot;; [$label.D183]; &quot;*/&quot;)" office:value-type="string" office:string-value="/*412-MetGuide-extraeffects*/">
            <text:p>/*412-MetGuide-extraeffects*/</text:p>
          </table:table-cell>
          <table:table-cell table:number-columns-repeated="247"/>
        </table:table-row>
        <table:table-row table:style-name="ro2">
          <table:table-cell office:value-type="string">
            <text:p>insert into Dictionary values (</text:p>
          </table:table-cell>
          <table:table-cell office:value-type="float" office:value="413">
            <text:p>413</text:p>
          </table:table-cell>
          <table:table-cell office:value-type="string">
            <text:p>spa</text:p>
          </table:table-cell>
          <table:table-cell office:value-type="string">
            <text:p>Definición de efectos básicos</text:p>
          </table:table-cell>
          <table:table-cell office:value-type="string">
            <text:p>img</text:p>
          </table:table-cell>
          <table:table-cell table:style-name="ce35"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38"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number-columns-repeated="3" office:value-type="string">
            <text:p>2009-07-28 16:28:00</text:p>
          </table:table-cell>
          <table:table-cell office:value-type="string">
            <text:p>);</text:p>
          </table:table-cell>
          <table:table-cell table:formula="of:=CONCATENATE(&quot;/*&quot;; [$label.B184];&quot;-&quot;; [$label.C184];&quot;-&quot;; [$label.D184]; &quot;*/&quot;)" office:value-type="string" office:string-value="/*413-MetGuide-datacards*/">
            <text:p>/*413-MetGuide-datacards*/</text:p>
          </table:table-cell>
          <table:table-cell table:number-columns-repeated="247"/>
        </table:table-row>
        <table:table-row table:style-name="ro2">
          <table:table-cell office:value-type="string">
            <text:p>insert into Dictionary values (</text:p>
          </table:table-cell>
          <table:table-cell office:value-type="float" office:value="414">
            <text:p>414</text:p>
          </table:table-cell>
          <table:table-cell office:value-type="string">
            <text:p>spa</text:p>
          </table:table-cell>
          <table:table-cell office:value-type="string">
            <text:p>Referencias</text:p>
          </table:table-cell>
          <table:table-cell office:value-type="string">
            <text:p><text:s/></text:p>
          </table:table-cell>
          <table:table-cell office:value-type="string">
            <text:p>Enlaces web hacia LARED, DesInventar, OSSO, informes, artículos, revistas, etc</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5];&quot;-&quot;; [$label.C185];&quot;-&quot;; [$label.D185]; &quot;*/&quot;)" office:value-type="string" office:string-value="/*414-MetGuide-references*/">
            <text:p>/*414-MetGuide-references*/</text:p>
          </table:table-cell>
          <table:table-cell table:number-columns-repeated="247"/>
        </table:table-row>
        <table:table-row table:style-name="ro2">
          <table:table-cell office:value-type="string">
            <text:p>insert into Dictionary values (</text:p>
          </table:table-cell>
          <table:table-cell office:value-type="float" office:value="415">
            <text:p>415</text:p>
          </table:table-cell>
          <table:table-cell office:value-type="string">
            <text:p>spa</text:p>
          </table:table-cell>
          <table:table-cell office:value-type="string">
            <text:p>Portal DesInventar8</text:p>
          </table:table-cell>
          <table:table-cell office:value-type="string">
            <text:p><text:s/></text:p>
          </table:table-cell>
          <table:table-cell table:style-name="ce39"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6];&quot;-&quot;; [$label.C186];&quot;-&quot;; [$label.D186]; &quot;*/&quot;)" office:value-type="string" office:string-value="/*415-DI8Info-portal*/">
            <text:p>/*415-DI8Info-portal*/</text:p>
          </table:table-cell>
          <table:table-cell table:number-columns-repeated="247"/>
        </table:table-row>
        <table:table-row table:style-name="ro2">
          <table:table-cell office:value-type="string">
            <text:p>insert into Dictionary values (</text:p>
          </table:table-cell>
          <table:table-cell office:value-type="float" office:value="416">
            <text:p>416</text:p>
          </table:table-cell>
          <table:table-cell office:value-type="string">
            <text:p>spa</text:p>
          </table:table-cell>
          <table:table-cell office:value-type="string">
            <text:p>Módulo DesInventar</text:p>
          </table:table-cell>
          <table:table-cell office:value-type="string">
            <text:p><text:s/></text:p>
          </table:table-cell>
          <table:table-cell table:style-name="ce20" office:value-type="string">
            <text:p><text:span text:style-name="T12">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3">&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7];&quot;-&quot;; [$label.C187];&quot;-&quot;; [$label.D187]; &quot;*/&quot;)" office:value-type="string" office:string-value="/*416-DI8Info-moddi*/">
            <text:p>/*416-DI8Info-moddi*/</text:p>
          </table:table-cell>
          <table:table-cell table:number-columns-repeated="247"/>
        </table:table-row>
        <table:table-row table:style-name="ro2">
          <table:table-cell office:value-type="string">
            <text:p>insert into Dictionary values (</text:p>
          </table:table-cell>
          <table:table-cell office:value-type="float" office:value="417">
            <text:p>417</text:p>
          </table:table-cell>
          <table:table-cell office:value-type="string">
            <text:p>spa</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8];&quot;-&quot;; [$label.C188];&quot;-&quot;; [$label.D188]; &quot;*/&quot;)" office:value-type="string" office:string-value="/*417-DI8Info-moddc*/">
            <text:p>/*417-DI8Info-moddc*/</text:p>
          </table:table-cell>
          <table:table-cell table:number-columns-repeated="247"/>
        </table:table-row>
        <table:table-row table:style-name="ro2">
          <table:table-cell office:value-type="string">
            <text:p>insert into Dictionary values (</text:p>
          </table:table-cell>
          <table:table-cell office:value-type="float" office:value="418">
            <text:p>418</text:p>
          </table:table-cell>
          <table:table-cell office:value-type="string">
            <text:p>spa</text:p>
          </table:table-cell>
          <table:table-cell table:style-name="ce21" office:value-type="string">
            <text:p>Enlaces de Interés</text:p>
          </table:table-cell>
          <table:table-cell office:value-type="string">
            <text:p><text:s/></text:p>
          </table:table-cell>
          <table:table-cell office:value-type="string">
            <text:p>basic</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9];&quot;-&quot;; [$label.C189];&quot;-&quot;; [$label.D189]; &quot;*/&quot;)" office:value-type="string" office:string-value="/*418-DI8Info-links*/">
            <text:p>/*418-DI8Info-links*/</text:p>
          </table:table-cell>
          <table:table-cell table:number-columns-repeated="247"/>
        </table:table-row>
        <table:table-row table:style-name="ro2">
          <table:table-cell office:value-type="string">
            <text:p>insert into Dictionary values (</text:p>
          </table:table-cell>
          <table:table-cell table:style-name="ce6" office:value-type="string">
            <text:p>500</text:p>
          </table:table-cell>
          <table:table-cell office:value-type="string">
            <text:p>spa</text:p>
          </table:table-cell>
          <table:table-cell table:style-name="ce21" office:value-type="string">
            <text:p>Operación exitosa</text:p>
          </table:table-cell>
          <table:table-cell office:value-type="string">
            <text:p>1</text:p>
          </table:table-cell>
          <table:table-cell office:value-type="string">
            <text:p>Felicitacion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0];&quot;-&quot;; [$label.C190];&quot;-&quot;; [$label.D190]; &quot;*/&quot;)" office:value-type="string" office:string-value="/*500-ERR_-NO_ERROR*/">
            <text:p>/*500-ERR_-NO_ERROR*/</text:p>
          </table:table-cell>
          <table:table-cell table:number-columns-repeated="247"/>
        </table:table-row>
        <table:table-row table:style-name="ro2">
          <table:table-cell office:value-type="string">
            <text:p>insert into Dictionary values (</text:p>
          </table:table-cell>
          <table:table-cell table:style-name="ce6" office:value-type="string">
            <text:p>501</text:p>
          </table:table-cell>
          <table:table-cell office:value-type="string">
            <text:p>spa</text:p>
          </table:table-cell>
          <table:table-cell table:style-name="ce21" office:value-type="string">
            <text:p>Desconocido</text:p>
          </table:table-cell>
          <table:table-cell office:value-type="string">
            <text:p>-1</text:p>
          </table:table-cell>
          <table:table-cell office:value-type="string">
            <text:p>Por favor reporte la actividad en la cual se presentó el fallo al administrador del sistem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1];&quot;-&quot;; [$label.C191];&quot;-&quot;; [$label.D191]; &quot;*/&quot;)" office:value-type="string" office:string-value="/*501-ERR_-UNKNOWN_ERROR*/">
            <text:p>/*501-ERR_-UNKNOWN_ERROR*/</text:p>
          </table:table-cell>
          <table:table-cell table:number-columns-repeated="247"/>
        </table:table-row>
        <table:table-row table:style-name="ro2">
          <table:table-cell office:value-type="string">
            <text:p>insert into Dictionary values (</text:p>
          </table:table-cell>
          <table:table-cell table:style-name="ce6" office:value-type="string">
            <text:p>502</text:p>
          </table:table-cell>
          <table:table-cell office:value-type="string">
            <text:p>spa</text:p>
          </table:table-cell>
          <table:table-cell table:style-name="ce21" office:value-type="string">
            <text:p>Comando inválido</text:p>
          </table:table-cell>
          <table:table-cell office:value-type="string">
            <text:p>-2</text:p>
          </table:table-cell>
          <table:table-cell office:value-type="string">
            <text:p>El comando introducido es desconocido para el sistem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2];&quot;-&quot;; [$label.C192];&quot;-&quot;; [$label.D192]; &quot;*/&quot;)" office:value-type="string" office:string-value="/*502-ERR_-INVALID_COMMAND*/">
            <text:p>/*502-ERR_-INVALID_COMMAND*/</text:p>
          </table:table-cell>
          <table:table-cell table:number-columns-repeated="247"/>
        </table:table-row>
        <table:table-row table:style-name="ro2">
          <table:table-cell office:value-type="string">
            <text:p>insert into Dictionary values (</text:p>
          </table:table-cell>
          <table:table-cell table:style-name="ce6" office:value-type="string">
            <text:p>503</text:p>
          </table:table-cell>
          <table:table-cell office:value-type="string">
            <text:p>spa</text:p>
          </table:table-cell>
          <table:table-cell table:style-name="ce21" office:value-type="string">
            <text:p>Objeto ya existe</text:p>
          </table:table-cell>
          <table:table-cell office:value-type="string">
            <text:p>-3</text:p>
          </table:table-cell>
          <table:table-cell office:value-type="string">
            <text:p>El objeto que se desea ingresar ya existe.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3];&quot;-&quot;; [$label.C193];&quot;-&quot;; [$label.D193]; &quot;*/&quot;)" office:value-type="string" office:string-value="/*503-ERR_-OBJECT_EXISTS*/">
            <text:p>/*503-ERR_-OBJECT_EXISTS*/</text:p>
          </table:table-cell>
          <table:table-cell table:number-columns-repeated="247"/>
        </table:table-row>
        <table:table-row table:style-name="ro2">
          <table:table-cell office:value-type="string">
            <text:p>insert into Dictionary values (</text:p>
          </table:table-cell>
          <table:table-cell table:style-name="ce6" office:value-type="string">
            <text:p>504</text:p>
          </table:table-cell>
          <table:table-cell office:value-type="string">
            <text:p>spa</text:p>
          </table:table-cell>
          <table:table-cell table:style-name="ce21" office:value-type="string">
            <text:p>Sin conexión a la BD</text:p>
          </table:table-cell>
          <table:table-cell office:value-type="string">
            <text:p>-4</text:p>
          </table:table-cell>
          <table:table-cell office:value-type="string">
            <text:p>No hay conexión física entre DesInventar8 y la base de datos. Se notificará automáticamente al Administrad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4];&quot;-&quot;; [$label.C194];&quot;-&quot;; [$label.D194]; &quot;*/&quot;)" office:value-type="string" office:string-value="/*504-ERR_-NO_DATABASE*/">
            <text:p>/*504-ERR_-NO_DATABASE*/</text:p>
          </table:table-cell>
          <table:table-cell table:number-columns-repeated="247"/>
        </table:table-row>
        <table:table-row table:style-name="ro2">
          <table:table-cell office:value-type="string">
            <text:p>insert into Dictionary values (</text:p>
          </table:table-cell>
          <table:table-cell table:style-name="ce6" office:value-type="string">
            <text:p>505</text:p>
          </table:table-cell>
          <table:table-cell office:value-type="string">
            <text:p>spa</text:p>
          </table:table-cell>
          <table:table-cell table:style-name="ce21" office:value-type="string">
            <text:p>Clave inválida</text:p>
          </table:table-cell>
          <table:table-cell office:value-type="string">
            <text:p>-5</text:p>
          </table:table-cell>
          <table:table-cell office:value-type="string">
            <text:p>La clave que ha ingresado no es válida. Intente nuevament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5];&quot;-&quot;; [$label.C195];&quot;-&quot;; [$label.D195]; &quot;*/&quot;)" office:value-type="string" office:string-value="/*505-ERR_-INVALID_PASSWD*/">
            <text:p>/*505-ERR_-INVALID_PASSWD*/</text:p>
          </table:table-cell>
          <table:table-cell table:number-columns-repeated="247"/>
        </table:table-row>
        <table:table-row table:style-name="ro2">
          <table:table-cell office:value-type="string">
            <text:p>insert into Dictionary values (</text:p>
          </table:table-cell>
          <table:table-cell table:style-name="ce6" office:value-type="string">
            <text:p>506</text:p>
          </table:table-cell>
          <table:table-cell office:value-type="string">
            <text:p>spa</text:p>
          </table:table-cell>
          <table:table-cell table:style-name="ce21" office:value-type="string">
            <text:p>Acceso denegado</text:p>
          </table:table-cell>
          <table:table-cell office:value-type="string">
            <text:p>-6</text:p>
          </table:table-cell>
          <table:table-cell office:value-type="string">
            <text:p>No tiene permisos de acceso a la sección indicada.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6];&quot;-&quot;; [$label.C196];&quot;-&quot;; [$label.D196]; &quot;*/&quot;)" office:value-type="string" office:string-value="/*506-ERR_-ACCESS_DENIED*/">
            <text:p>/*506-ERR_-ACCESS_DENIED*/</text:p>
          </table:table-cell>
          <table:table-cell table:number-columns-repeated="247"/>
        </table:table-row>
        <table:table-row table:style-name="ro2">
          <table:table-cell office:value-type="string">
            <text:p>insert into Dictionary values (</text:p>
          </table:table-cell>
          <table:table-cell table:style-name="ce6" office:value-type="string">
            <text:p>507</text:p>
          </table:table-cell>
          <table:table-cell office:value-type="string">
            <text:p>spa</text:p>
          </table:table-cell>
          <table:table-cell table:style-name="ce21" office:value-type="string">
            <text:p>Objeto no se encuentra</text:p>
          </table:table-cell>
          <table:table-cell office:value-type="string">
            <text:p>-7</text:p>
          </table:table-cell>
          <table:table-cell office:value-type="string">
            <text:p>No hay información sobre el objeto relacionado.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7];&quot;-&quot;; [$label.C197];&quot;-&quot;; [$label.D197]; &quot;*/&quot;)" office:value-type="string" office:string-value="/*507-ERR_-OBJECT_NOT_FOUND*/">
            <text:p>/*507-ERR_-OBJECT_NOT_FOUND*/</text:p>
          </table:table-cell>
          <table:table-cell table:number-columns-repeated="247"/>
        </table:table-row>
        <table:table-row table:style-name="ro2">
          <table:table-cell office:value-type="string">
            <text:p>insert into Dictionary values (</text:p>
          </table:table-cell>
          <table:table-cell table:style-name="ce6" office:value-type="string">
            <text:p>508</text:p>
          </table:table-cell>
          <table:table-cell office:value-type="string">
            <text:p>spa</text:p>
          </table:table-cell>
          <table:table-cell table:style-name="ce21" office:value-type="string">
            <text:p>Permisos insuficientes</text:p>
          </table:table-cell>
          <table:table-cell office:value-type="string">
            <text:p>-8</text:p>
          </table:table-cell>
          <table:table-cell office:value-type="string">
            <text:p>No tiene privilegio de acceso a la sección indicada.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8];&quot;-&quot;; [$label.C198];&quot;-&quot;; [$label.D198]; &quot;*/&quot;)" office:value-type="string" office:string-value="/*508-ERR_-CONSTRAINT_FAIL*/">
            <text:p>/*508-ERR_-CONSTRAINT_FAIL*/</text:p>
          </table:table-cell>
          <table:table-cell table:number-columns-repeated="247"/>
        </table:table-row>
        <table:table-row table:style-name="ro2">
          <table:table-cell office:value-type="string">
            <text:p>insert into Dictionary values (</text:p>
          </table:table-cell>
          <table:table-cell table:style-name="ce6" office:value-type="string">
            <text:p>509</text:p>
          </table:table-cell>
          <table:table-cell office:value-type="string">
            <text:p>spa</text:p>
          </table:table-cell>
          <table:table-cell table:style-name="ce21" office:value-type="string">
            <text:p>Sin conexión al sistema</text:p>
          </table:table-cell>
          <table:table-cell office:value-type="string">
            <text:p>-99</text:p>
          </table:table-cell>
          <table:table-cell office:value-type="string">
            <text:p>No hay conexión a DesInventar8. Se notificará automáticamente al Administrad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9];&quot;-&quot;; [$label.C199];&quot;-&quot;; [$label.D199]; &quot;*/&quot;)" office:value-type="string" office:string-value="/*509-ERR_-NO_CONNECTION*/">
            <text:p>/*509-ERR_-NO_CONNECTION*/</text:p>
          </table:table-cell>
          <table:table-cell table:number-columns-repeated="247"/>
        </table:table-row>
        <table:table-row table:style-name="ro2">
          <table:table-cell office:value-type="string">
            <text:p>insert into Dictionary values (</text:p>
          </table:table-cell>
          <table:table-cell table:style-name="ce6" office:value-type="string">
            <text:p>510</text:p>
          </table:table-cell>
          <table:table-cell office:value-type="string">
            <text:p>spa</text:p>
          </table:table-cell>
          <table:table-cell table:style-name="ce21" office:value-type="string">
            <text:p>Tipo de evento ya existe</text:p>
          </table:table-cell>
          <table:table-cell office:value-type="string">
            <text:p>-100</text:p>
          </table:table-cell>
          <table:table-cell office:value-type="string">
            <text:p>El nombre de evento que intenta utilizar ya existe o no es válido para us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00];&quot;-&quot;; [$label.C200];&quot;-&quot;; [$label.D200]; &quot;*/&quot;)" office:value-type="string" office:string-value="/*510-ERR_-EVENT_EXISTS*/">
            <text:p>/*510-ERR_-EVENT_EXISTS*/</text:p>
          </table:table-cell>
          <table:table-cell table:number-columns-repeated="247"/>
        </table:table-row>
        <table:table-row table:style-name="ro2">
          <table:table-cell office:value-type="string">
            <text:p>insert into Dictionary values (</text:p>
          </table:table-cell>
          <table:table-cell table:style-name="ce6" office:value-type="string">
            <text:p>511</text:p>
          </table:table-cell>
          <table:table-cell office:value-type="string">
            <text:p>spa</text:p>
          </table:table-cell>
          <table:table-cell office:value-type="string">
            <text:p>Tipo de evento en uso</text:p>
          </table:table-cell>
          <table:table-cell office:value-type="string">
            <text:p>-101</text:p>
          </table:table-cell>
          <table:table-cell office:value-type="string">
            <text:p>El evento que intenta desactivar se encuentra asignado en una o más fichas de desastres. Se podrá desactivar cuando no esté en uso en ninguna fich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01];&quot;-&quot;; [$label.C201];&quot;-&quot;; [$label.D201]; &quot;*/&quot;)" office:value-type="string" office:string-value="/*511-ERR_-EVENT_IN_USE*/">
            <text:p>/*511-ERR_-EVENT_IN_USE*/</text:p>
          </table:table-cell>
          <table:table-cell table:number-columns-repeated="247"/>
        </table:table-row>
        <table:table-row table:style-name="ro2" table:number-rows-repeated="65334">
          <table:table-cell table:number-columns-repeated="259"/>
        </table:table-row>
        <table:table-row table:style-name="ro2">
          <table:table-cell table:number-columns-repeated="259"/>
        </table:table-row>
      </table:table>
      <table:table table:name="dictio_fre" table:style-name="ta1" table:print="false">
        <office:forms form:automatic-focus="false" form:apply-design-mode="false"/>
        <table:table-column table:style-name="co21" table:default-cell-style-name="ce21"/>
        <table:table-column table:style-name="co22" table:default-cell-style-name="ce21"/>
        <table:table-column table:style-name="co5" table:default-cell-style-name="ce21"/>
        <table:table-column table:style-name="co23" table:default-cell-style-name="ce21"/>
        <table:table-column table:style-name="co24" table:default-cell-style-name="ce21"/>
        <table:table-column table:style-name="co25" table:default-cell-style-name="ce21"/>
        <table:table-column table:style-name="co26" table:default-cell-style-name="ce21"/>
        <table:table-column table:style-name="co6" table:default-cell-style-name="ce3"/>
        <table:table-column table:style-name="co7" table:number-columns-repeated="2" table:default-cell-style-name="ce3"/>
        <table:table-column table:style-name="co27" table:default-cell-style-name="ce21"/>
        <table:table-column table:style-name="co28" table:default-cell-style-name="ce21"/>
        <table:table-column table:style-name="co9" table:number-columns-repeated="247" table:default-cell-style-name="ce21"/>
        <table:table-row table:style-name="ro3">
          <table:table-cell table:style-name="ce4" office:value-type="string">
            <text:p>insert into Dictionary values (</text:p>
          </table:table-cell>
          <table:table-cell table:style-name="ce5" office:value-type="float" office:value="1">
            <text:p>1</text:p>
          </table:table-cell>
          <table:table-cell table:style-name="ce5" office:value-type="string">
            <text:p>fre</text:p>
          </table:table-cell>
          <table:table-cell table:style-name="ce36" office:value-type="string">
            <text:p>Information</text:p>
          </table:table-cell>
          <table:table-cell table:style-name="ce5" office:value-type="string">
            <text:p><text:s/></text:p>
          </table:table-cell>
          <table:table-cell table:style-name="ce13" office:value-type="string">
            <text:p>General information about the database DesInventar with the intention of providing information about the sam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quot;-&quot;; [$label.C1];&quot;-&quot;; [$label.D1]; &quot;*/&quot;)" office:value-type="string" office:string-value="/*1-DB-Region*/">
            <text:p>/*1-DB-Regio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
            <text:p>2</text:p>
          </table:table-cell>
          <table:table-cell table:style-name="ce5" office:value-type="string">
            <text:p>fre</text:p>
          </table:table-cell>
          <table:table-cell table:style-name="ce36" office:value-type="string">
            <text:p>Id base de données</text:p>
          </table:table-cell>
          <table:table-cell table:style-name="ce7" office:value-type="string">
            <text:p>No duplicates</text:p>
          </table:table-cell>
          <table:table-cell table:style-name="ce7" office:value-type="string">
            <text:p>Identifier of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2];&quot;-&quot;; [$label.C2];&quot;-&quot;; [$label.D2]; &quot;*/&quot;)" office:value-type="string" office:string-value="/*2-DB-RegionId*/">
            <text:p>/*2-DB-RegionId*/</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
            <text:p>3</text:p>
          </table:table-cell>
          <table:table-cell table:style-name="ce5" office:value-type="string">
            <text:p>fre</text:p>
          </table:table-cell>
          <table:table-cell table:style-name="ce36" office:value-type="string">
            <text:p>Base de données</text:p>
          </table:table-cell>
          <table:table-cell table:style-name="ce7" office:value-type="string">
            <text:p>Name of the database</text:p>
          </table:table-cell>
          <table:table-cell table:style-name="ce7" office:value-type="string">
            <text:p>Label or name of the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3];&quot;-&quot;; [$label.C3];&quot;-&quot;; [$label.D3]; &quot;*/&quot;)" office:value-type="string" office:string-value="/*3-DB-RegionLabel*/">
            <text:p>/*3-DB-RegionLabe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
            <text:p>4</text:p>
          </table:table-cell>
          <table:table-cell table:style-name="ce5" office:value-type="string">
            <text:p>fre</text:p>
          </table:table-cell>
          <table:table-cell table:style-name="ce36" office:value-type="string">
            <text:p>Description</text:p>
          </table:table-cell>
          <table:table-cell table:style-name="ce7" office:value-type="string">
            <text:p>Text or key words</text:p>
          </table:table-cell>
          <table:table-cell table:style-name="ce7" office:value-type="string">
            <text:p>General information about the database, which should contain: \n-Period\n-Number of reports\n-Sources of information\n-General description of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4];&quot;-&quot;; [$label.C4];&quot;-&quot;; [$label.D4]; &quot;*/&quot;)" office:value-type="string" office:string-value="/*4-DB-RegionDesc*/">
            <text:p>/*4-DB-Region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
            <text:p>5</text:p>
          </table:table-cell>
          <table:table-cell table:style-name="ce5" office:value-type="string">
            <text:p>fre</text:p>
          </table:table-cell>
          <table:table-cell table:style-name="ce36" office:value-type="string">
            <text:p>Anglais description</text:p>
          </table:table-cell>
          <table:table-cell table:style-name="ce7" office:value-type="string">
            <text:p>Text or key words</text:p>
          </table:table-cell>
          <table:table-cell table:style-name="ce7" office:value-type="string">
            <text:p>Translation of the text from “Descripción” to English.</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5];&quot;-&quot;; [$label.C5];&quot;-&quot;; [$label.D5]; &quot;*/&quot;)" office:value-type="string" office:string-value="/*5-DB-RegionDescEN*/">
            <text:p>/*5-DB-RegionDescE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
            <text:p>6</text:p>
          </table:table-cell>
          <table:table-cell table:style-name="ce5" office:value-type="string">
            <text:p>fre</text:p>
          </table:table-cell>
          <table:table-cell table:style-name="ce36" office:value-type="string">
            <text:p>Langue</text:p>
          </table:table-cell>
          <table:table-cell table:style-name="ce7" office:value-type="string">
            <text:p>Select an item from the list</text:p>
          </table:table-cell>
          <table:table-cell table:style-name="ce7" office:value-type="string">
            <text:p>Default language in which to enter information into the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6];&quot;-&quot;; [$label.C6];&quot;-&quot;; [$label.D6]; &quot;*/&quot;)" office:value-type="string" office:string-value="/*6-DB-RegionLangCode*/">
            <text:p>/*6-DB-RegionLang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7">
            <text:p>7</text:p>
          </table:table-cell>
          <table:table-cell table:style-name="ce5" office:value-type="string">
            <text:p>fre</text:p>
          </table:table-cell>
          <table:table-cell table:style-name="ce36" office:value-type="string">
            <text:p>Dernière révision</text:p>
          </table:table-cell>
          <table:table-cell table:style-name="ce7" office:value-type="string">
            <text:p>Date of the last revision of the database.</text:p>
          </table:table-cell>
          <table:table-cell table:style-name="ce7" office:value-type="string">
            <text:p>Date on which the basic information of the Region was last modified.</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7];&quot;-&quot;; [$label.C7];&quot;-&quot;; [$label.D7]; &quot;*/&quot;)" office:value-type="string" office:string-value="/*7-DB-RegionStructLastUpdate*/">
            <text:p>/*7-DB-RegionStructLastUp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8">
            <text:p>8</text:p>
          </table:table-cell>
          <table:table-cell table:style-name="ce5" office:value-type="string">
            <text:p>fre</text:p>
          </table:table-cell>
          <table:table-cell table:style-name="ce36" office:value-type="string">
            <text:p>Date de début</text:p>
          </table:table-cell>
          <table:table-cell table:style-name="ce7" office:value-type="string">
            <text:p>Input date in YYYY-MM-DD format</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8];&quot;-&quot;; [$label.C8];&quot;-&quot;; [$label.D8]; &quot;*/&quot;)" office:value-type="string" office:string-value="/*8-DB-PeriodBeginDate*/">
            <text:p>/*8-DB-PeriodBegin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9">
            <text:p>9</text:p>
          </table:table-cell>
          <table:table-cell table:style-name="ce5" office:value-type="string">
            <text:p>fre</text:p>
          </table:table-cell>
          <table:table-cell table:style-name="ce36" office:value-type="string">
            <text:p>Date de fin</text:p>
          </table:table-cell>
          <table:table-cell table:style-name="ce7" office:value-type="string">
            <text:p>Input date in YYYY-MM-DD format</text:p>
          </table:table-cell>
          <table:table-cell table:style-name="ce7"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9];&quot;-&quot;; [$label.C9];&quot;-&quot;; [$label.D9]; &quot;*/&quot;)" office:value-type="string" office:string-value="/*9-DB-PeriodEndDate*/">
            <text:p>/*9-DB-PeriodEnd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0">
            <text:p>10</text:p>
          </table:table-cell>
          <table:table-cell table:style-name="ce5" office:value-type="string">
            <text:p>fre</text:p>
          </table:table-cell>
          <table:table-cell table:style-name="ce36" office:value-type="string">
            <text:p>Administrateur</text:p>
          </table:table-cell>
          <table:table-cell table:style-name="ce7" office:value-type="string">
            <text:p>Email address</text:p>
          </table:table-cell>
          <table:table-cell table:style-name="ce7" office:value-type="string">
            <text:p>Email address of the administrator of the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0];&quot;-&quot;; [$label.C10];&quot;-&quot;; [$label.D10]; &quot;*/&quot;)" office:value-type="string" office:string-value="/*10-DB-OptionAdminEMail*/">
            <text:p>/*10-DB-OptionAdminEMai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1">
            <text:p>11</text:p>
          </table:table-cell>
          <table:table-cell table:style-name="ce5" office:value-type="string">
            <text:p>fre</text:p>
          </table:table-cell>
          <table:table-cell table:style-name="ce36" office:value-type="string">
            <text:p>Restreint?</text:p>
          </table:table-cell>
          <table:table-cell table:style-name="ce7" office:value-type="string">
            <text:p>Select or deselect this option</text:p>
          </table:table-cell>
          <table:table-cell table:style-name="ce7" office:value-type="string">
            <text:p>This option enables limitation of the start and end dates of the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1];&quot;-&quot;; [$label.C11];&quot;-&quot;; [$label.D11]; &quot;*/&quot;)" office:value-type="string" office:string-value="/*11-DB-OptionOutOfPeriod*/">
            <text:p>/*11-DB-OptionOutOfPeriod*/</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2">
            <text:p>12</text:p>
          </table:table-cell>
          <table:table-cell table:style-name="ce5" office:value-type="string">
            <text:p>fre</text:p>
          </table:table-cell>
          <table:table-cell table:style-name="ce36" office:value-type="string">
            <text:p>MinLong</text:p>
          </table:table-cell>
          <table:table-cell table:style-name="ce7" office:value-type="string">
            <text:p>Decimal degrees</text:p>
          </table:table-cell>
          <table:table-cell table:style-name="ce7" office:value-type="string">
            <text:p>Minimum longitude coordinates (left) of the geographic region. Use as reference the system WGS84.</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2];&quot;-&quot;; [$label.C12];&quot;-&quot;; [$label.D12]; &quot;*/&quot;)" office:value-type="string" office:string-value="/*12-DB-LimitMinX*/">
            <text:p>/*12-DB-LimitMinX*/</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3">
            <text:p>13</text:p>
          </table:table-cell>
          <table:table-cell table:style-name="ce5" office:value-type="string">
            <text:p>fre</text:p>
          </table:table-cell>
          <table:table-cell table:style-name="ce36" office:value-type="string">
            <text:p>MinLat</text:p>
          </table:table-cell>
          <table:table-cell table:style-name="ce7" office:value-type="string">
            <text:p>Decimal degrees</text:p>
          </table:table-cell>
          <table:table-cell table:style-name="ce7" office:value-type="string">
            <text:p>Minimum latitude coordinates (bottom) of the geographic region. Use as reference the system WGS84.</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3];&quot;-&quot;; [$label.C13];&quot;-&quot;; [$label.D13]; &quot;*/&quot;)" office:value-type="string" office:string-value="/*13-DB-LimitMinY*/">
            <text:p>/*13-DB-LimitMin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4">
            <text:p>14</text:p>
          </table:table-cell>
          <table:table-cell table:style-name="ce5" office:value-type="string">
            <text:p>fre</text:p>
          </table:table-cell>
          <table:table-cell table:style-name="ce36" office:value-type="string">
            <text:p>MaxLong</text:p>
          </table:table-cell>
          <table:table-cell table:style-name="ce7" office:value-type="string">
            <text:p>Decimal degrees</text:p>
          </table:table-cell>
          <table:table-cell table:style-name="ce7" office:value-type="string">
            <text:p>Maximum longitude coordinates (right) of the geographic region. Use as reference the system WGS84.</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4];&quot;-&quot;; [$label.C14];&quot;-&quot;; [$label.D14]; &quot;*/&quot;)" office:value-type="string" office:string-value="/*14-DB-LimitMaxX*/">
            <text:p>/*14-DB-LimitMaxX*/</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5">
            <text:p>15</text:p>
          </table:table-cell>
          <table:table-cell table:style-name="ce5" office:value-type="string">
            <text:p>fre</text:p>
          </table:table-cell>
          <table:table-cell table:style-name="ce36" office:value-type="string">
            <text:p>MaxLat</text:p>
          </table:table-cell>
          <table:table-cell table:style-name="ce7" office:value-type="string">
            <text:p>Decimal degrees</text:p>
          </table:table-cell>
          <table:table-cell table:style-name="ce7" office:value-type="string">
            <text:p>Maximum latitude coordinates (top) of the geographic region. Use as reference the system WGS84.</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5];&quot;-&quot;; [$label.C15];&quot;-&quot;; [$label.D15]; &quot;*/&quot;)" office:value-type="string" office:string-value="/*15-DB-LimitMaxY*/">
            <text:p>/*15-DB-LimitMax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6">
            <text:p>16</text:p>
          </table:table-cell>
          <table:table-cell table:style-name="ce5" office:value-type="string">
            <text:p>fre</text:p>
          </table:table-cell>
          <table:table-cell table:style-name="ce36" office:value-type="string">
            <text:p>Autorisation</text:p>
          </table:table-cell>
          <table:table-cell table:style-name="ce7" office:value-type="string">
            <text:p><text:s/></text:p>
          </table:table-cell>
          <table:table-cell table:style-name="ce9" office:value-type="string">
            <text:p>Authorization determines the access and role that the users of the database will have. Authorization may be added or edited her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6];&quot;-&quot;; [$label.C16];&quot;-&quot;; [$label.D16]; &quot;*/&quot;)" office:value-type="string" office:string-value="/*16-DB-Permissions*/">
            <text:p>/*16-DB-Permission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7">
            <text:p>17</text:p>
          </table:table-cell>
          <table:table-cell table:style-name="ce5" office:value-type="string">
            <text:p>fre</text:p>
          </table:table-cell>
          <table:table-cell table:style-name="ce36" office:value-type="string">
            <text:p>Les utilisateurs</text:p>
          </table:table-cell>
          <table:table-cell table:style-name="ce7" office:value-type="string">
            <text:p>Select an item from the list</text:p>
          </table:table-cell>
          <table:table-cell table:style-name="ce7" office:value-type="string">
            <text:p>Names of the people who have some role in the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7];&quot;-&quot;; [$label.C17];&quot;-&quot;; [$label.D17]; &quot;*/&quot;)" office:value-type="string" office:string-value="/*17-DB-UserName*/">
            <text:p>/*17-DB-User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8">
            <text:p>18</text:p>
          </table:table-cell>
          <table:table-cell table:style-name="ce5" office:value-type="string">
            <text:p>fre</text:p>
          </table:table-cell>
          <table:table-cell table:style-name="ce36" office:value-type="string">
            <text:p>Rôles</text:p>
          </table:table-cell>
          <table:table-cell table:style-name="ce7" office:value-type="string">
            <text:p>Select an item from the list</text:p>
          </table:table-cell>
          <table:table-cell table:style-name="ce9" office:value-type="string">
            <text:p>Determines the level of access of a user, according to 4 roles: \n-Feeder\n-Observer\n-Supervisor\n-Administrator</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8];&quot;-&quot;; [$label.C18];&quot;-&quot;; [$label.D18]; &quot;*/&quot;)" office:value-type="string" office:string-value="/*18-DB-Role*/">
            <text:p>/*18-DB-Ro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9">
            <text:p>19</text:p>
          </table:table-cell>
          <table:table-cell table:style-name="ce5" office:value-type="string">
            <text:p>fre</text:p>
          </table:table-cell>
          <table:table-cell table:style-name="ce36" office:value-type="string">
            <text:p>Administrateur</text:p>
          </table:table-cell>
          <table:table-cell table:style-name="ce7" office:value-type="string">
            <text:p><text:s/></text:p>
          </table:table-cell>
          <table:table-cell table:style-name="ce7"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9];&quot;-&quot;; [$label.C19];&quot;-&quot;; [$label.D19]; &quot;*/&quot;)" office:value-type="string" office:string-value="/*19-DB-RoleAdmin*/">
            <text:p>/*19-DB-RoleAdmi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0">
            <text:p>20</text:p>
          </table:table-cell>
          <table:table-cell table:style-name="ce5" office:value-type="string">
            <text:p>fre</text:p>
          </table:table-cell>
          <table:table-cell table:style-name="ce36" office:value-type="string">
            <text:p>Observateur</text:p>
          </table:table-cell>
          <table:table-cell table:style-name="ce7" office:value-type="string">
            <text:p><text:s/></text:p>
          </table:table-cell>
          <table:table-cell table:style-name="ce7"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20];&quot;-&quot;; [$label.C20];&quot;-&quot;; [$label.D20]; &quot;*/&quot;)" office:value-type="string" office:string-value="/*20-DB-RoleObserver*/">
            <text:p>/*20-DB-RoleObserv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1">
            <text:p>21</text:p>
          </table:table-cell>
          <table:table-cell table:style-name="ce5" office:value-type="string">
            <text:p>fre</text:p>
          </table:table-cell>
          <table:table-cell table:style-name="ce36" office:value-type="string">
            <text:p>Superviseur</text:p>
          </table:table-cell>
          <table:table-cell table:style-name="ce7" office:value-type="string">
            <text:p><text:s/></text:p>
          </table:table-cell>
          <table:table-cell table:style-name="ce7" office:value-type="string">
            <text:p>The Supervisor has access to the disaster records and may authorise the publication and deletion of record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21];&quot;-&quot;; [$label.C21];&quot;-&quot;; [$label.D21]; &quot;*/&quot;)" office:value-type="string" office:string-value="/*21-DB-RoleSupervisor*/">
            <text:p>/*21-DB-RoleSuperviso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2">
            <text:p>22</text:p>
          </table:table-cell>
          <table:table-cell table:style-name="ce5" office:value-type="string">
            <text:p>fre</text:p>
          </table:table-cell>
          <table:table-cell table:style-name="ce36" office:value-type="string">
            <text:p>Engraissement</text:p>
          </table:table-cell>
          <table:table-cell table:style-name="ce7" office:value-type="string">
            <text:p><text:s/></text:p>
          </table:table-cell>
          <table:table-cell table:style-name="ce9" office:value-type="string">
            <text:p>The Feeder may access disaster records in order to create and update data.</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22];&quot;-&quot;; [$label.C22];&quot;-&quot;; [$label.D22]; &quot;*/&quot;)" office:value-type="string" office:string-value="/*22-DB-RoleUser*/">
            <text:p>/*22-DB-RoleUs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3">
            <text:p>23</text:p>
          </table:table-cell>
          <table:table-cell table:style-name="ce5" office:value-type="string">
            <text:p>fre</text:p>
          </table:table-cell>
          <table:table-cell table:style-name="ce36" office:value-type="string">
            <text:p>Aucun</text:p>
          </table:table-cell>
          <table:table-cell table:style-name="ce7" office:value-type="string">
            <text:p><text:s/></text:p>
          </table:table-cell>
          <table:table-cell table:style-name="ce7" office:value-type="string">
            <text:p>Deactivate all roles for this User.</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23];&quot;-&quot;; [$label.C23];&quot;-&quot;; [$label.D23]; &quot;*/&quot;)" office:value-type="string" office:string-value="/*23-DB-RoleNone*/">
            <text:p>/*23-DB-RoleNon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4">
            <text:p>24</text:p>
          </table:table-cell>
          <table:table-cell table:style-name="ce5" office:value-type="string">
            <text:p>fre</text:p>
          </table:table-cell>
          <table:table-cell table:style-name="ce36" office:value-type="string">
            <text:p>Connexion</text:p>
          </table:table-cell>
          <table:table-cell table:style-name="ce7" office:value-type="string">
            <text:p><text:s/></text:p>
          </table:table-cell>
          <table:table-cell table:style-name="ce7" office:value-type="string">
            <text:p>History of the construction of the database. Contains description of the credits, methodology (additional criteria of the user), landmarks and maintenanc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24];&quot;-&quot;; [$label.C24];&quot;-&quot;; [$label.D24]; &quot;*/&quot;)" office:value-type="string" office:string-value="/*24-DB-Log*/">
            <text:p>/*24-DB-Log*/</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5">
            <text:p>25</text:p>
          </table:table-cell>
          <table:table-cell table:style-name="ce5" office:value-type="string">
            <text:p>fre</text:p>
          </table:table-cell>
          <table:table-cell table:style-name="ce36" office:value-type="string">
            <text:p>Type</text:p>
          </table:table-cell>
          <table:table-cell table:style-name="ce7" office:value-type="string">
            <text:p>Select an item from the list</text:p>
          </table:table-cell>
          <table:table-cell table:style-name="ce7" office:value-type="string">
            <text:p>The types of logs available are: credits, methodology, landmarks and maintenanc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25];&quot;-&quot;; [$label.C25];&quot;-&quot;; [$label.D25]; &quot;*/&quot;)" office:value-type="string" office:string-value="/*25-DB-LogType*/">
            <text:p>/*25-DB-LogTyp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6">
            <text:p>26</text:p>
          </table:table-cell>
          <table:table-cell table:style-name="ce5" office:value-type="string">
            <text:p>fre</text:p>
          </table:table-cell>
          <table:table-cell table:style-name="ce36" office:value-type="string">
            <text:p>Contenu</text:p>
          </table:table-cell>
          <table:table-cell table:style-name="ce7" office:value-type="string">
            <text:p>Text or key words</text:p>
          </table:table-cell>
          <table:table-cell table:style-name="ce7" office:value-type="string">
            <text:p>Description of the log.</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26];&quot;-&quot;; [$label.C26];&quot;-&quot;; [$label.D26]; &quot;*/&quot;)" office:value-type="string" office:string-value="/*26-DB-LogNote*/">
            <text:p>/*26-DB-LogNo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7">
            <text:p>27</text:p>
          </table:table-cell>
          <table:table-cell table:style-name="ce5" office:value-type="string">
            <text:p>fre</text:p>
          </table:table-cell>
          <table:table-cell table:style-name="ce36" office:value-type="string">
            <text:p>Crédits</text:p>
          </table:table-cell>
          <table:table-cell table:style-name="ce7" office:value-type="string">
            <text:p>Select an option</text:p>
          </table:table-cell>
          <table:table-cell table:style-name="ce7" office:value-type="string">
            <text:p>People and institutions who are authors or co-authors of the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27];&quot;-&quot;; [$label.C27];&quot;-&quot;; [$label.D27]; &quot;*/&quot;)" office:value-type="string" office:string-value="/*27-DB-LogCredits*/">
            <text:p>/*27-DB-LogCredit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8">
            <text:p>28</text:p>
          </table:table-cell>
          <table:table-cell table:style-name="ce5" office:value-type="string">
            <text:p>fre</text:p>
          </table:table-cell>
          <table:table-cell table:style-name="ce36" office:value-type="string">
            <text:p>Méthodologie</text:p>
          </table:table-cell>
          <table:table-cell table:style-name="ce7" office:value-type="string">
            <text:p>Select an option</text:p>
          </table:table-cell>
          <table:table-cell table:style-name="ce7"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28];&quot;-&quot;; [$label.C28];&quot;-&quot;; [$label.D28]; &quot;*/&quot;)" office:value-type="string" office:string-value="/*28-DB-LogMethodology*/">
            <text:p>/*28-DB-LogMethodolog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9">
            <text:p>29</text:p>
          </table:table-cell>
          <table:table-cell table:style-name="ce5" office:value-type="string">
            <text:p>fre</text:p>
          </table:table-cell>
          <table:table-cell table:style-name="ce36" office:value-type="string">
            <text:p>Repères</text:p>
          </table:table-cell>
          <table:table-cell table:style-name="ce7" office:value-type="string">
            <text:p>Select an option</text:p>
          </table:table-cell>
          <table:table-cell table:style-name="ce9"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29];&quot;-&quot;; [$label.C29];&quot;-&quot;; [$label.D29]; &quot;*/&quot;)" office:value-type="string" office:string-value="/*29-DB-LogStaff*/">
            <text:p>/*29-DB-LogStaf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0">
            <text:p>30</text:p>
          </table:table-cell>
          <table:table-cell table:style-name="ce5" office:value-type="string">
            <text:p>fre</text:p>
          </table:table-cell>
          <table:table-cell table:style-name="ce36" office:value-type="string">
            <text:p>Entretien</text:p>
          </table:table-cell>
          <table:table-cell table:style-name="ce7" office:value-type="string">
            <text:p>Select an option</text:p>
          </table:table-cell>
          <table:table-cell table:style-name="ce7" office:value-type="string">
            <text:p>General matters to do with maintenance and updating of the database: revision, quality control tests, changes to the structure of the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30];&quot;-&quot;; [$label.C30];&quot;-&quot;; [$label.D30]; &quot;*/&quot;)" office:value-type="string" office:string-value="/*30-DB-LogSupport*/">
            <text:p>/*30-DB-LogSupport*/</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31">
            <text:p>31</text:p>
          </table:table-cell>
          <table:table-cell table:style-name="ce5" office:value-type="string">
            <text:p>fre</text:p>
          </table:table-cell>
          <table:table-cell table:style-name="ce36" office:value-type="string">
            <text:p>Administration de la géographie</text:p>
          </table:table-cell>
          <table:table-cell table:style-name="ce7" office:value-type="string">
            <text:p><text:s/></text:p>
          </table:table-cell>
          <table:table-cell table:style-name="ce9" office:value-type="string">
            <text:p>Management of the geographic fields: levels and elemen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31];&quot;-&quot;; [$label.C31];&quot;-&quot;; [$label.D31]; &quot;*/&quot;)" office:value-type="string" office:string-value="/*31-DB-Geograph*/">
            <text:p>/*31-DB-Geograph*/</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2">
            <text:p>32</text:p>
          </table:table-cell>
          <table:table-cell table:style-name="ce5" office:value-type="string">
            <text:p>fre</text:p>
          </table:table-cell>
          <table:table-cell table:style-name="ce36" office:value-type="string">
            <text:p>Niveaux</text:p>
          </table:table-cell>
          <table:table-cell table:style-name="ce7" office:value-type="string">
            <text:p>Input or edit a geographic level</text:p>
          </table:table-cell>
          <table:table-cell table:style-name="ce7" office:value-type="string">
            <text:p>Geographic levels, by hierarchical order. The use of political-administrative divisions is suggested. Example: Highest level – State; following level: Provinc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32];&quot;-&quot;; [$label.C32];&quot;-&quot;; [$label.D32]; &quot;*/&quot;)" office:value-type="string" office:string-value="/*32-DB-GeoLev*/">
            <text:p>/*32-DB-GeoLev*/</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3">
            <text:p>33</text:p>
          </table:table-cell>
          <table:table-cell table:style-name="ce5" office:value-type="string">
            <text:p>fre</text:p>
          </table:table-cell>
          <table:table-cell table:style-name="ce36" office:value-type="string">
            <text:p>Nom</text:p>
          </table:table-cell>
          <table:table-cell table:style-name="ce7" office:value-type="string">
            <text:p>Input a name – max 20 characters</text:p>
          </table:table-cell>
          <table:table-cell table:style-name="ce7" office:value-type="string">
            <text:p>Name of the geographic level.</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33];&quot;-&quot;; [$label.C33];&quot;-&quot;; [$label.D33]; &quot;*/&quot;)" office:value-type="string" office:string-value="/*33-DB-LevName*/">
            <text:p>/*33-DB-Lev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4">
            <text:p>34</text:p>
          </table:table-cell>
          <table:table-cell table:style-name="ce5" office:value-type="string">
            <text:p>fre</text:p>
          </table:table-cell>
          <table:table-cell table:style-name="ce36" office:value-type="string">
            <text:p>Description</text:p>
          </table:table-cell>
          <table:table-cell table:style-name="ce7" office:value-type="string">
            <text:p>Text or key words</text:p>
          </table:table-cell>
          <table:table-cell table:style-name="ce7" office:value-type="string">
            <text:p>Text describing the level. This may include synonyms used in the region or in past time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34];&quot;-&quot;; [$label.C34];&quot;-&quot;; [$label.D34]; &quot;*/&quot;)" office:value-type="string" office:string-value="/*34-DB-LevDesc*/">
            <text:p>/*34-DB-Lev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5">
            <text:p>35</text:p>
          </table:table-cell>
          <table:table-cell table:style-name="ce5" office:value-type="string">
            <text:p>fre</text:p>
          </table:table-cell>
          <table:table-cell table:style-name="ce36" office:value-type="string">
            <text:p>Carte?</text:p>
          </table:table-cell>
          <table:table-cell table:style-name="ce7" office:value-type="string">
            <text:p>Select or deselect this option</text:p>
          </table:table-cell>
          <table:table-cell table:style-name="ce7" office:value-type="string">
            <text:p>If there is a map for this level, select this option in order to input the necessary data to associate the map in the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35];&quot;-&quot;; [$label.C35];&quot;-&quot;; [$label.D35]; &quot;*/&quot;)" office:value-type="string" office:string-value="/*35-DB-LevHaveMap*/">
            <text:p>/*35-DB-LevHaveMap*/</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6">
            <text:p>36</text:p>
          </table:table-cell>
          <table:table-cell table:style-name="ce5" office:value-type="string">
            <text:p>fre</text:p>
          </table:table-cell>
          <table:table-cell table:style-name="ce36" office:value-type="string">
            <text:p>Plan Nom</text:p>
          </table:table-cell>
          <table:table-cell table:style-name="ce7" office:value-type="string">
            <text:p>Input a name</text:p>
          </table:table-cell>
          <table:table-cell table:style-name="ce7" office:value-type="string">
            <text:p>Name of the layer of the map in the database which contains the geographic elements. In Shape format, this is the name of the file (without the extension).</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36];&quot;-&quot;; [$label.C36];&quot;-&quot;; [$label.D36]; &quot;*/&quot;)" office:value-type="string" office:string-value="/*36-DB-LevLayerFile*/">
            <text:p>/*36-DB-LevLayerFi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7">
            <text:p>37</text:p>
          </table:table-cell>
          <table:table-cell table:style-name="ce5" office:value-type="string">
            <text:p>fre</text:p>
          </table:table-cell>
          <table:table-cell table:style-name="ce36" office:value-type="string">
            <text:p>Colonne Code</text:p>
          </table:table-cell>
          <table:table-cell table:style-name="ce7" office:value-type="string">
            <text:p>Input a value</text:p>
          </table:table-cell>
          <table:table-cell table:style-name="ce7" office:value-type="string">
            <text:p>Header of the column which contains the code for the geographic elemen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37];&quot;-&quot;; [$label.C37];&quot;-&quot;; [$label.D37]; &quot;*/&quot;)" office:value-type="string" office:string-value="/*37-DB-LevLayerCode*/">
            <text:p>/*37-DB-LevLayer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8">
            <text:p>38</text:p>
          </table:table-cell>
          <table:table-cell table:style-name="ce5" office:value-type="string">
            <text:p>fre</text:p>
          </table:table-cell>
          <table:table-cell table:style-name="ce36" office:value-type="string">
            <text:p>Le nom d'une colonne</text:p>
          </table:table-cell>
          <table:table-cell table:style-name="ce7" office:value-type="string">
            <text:p>Input a value</text:p>
          </table:table-cell>
          <table:table-cell table:style-name="ce7" office:value-type="string">
            <text:p>Header of the column which contains the name of the geographic elemen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38];&quot;-&quot;; [$label.C38];&quot;-&quot;; [$label.D38]; &quot;*/&quot;)" office:value-type="string" office:string-value="/*38-DB-LevLayerName*/">
            <text:p>/*38-DB-LevLayer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9">
            <text:p>39</text:p>
          </table:table-cell>
          <table:table-cell table:style-name="ce5" office:value-type="string">
            <text:p>fre</text:p>
          </table:table-cell>
          <table:table-cell table:style-name="ce36" office:value-type="string">
            <text:p>Éléments</text:p>
          </table:table-cell>
          <table:table-cell table:style-name="ce7" office:value-type="string">
            <text:p>Input or edit a geographic element</text:p>
          </table:table-cell>
          <table:table-cell table:style-name="ce7" office:value-type="string">
            <text:p>List of geographic items which comprise each level.</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39];&quot;-&quot;; [$label.C39];&quot;-&quot;; [$label.D39]; &quot;*/&quot;)" office:value-type="string" office:string-value="/*39-DB-GeoEle*/">
            <text:p>/*39-DB-GeoE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
            <text:p>40</text:p>
          </table:table-cell>
          <table:table-cell table:style-name="ce5" office:value-type="string">
            <text:p>fre</text:p>
          </table:table-cell>
          <table:table-cell table:style-name="ce36" office:value-type="string">
            <text:p>Code</text:p>
          </table:table-cell>
          <table:table-cell table:style-name="ce7" office:value-type="string">
            <text:p>Input a value</text:p>
          </table:table-cell>
          <table:table-cell table:style-name="ce7" office:value-type="string">
            <text:p>Official code or code used commonly in the region. This should correspond to cartography.</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40];&quot;-&quot;; [$label.C40];&quot;-&quot;; [$label.D40]; &quot;*/&quot;)" office:value-type="string" office:string-value="/*40-DB-EleCode*/">
            <text:p>/*40-DB-Ele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
            <text:p>41</text:p>
          </table:table-cell>
          <table:table-cell table:style-name="ce5" office:value-type="string">
            <text:p>fre</text:p>
          </table:table-cell>
          <table:table-cell table:style-name="ce36" office:value-type="string">
            <text:p>Nom</text:p>
          </table:table-cell>
          <table:table-cell table:style-name="ce7" office:value-type="string">
            <text:p>Input text</text:p>
          </table:table-cell>
          <table:table-cell table:style-name="ce7" office:value-type="string">
            <text:p>Official name or name commonly used in the region. This name should correspond to that assigned in associated cartography.</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41];&quot;-&quot;; [$label.C41];&quot;-&quot;; [$label.D41]; &quot;*/&quot;)" office:value-type="string" office:string-value="/*41-DB-EleName*/">
            <text:p>/*41-DB-Ele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2">
            <text:p>42</text:p>
          </table:table-cell>
          <table:table-cell table:style-name="ce5" office:value-type="string">
            <text:p>fre</text:p>
          </table:table-cell>
          <table:table-cell table:style-name="ce36" office:value-type="string">
            <text:p>Parent</text:p>
          </table:table-cell>
          <table:table-cell table:style-name="ce7" office:value-type="string">
            <text:p>Select an element from the list, if applicable</text:p>
          </table:table-cell>
          <table:table-cell table:style-name="ce7" office:value-type="string">
            <text:p>Element of the highest level to which the current geographical element belong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42];&quot;-&quot;; [$label.C42];&quot;-&quot;; [$label.D42]; &quot;*/&quot;)" office:value-type="string" office:string-value="/*42-DB-EleParent*/">
            <text:p>/*42-DB-EleParen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3">
            <text:p>43</text:p>
          </table:table-cell>
          <table:table-cell table:style-name="ce5" office:value-type="string">
            <text:p>fre</text:p>
          </table:table-cell>
          <table:table-cell table:style-name="ce36" office:value-type="string">
            <text:p>Activer</text:p>
          </table:table-cell>
          <table:table-cell table:style-name="ce7" office:value-type="string">
            <text:p>Select or deselect this option</text:p>
          </table:table-cell>
          <table:table-cell table:style-name="ce7"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43];&quot;-&quot;; [$label.C43];&quot;-&quot;; [$label.D43]; &quot;*/&quot;)" office:value-type="string" office:string-value="/*43-DB-EleActive*/">
            <text:p>/*43-DB-EleActive*/</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4">
            <text:p>44</text:p>
          </table:table-cell>
          <table:table-cell table:style-name="ce5" office:value-type="string">
            <text:p>fre</text:p>
          </table:table-cell>
          <table:table-cell table:style-name="ce36" office:value-type="string">
            <text:p>Administration des événements</text:p>
          </table:table-cell>
          <table:table-cell table:style-name="ce7" office:value-type="string">
            <text:p><text:s/></text:p>
          </table:table-cell>
          <table:table-cell table:style-name="ce9" office:value-type="string">
            <text:p>Management of the predefined event fields by DesInventar and personalised by the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44];&quot;-&quot;; [$label.C44];&quot;-&quot;; [$label.D44]; &quot;*/&quot;)" office:value-type="string" office:string-value="/*44-DB-Event*/">
            <text:p>/*44-DB-Even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5">
            <text:p>45</text:p>
          </table:table-cell>
          <table:table-cell table:style-name="ce5" office:value-type="string">
            <text:p>fre</text:p>
          </table:table-cell>
          <table:table-cell table:style-name="ce36" office:value-type="string">
            <text:p>Pré-événement</text:p>
          </table:table-cell>
          <table:table-cell table:style-name="ce7" office:value-type="string">
            <text:p>Input a name</text:p>
          </table:table-cell>
          <table:table-cell table:style-name="ce7" office:value-type="string">
            <text:p>Name of the predefined event. Only the Administrator of the database may edit this name in order to approximate the best-known local terminology, always taking into account the definition. </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45];&quot;-&quot;; [$label.C45];&quot;-&quot;; [$label.D45]; &quot;*/&quot;)" office:value-type="string" office:string-value="/*45-DB-EvePredefName*/">
            <text:p>/*45-DB-EvePredef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6">
            <text:p>46</text:p>
          </table:table-cell>
          <table:table-cell table:style-name="ce5" office:value-type="string">
            <text:p>fre</text:p>
          </table:table-cell>
          <table:table-cell table:style-name="ce36" office:value-type="string">
            <text:p>Événement personnalisé</text:p>
          </table:table-cell>
          <table:table-cell table:style-name="ce7" office:value-type="string">
            <text:p>Input a name</text:p>
          </table:table-cell>
          <table:table-cell table:style-name="ce7"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46];&quot;-&quot;; [$label.C46];&quot;-&quot;; [$label.D46]; &quot;*/&quot;)" office:value-type="string" office:string-value="/*46-DB-EvePersonName*/">
            <text:p>/*46-DB-EvePerson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7">
            <text:p>47</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9"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47];&quot;-&quot;; [$label.C47];&quot;-&quot;; [$label.D47]; &quot;*/&quot;)" office:value-type="string" office:string-value="/*47-DB-EvePredefDef*/">
            <text:p>/*47-DB-EvePredef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8">
            <text:p>48</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7" office:value-type="string">
            <text:p>Text describing the event.</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48];&quot;-&quot;; [$label.C48];&quot;-&quot;; [$label.D48]; &quot;*/&quot;)" office:value-type="string" office:string-value="/*48-DB-EvePersonDef*/">
            <text:p>/*48-DB-EvePerson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9">
            <text:p>49</text:p>
          </table:table-cell>
          <table:table-cell table:style-name="ce5" office:value-type="string">
            <text:p>fre</text:p>
          </table:table-cell>
          <table:table-cell table:style-name="ce36" office:value-type="string">
            <text:p>Active</text:p>
          </table:table-cell>
          <table:table-cell table:style-name="ce7" office:value-type="string">
            <text:p>Select or deselect this option</text:p>
          </table:table-cell>
          <table:table-cell table:style-name="ce7" office:value-type="string">
            <text:p>Indicates whether the event will be visible in the basic Record or not. This is useful where the event is not applicable in the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49];&quot;-&quot;; [$label.C49];&quot;-&quot;; [$label.D49]; &quot;*/&quot;)" office:value-type="string" office:string-value="/*49-DB-EveActive*/">
            <text:p>/*49-DB-EveActive*/</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50">
            <text:p>50</text:p>
          </table:table-cell>
          <table:table-cell table:style-name="ce5" office:value-type="string">
            <text:p>fre</text:p>
          </table:table-cell>
          <table:table-cell table:style-name="ce36" office:value-type="string">
            <text:p>Administration des causes</text:p>
          </table:table-cell>
          <table:table-cell table:style-name="ce7" office:value-type="string">
            <text:p><text:s/></text:p>
          </table:table-cell>
          <table:table-cell table:style-name="ce9" office:value-type="string">
            <text:p>Management of the predefined Cause fields by DesInventar and personalised in the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50];&quot;-&quot;; [$label.C50];&quot;-&quot;; [$label.D50]; &quot;*/&quot;)" office:value-type="string" office:string-value="/*50-DB-Cause*/">
            <text:p>/*50-DB-Caus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1">
            <text:p>51</text:p>
          </table:table-cell>
          <table:table-cell table:style-name="ce5" office:value-type="string">
            <text:p>fre</text:p>
          </table:table-cell>
          <table:table-cell table:style-name="ce36" office:value-type="string">
            <text:p>Cause pré -</text:p>
          </table:table-cell>
          <table:table-cell table:style-name="ce7" office:value-type="string">
            <text:p>Input a name</text:p>
          </table:table-cell>
          <table:table-cell table:style-name="ce7"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51];&quot;-&quot;; [$label.C51];&quot;-&quot;; [$label.D51]; &quot;*/&quot;)" office:value-type="string" office:string-value="/*51-DB-CauPredefName*/">
            <text:p>/*51-DB-CauPredef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2">
            <text:p>52</text:p>
          </table:table-cell>
          <table:table-cell table:style-name="ce5" office:value-type="string">
            <text:p>fre</text:p>
          </table:table-cell>
          <table:table-cell table:style-name="ce36" office:value-type="string">
            <text:p>Personnalisé cause</text:p>
          </table:table-cell>
          <table:table-cell table:style-name="ce7" office:value-type="string">
            <text:p>Input a name</text:p>
          </table:table-cell>
          <table:table-cell table:style-name="ce9" office:value-type="string">
            <text:p>Name of the Personalised Cause. Only the Administrator of the database may create a new Cause. These Causes may only be consulted in the database where they were created.</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52];&quot;-&quot;; [$label.C52];&quot;-&quot;; [$label.D52]; &quot;*/&quot;)" office:value-type="string" office:string-value="/*52-DB-CauPersonName*/">
            <text:p>/*52-DB-CauPerson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3">
            <text:p>53</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9" office:value-type="string">
            <text:p>Descriptive text of the Predefined Cause. In contrast to the name, the definition may not be altered. This is in order to guarantee comparability between database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53];&quot;-&quot;; [$label.C53];&quot;-&quot;; [$label.D53]; &quot;*/&quot;)" office:value-type="string" office:string-value="/*53-DB-CauPredefDef*/">
            <text:p>/*53-DB-CauPredef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4">
            <text:p>54</text:p>
          </table:table-cell>
          <table:table-cell table:style-name="ce5" office:value-type="string">
            <text:p>fre</text:p>
          </table:table-cell>
          <table:table-cell table:style-name="ce36" office:value-type="string">
            <text:p>Définition</text:p>
          </table:table-cell>
          <table:table-cell table:style-name="ce8" office:value-type="string">
            <text:p>Text or key words</text:p>
          </table:table-cell>
          <table:table-cell table:style-name="ce7" office:value-type="string">
            <text:p>Descriptive text of the Cau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54];&quot;-&quot;; [$label.C54];&quot;-&quot;; [$label.D54]; &quot;*/&quot;)" office:value-type="string" office:string-value="/*54-DB-CauPersonDef*/">
            <text:p>/*54-DB-CauPerson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5">
            <text:p>55</text:p>
          </table:table-cell>
          <table:table-cell table:style-name="ce5" office:value-type="string">
            <text:p>fre</text:p>
          </table:table-cell>
          <table:table-cell table:style-name="ce36" office:value-type="string">
            <text:p>Active</text:p>
          </table:table-cell>
          <table:table-cell table:style-name="ce7" office:value-type="string">
            <text:p>Select or deselect this option</text:p>
          </table:table-cell>
          <table:table-cell table:style-name="ce7" office:value-type="string">
            <text:p>This indicates whether the Cause will be visible or not in the basic Record. This may be useful in cases where the cause is not applicable in the databa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55];&quot;-&quot;; [$label.C55];&quot;-&quot;; [$label.D55]; &quot;*/&quot;)" office:value-type="string" office:string-value="/*55-DB-CauActive*/">
            <text:p>/*55-DB-CauActive*/</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56">
            <text:p>56</text:p>
          </table:table-cell>
          <table:table-cell table:style-name="ce5" office:value-type="string">
            <text:p>fre</text:p>
          </table:table-cell>
          <table:table-cell table:style-name="ce36" office:value-type="string">
            <text:p>Administration d'autres effets</text:p>
          </table:table-cell>
          <table:table-cell table:style-name="ce7" office:value-type="string">
            <text:p><text:s/></text:p>
          </table:table-cell>
          <table:table-cell table:style-name="ce9" office:value-type="string">
            <text:p>Management of the Additional Effects fields and Groups of Effec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56];&quot;-&quot;; [$label.C56];&quot;-&quot;; [$label.D56]; &quot;*/&quot;)" office:value-type="string" office:string-value="/*56-DB-ExtraEffect*/">
            <text:p>/*56-DB-ExtraEffec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7">
            <text:p>57</text:p>
          </table:table-cell>
          <table:table-cell table:style-name="ce5" office:value-type="string">
            <text:p>fre</text:p>
          </table:table-cell>
          <table:table-cell table:style-name="ce36" office:value-type="string">
            <text:p>Label</text:p>
          </table:table-cell>
          <table:table-cell table:style-name="ce7" office:value-type="string">
            <text:p>Input a name</text:p>
          </table:table-cell>
          <table:table-cell table:style-name="ce7" office:value-type="string">
            <text:p>Visible name of the Additional Effect</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57];&quot;-&quot;; [$label.C57];&quot;-&quot;; [$label.D57]; &quot;*/&quot;)" office:value-type="string" office:string-value="/*57-DB-EEFieldLabel*/">
            <text:p>/*57-DB-EEFieldLabe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8">
            <text:p>58</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7" office:value-type="string">
            <text:p>Description of the Additional Effect field.</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58];&quot;-&quot;; [$label.C58];&quot;-&quot;; [$label.D58]; &quot;*/&quot;)" office:value-type="string" office:string-value="/*58-DB-EEFieldDesc*/">
            <text:p>/*58-DB-EEField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9">
            <text:p>59</text:p>
          </table:table-cell>
          <table:table-cell table:style-name="ce5" office:value-type="string">
            <text:p>fre</text:p>
          </table:table-cell>
          <table:table-cell table:style-name="ce36" office:value-type="string">
            <text:p>Type</text:p>
          </table:table-cell>
          <table:table-cell table:style-name="ce7" office:value-type="string">
            <text:p>Select from the list</text:p>
          </table:table-cell>
          <table:table-cell table:style-name="ce7" office:value-type="string">
            <text:p>Type of data to be consigned.</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59];&quot;-&quot;; [$label.C59];&quot;-&quot;; [$label.D59]; &quot;*/&quot;)" office:value-type="string" office:string-value="/*59-DB-EEFieldType*/">
            <text:p>/*59-DB-EEFieldTyp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0">
            <text:p>60</text:p>
          </table:table-cell>
          <table:table-cell table:style-name="ce5" office:value-type="string">
            <text:p>fre</text:p>
          </table:table-cell>
          <table:table-cell table:style-name="ce36" office:value-type="string">
            <text:p>Taille</text:p>
          </table:table-cell>
          <table:table-cell table:style-name="ce7" office:value-type="string">
            <text:p>Numerical value</text:p>
          </table:table-cell>
          <table:table-cell table:style-name="ce7" office:value-type="string">
            <text:p>Maximum field length.</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60];&quot;-&quot;; [$label.C60];&quot;-&quot;; [$label.D60]; &quot;*/&quot;)" office:value-type="string" office:string-value="/*60-DB-EEFieldSize*/">
            <text:p>/*60-DB-EEFieldSiz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1">
            <text:p>61</text:p>
          </table:table-cell>
          <table:table-cell table:style-name="ce5" office:value-type="string">
            <text:p>fre</text:p>
          </table:table-cell>
          <table:table-cell table:style-name="ce36" office:value-type="string">
            <text:p>Ordre</text:p>
          </table:table-cell>
          <table:table-cell table:style-name="ce7" office:value-type="string">
            <text:p>Numerical value</text:p>
          </table:table-cell>
          <table:table-cell table:style-name="ce7" office:value-type="string">
            <text:p>Visualisation order</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61];&quot;-&quot;; [$label.C61];&quot;-&quot;; [$label.D61]; &quot;*/&quot;)" office:value-type="string" office:string-value="/*61-DB-EEFieldOrder*/">
            <text:p>/*61-DB-EEFieldOrd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2">
            <text:p>62</text:p>
          </table:table-cell>
          <table:table-cell table:style-name="ce5" office:value-type="string">
            <text:p>fre</text:p>
          </table:table-cell>
          <table:table-cell table:style-name="ce36" office:value-type="string">
            <text:p>Active</text:p>
          </table:table-cell>
          <table:table-cell table:style-name="ce7" office:value-type="string">
            <text:p>Select or deselect this option</text:p>
          </table:table-cell>
          <table:table-cell table:style-name="ce9" office:value-type="string">
            <text:p>Indicates whether this is active. If deactivated, users will not be able to see this in Module DesInventar.</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62];&quot;-&quot;; [$label.C62];&quot;-&quot;; [$label.D62]; &quot;*/&quot;)" office:value-type="string" office:string-value="/*62-DB-EEFieldActive*/">
            <text:p>/*62-DB-EEFieldActiv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3">
            <text:p>63</text:p>
          </table:table-cell>
          <table:table-cell table:style-name="ce5" office:value-type="string">
            <text:p>fre</text:p>
          </table:table-cell>
          <table:table-cell table:style-name="ce36" office:value-type="string">
            <text:p>Publique</text:p>
          </table:table-cell>
          <table:table-cell table:style-name="ce7" office:value-type="string">
            <text:p>Select or deselect this option</text:p>
          </table:table-cell>
          <table:table-cell table:style-name="ce9" office:value-type="string">
            <text:p>Indicates whether the field is for public consultation in Module DesConsultar modul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63];&quot;-&quot;; [$label.C63];&quot;-&quot;; [$label.D63]; &quot;*/&quot;)" office:value-type="string" office:string-value="/*63-DB-EEFieldPublic*/">
            <text:p>/*63-DB-EEFieldPubli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8">
            <text:p>68</text:p>
          </table:table-cell>
          <table:table-cell table:style-name="ce5" office:value-type="string">
            <text:p>fre</text:p>
          </table:table-cell>
          <table:table-cell table:style-name="ce36" office:value-type="string">
            <text:p>L'importation de données</text:p>
          </table:table-cell>
          <table:table-cell table:style-name="ce5" office:value-type="string">
            <text:p><text:s/></text:p>
          </table:table-cell>
          <table:table-cell table:style-name="ce5"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64];&quot;-&quot;; [$label.C64];&quot;-&quot;; [$label.D64]; &quot;*/&quot;)" office:value-type="string" office:string-value="/*68-DB-Import*/">
            <text:p>/*68-DB-Import*/</text:p>
          </table:table-cell>
          <table:table-cell table:number-columns-repeated="247"/>
        </table:table-row>
        <table:table-row table:style-name="ro5">
          <table:table-cell table:style-name="ce4" office:value-type="string">
            <text:p>insert into Dictionary values (</text:p>
          </table:table-cell>
          <table:table-cell table:style-name="ce5" office:value-type="string">
            <text:p>100</text:p>
          </table:table-cell>
          <table:table-cell table:style-name="ce5" office:value-type="string">
            <text:p>fre</text:p>
          </table:table-cell>
          <table:table-cell table:style-name="ce36" office:value-type="string">
            <text:p>De série</text:p>
          </table:table-cell>
          <table:table-cell table:style-name="ce7" office:value-type="string">
            <text:p>No duplicates. Max 40 characters</text:p>
          </table:table-cell>
          <table:table-cell table:style-name="ce14"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2"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65];&quot;-&quot;; [$label.C65];&quot;-&quot;; [$label.D65]; &quot;*/&quot;)" office:value-type="string" office:string-value="/*100-Disaster-Serial*/">
            <text:p>/*100-Disaster-Seri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1</text:p>
          </table:table-cell>
          <table:table-cell table:style-name="ce5" office:value-type="string">
            <text:p>fre</text:p>
          </table:table-cell>
          <table:table-cell table:style-name="ce36" office:value-type="string">
            <text:p>Date de début</text:p>
          </table:table-cell>
          <table:table-cell table:style-name="ce7" office:value-type="string">
            <text:p>Input date in YYYY-MM-DD format</text:p>
          </table:table-cell>
          <table:table-cell table:style-name="ce7" office:value-type="string">
            <text:p>In this field, the year, month and date of the occurrence of the disaster is registered.</text:p>
          </table:table-cell>
          <table:table-cell table:style-name="ce7"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66];&quot;-&quot;; [$label.C66];&quot;-&quot;; [$label.D66]; &quot;*/&quot;)" office:value-type="string" office:string-value="/*101-Disaster-BeginTime*/">
            <text:p>/*101-Disaster-BeginTi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2</text:p>
          </table:table-cell>
          <table:table-cell table:style-name="ce5" office:value-type="string">
            <text:p>fre</text:p>
          </table:table-cell>
          <table:table-cell table:style-name="ce36" office:value-type="string">
            <text:p>Sources</text:p>
          </table:table-cell>
          <table:table-cell table:style-name="ce7" office:value-type="string">
            <text:p>Formatted text</text:p>
          </table:table-cell>
          <table:table-cell table:style-name="ce9"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7"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67];&quot;-&quot;; [$label.C67];&quot;-&quot;; [$label.D67]; &quot;*/&quot;)" office:value-type="string" office:string-value="/*102-Disaster-Source*/">
            <text:p>/*102-Disaster-Sourc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3</text:p>
          </table:table-cell>
          <table:table-cell table:style-name="ce5" office:value-type="string">
            <text:p>fre</text:p>
          </table:table-cell>
          <table:table-cell table:style-name="ce36" office:value-type="string">
            <text:p>Géographie</text:p>
          </table:table-cell>
          <table:table-cell table:style-name="ce7" office:value-type="string">
            <text:p>Select from the lists</text:p>
          </table:table-cell>
          <table:table-cell table:style-name="ce7"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9"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4"/>
        </table:table-row>
        <table:table-row table:style-name="ro3">
          <table:table-cell table:style-name="ce4" office:value-type="string">
            <text:p>insert into Dictionary values (</text:p>
          </table:table-cell>
          <table:table-cell table:style-name="ce5" office:value-type="string">
            <text:p>104</text:p>
          </table:table-cell>
          <table:table-cell table:style-name="ce5" office:value-type="string">
            <text:p>fre</text:p>
          </table:table-cell>
          <table:table-cell table:style-name="ce36" office:value-type="string">
            <text:p>Code Géographie</text:p>
          </table:table-cell>
          <table:table-cell table:style-name="ce7" office:value-type="string">
            <text:p><text:s/></text:p>
          </table:table-cell>
          <table:table-cell table:style-name="ce7" office:value-type="string">
            <text:p>Cartography geographic code</text:p>
          </table:table-cell>
          <table:table-cell table:style-name="Default"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69];&quot;-&quot;; [$label.C69];&quot;-&quot;; [$label.D69]; &quot;*/&quot;)" office:value-type="string" office:string-value="/*104-Geography-Code*/">
            <text:p>/*104-Geography-Co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5</text:p>
          </table:table-cell>
          <table:table-cell table:style-name="ce5" office:value-type="string">
            <text:p>fre</text:p>
          </table:table-cell>
          <table:table-cell table:style-name="ce36" office:value-type="string">
            <text:p>Placer</text:p>
          </table:table-cell>
          <table:table-cell table:style-name="ce7" office:value-type="string">
            <text:p>Descriptive text</text:p>
          </table:table-cell>
          <table:table-cell table:style-name="ce7"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7"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70];&quot;-&quot;; [$label.C70];&quot;-&quot;; [$label.D70]; &quot;*/&quot;)" office:value-type="string" office:string-value="/*105-Disaster-SiteNotes*/">
            <text:p>/*105-Disaster-Sit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6</text:p>
          </table:table-cell>
          <table:table-cell table:style-name="ce5" office:value-type="string">
            <text:p>fre</text:p>
          </table:table-cell>
          <table:table-cell table:style-name="ce36" office:value-type="string">
            <text:p>Latitude</text:p>
          </table:table-cell>
          <table:table-cell table:style-name="ce7" office:value-type="string">
            <text:p>Decimal degrees</text:p>
          </table:table-cell>
          <table:table-cell table:style-name="ce7" office:value-type="string">
            <text:p>Latitude of the specific place where the disaster occurred. Use as reference the system WGS84.</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71];&quot;-&quot;; [$label.C71];&quot;-&quot;; [$label.D71]; &quot;*/&quot;)" office:value-type="string" office:string-value="/*106-Disaster-Latitude*/">
            <text:p>/*106-Disaster-Latitu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7</text:p>
          </table:table-cell>
          <table:table-cell table:style-name="ce5" office:value-type="string">
            <text:p>fre</text:p>
          </table:table-cell>
          <table:table-cell table:style-name="ce36" office:value-type="string">
            <text:p>Longitude</text:p>
          </table:table-cell>
          <table:table-cell table:style-name="ce7" office:value-type="string">
            <text:p>Decimal degrees</text:p>
          </table:table-cell>
          <table:table-cell table:style-name="ce7" office:value-type="string">
            <text:p>Longitude of the specific place where the disaster occurred. Use as reference the system WGS84.</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72];&quot;-&quot;; [$label.C72];&quot;-&quot;; [$label.D72]; &quot;*/&quot;)" office:value-type="string" office:string-value="/*107-Disaster-Longitude*/">
            <text:p>/*107-Disaster-Longitu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8</text:p>
          </table:table-cell>
          <table:table-cell table:style-name="ce5" office:value-type="string">
            <text:p>fre</text:p>
          </table:table-cell>
          <table:table-cell table:style-name="ce36" office:value-type="string">
            <text:p>Enregistrer sous</text:p>
          </table:table-cell>
          <table:table-cell table:style-name="ce7" office:value-type="string">
            <text:p>Select an option</text:p>
          </table:table-cell>
          <table:table-cell table:style-name="ce9" office:value-type="string">
            <text:p>Indicates the future availability of the record, facilitating the process of quality control of the database. Choose an option to save this record.</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73];&quot;-&quot;; [$label.C73];&quot;-&quot;; [$label.D73]; &quot;*/&quot;)" office:value-type="string" office:string-value="/*108-Record|1-Status*/">
            <text:p>/*108-Record|1-Statu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9</text:p>
          </table:table-cell>
          <table:table-cell table:style-name="ce5" office:value-type="string">
            <text:p>fre</text:p>
          </table:table-cell>
          <table:table-cell table:style-name="ce36" office:value-type="string">
            <text:p>Auteur</text:p>
          </table:table-cell>
          <table:table-cell table:style-name="ce7" office:value-type="string">
            <text:p><text:s/></text:p>
          </table:table-cell>
          <table:table-cell table:style-name="ce7" office:value-type="string">
            <text:p>User who created the record.</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74];&quot;-&quot;; [$label.C74];&quot;-&quot;; [$label.D74]; &quot;*/&quot;)" office:value-type="string" office:string-value="/*109-Record|2-Author*/">
            <text:p>/*109-Record|2-Autho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0</text:p>
          </table:table-cell>
          <table:table-cell table:style-name="ce5" office:value-type="string">
            <text:p>fre</text:p>
          </table:table-cell>
          <table:table-cell table:style-name="ce36" office:value-type="string">
            <text:p>Date de création</text:p>
          </table:table-cell>
          <table:table-cell table:style-name="ce7" office:value-type="string">
            <text:p><text:s/></text:p>
          </table:table-cell>
          <table:table-cell table:style-name="ce7" office:value-type="string">
            <text:p>Date of the creation of the record.</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75];&quot;-&quot;; [$label.C75];&quot;-&quot;; [$label.D75]; &quot;*/&quot;)" office:value-type="string" office:string-value="/*110-Record|2-Creation*/">
            <text:p>/*110-Record|2-Cre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1</text:p>
          </table:table-cell>
          <table:table-cell table:style-name="ce5" office:value-type="string">
            <text:p>fre</text:p>
          </table:table-cell>
          <table:table-cell table:style-name="ce36" office:value-type="string">
            <text:p>Mise à jour</text:p>
          </table:table-cell>
          <table:table-cell table:style-name="ce7" office:value-type="string">
            <text:p><text:s/></text:p>
          </table:table-cell>
          <table:table-cell table:style-name="ce9" office:value-type="string">
            <text:p>Latest date on which the record was updated.</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76];&quot;-&quot;; [$label.C76];&quot;-&quot;; [$label.D76]; &quot;*/&quot;)" office:value-type="string" office:string-value="/*111-Record|2-LastUpdate*/">
            <text:p>/*111-Record|2-LastUpdat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2</text:p>
          </table:table-cell>
          <table:table-cell table:style-name="ce5" office:value-type="string">
            <text:p>fre</text:p>
          </table:table-cell>
          <table:table-cell table:style-name="ce36" office:value-type="string">
            <text:p>Evénement</text:p>
          </table:table-cell>
          <table:table-cell table:style-name="ce7" office:value-type="string">
            <text:p>Select from the list</text:p>
          </table:table-cell>
          <table:table-cell table:style-name="ce7"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9"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77];&quot;-&quot;; [$label.C77];&quot;-&quot;; [$label.D77]; &quot;*/&quot;)" office:value-type="string" office:string-value="/*112-Event-Name*/">
            <text:p>/*112-Event-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3</text:p>
          </table:table-cell>
          <table:table-cell table:style-name="ce5" office:value-type="string">
            <text:p>fre</text:p>
          </table:table-cell>
          <table:table-cell table:style-name="ce36" office:value-type="string">
            <text:p>Durée</text:p>
          </table:table-cell>
          <table:table-cell table:style-name="ce7" office:value-type="string">
            <text:p>Number of days</text:p>
          </table:table-cell>
          <table:table-cell table:style-name="ce12"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7" office:value-type="string">
            <text:p>The majority of events may last a few minutes (ie, earthquakes, landslides, flashfloods) or hours (ie, flooding or fires). Events such as droughts or prolonged flooding may last month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78];&quot;-&quot;; [$label.C78];&quot;-&quot;; [$label.D78]; &quot;*/&quot;)" office:value-type="string" office:string-value="/*113-Event-Duration*/">
            <text:p>/*113-Event-Dur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4</text:p>
          </table:table-cell>
          <table:table-cell table:style-name="ce5" office:value-type="string">
            <text:p>fre</text:p>
          </table:table-cell>
          <table:table-cell table:style-name="ce36" office:value-type="string">
            <text:p>Ampleur</text:p>
          </table:table-cell>
          <table:table-cell table:style-name="ce7" office:value-type="string">
            <text:p>Value of magnitude</text:p>
          </table:table-cell>
          <table:table-cell table:style-name="ce7"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7"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79];&quot;-&quot;; [$label.C79];&quot;-&quot;; [$label.D79]; &quot;*/&quot;)" office:value-type="string" office:string-value="/*114-Event-Magnitude*/">
            <text:p>/*114-Event-Magnitude*/</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15</text:p>
          </table:table-cell>
          <table:table-cell table:style-name="ce5" office:value-type="string">
            <text:p>fre</text:p>
          </table:table-cell>
          <table:table-cell table:style-name="ce36" office:value-type="string">
            <text:p>Observation sur l'événement</text:p>
          </table:table-cell>
          <table:table-cell table:style-name="ce7" office:value-type="string">
            <text:p>Text or key words</text:p>
          </table:table-cell>
          <table:table-cell table:style-name="ce7" office:value-type="string">
            <text:p>A brief description of the occurrence of the event. In the case of chain events or simultaneous events, these should also be included in the description.</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80];&quot;-&quot;; [$label.C80];&quot;-&quot;; [$label.D80]; &quot;*/&quot;)" office:value-type="string" office:string-value="/*115-Event-Notes*/">
            <text:p>/*115-Event-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6</text:p>
          </table:table-cell>
          <table:table-cell table:style-name="ce5" office:value-type="string">
            <text:p>fre</text:p>
          </table:table-cell>
          <table:table-cell table:style-name="ce36" office:value-type="string">
            <text:p>Cause</text:p>
          </table:table-cell>
          <table:table-cell table:style-name="ce7" office:value-type="string">
            <text:p>Select from the list</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9"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81];&quot;-&quot;; [$label.C81];&quot;-&quot;; [$label.D81]; &quot;*/&quot;)" office:value-type="string" office:string-value="/*116-Cause-Name*/">
            <text:p>/*116-Cause-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7</text:p>
          </table:table-cell>
          <table:table-cell table:style-name="ce5" office:value-type="string">
            <text:p>fre</text:p>
          </table:table-cell>
          <table:table-cell table:style-name="ce36" office:value-type="string">
            <text:p>Observations sur la cause</text:p>
          </table:table-cell>
          <table:table-cell table:style-name="ce7" office:value-type="string">
            <text:p>Text or key words</text:p>
          </table:table-cell>
          <table:table-cell table:style-name="ce7"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9"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82];&quot;-&quot;; [$label.C82];&quot;-&quot;; [$label.D82]; &quot;*/&quot;)" office:value-type="string" office:string-value="/*117-Cause-Notes*/">
            <text:p>/*117-Caus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8</text:p>
          </table:table-cell>
          <table:table-cell table:style-name="ce5" office:value-type="string">
            <text:p>fre</text:p>
          </table:table-cell>
          <table:table-cell table:style-name="ce36" office:value-type="string">
            <text:p>Décès</text:p>
          </table:table-cell>
          <table:table-cell table:style-name="ce7" office:value-type="string">
            <text:p>Type a number or select from the list</text:p>
          </table:table-cell>
          <table:table-cell table:style-name="ce7"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83];&quot;-&quot;; [$label.C83];&quot;-&quot;; [$label.D83]; &quot;*/&quot;)" office:value-type="string" office:string-value="/*118-Effect|PeopleGood-PeopleDead*/">
            <text:p>/*118-Effect|PeopleGood-PeopleDea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9</text:p>
          </table:table-cell>
          <table:table-cell table:style-name="ce5" office:value-type="string">
            <text:p>fre</text:p>
          </table:table-cell>
          <table:table-cell table:style-name="ce36" office:value-type="string">
            <text:p>Visé</text:p>
          </table:table-cell>
          <table:table-cell table:style-name="ce7" office:value-type="string">
            <text:p>Type a number or select from the list</text:p>
          </table:table-cell>
          <table:table-cell table:style-name="ce9"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84];&quot;-&quot;; [$label.C84];&quot;-&quot;; [$label.D84]; &quot;*/&quot;)" office:value-type="string" office:string-value="/*119-Effect|PeopleGood-PeopleAffected*/">
            <text:p>/*119-Effect|PeopleGood-PeopleAffec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0</text:p>
          </table:table-cell>
          <table:table-cell table:style-name="ce5" office:value-type="string">
            <text:p>fre</text:p>
          </table:table-cell>
          <table:table-cell table:style-name="ce36" office:value-type="string">
            <text:p>Les personnes évacuées</text:p>
          </table:table-cell>
          <table:table-cell table:style-name="ce7" office:value-type="string">
            <text:p>Type a number or select from the list</text:p>
          </table:table-cell>
          <table:table-cell table:style-name="ce9" office:value-type="string">
            <text:p>The number of persons temporarily evacuated from their homes, work places, schools, hospitals, etc. If the information refers to families, calculate the number of people according to available indicator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85];&quot;-&quot;; [$label.C85];&quot;-&quot;; [$label.D85]; &quot;*/&quot;)" office:value-type="string" office:string-value="/*120-Effect|PeopleGood-PeopleEvacuated*/">
            <text:p>/*120-Effect|PeopleGood-PeopleEvacua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1</text:p>
          </table:table-cell>
          <table:table-cell table:style-name="ce5" office:value-type="string">
            <text:p>fre</text:p>
          </table:table-cell>
          <table:table-cell table:style-name="ce36" office:value-type="string">
            <text:p>Manquant</text:p>
          </table:table-cell>
          <table:table-cell table:style-name="ce7" office:value-type="string">
            <text:p>Type a number or select from the list</text:p>
          </table:table-cell>
          <table:table-cell table:style-name="ce9"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86];&quot;-&quot;; [$label.C86];&quot;-&quot;; [$label.D86]; &quot;*/&quot;)" office:value-type="string" office:string-value="/*121-Effect|PeopleGood-PeopleMissing*/">
            <text:p>/*121-Effect|PeopleGood-PeopleMissing*/</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2</text:p>
          </table:table-cell>
          <table:table-cell table:style-name="ce5" office:value-type="string">
            <text:p>fre</text:p>
          </table:table-cell>
          <table:table-cell table:style-name="ce36" office:value-type="string">
            <text:p>Déplacées</text:p>
          </table:table-cell>
          <table:table-cell table:style-name="ce7" office:value-type="string">
            <text:p>Type a number or select from the list</text:p>
          </table:table-cell>
          <table:table-cell table:style-name="ce9" office:value-type="string">
            <text:p>The number of persons who have been moved permanently from their homes to new sites. If the information refers to families, calculate the number of people according to available indicator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87];&quot;-&quot;; [$label.C87];&quot;-&quot;; [$label.D87]; &quot;*/&quot;)" office:value-type="string" office:string-value="/*122-Effect|PeopleGood-PeopleRelocated*/">
            <text:p>/*122-Effect|PeopleGood-PeopleReloca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3</text:p>
          </table:table-cell>
          <table:table-cell table:style-name="ce5" office:value-type="string">
            <text:p>fre</text:p>
          </table:table-cell>
          <table:table-cell table:style-name="ce36" office:value-type="string">
            <text:p>Victimes</text:p>
          </table:table-cell>
          <table:table-cell table:style-name="ce7" office:value-type="string">
            <text:p>Type a number or select from the list</text:p>
          </table:table-cell>
          <table:table-cell table:style-name="ce9"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88];&quot;-&quot;; [$label.C88];&quot;-&quot;; [$label.D88]; &quot;*/&quot;)" office:value-type="string" office:string-value="/*123-Effect|PeopleGood-PeopleHarmed*/">
            <text:p>/*123-Effect|PeopleGood-PeopleHarm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4</text:p>
          </table:table-cell>
          <table:table-cell table:style-name="ce5" office:value-type="string">
            <text:p>fre</text:p>
          </table:table-cell>
          <table:table-cell table:style-name="ce36" office:value-type="string">
            <text:p>Blessés, des malades</text:p>
          </table:table-cell>
          <table:table-cell table:style-name="ce7" office:value-type="string">
            <text:p>Type a number or select from the list</text:p>
          </table:table-cell>
          <table:table-cell table:style-name="ce9"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89];&quot;-&quot;; [$label.C89];&quot;-&quot;; [$label.D89]; &quot;*/&quot;)" office:value-type="string" office:string-value="/*124-Effect|PeopleGood-PeopleInjured*/">
            <text:p>/*124-Effect|PeopleGood-PeopleInjur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5</text:p>
          </table:table-cell>
          <table:table-cell table:style-name="ce5" office:value-type="string">
            <text:p>fre</text:p>
          </table:table-cell>
          <table:table-cell table:style-name="ce36" office:value-type="string">
            <text:p>Foyers touchés</text:p>
          </table:table-cell>
          <table:table-cell table:style-name="ce7" office:value-type="string">
            <text:p>Type a number or select from the list</text:p>
          </table:table-cell>
          <table:table-cell table:style-name="ce7" office:value-type="string">
            <text:p>The number of homes with minor damage, not structural or architectural, which may continue being lived in, although they may require some repair or cleaning.</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90];&quot;-&quot;; [$label.C90];&quot;-&quot;; [$label.D90]; &quot;*/&quot;)" office:value-type="string" office:string-value="/*125-Effect|PeopleGood-HousesAffected*/">
            <text:p>/*125-Effect|PeopleGood-HousesAffec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6</text:p>
          </table:table-cell>
          <table:table-cell table:style-name="ce5" office:value-type="string">
            <text:p>fre</text:p>
          </table:table-cell>
          <table:table-cell table:style-name="ce36" office:value-type="string">
            <text:p>Maisons détruites</text:p>
          </table:table-cell>
          <table:table-cell table:style-name="ce7" office:value-type="string">
            <text:p>Type a number or select from the list</text:p>
          </table:table-cell>
          <table:table-cell table:style-name="ce7" office:value-type="string">
            <text:p>The number of homes levelled, buried, collapsed or damaged to the extent that they are no longer habitable.</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91];&quot;-&quot;; [$label.C91];&quot;-&quot;; [$label.D91]; &quot;*/&quot;)" office:value-type="string" office:string-value="/*126-Effect|PeopleGood-HousesDestroyed*/">
            <text:p>/*126-Effect|PeopleGood-HousesDestroy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7</text:p>
          </table:table-cell>
          <table:table-cell table:style-name="ce5" office:value-type="string">
            <text:p>fre</text:p>
          </table:table-cell>
          <table:table-cell table:style-name="ce36" office:value-type="string">
            <text:p>Perte de valeur $</text:p>
          </table:table-cell>
          <table:table-cell table:style-name="ce7" office:value-type="string">
            <text:p>Amount in local currency</text:p>
          </table:table-cell>
          <table:table-cell table:style-name="ce7" office:value-type="string">
            <text:p>Sum of losses directly caused by the disaster in local currency.</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92];&quot;-&quot;; [$label.C92];&quot;-&quot;; [$label.D92]; &quot;*/&quot;)" office:value-type="string" office:string-value="/*127-Effect|Economic-LossesValueLocal*/">
            <text:p>/*127-Effect|Economic-LossesValueLoc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8</text:p>
          </table:table-cell>
          <table:table-cell table:style-name="ce5" office:value-type="string">
            <text:p>fre</text:p>
          </table:table-cell>
          <table:table-cell table:style-name="ce36" office:value-type="string">
            <text:p>Perte de valeur US $</text:p>
          </table:table-cell>
          <table:table-cell table:style-name="ce7" office:value-type="string">
            <text:p>Amount in US dollars.</text:p>
          </table:table-cell>
          <table:table-cell table:style-name="ce7" office:value-type="string">
            <text:p>The equivalent in dollars (US$) of the value of losses in local currency, according to the exchange rate on the date of the disaster. This figure is useful for comparative evaluations between database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93];&quot;-&quot;; [$label.C93];&quot;-&quot;; [$label.D93]; &quot;*/&quot;)" office:value-type="string" office:string-value="/*128-Effect|Economic-LossesValueUSD*/">
            <text:p>/*128-Effect|Economic-LossesValueUS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9</text:p>
          </table:table-cell>
          <table:table-cell table:style-name="ce5" office:value-type="string">
            <text:p>fre</text:p>
          </table:table-cell>
          <table:table-cell table:style-name="ce36" office:value-type="string">
            <text:p>Du secteur de la santé</text:p>
          </table:table-cell>
          <table:table-cell table:style-name="ce7" office:value-type="string">
            <text:p>Quantity</text:p>
          </table:table-cell>
          <table:table-cell table:style-name="ce7" office:value-type="string">
            <text:p>The number of health centres, clinics, local and regional hospitals destroyed and directly or indirectly affected by the disaster.</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0</text:p>
          </table:table-cell>
          <table:table-cell table:style-name="ce5" office:value-type="string">
            <text:p>fre</text:p>
          </table:table-cell>
          <table:table-cell table:style-name="ce36" office:value-type="string">
            <text:p>Centres éducatifs</text:p>
          </table:table-cell>
          <table:table-cell table:style-name="ce7" office:value-type="string">
            <text:p>Quantity</text:p>
          </table:table-cell>
          <table:table-cell table:style-name="ce7"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1</text:p>
          </table:table-cell>
          <table:table-cell table:style-name="ce5" office:value-type="string">
            <text:p>fre</text:p>
          </table:table-cell>
          <table:table-cell table:style-name="ce36" office:value-type="string">
            <text:p>Cultures et de bois (Ha)</text:p>
          </table:table-cell>
          <table:table-cell table:style-name="ce7" office:value-type="string">
            <text:p>Quantity</text:p>
          </table:table-cell>
          <table:table-cell table:style-name="ce7" office:value-type="string">
            <text:p>The amount of cultivated or pastoral land or woods destroyed or affected. If the information exists in another measurement, it should be converted to hectare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2</text:p>
          </table:table-cell>
          <table:table-cell table:style-name="ce5" office:value-type="string">
            <text:p>fre</text:p>
          </table:table-cell>
          <table:table-cell table:style-name="ce36" office:value-type="string">
            <text:p>Bétail</text:p>
          </table:table-cell>
          <table:table-cell table:style-name="ce7" office:value-type="string">
            <text:p>Quantity</text:p>
          </table:table-cell>
          <table:table-cell table:style-name="ce9" office:value-type="string">
            <text:p>The number of animals lost (bovine, pig, ovine, poultry) regardless of the type of event (flood, drought, epidemic, etc).</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3</text:p>
          </table:table-cell>
          <table:table-cell table:style-name="ce5" office:value-type="string">
            <text:p>fre</text:p>
          </table:table-cell>
          <table:table-cell table:style-name="ce36" office:value-type="string">
            <text:p>Routes touchés</text:p>
          </table:table-cell>
          <table:table-cell table:style-name="ce7" office:value-type="string">
            <text:p>Quantity</text:p>
          </table:table-cell>
          <table:table-cell table:style-name="ce9" office:value-type="string">
            <text:p>The length of transport networks destroyed and/or rendered unusable, in metre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98];&quot;-&quot;; [$label.C98];&quot;-&quot;; [$label.D98]; &quot;*/&quot;)" office:value-type="string" office:string-value="/*133-Effect|Affected|SectorTransport-Roads*/">
            <text:p>/*133-Effect|Affected|SectorTransport-Road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4</text:p>
          </table:table-cell>
          <table:table-cell table:style-name="ce5" office:value-type="string">
            <text:p>fre</text:p>
          </table:table-cell>
          <table:table-cell table:style-name="ce36" office:value-type="string">
            <text:p>Autres pertes</text:p>
          </table:table-cell>
          <table:table-cell table:style-name="ce7" office:value-type="string">
            <text:p>Text</text:p>
          </table:table-cell>
          <table:table-cell table:style-name="ce9"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7"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99];&quot;-&quot;; [$label.C99];&quot;-&quot;; [$label.D99]; &quot;*/&quot;)" office:value-type="string" office:string-value="/*134-Effect|More|SectorOther-OtherLosses*/">
            <text:p>/*134-Effect|More|SectorOther-OtherLosses*/</text:p>
          </table:table-cell>
          <table:table-cell table:number-columns-repeated="247"/>
        </table:table-row>
        <table:table-row table:style-name="ro5">
          <table:table-cell table:style-name="ce4" office:value-type="string">
            <text:p>insert into Dictionary values (</text:p>
          </table:table-cell>
          <table:table-cell table:style-name="ce5" office:value-type="string">
            <text:p>135</text:p>
          </table:table-cell>
          <table:table-cell table:style-name="ce5" office:value-type="string">
            <text:p>fre</text:p>
          </table:table-cell>
          <table:table-cell table:style-name="ce36" office:value-type="string">
            <text:p>Observations sur les effets</text:p>
          </table:table-cell>
          <table:table-cell table:style-name="ce7" office:value-type="string">
            <text:p>Text</text:p>
          </table:table-cell>
          <table:table-cell table:style-name="ce7" office:value-type="string">
            <text:p>Notes or detail about the effects of the disaster. This field should be used to register discrepancies between effect figures when there is more than one source.</text:p>
          </table:table-cell>
          <table:table-cell table:style-name="ce22"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00];&quot;-&quot;; [$label.C100];&quot;-&quot;; [$label.D100]; &quot;*/&quot;)" office:value-type="string" office:string-value="/*135-Effect|More-Notes*/">
            <text:p>/*135-Effect|Mor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6</text:p>
          </table:table-cell>
          <table:table-cell table:style-name="ce5" office:value-type="string">
            <text:p>fre</text:p>
          </table:table-cell>
          <table:table-cell table:style-name="ce36" office:value-type="string">
            <text:p>Transport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7"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01];&quot;-&quot;; [$label.C101];&quot;-&quot;; [$label.D101]; &quot;*/&quot;)" office:value-type="string" office:string-value="/*136-Sector-Transport*/">
            <text:p>/*136-Sector-Transpor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7</text:p>
          </table:table-cell>
          <table:table-cell table:style-name="ce5" office:value-type="string">
            <text:p>fre</text:p>
          </table:table-cell>
          <table:table-cell table:style-name="ce36" office:value-type="string">
            <text:p>Communication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02];&quot;-&quot;; [$label.C102];&quot;-&quot;; [$label.D102]; &quot;*/&quot;)" office:value-type="string" office:string-value="/*137-Sector-Communications*/">
            <text:p>/*137-Sector-Communications*/</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38</text:p>
          </table:table-cell>
          <table:table-cell table:style-name="ce5" office:value-type="string">
            <text:p>fre</text:p>
          </table:table-cell>
          <table:table-cell table:style-name="ce36" office:value-type="string">
            <text:p>Organisation d'aide installation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03];&quot;-&quot;; [$label.C103];&quot;-&quot;; [$label.D103]; &quot;*/&quot;)" office:value-type="string" office:string-value="/*138-Sector-Relief*/">
            <text:p>/*138-Sector-Relief*/</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9</text:p>
          </table:table-cell>
          <table:table-cell table:style-name="ce5" office:value-type="string">
            <text:p>fre</text:p>
          </table:table-cell>
          <table:table-cell table:style-name="ce36" office:value-type="string">
            <text:p>L'agriculture et la pêche</text:p>
          </table:table-cell>
          <table:table-cell table:style-name="ce7" office:value-type="string">
            <text:p>Choose an option</text:p>
          </table:table-cell>
          <table:table-cell table:style-name="ce9" office:value-type="string">
            <text:p>Qualitative field in the database. It has two options: Affected or Not Affected. It relates to damaged to the Agriculture and Fishing sector: crops, granaries, pastoral zone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04];&quot;-&quot;; [$label.C104];&quot;-&quot;; [$label.D104]; &quot;*/&quot;)" office:value-type="string" office:string-value="/*139-Sector-Agricultural*/">
            <text:p>/*139-Sector-Agricultu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0</text:p>
          </table:table-cell>
          <table:table-cell table:style-name="ce5" office:value-type="string">
            <text:p>fre</text:p>
          </table:table-cell>
          <table:table-cell table:style-name="ce36" office:value-type="string">
            <text:p>Aqueduc</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05];&quot;-&quot;; [$label.C105];&quot;-&quot;; [$label.D105]; &quot;*/&quot;)" office:value-type="string" office:string-value="/*140-Sector-WaterSupply*/">
            <text:p>/*140-Sector-WaterSupply*/</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41</text:p>
          </table:table-cell>
          <table:table-cell table:style-name="ce5" office:value-type="string">
            <text:p>fre</text:p>
          </table:table-cell>
          <table:table-cell table:style-name="ce36" office:value-type="string">
            <text:p>D'épuration des eaux usée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sewage sector: sewage systems and treatment plant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06];&quot;-&quot;; [$label.C106];&quot;-&quot;; [$label.D106]; &quot;*/&quot;)" office:value-type="string" office:string-value="/*141-Sector-Sewerage*/">
            <text:p>/*141-Sector-Sewerag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2</text:p>
          </table:table-cell>
          <table:table-cell table:style-name="ce5" office:value-type="string">
            <text:p>fre</text:p>
          </table:table-cell>
          <table:table-cell table:style-name="ce36" office:value-type="string">
            <text:p>L'éducation</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07];&quot;-&quot;; [$label.C107];&quot;-&quot;; [$label.D107]; &quot;*/&quot;)" office:value-type="string" office:string-value="/*142-Sector-Education*/">
            <text:p>/*142-Sector-Educ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3</text:p>
          </table:table-cell>
          <table:table-cell table:style-name="ce5" office:value-type="string">
            <text:p>fre</text:p>
          </table:table-cell>
          <table:table-cell table:style-name="ce36" office:value-type="string">
            <text:p>Énergi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08];&quot;-&quot;; [$label.C108];&quot;-&quot;; [$label.D108]; &quot;*/&quot;)" office:value-type="string" office:string-value="/*143-Sector-Power*/">
            <text:p>/*143-Sector-Powe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4</text:p>
          </table:table-cell>
          <table:table-cell table:style-name="ce5" office:value-type="string">
            <text:p>fre</text:p>
          </table:table-cell>
          <table:table-cell table:style-name="ce36" office:value-type="string">
            <text:p>Industri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Industrial sector: all types and sizes of industry, including agricultural and fishing plant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09];&quot;-&quot;; [$label.C109];&quot;-&quot;; [$label.D109]; &quot;*/&quot;)" office:value-type="string" office:string-value="/*144-Sector-Industry*/">
            <text:p>/*144-Sector-Industr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5</text:p>
          </table:table-cell>
          <table:table-cell table:style-name="ce5" office:value-type="string">
            <text:p>fre</text:p>
          </table:table-cell>
          <table:table-cell table:style-name="ce36" office:value-type="string">
            <text:p>Santé</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10];&quot;-&quot;; [$label.C110];&quot;-&quot;; [$label.D110]; &quot;*/&quot;)" office:value-type="string" office:string-value="/*145-Sector-Health*/">
            <text:p>/*145-Sector-Heal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6</text:p>
          </table:table-cell>
          <table:table-cell table:style-name="ce5" office:value-type="string">
            <text:p>fre</text:p>
          </table:table-cell>
          <table:table-cell table:style-name="ce36" office:value-type="string">
            <text:p>Autre</text:p>
          </table:table-cell>
          <table:table-cell table:style-name="ce7" office:value-type="string">
            <text:p>Choose an option</text:p>
          </table:table-cell>
          <table:table-cell table:style-name="ce9" office:value-type="string">
            <text:p>Qualitative field in the database. It has two options: Affected or Not Affected. It relates to damages which do not correspond to any of the fields in the basic record.</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11];&quot;-&quot;; [$label.C111];&quot;-&quot;; [$label.D111]; &quot;*/&quot;)" office:value-type="string" office:string-value="/*146-Sector-Other*/">
            <text:p>/*146-Sector-Othe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7</text:p>
          </table:table-cell>
          <table:table-cell table:style-name="ce5" office:value-type="string">
            <text:p>fre</text:p>
          </table:table-cell>
          <table:table-cell table:style-name="ce36" office:value-type="string">
            <text:p>Esquisse</text:p>
          </table:table-cell>
          <table:table-cell table:style-name="ce7" office:value-type="string">
            <text:p>Choose an option</text:p>
          </table:table-cell>
          <table:table-cell table:style-name="ce7" office:value-type="string">
            <text:p>This relates to one of the storage states of the record: Record being edited, still incomplete (responsibility of the Feeder).</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12];&quot;-&quot;; [$label.C112];&quot;-&quot;; [$label.D112]; &quot;*/&quot;)" office:value-type="string" office:string-value="/*147-RecordStatus-Draft*/">
            <text:p>/*147-RecordStatus-Draf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8</text:p>
          </table:table-cell>
          <table:table-cell table:style-name="ce5" office:value-type="string">
            <text:p>fre</text:p>
          </table:table-cell>
          <table:table-cell table:style-name="ce36" office:value-type="string">
            <text:p>Pour l'homologation</text:p>
          </table:table-cell>
          <table:table-cell table:style-name="ce7" office:value-type="string">
            <text:p>Choose an option</text:p>
          </table:table-cell>
          <table:table-cell table:style-name="ce7" office:value-type="string">
            <text:p>This relates to one of the storage states of the record: Record ready to be approved (by the supervisor).</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13];&quot;-&quot;; [$label.C113];&quot;-&quot;; [$label.D113]; &quot;*/&quot;)" office:value-type="string" office:string-value="/*148-RecordStatus-Aprobe*/">
            <text:p>/*148-RecordStatus-Aprob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9</text:p>
          </table:table-cell>
          <table:table-cell table:style-name="ce5" office:value-type="string">
            <text:p>fre</text:p>
          </table:table-cell>
          <table:table-cell table:style-name="ce36" office:value-type="string">
            <text:p>Supprimer</text:p>
          </table:table-cell>
          <table:table-cell table:style-name="ce7" office:value-type="string">
            <text:p>Choose an option</text:p>
          </table:table-cell>
          <table:table-cell table:style-name="ce7" office:value-type="string">
            <text:p>This relates to one of the storage states of the record: Record is ready to be deleted (by the supervisor).</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14];&quot;-&quot;; [$label.C114];&quot;-&quot;; [$label.D114]; &quot;*/&quot;)" office:value-type="string" office:string-value="/*149-RecordStatus-Trash*/">
            <text:p>/*149-RecordStatus-Tras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50</text:p>
          </table:table-cell>
          <table:table-cell table:style-name="ce5" office:value-type="string">
            <text:p>fre</text:p>
          </table:table-cell>
          <table:table-cell table:style-name="ce36" office:value-type="string">
            <text:p>Publié</text:p>
          </table:table-cell>
          <table:table-cell table:style-name="ce7" office:value-type="string">
            <text:p>Choose an option</text:p>
          </table:table-cell>
          <table:table-cell table:style-name="ce7" office:value-type="string">
            <text:p>This relates to one of the storage states of the record: Consultation record published. It has been approved by the Supervisor for publication.</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15];&quot;-&quot;; [$label.C115];&quot;-&quot;; [$label.D115]; &quot;*/&quot;)" office:value-type="string" office:string-value="/*150-RecordStatus-Publish*/">
            <text:p>/*150-RecordStatus-Publis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51</text:p>
          </table:table-cell>
          <table:table-cell table:style-name="ce5" office:value-type="string">
            <text:p>fre</text:p>
          </table:table-cell>
          <table:table-cell table:style-name="ce36" office:value-type="string">
            <text:p>Supprimé!</text:p>
          </table:table-cell>
          <table:table-cell table:style-name="ce7" office:value-type="string">
            <text:p>Choose an option</text:p>
          </table:table-cell>
          <table:table-cell table:style-name="ce7" office:value-type="string">
            <text:p>This relates to one of the storage states of the record: Record has been deleted by the Supervisor.</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16];&quot;-&quot;; [$label.C116];&quot;-&quot;; [$label.D116]; &quot;*/&quot;)" office:value-type="string" office:string-value="/*151-RecordStatus-Delete*/">
            <text:p>/*151-RecordStatus-Delet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6</text:p>
          </table:table-cell>
          <table:table-cell table:style-name="ce5" office:value-type="string">
            <text:p>fre</text:p>
          </table:table-cell>
          <table:table-cell table:style-name="ce36" office:value-type="string">
            <text:p>Nombre de rapports</text:p>
          </table:table-cell>
          <table:table-cell table:style-name="ce9" office:value-type="string">
            <text:p>Number of reports which coincide with the consultation</text:p>
          </table:table-cell>
          <table:table-cell table:style-name="ce9" office:value-type="string">
            <text:p>Number of reports which coincide with the consultation</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17];&quot;-&quot;; [$label.C117];&quot;-&quot;; [$label.D117]; &quot;*/&quot;)" office:value-type="string" office:string-value="/*206-Data-DisasterId_*/">
            <text:p>/*206-Data-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7</text:p>
          </table:table-cell>
          <table:table-cell table:style-name="ce5" office:value-type="string">
            <text:p>fre</text:p>
          </table:table-cell>
          <table:table-cell table:style-name="ce36" office:value-type="string">
            <text:p>Type de graphique</text:p>
          </table:table-cell>
          <table:table-cell table:style-name="ce7" office:value-type="string">
            <text:p>Select a graphic type</text:p>
          </table:table-cell>
          <table:table-cell table:style-name="ce7" office:value-type="string">
            <text:p>The types of graphics available are: temporal histograms, seasonal and comparative graph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18];&quot;-&quot;; [$label.C118];&quot;-&quot;; [$label.D118]; &quot;*/&quot;)" office:value-type="string" office:string-value="/*207-Graph-Type*/">
            <text:p>/*207-Graph-Typ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8</text:p>
          </table:table-cell>
          <table:table-cell table:style-name="ce5" office:value-type="string">
            <text:p>fre</text:p>
          </table:table-cell>
          <table:table-cell table:style-name="ce36" office:value-type="string">
            <text:p>Temporal</text:p>
          </table:table-cell>
          <table:table-cell table:style-name="ce12" office:value-type="string">
            <text:p><text:span text:style-name="T1">Bar or line histogram. </text:span><text:span text:style-name="T2">The x axis corresponds to time and the Y axis to the effect</text:span></text:p>
          </table:table-cell>
          <table:table-cell table:style-name="ce9"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19];&quot;-&quot;; [$label.C119];&quot;-&quot;; [$label.D119]; &quot;*/&quot;)" office:value-type="string" office:string-value="/*208-Graph-HisTemporal*/">
            <text:p>/*208-Graph-His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9</text:p>
          </table:table-cell>
          <table:table-cell table:style-name="ce5" office:value-type="string">
            <text:p>fre</text:p>
          </table:table-cell>
          <table:table-cell table:style-name="ce36" office:value-type="string">
            <text:p>Compétition / temporelle</text:p>
          </table:table-cell>
          <table:table-cell table:style-name="ce9" office:value-type="string">
            <text:p>The same as the temporal histogram, it discriminates between events on the x axis.</text:p>
          </table:table-cell>
          <table:table-cell table:style-name="ce9"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20];&quot;-&quot;; [$label.C120];&quot;-&quot;; [$label.D120]; &quot;*/&quot;)" office:value-type="string" office:string-value="/*209-Graph-HisEveTemporal*/">
            <text:p>/*209-Graph-HisEve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0</text:p>
          </table:table-cell>
          <table:table-cell table:style-name="ce5" office:value-type="string">
            <text:p>fre</text:p>
          </table:table-cell>
          <table:table-cell table:style-name="ce36" office:value-type="string">
            <text:p>/ temporelles</text:p>
          </table:table-cell>
          <table:table-cell table:style-name="ce9" office:value-type="string">
            <text:p>The same as the temporal histogram, it discriminates between geographical units on the x axis.</text:p>
          </table:table-cell>
          <table:table-cell table:style-name="ce9"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21];&quot;-&quot;; [$label.C121];&quot;-&quot;; [$label.D121]; &quot;*/&quot;)" office:value-type="string" office:string-value="/*210-Graph-HisGeoTemporal*/">
            <text:p>/*210-Graph-HisGeo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1</text:p>
          </table:table-cell>
          <table:table-cell table:style-name="ce5" office:value-type="string">
            <text:p>fre</text:p>
          </table:table-cell>
          <table:table-cell table:style-name="ce36" office:value-type="string">
            <text:p>Cause / temporelle</text:p>
          </table:table-cell>
          <table:table-cell table:style-name="ce9" office:value-type="string">
            <text:p>Discriminates causes on the X axis.</text:p>
          </table:table-cell>
          <table:table-cell table:style-name="ce9"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22];&quot;-&quot;; [$label.C122];&quot;-&quot;; [$label.D122]; &quot;*/&quot;)" office:value-type="string" office:string-value="/*211-Graph-HisCauTemporal*/">
            <text:p>/*211-Graph-HisCau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2</text:p>
          </table:table-cell>
          <table:table-cell table:style-name="ce5" office:value-type="string">
            <text:p>fre</text:p>
          </table:table-cell>
          <table:table-cell table:style-name="ce36" office:value-type="string">
            <text:p>Par les événements</text:p>
          </table:table-cell>
          <table:table-cell table:style-name="ce9" office:value-type="string">
            <text:p>Compares events in a pie chart, according to the variable.</text:p>
          </table:table-cell>
          <table:table-cell table:style-name="ce9" office:value-type="string">
            <text:p>Comparison of events: Comparative pie chart – of a variable (of effects or number of reports) grouped by selected event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23];&quot;-&quot;; [$label.C123];&quot;-&quot;; [$label.D123]; &quot;*/&quot;)" office:value-type="string" office:string-value="/*212-Graph-ComByEvents*/">
            <text:p>/*212-Graph-ComByEvent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3</text:p>
          </table:table-cell>
          <table:table-cell table:style-name="ce5" office:value-type="string">
            <text:p>fre</text:p>
          </table:table-cell>
          <table:table-cell table:style-name="ce36" office:value-type="string">
            <text:p>Par </text:p>
          </table:table-cell>
          <table:table-cell table:style-name="ce9" office:value-type="string">
            <text:p>Compares geographical units in a pie chart, according to the variable</text:p>
          </table:table-cell>
          <table:table-cell table:style-name="ce9" office:value-type="string">
            <text:p>Comparison of geographical units. Comparative pie chart – of a variable (of effects or number of reports) grouped by selected geographical unit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24];&quot;-&quot;; [$label.C124];&quot;-&quot;; [$label.D124]; &quot;*/&quot;)" office:value-type="string" office:string-value="/*213-Graph-ComByGeography*/">
            <text:p>/*213-Graph-ComByGeograph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4</text:p>
          </table:table-cell>
          <table:table-cell table:style-name="ce5" office:value-type="string">
            <text:p>fre</text:p>
          </table:table-cell>
          <table:table-cell table:style-name="ce36" office:value-type="string">
            <text:p>Par causes</text:p>
          </table:table-cell>
          <table:table-cell table:style-name="ce9" office:value-type="string">
            <text:p>Compares causes in a pie chart, according to the variable</text:p>
          </table:table-cell>
          <table:table-cell table:style-name="ce9" office:value-type="string">
            <text:p>Comparison of causes: Comparative pie chart – of a variable (of effects or number of reports) grouped by selected cause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25];&quot;-&quot;; [$label.C125];&quot;-&quot;; [$label.D125]; &quot;*/&quot;)" office:value-type="string" office:string-value="/*214-Graph-ComByCauses*/">
            <text:p>/*214-Graph-ComByCaus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5</text:p>
          </table:table-cell>
          <table:table-cell table:style-name="ce5" office:value-type="string">
            <text:p>fre</text:p>
          </table:table-cell>
          <table:table-cell table:style-name="ce36" office:value-type="string">
            <text:p>Série</text:p>
          </table:table-cell>
          <table:table-cell table:style-name="ce9" office:value-type="string">
            <text:p>Series of data to be represented (monthly, daily)</text:p>
          </table:table-cell>
          <table:table-cell table:style-name="ce9" office:value-type="string">
            <text:p>Historical series to be represented. For example, the series may be daily or monthly.</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26];&quot;-&quot;; [$label.C126];&quot;-&quot;; [$label.D126]; &quot;*/&quot;)" office:value-type="string" office:string-value="/*215-Graph-Period*/">
            <text:p>/*215-Graph-Perio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6</text:p>
          </table:table-cell>
          <table:table-cell table:style-name="ce5" office:value-type="string">
            <text:p>fre</text:p>
          </table:table-cell>
          <table:table-cell table:style-name="ce36" office:value-type="string">
            <text:p>Saisonnier</text:p>
          </table:table-cell>
          <table:table-cell table:style-name="ce9" office:value-type="string">
            <text:p>Seasonal period to be analyses, eg, annual</text:p>
          </table:table-cell>
          <table:table-cell table:style-name="ce9" office:value-type="string">
            <text:p>Seasonal period or period of interest. For example, annual or monthly</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27];&quot;-&quot;; [$label.C127];&quot;-&quot;; [$label.D127]; &quot;*/&quot;)" office:value-type="string" office:string-value="/*216-Graph-SeaHistogram*/">
            <text:p>/*216-Graph-SeaHistogram*/</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7</text:p>
          </table:table-cell>
          <table:table-cell table:style-name="ce5" office:value-type="string">
            <text:p>fre</text:p>
          </table:table-cell>
          <table:table-cell table:style-name="ce36" office:value-type="string">
            <text:p>Échelle</text:p>
          </table:table-cell>
          <table:table-cell table:style-name="ce10" office:value-type="string">
            <text:p>Y axis scale</text:p>
          </table:table-cell>
          <table:table-cell table:style-name="ce9" office:value-type="string">
            <text:p>Scale used to represent the variable in the vertical or Y axi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28];&quot;-&quot;; [$label.C128];&quot;-&quot;; [$label.D128]; &quot;*/&quot;)" office:value-type="string" office:string-value="/*217-Graph-Scale*/">
            <text:p>/*217-Graph-Scal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8</text:p>
          </table:table-cell>
          <table:table-cell table:style-name="ce5" office:value-type="string">
            <text:p>fre</text:p>
          </table:table-cell>
          <table:table-cell table:style-name="ce36" office:value-type="string">
            <text:p>Apparence</text:p>
          </table:table-cell>
          <table:table-cell table:style-name="ce9" office:value-type="string">
            <text:p>Bi- or tri-dimensional graph</text:p>
          </table:table-cell>
          <table:table-cell table:style-name="ce9" office:value-type="string">
            <text:p>2D or 3D appearance of the graph.</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29];&quot;-&quot;; [$label.C129];&quot;-&quot;; [$label.D129]; &quot;*/&quot;)" office:value-type="string" office:string-value="/*218-Graph-Feel*/">
            <text:p>/*218-Graph-Fee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9</text:p>
          </table:table-cell>
          <table:table-cell table:style-name="ce5" office:value-type="string">
            <text:p>fre</text:p>
          </table:table-cell>
          <table:table-cell table:style-name="ce36" office:value-type="string">
            <text:p>Type</text:p>
          </table:table-cell>
          <table:table-cell table:style-name="ce9" office:value-type="string">
            <text:p>There are three types of graphs: line, bar or pie chart</text:p>
          </table:table-cell>
          <table:table-cell table:style-name="ce9" office:value-type="string">
            <text:p>Representation of values in bar chart, line graph or pie chart.</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30];&quot;-&quot;; [$label.C130];&quot;-&quot;; [$label.D130]; &quot;*/&quot;)" office:value-type="string" office:string-value="/*219-Graph-Kind*/">
            <text:p>/*219-Graph-Kind*/</text:p>
          </table:table-cell>
          <table:table-cell table:number-columns-repeated="247"/>
        </table:table-row>
        <table:table-row table:style-name="ro5">
          <table:table-cell table:style-name="ce4" office:value-type="string">
            <text:p>insert into Dictionary values (</text:p>
          </table:table-cell>
          <table:table-cell table:style-name="ce5" office:value-type="string">
            <text:p>220</text:p>
          </table:table-cell>
          <table:table-cell table:style-name="ce5" office:value-type="string">
            <text:p>fre</text:p>
          </table:table-cell>
          <table:table-cell table:style-name="ce36" office:value-type="string">
            <text:p>Mode</text:p>
          </table:table-cell>
          <table:table-cell table:style-name="ce12" office:value-type="string">
            <text:p><text:span text:style-name="T1">The default mode is normal. </text:span><text:span text:style-name="T2">Display the lower help section for an explanation of other modes.</text:span></text:p>
          </table:table-cell>
          <table:table-cell table:style-name="ce12"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31];&quot;-&quot;; [$label.C131];&quot;-&quot;; [$label.D131]; &quot;*/&quot;)" office:value-type="string" office:string-value="/*220-Graph-Mode*/">
            <text:p>/*220-Graph-Mo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1</text:p>
          </table:table-cell>
          <table:table-cell table:style-name="ce5" office:value-type="string">
            <text:p>fre</text:p>
          </table:table-cell>
          <table:table-cell table:style-name="ce36" office:value-type="string">
            <text:p>Données iconographiques</text:p>
          </table:table-cell>
          <table:table-cell table:style-name="ce9" office:value-type="string">
            <text:p>If you wish each value represented in the graph to appear explicitly</text:p>
          </table:table-cell>
          <table:table-cell table:style-name="ce9" office:value-type="string">
            <text:p>See or don’t see the values in the graph.</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32];&quot;-&quot;; [$label.C132];&quot;-&quot;; [$label.D132]; &quot;*/&quot;)" office:value-type="string" office:string-value="/*221-Graph-Show*/">
            <text:p>/*221-Graph-Show*/</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2</text:p>
          </table:table-cell>
          <table:table-cell table:style-name="ce5" office:value-type="string">
            <text:p>fre</text:p>
          </table:table-cell>
          <table:table-cell table:style-name="ce36" office:value-type="string">
            <text:p>Variable du graphique</text:p>
          </table:table-cell>
          <table:table-cell table:style-name="ce12" office:value-type="string">
            <text:p><text:span text:style-name="T1">Principle variable of the graph. </text:span><text:span text:style-name="T2">For example, graph of homes destroyed.</text:span></text:p>
          </table:table-cell>
          <table:table-cell table:style-name="ce9" office:value-type="string">
            <text:p><text: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33];&quot;-&quot;; [$label.C133];&quot;-&quot;; [$label.D133]; &quot;*/&quot;)" office:value-type="string" office:string-value="/*222-Graph-Field*/">
            <text:p>/*222-Graph-Fiel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3</text:p>
          </table:table-cell>
          <table:table-cell table:style-name="ce5" office:value-type="string">
            <text:p>fre</text:p>
          </table:table-cell>
          <table:table-cell table:style-name="ce36" office:value-type="string">
            <text:p>Nombre de rapports</text:p>
          </table:table-cell>
          <table:table-cell table:style-name="ce9" office:value-type="string">
            <text:p>Number of reports which coincide with the consultation</text:p>
          </table:table-cell>
          <table:table-cell table:style-name="ce9" office:value-type="string">
            <text:p>Number of reports which coincide with the consultation</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34];&quot;-&quot;; [$label.C134];&quot;-&quot;; [$label.D134]; &quot;*/&quot;)" office:value-type="string" office:string-value="/*223-Graph-DisasterId_*/">
            <text:p>/*223-Graph-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4</text:p>
          </table:table-cell>
          <table:table-cell table:style-name="ce5" office:value-type="string">
            <text:p>fre</text:p>
          </table:table-cell>
          <table:table-cell table:style-name="ce36" office:value-type="string">
            <text:p>Evénement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35];&quot;-&quot;; [$label.C135];&quot;-&quot;; [$label.D135]; &quot;*/&quot;)" office:value-type="string" office:string-value="/*224-Graph-EventName*/">
            <text:p>/*224-Graph-Event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5</text:p>
          </table:table-cell>
          <table:table-cell table:style-name="ce5" office:value-type="string">
            <text:p>fre</text:p>
          </table:table-cell>
          <table:table-cell table:style-name="ce36" office:value-type="string">
            <text:p>Cause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36];&quot;-&quot;; [$label.C136];&quot;-&quot;; [$label.D136]; &quot;*/&quot;)" office:value-type="string" office:string-value="/*225-Graph-CauseName*/">
            <text:p>/*225-Graph-Cause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6</text:p>
          </table:table-cell>
          <table:table-cell table:style-name="ce5" office:value-type="string">
            <text:p>fre</text:p>
          </table:table-cell>
          <table:table-cell table:style-name="ce36" office:value-type="string">
            <text:p>Année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37];&quot;-&quot;; [$label.C137];&quot;-&quot;; [$label.D137]; &quot;*/&quot;)" office:value-type="string" office:string-value="/*226-Graph-DisasterBeginTime_YEAR*/">
            <text:p>/*226-Graph-DisasterBeginTime_YEA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7</text:p>
          </table:table-cell>
          <table:table-cell table:style-name="ce5" office:value-type="string">
            <text:p>fre</text:p>
          </table:table-cell>
          <table:table-cell table:style-name="ce36" office:value-type="string">
            <text:p>Moi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38];&quot;-&quot;; [$label.C138];&quot;-&quot;; [$label.D138]; &quot;*/&quot;)" office:value-type="string" office:string-value="/*227-Graph-DisasterBeginTime_MONTH*/">
            <text:p>/*227-Graph-DisasterBeginTime_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8</text:p>
          </table:table-cell>
          <table:table-cell table:style-name="ce5" office:value-type="string">
            <text:p>fre</text:p>
          </table:table-cell>
          <table:table-cell table:style-name="ce36" office:value-type="string">
            <text:p>Semaine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39];&quot;-&quot;; [$label.C139];&quot;-&quot;; [$label.D139]; &quot;*/&quot;)" office:value-type="string" office:string-value="/*228-Graph-DisasterBeginTime_WEEK*/">
            <text:p>/*228-Graph-DisasterBeginTime_WEE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9</text:p>
          </table:table-cell>
          <table:table-cell table:style-name="ce5" office:value-type="string">
            <text:p>fre</text:p>
          </table:table-cell>
          <table:table-cell table:style-name="ce36" office:value-type="string">
            <text:p>Jour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40];&quot;-&quot;; [$label.C140];&quot;-&quot;; [$label.D140]; &quot;*/&quot;)" office:value-type="string" office:string-value="/*229-Graph-DisasterBeginTime_DAY*/">
            <text:p>/*229-Graph-DisasterBeginTime_D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0</text:p>
          </table:table-cell>
          <table:table-cell table:style-name="ce5" office:value-type="string">
            <text:p>fre</text:p>
          </table:table-cell>
          <table:table-cell table:style-name="ce36" office:value-type="string">
            <text:p>Siècle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41];&quot;-&quot;; [$label.C141];&quot;-&quot;; [$label.D141]; &quot;*/&quot;)" office:value-type="string" office:string-value="/*230-Graph-DisasterBeginTime_YMONTH*/">
            <text:p>/*230-Graph-DisasterBeginTime_Y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1</text:p>
          </table:table-cell>
          <table:table-cell table:style-name="ce5" office:value-type="string">
            <text:p>fre</text:p>
          </table:table-cell>
          <table:table-cell table:style-name="ce36" office:value-type="string">
            <text:p>XX</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42];&quot;-&quot;; [$label.C142];&quot;-&quot;; [$label.D142]; &quot;*/&quot;)" office:value-type="string" office:string-value="/*231-Graph-DisasterBeginTime_YWEEK*/">
            <text:p>/*231-Graph-DisasterBeginTime_YWEE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2</text:p>
          </table:table-cell>
          <table:table-cell table:style-name="ce5" office:value-type="string">
            <text:p>fre</text:p>
          </table:table-cell>
          <table:table-cell table:style-name="ce36" office:value-type="string">
            <text:p>Décennie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43];&quot;-&quot;; [$label.C143];&quot;-&quot;; [$label.D143]; &quot;*/&quot;)" office:value-type="string" office:string-value="/*232-Graph-DisasterBeginTime_YDAY*/">
            <text:p>/*232-Graph-DisasterBeginTime_YD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3</text:p>
          </table:table-cell>
          <table:table-cell table:style-name="ce5" office:value-type="string">
            <text:p>fre</text:p>
          </table:table-cell>
          <table:table-cell table:style-name="ce36" office:value-type="string">
            <text:p>Janvier</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44];&quot;-&quot;; [$label.C144];&quot;-&quot;; [$label.D144]; &quot;*/&quot;)" office:value-type="string" office:string-value="/*233-Graph-Month01*/">
            <text:p>/*233-Graph-Month01*/</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4</text:p>
          </table:table-cell>
          <table:table-cell table:style-name="ce5" office:value-type="string">
            <text:p>fre</text:p>
          </table:table-cell>
          <table:table-cell table:style-name="ce36" office:value-type="string">
            <text:p>Février</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45];&quot;-&quot;; [$label.C145];&quot;-&quot;; [$label.D145]; &quot;*/&quot;)" office:value-type="string" office:string-value="/*234-Graph-Month02*/">
            <text:p>/*234-Graph-Month02*/</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5</text:p>
          </table:table-cell>
          <table:table-cell table:style-name="ce5" office:value-type="string">
            <text:p>fre</text:p>
          </table:table-cell>
          <table:table-cell table:style-name="ce36" office:value-type="string">
            <text:p>Mar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46];&quot;-&quot;; [$label.C146];&quot;-&quot;; [$label.D146]; &quot;*/&quot;)" office:value-type="string" office:string-value="/*235-Graph-Month03*/">
            <text:p>/*235-Graph-Month03*/</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6</text:p>
          </table:table-cell>
          <table:table-cell table:style-name="ce5" office:value-type="string">
            <text:p>fre</text:p>
          </table:table-cell>
          <table:table-cell table:style-name="ce36" office:value-type="string">
            <text:p>Avril</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47];&quot;-&quot;; [$label.C147];&quot;-&quot;; [$label.D147]; &quot;*/&quot;)" office:value-type="string" office:string-value="/*236-Graph-Month04*/">
            <text:p>/*236-Graph-Month04*/</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7</text:p>
          </table:table-cell>
          <table:table-cell table:style-name="ce5" office:value-type="string">
            <text:p>fre</text:p>
          </table:table-cell>
          <table:table-cell table:style-name="ce36" office:value-type="string">
            <text:p>mai</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48];&quot;-&quot;; [$label.C148];&quot;-&quot;; [$label.D148]; &quot;*/&quot;)" office:value-type="string" office:string-value="/*237-Graph-Month05*/">
            <text:p>/*237-Graph-Month05*/</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8</text:p>
          </table:table-cell>
          <table:table-cell table:style-name="ce5" office:value-type="string">
            <text:p>fre</text:p>
          </table:table-cell>
          <table:table-cell table:style-name="ce36" office:value-type="string">
            <text:p>Juin</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49];&quot;-&quot;; [$label.C149];&quot;-&quot;; [$label.D149]; &quot;*/&quot;)" office:value-type="string" office:string-value="/*238-Graph-Month06*/">
            <text:p>/*238-Graph-Month06*/</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9</text:p>
          </table:table-cell>
          <table:table-cell table:style-name="ce5" office:value-type="string">
            <text:p>fre</text:p>
          </table:table-cell>
          <table:table-cell table:style-name="ce36" office:value-type="string">
            <text:p>Juillet</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50];&quot;-&quot;; [$label.C150];&quot;-&quot;; [$label.D150]; &quot;*/&quot;)" office:value-type="string" office:string-value="/*239-Graph-Month07*/">
            <text:p>/*239-Graph-Month07*/</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0</text:p>
          </table:table-cell>
          <table:table-cell table:style-name="ce5" office:value-type="string">
            <text:p>fre</text:p>
          </table:table-cell>
          <table:table-cell table:style-name="ce36" office:value-type="string">
            <text:p>Août</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51];&quot;-&quot;; [$label.C151];&quot;-&quot;; [$label.D151]; &quot;*/&quot;)" office:value-type="string" office:string-value="/*240-Graph-Month08*/">
            <text:p>/*240-Graph-Month08*/</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1</text:p>
          </table:table-cell>
          <table:table-cell table:style-name="ce5" office:value-type="string">
            <text:p>fre</text:p>
          </table:table-cell>
          <table:table-cell table:style-name="ce36" office:value-type="string">
            <text:p>Sep</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52];&quot;-&quot;; [$label.C152];&quot;-&quot;; [$label.D152]; &quot;*/&quot;)" office:value-type="string" office:string-value="/*241-Graph-Month09*/">
            <text:p>/*241-Graph-Month09*/</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2</text:p>
          </table:table-cell>
          <table:table-cell table:style-name="ce5" office:value-type="string">
            <text:p>fre</text:p>
          </table:table-cell>
          <table:table-cell table:style-name="ce36" office:value-type="string">
            <text:p>Octobre</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53];&quot;-&quot;; [$label.C153];&quot;-&quot;; [$label.D153]; &quot;*/&quot;)" office:value-type="string" office:string-value="/*242-Graph-Month10*/">
            <text:p>/*242-Graph-Month10*/</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3</text:p>
          </table:table-cell>
          <table:table-cell table:style-name="ce5" office:value-type="string">
            <text:p>fre</text:p>
          </table:table-cell>
          <table:table-cell table:style-name="ce36" office:value-type="string">
            <text:p>Novembre</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54];&quot;-&quot;; [$label.C154];&quot;-&quot;; [$label.D154]; &quot;*/&quot;)" office:value-type="string" office:string-value="/*243-Graph-Month11*/">
            <text:p>/*243-Graph-Month11*/</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4</text:p>
          </table:table-cell>
          <table:table-cell table:style-name="ce5" office:value-type="string">
            <text:p>fre</text:p>
          </table:table-cell>
          <table:table-cell table:style-name="ce36" office:value-type="string">
            <text:p>Décembre</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55];&quot;-&quot;; [$label.C155];&quot;-&quot;; [$label.D155]; &quot;*/&quot;)" office:value-type="string" office:string-value="/*244-Graph-Month12*/">
            <text:p>/*244-Graph-Month12*/</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5</text:p>
          </table:table-cell>
          <table:table-cell table:style-name="ce5" office:value-type="string">
            <text:p>fre</text:p>
          </table:table-cell>
          <table:table-cell table:style-name="ce36" office:value-type="string">
            <text:p>Premier niveau</text:p>
          </table:table-cell>
          <table:table-cell table:style-name="ce9" office:value-type="string">
            <text:p>Consolidation variable of the data (first level)</text:p>
          </table:table-cell>
          <table:table-cell table:style-name="ce9"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56];&quot;-&quot;; [$label.C156];&quot;-&quot;; [$label.D156]; &quot;*/&quot;)" office:value-type="string" office:string-value="/*245-Stadist-Firstlev*/">
            <text:p>/*245-Stadist-First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6</text:p>
          </table:table-cell>
          <table:table-cell table:style-name="ce5" office:value-type="string">
            <text:p>fre</text:p>
          </table:table-cell>
          <table:table-cell table:style-name="ce36" office:value-type="string">
            <text:p>Deuxième niveau</text:p>
          </table:table-cell>
          <table:table-cell table:style-name="ce9" office:value-type="string">
            <text:p>Consolidation variable of the data (second level)</text:p>
          </table:table-cell>
          <table:table-cell table:style-name="ce9" office:value-type="string">
            <text:p><text: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57];&quot;-&quot;; [$label.C157];&quot;-&quot;; [$label.D157]; &quot;*/&quot;)" office:value-type="string" office:string-value="/*246-Stadist-Seclev*/">
            <text:p>/*246-Stadist-Sec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7</text:p>
          </table:table-cell>
          <table:table-cell table:style-name="ce5" office:value-type="string">
            <text:p>fre</text:p>
          </table:table-cell>
          <table:table-cell table:style-name="ce36" office:value-type="string">
            <text:p>Troisième niveau</text:p>
          </table:table-cell>
          <table:table-cell table:style-name="ce9" office:value-type="string">
            <text:p>Consolidation variable of the data (third level)</text:p>
          </table:table-cell>
          <table:table-cell table:style-name="ce9" office:value-type="string">
            <text:p>If you require more detail, choose a third level of totalisation.</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58];&quot;-&quot;; [$label.C158];&quot;-&quot;; [$label.D158]; &quot;*/&quot;)" office:value-type="string" office:string-value="/*247-Stadist-Thirlev*/">
            <text:p>/*247-Stadist-Thir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8</text:p>
          </table:table-cell>
          <table:table-cell table:style-name="ce5" office:value-type="string">
            <text:p>fre</text:p>
          </table:table-cell>
          <table:table-cell table:style-name="ce36" office:value-type="string">
            <text:p>Evénement</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59];&quot;-&quot;; [$label.C159];&quot;-&quot;; [$label.D159]; &quot;*/&quot;)" office:value-type="string" office:string-value="/*248-Stadist-EventName*/">
            <text:p>/*248-Stadist-Event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9</text:p>
          </table:table-cell>
          <table:table-cell table:style-name="ce5" office:value-type="string">
            <text:p>fre</text:p>
          </table:table-cell>
          <table:table-cell table:style-name="ce36" office:value-type="string">
            <text:p>Année</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60];&quot;-&quot;; [$label.C160];&quot;-&quot;; [$label.D160]; &quot;*/&quot;)" office:value-type="string" office:string-value="/*249-Stadist-DisasterBeginTime_YEAR*/">
            <text:p>/*249-Stadist-DisasterBeginTime_YEA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0</text:p>
          </table:table-cell>
          <table:table-cell table:style-name="ce5" office:value-type="string">
            <text:p>fre</text:p>
          </table:table-cell>
          <table:table-cell table:style-name="ce36" office:value-type="string">
            <text:p>Année-Mois -</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61];&quot;-&quot;; [$label.C161];&quot;-&quot;; [$label.D161]; &quot;*/&quot;)" office:value-type="string" office:string-value="/*250-Stadist-DisasterId_*/">
            <text:p>/*250-Stadist-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1</text:p>
          </table:table-cell>
          <table:table-cell table:style-name="ce5" office:value-type="string">
            <text:p>fre</text:p>
          </table:table-cell>
          <table:table-cell table:style-name="ce36" office:value-type="string">
            <text:p>Moi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62];&quot;-&quot;; [$label.C162];&quot;-&quot;; [$label.D162]; &quot;*/&quot;)" office:value-type="string" office:string-value="/*251-Stadist-DisasterBeginTime_MONTH*/">
            <text:p>/*251-Stadist-DisasterBeginTime_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2</text:p>
          </table:table-cell>
          <table:table-cell table:style-name="ce5" office:value-type="string">
            <text:p>fre</text:p>
          </table:table-cell>
          <table:table-cell table:style-name="ce36" office:value-type="string">
            <text:p>Cause</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63];&quot;-&quot;; [$label.C163];&quot;-&quot;; [$label.D163]; &quot;*/&quot;)" office:value-type="string" office:string-value="/*252-Stadist-CauseName*/">
            <text:p>/*252-Stadist-Cause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3</text:p>
          </table:table-cell>
          <table:table-cell table:style-name="ce5" office:value-type="string">
            <text:p>fre</text:p>
          </table:table-cell>
          <table:table-cell table:style-name="ce36" office:value-type="string">
            <text:p>Affichage niveau</text:p>
          </table:table-cell>
          <table:table-cell table:style-name="ce10" office:value-type="string">
            <text:p><text:s/></text:p>
          </table:table-cell>
          <table:table-cell table:style-name="ce9" office:value-type="string">
            <text:p>Select the unit of display, within which will be the represented unit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64];&quot;-&quot;; [$label.C164];&quot;-&quot;; [$label.D164]; &quot;*/&quot;)" office:value-type="string" office:string-value="/*253-MapOpt-Display*/">
            <text:p>/*253-MapOpt-Displ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4</text:p>
          </table:table-cell>
          <table:table-cell table:style-name="ce5" office:value-type="string">
            <text:p>fre</text:p>
          </table:table-cell>
          <table:table-cell table:style-name="ce36" office:value-type="string">
            <text:p>Niveau de représentation</text:p>
          </table:table-cell>
          <table:table-cell table:style-name="ce10" office:value-type="string">
            <text:p>Geographic level of map</text:p>
          </table:table-cell>
          <table:table-cell table:style-name="ce12"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65];&quot;-&quot;; [$label.C165];&quot;-&quot;; [$label.D165]; &quot;*/&quot;)" office:value-type="string" office:string-value="/*254-MapOpt-Representation*/">
            <text:p>/*254-MapOpt-Represent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5</text:p>
          </table:table-cell>
          <table:table-cell table:style-name="ce5" office:value-type="string">
            <text:p>fre</text:p>
          </table:table-cell>
          <table:table-cell table:style-name="ce36" office:value-type="string">
            <text:p>Domaine d'identification</text:p>
          </table:table-cell>
          <table:table-cell table:style-name="ce9" office:value-type="string">
            <text:p>Text which appears about the geographical unit</text:p>
          </table:table-cell>
          <table:table-cell table:style-name="ce9" office:value-type="string">
            <text:p>Corresponds to the identification text which accompanies every geographical unit. There are thee options: name of the unit, value represented or display nothing.</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66];&quot;-&quot;; [$label.C166];&quot;-&quot;; [$label.D166]; &quot;*/&quot;)" office:value-type="string" office:string-value="/*255-MapOpt-Area*/">
            <text:p>/*255-MapOpt-Area*/</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6</text:p>
          </table:table-cell>
          <table:table-cell table:style-name="ce5" office:value-type="string">
            <text:p>fre</text:p>
          </table:table-cell>
          <table:table-cell table:style-name="ce36" office:value-type="string">
            <text:p>Carte variable</text:p>
          </table:table-cell>
          <table:table-cell table:style-name="ce9" office:value-type="string">
            <text:p>Variable to be represented on the map</text:p>
          </table:table-cell>
          <table:table-cell table:style-name="ce9" office:value-type="string">
            <text:p>Corresponds to the variable of the base to be represented on the map. For example, Map of Deaths, Map of Houses Destroyed.</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67];&quot;-&quot;; [$label.C167];&quot;-&quot;; [$label.D167]; &quot;*/&quot;)" office:value-type="string" office:string-value="/*256-MapOpt-Field*/">
            <text:p>/*256-MapOpt-Fiel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7</text:p>
          </table:table-cell>
          <table:table-cell table:style-name="ce5" office:value-type="string">
            <text:p>fre</text:p>
          </table:table-cell>
          <table:table-cell table:style-name="ce36" office:value-type="string">
            <text:p>Type de convention</text:p>
          </table:table-cell>
          <table:table-cell table:style-name="ce9" office:value-type="string">
            <text:p>Ranges to represent the map variable</text:p>
          </table:table-cell>
          <table:table-cell table:style-name="ce9" office:value-type="string">
            <text:p>Convention used to identify the range. The colour can be changed by double-clicking on Colour.</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68];&quot;-&quot;; [$label.C168];&quot;-&quot;; [$label.D168]; &quot;*/&quot;)" office:value-type="string" office:string-value="/*257-MapOpt-Convention*/">
            <text:p>/*257-MapOpt-Convention*/</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258</text:p>
          </table:table-cell>
          <table:table-cell table:style-name="ce5" office:value-type="string">
            <text:p>fre</text:p>
          </table:table-cell>
          <table:table-cell table:style-name="ce36" office:value-type="string">
            <text:p>Cuisinières, Légendes et couleurs</text:p>
          </table:table-cell>
          <table:table-cell table:style-name="ce9" office:value-type="string">
            <text:p>Each range has an associated colour on the map</text:p>
          </table:table-cell>
          <table:table-cell table:style-name="ce9" office:value-type="string">
            <text:p>The ranges of the legend which appear by default can be modified according to your criteria or needs.</text:p>
          </table:table-cell>
          <table:table-cell table:style-name="ce23"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69];&quot;-&quot;; [$label.C169];&quot;-&quot;; [$label.D169]; &quot;*/&quot;)" office:value-type="string" office:string-value="/*258-MapOpt-Range*/">
            <text:p>/*258-MapOpt-Rang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9</text:p>
          </table:table-cell>
          <table:table-cell table:style-name="ce5" office:value-type="string">
            <text:p>fre</text:p>
          </table:table-cell>
          <table:table-cell table:style-name="ce36" office:value-type="string">
            <text:p>Nombre de rapport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70];&quot;-&quot;; [$label.C170];&quot;-&quot;; [$label.D170]; &quot;*/&quot;)" office:value-type="string" office:string-value="/*259-MapOpt-DisasterId_*/">
            <text:p>/*259-MapOpt-DisasterId_*/</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00">
            <text:p>400</text:p>
          </table:table-cell>
          <table:table-cell table:style-name="ce5" office:value-type="string">
            <text:p>fre</text:p>
          </table:table-cell>
          <table:table-cell table:style-name="ce36" office:value-type="string">
            <text:p>DesInventar 8</text:p>
          </table:table-cell>
          <table:table-cell table:style-name="ce10" office:value-type="string">
            <text:p><text:s/></text:p>
          </table:table-cell>
          <table:table-cell table:style-name="ce5"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9"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71];&quot;-&quot;; [$label.C171];&quot;-&quot;; [$label.D171]; &quot;*/&quot;)" office:value-type="string" office:string-value="/*400-MainPage-DI8*/">
            <text:p>/*400-MainPage-DI8*/</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1">
            <text:p>401</text:p>
          </table:table-cell>
          <table:table-cell table:style-name="ce5" office:value-type="string">
            <text:p>fre</text:p>
          </table:table-cell>
          <table:table-cell table:style-name="ce36" office:value-type="string">
            <text:p>Qu'est-ce que DesInventar?</text:p>
          </table:table-cell>
          <table:table-cell table:style-name="ce10" office:value-type="string">
            <text:p><text:s/></text:p>
          </table:table-cell>
          <table:table-cell table:style-name="ce5"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72];&quot;-&quot;; [$label.C172];&quot;-&quot;; [$label.D172]; &quot;*/&quot;)" office:value-type="string" office:string-value="/*401-MainPage-whatis*/">
            <text:p>/*401-MainPage-whatis*/</text:p>
          </table:table-cell>
          <table:table-cell table:number-columns-repeated="247"/>
        </table:table-row>
        <table:table-row table:style-name="ro6">
          <table:table-cell table:style-name="ce4" office:value-type="string">
            <text:p>insert into Dictionary values (</text:p>
          </table:table-cell>
          <table:table-cell table:style-name="ce5" office:value-type="float" office:value="402">
            <text:p>402</text:p>
          </table:table-cell>
          <table:table-cell table:style-name="ce5" office:value-type="string">
            <text:p>fre</text:p>
          </table:table-cell>
          <table:table-cell table:style-name="ce36" office:value-type="string">
            <text:p>Crédits</text:p>
          </table:table-cell>
          <table:table-cell table:style-name="ce10" office:value-type="string">
            <text:p><text:s/></text:p>
          </table:table-cell>
          <table:table-cell table:style-name="ce15"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73];&quot;-&quot;; [$label.C173];&quot;-&quot;; [$label.D173]; &quot;*/&quot;)" office:value-type="string" office:string-value="/*402-MainPage-credits*/">
            <text:p>/*402-MainPage-credits*/</text:p>
          </table:table-cell>
          <table:table-cell table:number-columns-repeated="247"/>
        </table:table-row>
        <table:table-row table:style-name="ro7">
          <table:table-cell table:style-name="ce4" office:value-type="string">
            <text:p>insert into Dictionary values (</text:p>
          </table:table-cell>
          <table:table-cell table:style-name="ce5" office:value-type="float" office:value="403">
            <text:p>403</text:p>
          </table:table-cell>
          <table:table-cell table:style-name="ce5" office:value-type="string">
            <text:p>fre</text:p>
          </table:table-cell>
          <table:table-cell table:style-name="ce36" office:value-type="string">
            <text:p>Contactez-nous</text:p>
          </table:table-cell>
          <table:table-cell table:style-name="ce10" office:value-type="string">
            <text:p><text:s/></text:p>
          </table:table-cell>
          <table:table-cell table:style-name="ce16"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74];&quot;-&quot;; [$label.C174];&quot;-&quot;; [$label.D174]; &quot;*/&quot;)" office:value-type="string" office:string-value="/*403-MainPage-contactus*/">
            <text:p>/*403-MainPage-contactus*/</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4">
            <text:p>404</text:p>
          </table:table-cell>
          <table:table-cell table:style-name="ce5" office:value-type="string">
            <text:p>fre</text:p>
          </table:table-cell>
          <table:table-cell table:style-name="ce36" office:value-type="string">
            <text:p>Introduction - Guide DesInventar</text:p>
          </table:table-cell>
          <table:table-cell table:style-name="ce10" office:value-type="string">
            <text:p><text:s/></text:p>
          </table:table-cell>
          <table:table-cell table:style-name="ce17" office:value-type="string">
            <text:p>The Network of Social Studies in the Prevention of Disasters, constituted in 1992, formulated in its Agenda of Research and Organic Constitution that:&lt;br&gt;&lt;br&gt;-<text:span text:style-name="T15">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9" office:value-type="string">
            <text:p><text:span text:style-name="T15">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15">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lt;br&gt;<text:span text:style-name="T15">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75];&quot;-&quot;; [$label.C175];&quot;-&quot;; [$label.D175]; &quot;*/&quot;)" office:value-type="string" office:string-value="/*404-MetGuide-intro*/">
            <text:p>/*404-MetGuide-intro*/</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5">
            <text:p>405</text:p>
          </table:table-cell>
          <table:table-cell table:style-name="ce5" office:value-type="string">
            <text:p>fre</text:p>
          </table:table-cell>
          <table:table-cell table:style-name="ce36" office:value-type="string">
            <text:p>Qu'est-ce que DesInventar?</text:p>
          </table:table-cell>
          <table:table-cell table:style-name="ce8" office:value-type="string">
            <text:p>image</text:p>
          </table:table-cell>
          <table:table-cell table:style-name="ce9" office:value-type="string">
            <text:p>DesInventar is a conceptual and methodological development which deals with disasters of all magnitudes and a diversity of environments: local, national and regional.</text:p>
          </table:table-cell>
          <table:table-cell table:style-name="ce22" office:value-type="string">
            <text:p><text:span text:style-name="T15">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3"> </text:span><text:span text:style-name="T15"><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76];&quot;-&quot;; [$label.C176];&quot;-&quot;; [$label.D176]; &quot;*/&quot;)" office:value-type="string" office:string-value="/*405-MetGuide-whatis*/">
            <text:p>/*405-MetGuide-whati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6">
            <text:p>406</text:p>
          </table:table-cell>
          <table:table-cell table:style-name="ce5" office:value-type="string">
            <text:p>fre</text:p>
          </table:table-cell>
          <table:table-cell table:style-name="ce36" office:value-type="string">
            <text:p>Informations générales</text:p>
          </table:table-cell>
          <table:table-cell table:style-name="ce10" office:value-type="string">
            <text:p>image</text:p>
          </table:table-cell>
          <table:table-cell table:style-name="ce9"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9"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77];&quot;-&quot;; [$label.C177];&quot;-&quot;; [$label.D177]; &quot;*/&quot;)" office:value-type="string" office:string-value="/*406-MetGuide-aboutdesinv*/">
            <text:p>/*406-MetGuide-aboutdesinv*/</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7">
            <text:p>407</text:p>
          </table:table-cell>
          <table:table-cell table:style-name="ce5" office:value-type="string">
            <text:p>fre</text:p>
          </table:table-cell>
          <table:table-cell table:style-name="ce36" office:value-type="string">
            <text:p>Définition d'une base de données</text:p>
          </table:table-cell>
          <table:table-cell table:style-name="ce10" office:value-type="string">
            <text:p>Image</text:p>
          </table:table-cell>
          <table:table-cell table:style-name="ce9"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9"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78];&quot;-&quot;; [$label.C178];&quot;-&quot;; [$label.D178]; &quot;*/&quot;)" office:value-type="string" office:string-value="/*407-MetGuide-regioninfo*/">
            <text:p>/*407-MetGuide-regioninfo*/</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8">
            <text:p>408</text:p>
          </table:table-cell>
          <table:table-cell table:style-name="ce5" office:value-type="string">
            <text:p>fre</text:p>
          </table:table-cell>
          <table:table-cell table:style-name="ce36" office:value-type="string">
            <text:p>Autorisation d'accès</text:p>
          </table:table-cell>
          <table:table-cell table:style-name="ce10" office:value-type="string">
            <text:p>Image</text:p>
          </table:table-cell>
          <table:table-cell table:style-name="ce9"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9"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79];&quot;-&quot;; [$label.C179];&quot;-&quot;; [$label.D179]; &quot;*/&quot;)" office:value-type="string" office:string-value="/*408-MetGuide-regionrol*/">
            <text:p>/*408-MetGuide-regionrol*/</text:p>
          </table:table-cell>
          <table:table-cell table:number-columns-repeated="247"/>
        </table:table-row>
        <table:table-row table:style-name="ro8">
          <table:table-cell table:style-name="ce4" office:value-type="string">
            <text:p>insert into Dictionary values (</text:p>
          </table:table-cell>
          <table:table-cell table:style-name="ce5" office:value-type="float" office:value="409">
            <text:p>409</text:p>
          </table:table-cell>
          <table:table-cell table:style-name="ce5" office:value-type="string">
            <text:p>fre</text:p>
          </table:table-cell>
          <table:table-cell table:style-name="ce36" office:value-type="string">
            <text:p>Définition de la géographie</text:p>
          </table:table-cell>
          <table:table-cell table:style-name="ce10" office:value-type="string">
            <text:p>Image</text:p>
          </table:table-cell>
          <table:table-cell table:style-name="ce41" office:value-type="string">
            <text:p><text:span text:style-name="T15">In order to understand and use the geography in DesInventar, two basic concepts should be kept in mind: the </text:span><text:span text:style-name="T22">resolution</text:span><text:span text:style-name="T15">, which corresponds to the level of spatial detail with which the data should be registered, and which should be the same for all records in the database; and the </text:span><text:span text:style-name="T22">hierarchy of zoning or geographic levels</text:span><text:span text:style-name="T15">, which implies that the highest zoning level (that of the least resolution) includes subordinate levels, until you arrive at the chosen level as a resolution in the database.</text:span></text:p>
          </table:table-cell>
          <table:table-cell table:style-name="ce9"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80];&quot;-&quot;; [$label.C180];&quot;-&quot;; [$label.D180]; &quot;*/&quot;)" office:value-type="string" office:string-value="/*409-MetGuide-geography*/">
            <text:p>/*409-MetGuide-geography*/</text:p>
          </table:table-cell>
          <table:table-cell table:number-columns-repeated="247"/>
        </table:table-row>
        <table:table-row table:style-name="ro8">
          <table:table-cell table:style-name="ce4" office:value-type="string">
            <text:p>insert into Dictionary values (</text:p>
          </table:table-cell>
          <table:table-cell table:style-name="ce5" office:value-type="float" office:value="410">
            <text:p>410</text:p>
          </table:table-cell>
          <table:table-cell table:style-name="ce5" office:value-type="string">
            <text:p>fre</text:p>
          </table:table-cell>
          <table:table-cell table:style-name="ce36" office:value-type="string">
            <text:p>Définition des événements</text:p>
          </table:table-cell>
          <table:table-cell table:style-name="ce10" office:value-type="string">
            <text:p>Image</text:p>
          </table:table-cell>
          <table:table-cell table:style-name="ce42" office:value-type="string">
            <text:p><text:span text:style-name="T15">An event is a phenomenon – natural, socio-natural or technological – which acts as a </text:span><text:span text:style-name="T16">detonator</text:span><text:span text:style-name="T15">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4"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15">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15">,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6">Predefined Events</text:span><text:span text:style-name="T15">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81];&quot;-&quot;; [$label.C181];&quot;-&quot;; [$label.D181]; &quot;*/&quot;)" office:value-type="string" office:string-value="/*410-MetGuide-events*/">
            <text:p>/*410-MetGuide-events*/</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11">
            <text:p>411</text:p>
          </table:table-cell>
          <table:table-cell table:style-name="ce5" office:value-type="string">
            <text:p>fre</text:p>
          </table:table-cell>
          <table:table-cell table:style-name="ce36" office:value-type="string">
            <text:p>Définition des causes</text:p>
          </table:table-cell>
          <table:table-cell table:style-name="ce10" office:value-type="string">
            <text:p>Image</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5"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15">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15">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82];&quot;-&quot;; [$label.C182];&quot;-&quot;; [$label.D182]; &quot;*/&quot;)" office:value-type="string" office:string-value="/*411-MetGuide-causes*/">
            <text:p>/*411-MetGuide-cause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2">
            <text:p>412</text:p>
          </table:table-cell>
          <table:table-cell table:style-name="ce5" office:value-type="string">
            <text:p>fre</text:p>
          </table:table-cell>
          <table:table-cell table:style-name="ce36" office:value-type="string">
            <text:p>D'autres effets</text:p>
          </table:table-cell>
          <table:table-cell table:style-name="ce10" office:value-type="string">
            <text:p>Image</text:p>
          </table:table-cell>
          <table:table-cell table:style-name="ce9"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9"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83];&quot;-&quot;; [$label.C183];&quot;-&quot;; [$label.D183]; &quot;*/&quot;)" office:value-type="string" office:string-value="/*412-MetGuide-extraeffects*/">
            <text:p>/*412-MetGuide-extraeffects*/</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13">
            <text:p>413</text:p>
          </table:table-cell>
          <table:table-cell table:style-name="ce5" office:value-type="string">
            <text:p>fre</text:p>
          </table:table-cell>
          <table:table-cell table:style-name="ce36" office:value-type="string">
            <text:p>Définition des effets de base</text:p>
          </table:table-cell>
          <table:table-cell table:style-name="ce10" office:value-type="string">
            <text:p>Image</text:p>
          </table:table-cell>
          <table:table-cell table:style-name="ce9" office:value-type="string">
            <text:p>The sum of loss or adverse effects which take place in a specific geographical unit. These are the direct indicators of conditions of vulnerability in communities, regions and countries.</text:p>
          </table:table-cell>
          <table:table-cell table:style-name="ce9"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84];&quot;-&quot;; [$label.C184];&quot;-&quot;; [$label.D184]; &quot;*/&quot;)" office:value-type="string" office:string-value="/*413-MetGuide-datacards*/">
            <text:p>/*413-MetGuide-datacard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4">
            <text:p>414</text:p>
          </table:table-cell>
          <table:table-cell table:style-name="ce5" office:value-type="string">
            <text:p>fre</text:p>
          </table:table-cell>
          <table:table-cell table:style-name="ce36" office:value-type="string">
            <text:p>Références</text:p>
          </table:table-cell>
          <table:table-cell table:style-name="ce10" office:value-type="string">
            <text:p><text:s/></text:p>
          </table:table-cell>
          <table:table-cell table:style-name="ce10" office:value-type="string">
            <text:p>Weblinks to LA RED, DesInventar, OSSO, reports, articles, magazines, etc.</text:p>
          </table:table-cell>
          <table:table-cell table:style-name="ce10"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85];&quot;-&quot;; [$label.C185];&quot;-&quot;; [$label.D185]; &quot;*/&quot;)" office:value-type="string" office:string-value="/*414-MetGuide-references*/">
            <text:p>/*414-MetGuide-references*/</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15">
            <text:p>415</text:p>
          </table:table-cell>
          <table:table-cell table:style-name="ce5" office:value-type="string">
            <text:p>fre</text:p>
          </table:table-cell>
          <table:table-cell table:style-name="ce36" office:value-type="string">
            <text:p>Portail DesInventar</text:p>
          </table:table-cell>
          <table:table-cell table:style-name="ce10" office:value-type="string">
            <text:p><text:s/></text:p>
          </table:table-cell>
          <table:table-cell table:style-name="ce9" office:value-type="string">
            <text:p><text:span text:style-name="T15">DesInventar 8 is the implementation of software on the Internet of the current methodology of DesInventar, which inherits the functionality of previous versions. DesInventar 8 has the following functions:&lt;br&gt;&lt;br&gt;</text:span>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9"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86];&quot;-&quot;; [$label.C186];&quot;-&quot;; [$label.D186]; &quot;*/&quot;)" office:value-type="string" office:string-value="/*415-DI8Info-portal*/">
            <text:p>/*415-DI8Info-porta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6">
            <text:p>416</text:p>
          </table:table-cell>
          <table:table-cell table:style-name="ce5" office:value-type="string">
            <text:p>fre</text:p>
          </table:table-cell>
          <table:table-cell table:style-name="ce36" office:value-type="string">
            <text:p>Module DesInventar</text:p>
          </table:table-cell>
          <table:table-cell table:style-name="ce5" office:value-type="string">
            <text:p><text:s/></text:p>
          </table:table-cell>
          <table:table-cell table:style-name="ce20" office:value-type="string">
            <text:p><text:span text:style-name="T12">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3">&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87];&quot;-&quot;; [$label.C187];&quot;-&quot;; [$label.D187]; &quot;*/&quot;)" office:value-type="string" office:string-value="/*416-DI8Info-moddi*/">
            <text:p>/*416-DI8Info-moddi*/</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7">
            <text:p>417</text:p>
          </table:table-cell>
          <table:table-cell table:style-name="ce5" office:value-type="string">
            <text:p>fre</text:p>
          </table:table-cell>
          <table:table-cell table:style-name="ce36" office:value-type="string">
            <text:p>Module DesConsultar</text:p>
          </table:table-cell>
          <table:table-cell table:style-name="ce5" office:value-type="string">
            <text:p><text:s/></text:p>
          </table:table-cell>
          <table:table-cell table:style-name="ce5"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88];&quot;-&quot;; [$label.C188];&quot;-&quot;; [$label.D188]; &quot;*/&quot;)" office:value-type="string" office:string-value="/*417-DI8Info-moddc*/">
            <text:p>/*417-DI8Info-modd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8">
            <text:p>418</text:p>
          </table:table-cell>
          <table:table-cell table:style-name="ce5" office:value-type="string">
            <text:p>fre</text:p>
          </table:table-cell>
          <table:table-cell table:style-name="ce36" office:value-type="string">
            <text:p>Liens d'intérêt</text:p>
          </table:table-cell>
          <table:table-cell table:style-name="ce5" office:value-type="string">
            <text:p><text:s/></text:p>
          </table:table-cell>
          <table:table-cell table:style-name="ce5" office:value-type="string">
            <text:p>basic</text:p>
          </table:table-cell>
          <table:table-cell table:style-name="ce5"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89];&quot;-&quot;; [$label.C189];&quot;-&quot;; [$label.D189]; &quot;*/&quot;)" office:value-type="string" office:string-value="/*418-DI8Info-links*/">
            <text:p>/*418-DI8Info-links*/</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0</text:p>
          </table:table-cell>
          <table:table-cell table:style-name="ce5" office:value-type="string">
            <text:p>fre</text:p>
          </table:table-cell>
          <table:table-cell table:style-name="ce36" office:value-type="string">
            <text:p>Opération réussie</text:p>
          </table:table-cell>
          <table:table-cell table:style-name="ce10" office:value-type="float" office:value="1">
            <text:p>1</text:p>
          </table:table-cell>
          <table:table-cell table:style-name="ce10" office:value-type="string">
            <text:p>Congratulations!</text:p>
          </table:table-cell>
          <table:table-cell table:style-name="ce10"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90];&quot;-&quot;; [$label.C190];&quot;-&quot;; [$label.D190]; &quot;*/&quot;)" office:value-type="string" office:string-value="/*500-ERR_-NO_ERROR*/">
            <text:p>/*500-ERR_-NO_ERROR*/</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1</text:p>
          </table:table-cell>
          <table:table-cell table:style-name="ce5" office:value-type="string">
            <text:p>fre</text:p>
          </table:table-cell>
          <table:table-cell table:style-name="ce36" office:value-type="string">
            <text:p>Inconnu</text:p>
          </table:table-cell>
          <table:table-cell table:style-name="ce10" office:value-type="float" office:value="-1">
            <text:p>-1</text:p>
          </table:table-cell>
          <table:table-cell table:style-name="ce9" office:value-type="string">
            <text:p>Please report the activity which produced this error message to the administrator of the system</text:p>
          </table:table-cell>
          <table:table-cell table:style-name="ce9"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91];&quot;-&quot;; [$label.C191];&quot;-&quot;; [$label.D191]; &quot;*/&quot;)" office:value-type="string" office:string-value="/*501-ERR_-UNKNOWN_ERROR*/">
            <text:p>/*501-ERR_-UNKNOWN_ERROR*/</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2</text:p>
          </table:table-cell>
          <table:table-cell table:style-name="ce5" office:value-type="string">
            <text:p>fre</text:p>
          </table:table-cell>
          <table:table-cell table:style-name="ce36" office:value-type="string">
            <text:p>Invalid command</text:p>
          </table:table-cell>
          <table:table-cell table:style-name="ce10" office:value-type="float" office:value="-2">
            <text:p>-2</text:p>
          </table:table-cell>
          <table:table-cell table:style-name="ce9" office:value-type="string">
            <text:p>The command entered is unknown to the system</text:p>
          </table:table-cell>
          <table:table-cell table:style-name="ce9"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92];&quot;-&quot;; [$label.C192];&quot;-&quot;; [$label.D192]; &quot;*/&quot;)" office:value-type="string" office:string-value="/*502-ERR_-INVALID_COMMAND*/">
            <text:p>/*502-ERR_-INVALID_COMMAN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3</text:p>
          </table:table-cell>
          <table:table-cell table:style-name="ce5" office:value-type="string">
            <text:p>fre</text:p>
          </table:table-cell>
          <table:table-cell table:style-name="ce36" office:value-type="string">
            <text:p>L'objet existe déjà</text:p>
          </table:table-cell>
          <table:table-cell table:style-name="ce10" office:value-type="float" office:value="-3">
            <text:p>-3</text:p>
          </table:table-cell>
          <table:table-cell table:style-name="ce10" office:value-type="string">
            <text:p><text:s/></text:p>
          </table:table-cell>
          <table:table-cell table:style-name="ce10"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93];&quot;-&quot;; [$label.C193];&quot;-&quot;; [$label.D193]; &quot;*/&quot;)" office:value-type="string" office:string-value="/*503-ERR_-OBJECT_EXISTS*/">
            <text:p>/*503-ERR_-OBJECT_EXISTS*/</text:p>
          </table:table-cell>
          <table:table-cell table:number-columns-repeated="247"/>
        </table:table-row>
        <table:table-row table:style-name="ro4">
          <table:table-cell table:style-name="ce4" office:value-type="string">
            <text:p>insert into Dictionary values (</text:p>
          </table:table-cell>
          <table:table-cell table:style-name="ce6" office:value-type="string">
            <text:p>504</text:p>
          </table:table-cell>
          <table:table-cell table:style-name="ce5" office:value-type="string">
            <text:p>fre</text:p>
          </table:table-cell>
          <table:table-cell table:style-name="ce36" office:value-type="string">
            <text:p>Pas de connexion à la base de données</text:p>
          </table:table-cell>
          <table:table-cell table:style-name="ce9" office:value-type="float" office:value="-4">
            <text:p>-4</text:p>
          </table:table-cell>
          <table:table-cell table:style-name="ce9" office:value-type="string">
            <text:p>There is no physical connection between DesInventar 8 and the database. The Administrator will automatically be notified.</text:p>
          </table:table-cell>
          <table:table-cell table:style-name="ce9"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94];&quot;-&quot;; [$label.C194];&quot;-&quot;; [$label.D194]; &quot;*/&quot;)" office:value-type="string" office:string-value="/*504-ERR_-NO_DATABASE*/">
            <text:p>/*504-ERR_-NO_DATABASE*/</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5</text:p>
          </table:table-cell>
          <table:table-cell table:style-name="ce5" office:value-type="string">
            <text:p>fre</text:p>
          </table:table-cell>
          <table:table-cell table:style-name="ce36" office:value-type="string">
            <text:p>Mot de passe incorrect</text:p>
          </table:table-cell>
          <table:table-cell table:style-name="ce10" office:value-type="float" office:value="-5">
            <text:p>-5</text:p>
          </table:table-cell>
          <table:table-cell table:style-name="ce10" office:value-type="string">
            <text:p>The password you have entered is invalid. Try again.</text:p>
          </table:table-cell>
          <table:table-cell table:style-name="ce10"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95];&quot;-&quot;; [$label.C195];&quot;-&quot;; [$label.D195]; &quot;*/&quot;)" office:value-type="string" office:string-value="/*505-ERR_-INVALID_PASSWD*/">
            <text:p>/*505-ERR_-INVALID_PASSW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6</text:p>
          </table:table-cell>
          <table:table-cell table:style-name="ce5" office:value-type="string">
            <text:p>fre</text:p>
          </table:table-cell>
          <table:table-cell table:style-name="ce36" office:value-type="string">
            <text:p>Accès refusé</text:p>
          </table:table-cell>
          <table:table-cell table:style-name="ce10" office:value-type="float" office:value="-6">
            <text:p>-6</text:p>
          </table:table-cell>
          <table:table-cell table:style-name="ce12"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9"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96];&quot;-&quot;; [$label.C196];&quot;-&quot;; [$label.D196]; &quot;*/&quot;)" office:value-type="string" office:string-value="/*506-ERR_-ACCESS_DENIED*/">
            <text:p>/*506-ERR_-ACCESS_DENIE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7</text:p>
          </table:table-cell>
          <table:table-cell table:style-name="ce5" office:value-type="string">
            <text:p>fre</text:p>
          </table:table-cell>
          <table:table-cell table:style-name="ce36" office:value-type="string">
            <text:p>Objet introuvable</text:p>
          </table:table-cell>
          <table:table-cell table:style-name="ce10" office:value-type="float" office:value="-7">
            <text:p>-7</text:p>
          </table:table-cell>
          <table:table-cell table:style-name="ce12" office:value-type="string">
            <text:p><text:span text:style-name="T1">There is no information about this object. </text:span><text:span text:style-name="T2">If you believe this is a mistake, send this information to the portal administrator.</text:span></text:p>
          </table:table-cell>
          <table:table-cell table:style-name="ce9"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97];&quot;-&quot;; [$label.C197];&quot;-&quot;; [$label.D197]; &quot;*/&quot;)" office:value-type="string" office:string-value="/*507-ERR_-OBJECT_NOT_FOUND*/">
            <text:p>/*507-ERR_-OBJECT_NOT_FOUN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8</text:p>
          </table:table-cell>
          <table:table-cell table:style-name="ce5" office:value-type="string">
            <text:p>fre</text:p>
          </table:table-cell>
          <table:table-cell table:style-name="ce36" office:value-type="string">
            <text:p>Insuffisance autorisation</text:p>
          </table:table-cell>
          <table:table-cell table:style-name="ce10" office:value-type="float" office:value="-8">
            <text:p>-8</text:p>
          </table:table-cell>
          <table:table-cell table:style-name="ce9" office:value-type="string">
            <text:p>You are not authorised to access the section indicated. If you believe this is a mistake, send this information to the portal administrator.</text:p>
          </table:table-cell>
          <table:table-cell table:style-name="ce9"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98];&quot;-&quot;; [$label.C198];&quot;-&quot;; [$label.D198]; &quot;*/&quot;)" office:value-type="string" office:string-value="/*508-ERR_-CONSTRAINT_FAIL*/">
            <text:p>/*508-ERR_-CONSTRAINT_FAIL*/</text:p>
          </table:table-cell>
          <table:table-cell table:number-columns-repeated="247"/>
        </table:table-row>
        <table:table-row table:style-name="ro4">
          <table:table-cell table:style-name="ce4" office:value-type="string">
            <text:p>insert into Dictionary values (</text:p>
          </table:table-cell>
          <table:table-cell table:style-name="ce6" office:value-type="string">
            <text:p>509</text:p>
          </table:table-cell>
          <table:table-cell table:style-name="ce5" office:value-type="string">
            <text:p>fre</text:p>
          </table:table-cell>
          <table:table-cell table:style-name="ce36" office:value-type="string">
            <text:p>Pas de connexion au système</text:p>
          </table:table-cell>
          <table:table-cell table:style-name="ce9" office:value-type="float" office:value="-99">
            <text:p>-99</text:p>
          </table:table-cell>
          <table:table-cell table:style-name="ce9" office:value-type="string">
            <text:p>There is no connection with DesInventar8. The Administrator will automatically be notified. </text:p>
          </table:table-cell>
          <table:table-cell table:style-name="ce9"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99];&quot;-&quot;; [$label.C199];&quot;-&quot;; [$label.D199]; &quot;*/&quot;)" office:value-type="string" office:string-value="/*509-ERR_-NO_CONNECTION*/">
            <text:p>/*509-ERR_-NO_CONNECTION*/</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10</text:p>
          </table:table-cell>
          <table:table-cell table:style-name="ce5" office:value-type="string">
            <text:p>fre</text:p>
          </table:table-cell>
          <table:table-cell table:style-name="ce36" office:value-type="string">
            <text:p>L'événement existe déjà</text:p>
          </table:table-cell>
          <table:table-cell table:style-name="ce10" office:value-type="float" office:value="-100">
            <text:p>-100</text:p>
          </table:table-cell>
          <table:table-cell table:style-name="ce9" office:value-type="string">
            <text:p>The name of the event you have tried to use already exists or is not valid.</text:p>
          </table:table-cell>
          <table:table-cell table:style-name="ce9"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200];&quot;-&quot;; [$label.C200];&quot;-&quot;; [$label.D200]; &quot;*/&quot;)" office:value-type="string" office:string-value="/*510-ERR_-EVENT_EXISTS*/">
            <text:p>/*510-ERR_-EVENT_EXISTS*/</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11</text:p>
          </table:table-cell>
          <table:table-cell table:style-name="ce5" office:value-type="string">
            <text:p>fre</text:p>
          </table:table-cell>
          <table:table-cell table:style-name="ce36" office:value-type="string">
            <text:p>L'événement en service</text:p>
          </table:table-cell>
          <table:table-cell table:style-name="ce7" office:value-type="float" office:value="-101">
            <text:p>-101</text:p>
          </table:table-cell>
          <table:table-cell table:style-name="ce7" office:value-type="string">
            <text:p>The event you are trying to deactivate has been used in one or more records of disasters. You may only deactivate this when it is not in use in any record.</text:p>
          </table:table-cell>
          <table:table-cell table:style-name="ce7"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201];&quot;-&quot;; [$label.C201];&quot;-&quot;; [$label.D201]; &quot;*/&quot;)" office:value-type="string" office:string-value="/*511-ERR_-EVENT_IN_USE*/">
            <text:p>/*511-ERR_-EVENT_IN_USE*/</text:p>
          </table:table-cell>
          <table:table-cell table:number-columns-repeated="247"/>
        </table:table-row>
        <table:table-row table:style-name="ro1" table:number-rows-repeated="65334">
          <table:table-cell table:number-columns-repeated="259"/>
        </table:table-row>
        <table:table-row table:style-name="ro1">
          <table:table-cell table:number-columns-repeated="259"/>
        </table:table-row>
      </table:table>
      <table:table table:name="dictio_por" table:style-name="ta1" table:print="false">
        <office:forms form:automatic-focus="false" form:apply-design-mode="false"/>
        <table:table-column table:style-name="co29" table:default-cell-style-name="Default"/>
        <table:table-column table:style-name="co22" table:default-cell-style-name="Default"/>
        <table:table-column table:style-name="co5"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6" table:default-cell-style-name="ce3"/>
        <table:table-column table:style-name="co7" table:number-columns-repeated="2" table:default-cell-style-name="ce3"/>
        <table:table-column table:style-name="co27" table:default-cell-style-name="Default"/>
        <table:table-column table:style-name="co34" table:default-cell-style-name="Default"/>
        <table:table-row table:style-name="ro1">
          <table:table-cell table:style-name="ce4" office:value-type="string">
            <text:p>insert into Dictionary values (</text:p>
          </table:table-cell>
          <table:table-cell table:style-name="ce5" office:value-type="float" office:value="1">
            <text:p>1</text:p>
          </table:table-cell>
          <table:table-cell table:style-name="ce5" office:value-type="string">
            <text:p>por</text:p>
          </table:table-cell>
          <table:table-cell office:value-type="string">
            <text:p>Informação</text:p>
          </table:table-cell>
          <table:table-cell office:value-type="string">
            <text:p><text:s/></text:p>
          </table:table-cell>
          <table:table-cell office:value-type="string">
            <text:p>Informações gerais de introdução e divulgação do banco de dados DesInventar</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4" table:formula="of:=CONCATENATE(&quot;/*&quot;; [$label.B1];&quot;-&quot;; [$label.C1];&quot;-&quot;; [$label.D1]; &quot;*/&quot;)" office:value-type="string" office:string-value="/*1-DB-Region*/">
            <text:p>/*1-DB-Region*/</text:p>
          </table:table-cell>
        </table:table-row>
        <table:table-row table:style-name="ro1">
          <table:table-cell table:style-name="ce4" office:value-type="string">
            <text:p>insert into Dictionary values (</text:p>
          </table:table-cell>
          <table:table-cell table:style-name="ce5" office:value-type="float" office:value="2">
            <text:p>2</text:p>
          </table:table-cell>
          <table:table-cell table:style-name="ce5" office:value-type="string">
            <text:p>por</text:p>
          </table:table-cell>
          <table:table-cell office:value-type="string">
            <text:p>Id Banco de Dados</text:p>
          </table:table-cell>
          <table:table-cell office:value-type="string">
            <text:p>Não duplicado</text:p>
          </table:table-cell>
          <table:table-cell office:value-type="string">
            <text:p>Identificador d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2];&quot;-&quot;; [dictio_eng.C2];&quot;-&quot;; [dictio_eng.D2]; &quot;*/&quot;)" office:value-type="string" office:string-value="/*2-eng-Id database*/">
            <text:p>/*2-eng-Id database*/</text:p>
          </table:table-cell>
        </table:table-row>
        <table:table-row table:style-name="ro1">
          <table:table-cell table:style-name="ce4" office:value-type="string">
            <text:p>insert into Dictionary values (</text:p>
          </table:table-cell>
          <table:table-cell table:style-name="ce5" office:value-type="float" office:value="3">
            <text:p>3</text:p>
          </table:table-cell>
          <table:table-cell table:style-name="ce5" office:value-type="string">
            <text:p>por</text:p>
          </table:table-cell>
          <table:table-cell office:value-type="string">
            <text:p>Banco de Dados</text:p>
          </table:table-cell>
          <table:table-cell office:value-type="string">
            <text:p>Nome</text:p>
          </table:table-cell>
          <table:table-cell office:value-type="string">
            <text:p>Rótulo ou nome d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3];&quot;-&quot;; [dictio_eng.C3];&quot;-&quot;; [dictio_eng.D3]; &quot;*/&quot;)" office:value-type="string" office:string-value="/*3-eng-Database*/">
            <text:p>/*3-eng-Database*/</text:p>
          </table:table-cell>
        </table:table-row>
        <table:table-row table:style-name="ro1">
          <table:table-cell table:style-name="ce4" office:value-type="string">
            <text:p>insert into Dictionary values (</text:p>
          </table:table-cell>
          <table:table-cell table:style-name="ce5" office:value-type="float" office:value="4">
            <text:p>4</text:p>
          </table:table-cell>
          <table:table-cell table:style-name="ce5" office:value-type="string">
            <text:p>por</text:p>
          </table:table-cell>
          <table:table-cell office:value-type="string">
            <text:p>Descrição</text:p>
          </table:table-cell>
          <table:table-cell office:value-type="string">
            <text:p>Texto ou palavras-chave</text:p>
          </table:table-cell>
          <table:table-cell office:value-type="string">
            <text:p>Informação geral sobre o banco de dados, que deve conter:\n-Período\n-Número de ocorrências\n-Fontes de informação\n-Sinopses (análise geral)</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4];&quot;-&quot;; [dictio_eng.C4];&quot;-&quot;; [dictio_eng.D4]; &quot;*/&quot;)" office:value-type="string" office:string-value="/*4-eng-Description*/">
            <text:p>/*4-eng-Description*/</text:p>
          </table:table-cell>
        </table:table-row>
        <table:table-row table:style-name="ro1">
          <table:table-cell table:style-name="ce4" office:value-type="string">
            <text:p>insert into Dictionary values (</text:p>
          </table:table-cell>
          <table:table-cell table:style-name="ce5" office:value-type="float" office:value="5">
            <text:p>5</text:p>
          </table:table-cell>
          <table:table-cell table:style-name="ce5" office:value-type="string">
            <text:p>por</text:p>
          </table:table-cell>
          <table:table-cell office:value-type="string">
            <text:p>English description</text:p>
          </table:table-cell>
          <table:table-cell office:value-type="string">
            <text:p>Texto ou palavras-chave</text:p>
          </table:table-cell>
          <table:table-cell office:value-type="string">
            <text:p>Tradução do texto de Descrição para Inglê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5];&quot;-&quot;; [dictio_eng.C5];&quot;-&quot;; [dictio_eng.D5]; &quot;*/&quot;)" office:value-type="string" office:string-value="/*5-eng-English description*/">
            <text:p>/*5-eng-English description*/</text:p>
          </table:table-cell>
        </table:table-row>
        <table:table-row table:style-name="ro1">
          <table:table-cell table:style-name="ce4" office:value-type="string">
            <text:p>insert into Dictionary values (</text:p>
          </table:table-cell>
          <table:table-cell table:style-name="ce5" office:value-type="float" office:value="6">
            <text:p>6</text:p>
          </table:table-cell>
          <table:table-cell table:style-name="ce5" office:value-type="string">
            <text:p>por</text:p>
          </table:table-cell>
          <table:table-cell office:value-type="string">
            <text:p>Idioma</text:p>
          </table:table-cell>
          <table:table-cell office:value-type="string">
            <text:p>Selecione um elemento da lista</text:p>
          </table:table-cell>
          <table:table-cell office:value-type="string">
            <text:p>Idioma de origem em que se registra a informaçã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6];&quot;-&quot;; [dictio_eng.C6];&quot;-&quot;; [dictio_eng.D6]; &quot;*/&quot;)" office:value-type="string" office:string-value="/*6-eng-Language*/">
            <text:p>/*6-eng-Language*/</text:p>
          </table:table-cell>
        </table:table-row>
        <table:table-row table:style-name="ro1">
          <table:table-cell table:style-name="ce4" office:value-type="string">
            <text:p>insert into Dictionary values (</text:p>
          </table:table-cell>
          <table:table-cell table:style-name="ce5" office:value-type="float" office:value="7">
            <text:p>7</text:p>
          </table:table-cell>
          <table:table-cell table:style-name="ce5" office:value-type="string">
            <text:p>por</text:p>
          </table:table-cell>
          <table:table-cell office:value-type="string">
            <text:p>Última revisão</text:p>
          </table:table-cell>
          <table:table-cell office:value-type="string">
            <text:p>XXXXX</text:p>
          </table:table-cell>
          <table:table-cell office:value-type="string">
            <text:p>Última data de modificação das informações da Regiã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7];&quot;-&quot;; [dictio_eng.C7];&quot;-&quot;; [dictio_eng.D7]; &quot;*/&quot;)" office:value-type="string" office:string-value="/*7-eng-Last revised*/">
            <text:p>/*7-eng-Last revised*/</text:p>
          </table:table-cell>
        </table:table-row>
        <table:table-row table:style-name="ro1">
          <table:table-cell table:style-name="ce4" office:value-type="string">
            <text:p>insert into Dictionary values (</text:p>
          </table:table-cell>
          <table:table-cell table:style-name="ce5" office:value-type="float" office:value="8">
            <text:p>8</text:p>
          </table:table-cell>
          <table:table-cell table:style-name="ce5" office:value-type="string">
            <text:p>por</text:p>
          </table:table-cell>
          <table:table-cell office:value-type="string">
            <text:p>Data inicial</text:p>
          </table:table-cell>
          <table:table-cell office:value-type="string">
            <text:p>Escreva uma data em formato AAAA-MM-DD</text:p>
          </table:table-cell>
          <table:table-cell office:value-type="string">
            <text:p>Data inicial a partir da qual se iniciam os registros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8];&quot;-&quot;; [dictio_eng.C8];&quot;-&quot;; [dictio_eng.D8]; &quot;*/&quot;)" office:value-type="string" office:string-value="/*8-eng-Start date*/">
            <text:p>/*8-eng-Start date*/</text:p>
          </table:table-cell>
        </table:table-row>
        <table:table-row table:style-name="ro1">
          <table:table-cell table:style-name="ce4" office:value-type="string">
            <text:p>insert into Dictionary values (</text:p>
          </table:table-cell>
          <table:table-cell table:style-name="ce5" office:value-type="float" office:value="9">
            <text:p>9</text:p>
          </table:table-cell>
          <table:table-cell table:style-name="ce5" office:value-type="string">
            <text:p>por</text:p>
          </table:table-cell>
          <table:table-cell office:value-type="string">
            <text:p>Data final</text:p>
          </table:table-cell>
          <table:table-cell office:value-type="string">
            <text:p>Escreva uma data em formato AAAA-MM-DD</text:p>
          </table:table-cell>
          <table:table-cell office:value-type="string">
            <text:p>Data final na qual se encerram os registros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9];&quot;-&quot;; [dictio_eng.C9];&quot;-&quot;; [dictio_eng.D9]; &quot;*/&quot;)" office:value-type="string" office:string-value="/*9-eng-End date*/">
            <text:p>/*9-eng-End date*/</text:p>
          </table:table-cell>
        </table:table-row>
        <table:table-row table:style-name="ro1">
          <table:table-cell table:style-name="ce4" office:value-type="string">
            <text:p>insert into Dictionary values (</text:p>
          </table:table-cell>
          <table:table-cell table:style-name="ce5" office:value-type="float" office:value="10">
            <text:p>10</text:p>
          </table:table-cell>
          <table:table-cell table:style-name="ce5" office:value-type="string">
            <text:p>por</text:p>
          </table:table-cell>
          <table:table-cell office:value-type="string">
            <text:p>Administrador</text:p>
          </table:table-cell>
          <table:table-cell office:value-type="string">
            <text:p>XXXXX</text:p>
          </table:table-cell>
          <table:table-cell office:value-type="string">
            <text:p>E-mail do administrador d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0];&quot;-&quot;; [dictio_eng.C10];&quot;-&quot;; [dictio_eng.D10]; &quot;*/&quot;)" office:value-type="string" office:string-value="/*10-eng-Administrator*/">
            <text:p>/*10-eng-Administrator*/</text:p>
          </table:table-cell>
        </table:table-row>
        <table:table-row table:style-name="ro1">
          <table:table-cell table:style-name="ce4" office:value-type="string">
            <text:p>insert into Dictionary values (</text:p>
          </table:table-cell>
          <table:table-cell table:style-name="ce5" office:value-type="float" office:value="11">
            <text:p>11</text:p>
          </table:table-cell>
          <table:table-cell table:style-name="ce5" office:value-type="string">
            <text:p>por</text:p>
          </table:table-cell>
          <table:table-cell office:value-type="string">
            <text:p>Restringir?</text:p>
          </table:table-cell>
          <table:table-cell office:value-type="string">
            <text:p>Marque ou desmarque esta opção</text:p>
          </table:table-cell>
          <table:table-cell office:value-type="string">
            <text:p>Esta opção permite limitar as datas de início e encerramento d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1];&quot;-&quot;; [dictio_eng.C11];&quot;-&quot;; [dictio_eng.D11]; &quot;*/&quot;)" office:value-type="string" office:string-value="/*11-eng-Restricted?*/">
            <text:p>/*11-eng-Restricted?*/</text:p>
          </table:table-cell>
        </table:table-row>
        <table:table-row table:style-name="ro1">
          <table:table-cell table:style-name="ce4" office:value-type="string">
            <text:p>insert into Dictionary values (</text:p>
          </table:table-cell>
          <table:table-cell table:style-name="ce5" office:value-type="float" office:value="12">
            <text:p>12</text:p>
          </table:table-cell>
          <table:table-cell table:style-name="ce5" office:value-type="string">
            <text:p>por</text:p>
          </table:table-cell>
          <table:table-cell office:value-type="string">
            <text:p>LongMin</text:p>
          </table:table-cell>
          <table:table-cell office:value-type="string">
            <text:p>Graus decimais</text:p>
          </table:table-cell>
          <table:table-cell office:value-type="string">
            <text:p>Mínima coordenada de longitude (esquerda)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2];&quot;-&quot;; [dictio_eng.C12];&quot;-&quot;; [dictio_eng.D12]; &quot;*/&quot;)" office:value-type="string" office:string-value="/*12-eng-MinLong*/">
            <text:p>/*12-eng-MinLong*/</text:p>
          </table:table-cell>
        </table:table-row>
        <table:table-row table:style-name="ro1">
          <table:table-cell table:style-name="ce4" office:value-type="string">
            <text:p>insert into Dictionary values (</text:p>
          </table:table-cell>
          <table:table-cell table:style-name="ce5" office:value-type="float" office:value="13">
            <text:p>13</text:p>
          </table:table-cell>
          <table:table-cell table:style-name="ce5" office:value-type="string">
            <text:p>por</text:p>
          </table:table-cell>
          <table:table-cell office:value-type="string">
            <text:p>LatMin</text:p>
          </table:table-cell>
          <table:table-cell office:value-type="string">
            <text:p>Graus decimais</text:p>
          </table:table-cell>
          <table:table-cell office:value-type="string">
            <text:p>Mínima coordenada de latitude (inferior)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3];&quot;-&quot;; [dictio_eng.C13];&quot;-&quot;; [dictio_eng.D13]; &quot;*/&quot;)" office:value-type="string" office:string-value="/*13-eng-MinLat*/">
            <text:p>/*13-eng-MinLat*/</text:p>
          </table:table-cell>
        </table:table-row>
        <table:table-row table:style-name="ro1">
          <table:table-cell table:style-name="ce4" office:value-type="string">
            <text:p>insert into Dictionary values (</text:p>
          </table:table-cell>
          <table:table-cell table:style-name="ce5" office:value-type="float" office:value="14">
            <text:p>14</text:p>
          </table:table-cell>
          <table:table-cell table:style-name="ce5" office:value-type="string">
            <text:p>por</text:p>
          </table:table-cell>
          <table:table-cell office:value-type="string">
            <text:p>LongMax</text:p>
          </table:table-cell>
          <table:table-cell office:value-type="string">
            <text:p>Graus decimais</text:p>
          </table:table-cell>
          <table:table-cell office:value-type="string">
            <text:p>Máxima coordenada de longitude (direita)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4];&quot;-&quot;; [dictio_eng.C14];&quot;-&quot;; [dictio_eng.D14]; &quot;*/&quot;)" office:value-type="string" office:string-value="/*14-eng-MaxLong*/">
            <text:p>/*14-eng-MaxLong*/</text:p>
          </table:table-cell>
        </table:table-row>
        <table:table-row table:style-name="ro1">
          <table:table-cell table:style-name="ce4" office:value-type="string">
            <text:p>insert into Dictionary values (</text:p>
          </table:table-cell>
          <table:table-cell table:style-name="ce5" office:value-type="float" office:value="15">
            <text:p>15</text:p>
          </table:table-cell>
          <table:table-cell table:style-name="ce5" office:value-type="string">
            <text:p>por</text:p>
          </table:table-cell>
          <table:table-cell office:value-type="string">
            <text:p>LatMax</text:p>
          </table:table-cell>
          <table:table-cell office:value-type="string">
            <text:p>Graus decimais</text:p>
          </table:table-cell>
          <table:table-cell office:value-type="string">
            <text:p>Máxima coordenada de latitude (superior)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5];&quot;-&quot;; [dictio_eng.C15];&quot;-&quot;; [dictio_eng.D15]; &quot;*/&quot;)" office:value-type="string" office:string-value="/*15-eng-MaxLat*/">
            <text:p>/*15-eng-MaxLat*/</text:p>
          </table:table-cell>
        </table:table-row>
        <table:table-row table:style-name="ro1">
          <table:table-cell table:style-name="ce4" office:value-type="string">
            <text:p>insert into Dictionary values (</text:p>
          </table:table-cell>
          <table:table-cell table:style-name="ce5" office:value-type="float" office:value="16">
            <text:p>16</text:p>
          </table:table-cell>
          <table:table-cell table:style-name="ce5" office:value-type="string">
            <text:p>por</text:p>
          </table:table-cell>
          <table:table-cell office:value-type="string">
            <text:p>Perfil de usuário</text:p>
          </table:table-cell>
          <table:table-cell office:value-type="string">
            <text:p><text:s/></text:p>
          </table:table-cell>
          <table:table-cell office:value-type="string">
            <text:p>Os perfis determinam o acesso e a função dos usuários no banco de dados. Neste campo é possível adicionar ou editar os perfis para 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6];&quot;-&quot;; [dictio_eng.C16];&quot;-&quot;; [dictio_eng.D16]; &quot;*/&quot;)" office:value-type="string" office:string-value="/*16-eng-Authorization*/">
            <text:p>/*16-eng-Authorization*/</text:p>
          </table:table-cell>
        </table:table-row>
        <table:table-row table:style-name="ro1">
          <table:table-cell table:style-name="ce4" office:value-type="string">
            <text:p>insert into Dictionary values (</text:p>
          </table:table-cell>
          <table:table-cell table:style-name="ce5" office:value-type="float" office:value="17">
            <text:p>17</text:p>
          </table:table-cell>
          <table:table-cell table:style-name="ce5" office:value-type="string">
            <text:p>por</text:p>
          </table:table-cell>
          <table:table-cell office:value-type="string">
            <text:p>Usuários</text:p>
          </table:table-cell>
          <table:table-cell office:value-type="string">
            <text:p>Selecione um elemento da lista</text:p>
          </table:table-cell>
          <table:table-cell office:value-type="string">
            <text:p>Nome dos usuários que possuem cadastro n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7];&quot;-&quot;; [dictio_eng.C17];&quot;-&quot;; [dictio_eng.D17]; &quot;*/&quot;)" office:value-type="string" office:string-value="/*17-eng-Users*/">
            <text:p>/*17-eng-Users*/</text:p>
          </table:table-cell>
        </table:table-row>
        <table:table-row table:style-name="ro1">
          <table:table-cell table:style-name="ce4" office:value-type="string">
            <text:p>insert into Dictionary values (</text:p>
          </table:table-cell>
          <table:table-cell table:style-name="ce5" office:value-type="float" office:value="18">
            <text:p>18</text:p>
          </table:table-cell>
          <table:table-cell table:style-name="ce5" office:value-type="string">
            <text:p>por</text:p>
          </table:table-cell>
          <table:table-cell office:value-type="string">
            <text:p>Permissões</text:p>
          </table:table-cell>
          <table:table-cell office:value-type="string">
            <text:p>Selecione um elemento da lista</text:p>
          </table:table-cell>
          <table:table-cell office:value-type="string">
            <text:p>Determinam o nível de acesso de um usuário de acordo com quatro perfis:\n-Atualizador\n-Visualizador\n-Supervisor\n-Administrador</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8];&quot;-&quot;; [dictio_eng.C18];&quot;-&quot;; [dictio_eng.D18]; &quot;*/&quot;)" office:value-type="string" office:string-value="/*18-eng-Roles*/">
            <text:p>/*18-eng-Roles*/</text:p>
          </table:table-cell>
        </table:table-row>
        <table:table-row table:style-name="ro1">
          <table:table-cell table:style-name="ce4" office:value-type="string">
            <text:p>insert into Dictionary values (</text:p>
          </table:table-cell>
          <table:table-cell table:style-name="ce5" office:value-type="float" office:value="19">
            <text:p>19</text:p>
          </table:table-cell>
          <table:table-cell table:style-name="ce5" office:value-type="string">
            <text:p>por</text:p>
          </table:table-cell>
          <table:table-cell office:value-type="string">
            <text:p>Administrador</text:p>
          </table:table-cell>
          <table:table-cell office:value-type="string">
            <text:p><text:s/></text:p>
          </table:table-cell>
          <table:table-cell office:value-type="string">
            <text:p>Possui acesso à configuração da estrutura do banco de dados e aos formulários. Pode criar perfis, criar descrições no banco de dados, relatórios, editar listas, causas e localização de event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9];&quot;-&quot;; [dictio_eng.C19];&quot;-&quot;; [dictio_eng.D19]; &quot;*/&quot;)" office:value-type="string" office:string-value="/*19-eng-Administrator*/">
            <text:p>/*19-eng-Administrator*/</text:p>
          </table:table-cell>
        </table:table-row>
        <table:table-row table:style-name="ro1">
          <table:table-cell table:style-name="ce4" office:value-type="string">
            <text:p>insert into Dictionary values (</text:p>
          </table:table-cell>
          <table:table-cell table:style-name="ce5" office:value-type="float" office:value="20">
            <text:p>20</text:p>
          </table:table-cell>
          <table:table-cell table:style-name="ce5" office:value-type="string">
            <text:p>por</text:p>
          </table:table-cell>
          <table:table-cell office:value-type="string">
            <text:p>Visualizador</text:p>
          </table:table-cell>
          <table:table-cell office:value-type="string">
            <text:p><text:s/></text:p>
          </table:table-cell>
          <table:table-cell office:value-type="string">
            <text:p>Pode visualizar toda a estrutura do banco de dados somente no modo leitura. Durante o processo de construção do banco de dados este perfil possibilita a visualização das regiões para usuários extern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20];&quot;-&quot;; [dictio_eng.C20];&quot;-&quot;; [dictio_eng.D20]; &quot;*/&quot;)" office:value-type="string" office:string-value="/*20-eng-Observer*/">
            <text:p>/*20-eng-Observer*/</text:p>
          </table:table-cell>
        </table:table-row>
        <table:table-row table:style-name="ro1">
          <table:table-cell table:style-name="ce4" office:value-type="string">
            <text:p>insert into Dictionary values (</text:p>
          </table:table-cell>
          <table:table-cell table:style-name="ce5" office:value-type="float" office:value="21">
            <text:p>21</text:p>
          </table:table-cell>
          <table:table-cell table:style-name="ce5" office:value-type="string">
            <text:p>por</text:p>
          </table:table-cell>
          <table:table-cell office:value-type="string">
            <text:p>Supervisor</text:p>
          </table:table-cell>
          <table:table-cell office:value-type="string">
            <text:p><text:s/></text:p>
          </table:table-cell>
          <table:table-cell office:value-type="string">
            <text:p>Possui acesso aos formulários de desastres, podendo autorizar a publicação e exclusão de formulári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21];&quot;-&quot;; [dictio_eng.C21];&quot;-&quot;; [dictio_eng.D21]; &quot;*/&quot;)" office:value-type="string" office:string-value="/*21-eng-Supervisor*/">
            <text:p>/*21-eng-Supervisor*/</text:p>
          </table:table-cell>
        </table:table-row>
        <table:table-row table:style-name="ro1">
          <table:table-cell table:style-name="ce4" office:value-type="string">
            <text:p>insert into Dictionary values (</text:p>
          </table:table-cell>
          <table:table-cell table:style-name="ce5" office:value-type="float" office:value="22">
            <text:p>22</text:p>
          </table:table-cell>
          <table:table-cell table:style-name="ce5" office:value-type="string">
            <text:p>por</text:p>
          </table:table-cell>
          <table:table-cell office:value-type="string">
            <text:p>Atualizador</text:p>
          </table:table-cell>
          <table:table-cell office:value-type="string">
            <text:p><text:s/></text:p>
          </table:table-cell>
          <table:table-cell office:value-type="string">
            <text:p>Possui acesso aos formulários de desastres para criação e atualizaçã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22];&quot;-&quot;; [dictio_eng.C22];&quot;-&quot;; [dictio_eng.D22]; &quot;*/&quot;)" office:value-type="string" office:string-value="/*22-eng-Feeder*/">
            <text:p>/*22-eng-Feeder*/</text:p>
          </table:table-cell>
        </table:table-row>
        <table:table-row table:style-name="ro1">
          <table:table-cell table:style-name="ce4" office:value-type="string">
            <text:p>insert into Dictionary values (</text:p>
          </table:table-cell>
          <table:table-cell table:style-name="ce5" office:value-type="float" office:value="23">
            <text:p>23</text:p>
          </table:table-cell>
          <table:table-cell table:style-name="ce5" office:value-type="string">
            <text:p>por</text:p>
          </table:table-cell>
          <table:table-cell office:value-type="string">
            <text:p>Nenhum</text:p>
          </table:table-cell>
          <table:table-cell office:value-type="string">
            <text:p><text:s/></text:p>
          </table:table-cell>
          <table:table-cell office:value-type="string">
            <text:p>Desativar qualquer perfil para este usuári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23];&quot;-&quot;; [dictio_eng.C23];&quot;-&quot;; [dictio_eng.D23]; &quot;*/&quot;)" office:value-type="string" office:string-value="/*23-eng-None*/">
            <text:p>/*23-eng-None*/</text:p>
          </table:table-cell>
        </table:table-row>
        <table:table-row table:style-name="ro1">
          <table:table-cell table:style-name="ce4" office:value-type="string">
            <text:p>insert into Dictionary values (</text:p>
          </table:table-cell>
          <table:table-cell table:style-name="ce5" office:value-type="float" office:value="24">
            <text:p>24</text:p>
          </table:table-cell>
          <table:table-cell table:style-name="ce5" office:value-type="string">
            <text:p>por</text:p>
          </table:table-cell>
          <table:table-cell office:value-type="string">
            <text:p>Relatório</text:p>
          </table:table-cell>
          <table:table-cell office:value-type="string">
            <text:p><text:s/></text:p>
          </table:table-cell>
          <table:table-cell office:value-type="string">
            <text:p>Histórico da construção do banco de dados. Contém descrição dos créditos, metodologia (critérios adicionais do usuário), marco e manutençã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24];&quot;-&quot;; [dictio_eng.C24];&quot;-&quot;; [dictio_eng.D24]; &quot;*/&quot;)" office:value-type="string" office:string-value="/*24-eng-Log*/">
            <text:p>/*24-eng-Log*/</text:p>
          </table:table-cell>
        </table:table-row>
        <table:table-row table:style-name="ro1">
          <table:table-cell table:style-name="ce4" office:value-type="string">
            <text:p>insert into Dictionary values (</text:p>
          </table:table-cell>
          <table:table-cell table:style-name="ce5" office:value-type="float" office:value="25">
            <text:p>25</text:p>
          </table:table-cell>
          <table:table-cell table:style-name="ce5" office:value-type="string">
            <text:p>por</text:p>
          </table:table-cell>
          <table:table-cell office:value-type="string">
            <text:p>Tipo</text:p>
          </table:table-cell>
          <table:table-cell office:value-type="string">
            <text:p>Selecione um elemento da lista</text:p>
          </table:table-cell>
          <table:table-cell office:value-type="string">
            <text:p>Os tipos de relatórios disponíveis são: créditos, metodologia, marco e manutençã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25];&quot;-&quot;; [dictio_eng.C25];&quot;-&quot;; [dictio_eng.D25]; &quot;*/&quot;)" office:value-type="string" office:string-value="/*25-eng-Type*/">
            <text:p>/*25-eng-Type*/</text:p>
          </table:table-cell>
        </table:table-row>
        <table:table-row table:style-name="ro1">
          <table:table-cell table:style-name="ce4" office:value-type="string">
            <text:p>insert into Dictionary values (</text:p>
          </table:table-cell>
          <table:table-cell table:style-name="ce5" office:value-type="float" office:value="26">
            <text:p>26</text:p>
          </table:table-cell>
          <table:table-cell table:style-name="ce5" office:value-type="string">
            <text:p>por</text:p>
          </table:table-cell>
          <table:table-cell office:value-type="string">
            <text:p>Conteúdo</text:p>
          </table:table-cell>
          <table:table-cell office:value-type="string">
            <text:p>Texto ou palavras-chave</text:p>
          </table:table-cell>
          <table:table-cell office:value-type="string">
            <text:p>Descrição do relatóri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26];&quot;-&quot;; [dictio_eng.C26];&quot;-&quot;; [dictio_eng.D26]; &quot;*/&quot;)" office:value-type="string" office:string-value="/*26-eng-Content*/">
            <text:p>/*26-eng-Content*/</text:p>
          </table:table-cell>
        </table:table-row>
        <table:table-row table:style-name="ro1">
          <table:table-cell table:style-name="ce4" office:value-type="string">
            <text:p>insert into Dictionary values (</text:p>
          </table:table-cell>
          <table:table-cell table:style-name="ce5" office:value-type="float" office:value="27">
            <text:p>27</text:p>
          </table:table-cell>
          <table:table-cell table:style-name="ce5" office:value-type="string">
            <text:p>por</text:p>
          </table:table-cell>
          <table:table-cell office:value-type="string">
            <text:p>Créditos</text:p>
          </table:table-cell>
          <table:table-cell office:value-type="string">
            <text:p>Escolha uma opção</text:p>
          </table:table-cell>
          <table:table-cell office:value-type="string">
            <text:p>Pessoas e instituições autoras ou co-autoras d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27];&quot;-&quot;; [dictio_eng.C27];&quot;-&quot;; [dictio_eng.D27]; &quot;*/&quot;)" office:value-type="string" office:string-value="/*27-eng-Credits*/">
            <text:p>/*27-eng-Credits*/</text:p>
          </table:table-cell>
        </table:table-row>
        <table:table-row table:style-name="ro1">
          <table:table-cell table:style-name="ce4" office:value-type="string">
            <text:p>insert into Dictionary values (</text:p>
          </table:table-cell>
          <table:table-cell table:style-name="ce5" office:value-type="float" office:value="28">
            <text:p>28</text:p>
          </table:table-cell>
          <table:table-cell table:style-name="ce5" office:value-type="string">
            <text:p>por</text:p>
          </table:table-cell>
          <table:table-cell office:value-type="string">
            <text:p>Metodologia</text:p>
          </table:table-cell>
          <table:table-cell office:value-type="string">
            <text:p>Escolha uma opção</text:p>
          </table:table-cell>
          <table:table-cell office:value-type="string">
            <text:p>Critérios adicionais à metodologia de DesInventar assumidos pelo usuário no banco de dados. (ex. listas de magnitudes, referências de equivalências em efeitos ou localização, eventos personaliz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28];&quot;-&quot;; [dictio_eng.C28];&quot;-&quot;; [dictio_eng.D28]; &quot;*/&quot;)" office:value-type="string" office:string-value="/*28-eng-Methodology*/">
            <text:p>/*28-eng-Methodology*/</text:p>
          </table:table-cell>
        </table:table-row>
        <table:table-row table:style-name="ro1">
          <table:table-cell table:style-name="ce4" office:value-type="string">
            <text:p>insert into Dictionary values (</text:p>
          </table:table-cell>
          <table:table-cell table:style-name="ce5" office:value-type="float" office:value="29">
            <text:p>29</text:p>
          </table:table-cell>
          <table:table-cell table:style-name="ce5" office:value-type="string">
            <text:p>por</text:p>
          </table:table-cell>
          <table:table-cell office:value-type="string">
            <text:p>Marco</text:p>
          </table:table-cell>
          <table:table-cell office:value-type="string">
            <text:p>Escolha uma opção</text:p>
          </table:table-cell>
          <table:table-cell office:value-type="string">
            <text:p>Acontecimento que afeta a interpretação da análise do banco de dados (ex. mudança de moeda, hiperinflação, conflitos sócio-políticos). Deve incluir informação temporal do aconteciment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29];&quot;-&quot;; [dictio_eng.C29];&quot;-&quot;; [dictio_eng.D29]; &quot;*/&quot;)" office:value-type="string" office:string-value="/*29-eng-Landmarks*/">
            <text:p>/*29-eng-Landmarks*/</text:p>
          </table:table-cell>
        </table:table-row>
        <table:table-row table:style-name="ro1">
          <table:table-cell table:style-name="ce4" office:value-type="string">
            <text:p>insert into Dictionary values (</text:p>
          </table:table-cell>
          <table:table-cell table:style-name="ce5" office:value-type="float" office:value="30">
            <text:p>30</text:p>
          </table:table-cell>
          <table:table-cell table:style-name="ce5" office:value-type="string">
            <text:p>por</text:p>
          </table:table-cell>
          <table:table-cell office:value-type="string">
            <text:p>Manutenção</text:p>
          </table:table-cell>
          <table:table-cell office:value-type="string">
            <text:p>Escolha uma opção</text:p>
          </table:table-cell>
          <table:table-cell office:value-type="string">
            <text:p>Assuntos gerais de manutenção e atualização do banco de dados: revisão, testes de controle de qualidade, mudanças na estrutura d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30];&quot;-&quot;; [dictio_eng.C30];&quot;-&quot;; [dictio_eng.D30]; &quot;*/&quot;)" office:value-type="string" office:string-value="/*30-eng-Maintenance*/">
            <text:p>/*30-eng-Maintenance*/</text:p>
          </table:table-cell>
        </table:table-row>
        <table:table-row table:style-name="ro1">
          <table:table-cell table:style-name="ce4" office:value-type="string">
            <text:p>insert into Dictionary values (</text:p>
          </table:table-cell>
          <table:table-cell table:style-name="ce5" office:value-type="float" office:value="31">
            <text:p>31</text:p>
          </table:table-cell>
          <table:table-cell table:style-name="ce5" office:value-type="string">
            <text:p>por</text:p>
          </table:table-cell>
          <table:table-cell office:value-type="string">
            <text:p>Administração de localização</text:p>
          </table:table-cell>
          <table:table-cell office:value-type="string">
            <text:p><text:s/></text:p>
          </table:table-cell>
          <table:table-cell office:value-type="string">
            <text:p>Gestão dos campos de localização: níveis e element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31];&quot;-&quot;; [dictio_eng.C31];&quot;-&quot;; [dictio_eng.D31]; &quot;*/&quot;)" office:value-type="string" office:string-value="/*31-eng-Administration of geography*/">
            <text:p>/*31-eng-Administration of geography*/</text:p>
          </table:table-cell>
        </table:table-row>
        <table:table-row table:style-name="ro1">
          <table:table-cell table:style-name="ce4" office:value-type="string">
            <text:p>insert into Dictionary values (</text:p>
          </table:table-cell>
          <table:table-cell table:style-name="ce5" office:value-type="float" office:value="32">
            <text:p>32</text:p>
          </table:table-cell>
          <table:table-cell table:style-name="ce5" office:value-type="string">
            <text:p>por</text:p>
          </table:table-cell>
          <table:table-cell office:value-type="string">
            <text:p>Níveis</text:p>
          </table:table-cell>
          <table:table-cell office:value-type="string">
            <text:p>Insira ou edite um nível geográfico</text:p>
          </table:table-cell>
          <table:table-cell office:value-type="string">
            <text:p>Níveis geográficos conforme nível hierárquico. Sugere-se o uso da divisão político-administrativa. Exemplo: Nível superior: Estado. Nível seguinte: Municípi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32];&quot;-&quot;; [dictio_eng.C32];&quot;-&quot;; [dictio_eng.D32]; &quot;*/&quot;)" office:value-type="string" office:string-value="/*32-eng-Levels*/">
            <text:p>/*32-eng-Levels*/</text:p>
          </table:table-cell>
        </table:table-row>
        <table:table-row table:style-name="ro1">
          <table:table-cell table:style-name="ce4" office:value-type="string">
            <text:p>insert into Dictionary values (</text:p>
          </table:table-cell>
          <table:table-cell table:style-name="ce5" office:value-type="float" office:value="33">
            <text:p>33</text:p>
          </table:table-cell>
          <table:table-cell table:style-name="ce5" office:value-type="string">
            <text:p>por</text:p>
          </table:table-cell>
          <table:table-cell office:value-type="string">
            <text:p>Nome</text:p>
          </table:table-cell>
          <table:table-cell office:value-type="string">
            <text:p>Insira um nome – max 20 caracteres</text:p>
          </table:table-cell>
          <table:table-cell office:value-type="string">
            <text:p>Nome dos níveis geográfic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33];&quot;-&quot;; [dictio_eng.C33];&quot;-&quot;; [dictio_eng.D33]; &quot;*/&quot;)" office:value-type="string" office:string-value="/*33-eng-Name*/">
            <text:p>/*33-eng-Name*/</text:p>
          </table:table-cell>
        </table:table-row>
        <table:table-row table:style-name="ro1">
          <table:table-cell table:style-name="ce4" office:value-type="string">
            <text:p>insert into Dictionary values (</text:p>
          </table:table-cell>
          <table:table-cell table:style-name="ce5" office:value-type="float" office:value="34">
            <text:p>34</text:p>
          </table:table-cell>
          <table:table-cell table:style-name="ce5" office:value-type="string">
            <text:p>por</text:p>
          </table:table-cell>
          <table:table-cell office:value-type="string">
            <text:p>Descrição</text:p>
          </table:table-cell>
          <table:table-cell office:value-type="string">
            <text:p>Texto ou palavras-chave</text:p>
          </table:table-cell>
          <table:table-cell office:value-type="string">
            <text:p>Texto com a descrição do nível. Podem ser usados sinônimos na mesma região ou em períodos anteriore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34];&quot;-&quot;; [dictio_eng.C34];&quot;-&quot;; [dictio_eng.D34]; &quot;*/&quot;)" office:value-type="string" office:string-value="/*34-eng-Description */">
            <text:p>/*34-eng-Description */</text:p>
          </table:table-cell>
        </table:table-row>
        <table:table-row table:style-name="ro1">
          <table:table-cell table:style-name="ce4" office:value-type="string">
            <text:p>insert into Dictionary values (</text:p>
          </table:table-cell>
          <table:table-cell table:style-name="ce5" office:value-type="float" office:value="35">
            <text:p>35</text:p>
          </table:table-cell>
          <table:table-cell table:style-name="ce5" office:value-type="string">
            <text:p>por</text:p>
          </table:table-cell>
          <table:table-cell office:value-type="string">
            <text:p>Possui mapa?</text:p>
          </table:table-cell>
          <table:table-cell office:value-type="string">
            <text:p>Marque ou desmarque esta opção</text:p>
          </table:table-cell>
          <table:table-cell office:value-type="string">
            <text:p>Caso haja um mapa para este nível, selecione esta opção para associá-lo a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35];&quot;-&quot;; [dictio_eng.C35];&quot;-&quot;; [dictio_eng.D35]; &quot;*/&quot;)" office:value-type="string" office:string-value="/*35-eng-Map?*/">
            <text:p>/*35-eng-Map?*/</text:p>
          </table:table-cell>
        </table:table-row>
        <table:table-row table:style-name="ro1">
          <table:table-cell table:style-name="ce4" office:value-type="string">
            <text:p>insert into Dictionary values (</text:p>
          </table:table-cell>
          <table:table-cell table:style-name="ce5" office:value-type="float" office:value="36">
            <text:p>36</text:p>
          </table:table-cell>
          <table:table-cell table:style-name="ce5" office:value-type="string">
            <text:p>por</text:p>
          </table:table-cell>
          <table:table-cell office:value-type="string">
            <text:p>Nome do mapa</text:p>
          </table:table-cell>
          <table:table-cell office:value-type="string">
            <text:p>Insira um nome</text:p>
          </table:table-cell>
          <table:table-cell office:value-type="string">
            <text:p>Nome do plano de informação ou Layer do mapa do banco de dados que contém os elementos geográficos. Em formato Shape é o mesmo nome do arquivo (sem a extensã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36];&quot;-&quot;; [dictio_eng.C36];&quot;-&quot;; [dictio_eng.D36]; &quot;*/&quot;)" office:value-type="string" office:string-value="/*36-eng-Map Name*/">
            <text:p>/*36-eng-Map Name*/</text:p>
          </table:table-cell>
        </table:table-row>
        <table:table-row table:style-name="ro1">
          <table:table-cell table:style-name="ce4" office:value-type="string">
            <text:p>insert into Dictionary values (</text:p>
          </table:table-cell>
          <table:table-cell table:style-name="ce5" office:value-type="float" office:value="37">
            <text:p>37</text:p>
          </table:table-cell>
          <table:table-cell table:style-name="ce5" office:value-type="string">
            <text:p>por</text:p>
          </table:table-cell>
          <table:table-cell office:value-type="string">
            <text:p>Coluna Código</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37];&quot;-&quot;; [dictio_eng.C37];&quot;-&quot;; [dictio_eng.D37]; &quot;*/&quot;)" office:value-type="string" office:string-value="/*37-eng-Column Code*/">
            <text:p>/*37-eng-Column Code*/</text:p>
          </table:table-cell>
        </table:table-row>
        <table:table-row table:style-name="ro1">
          <table:table-cell table:style-name="ce4" office:value-type="string">
            <text:p>insert into Dictionary values (</text:p>
          </table:table-cell>
          <table:table-cell table:style-name="ce5" office:value-type="float" office:value="38">
            <text:p>38</text:p>
          </table:table-cell>
          <table:table-cell table:style-name="ce5" office:value-type="string">
            <text:p>por</text:p>
          </table:table-cell>
          <table:table-cell office:value-type="string">
            <text:p>Coluna Nome</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38];&quot;-&quot;; [dictio_eng.C38];&quot;-&quot;; [dictio_eng.D38]; &quot;*/&quot;)" office:value-type="string" office:string-value="/*38-eng-Column Name*/">
            <text:p>/*38-eng-Column Name*/</text:p>
          </table:table-cell>
        </table:table-row>
        <table:table-row table:style-name="ro1">
          <table:table-cell table:style-name="ce4" office:value-type="string">
            <text:p>insert into Dictionary values (</text:p>
          </table:table-cell>
          <table:table-cell table:style-name="ce5" office:value-type="float" office:value="39">
            <text:p>39</text:p>
          </table:table-cell>
          <table:table-cell table:style-name="ce5" office:value-type="string">
            <text:p>por</text:p>
          </table:table-cell>
          <table:table-cell office:value-type="string">
            <text:p>Elementos</text:p>
          </table:table-cell>
          <table:table-cell office:value-type="string">
            <text:p>Insira ou edite um elemento geográfico</text:p>
          </table:table-cell>
          <table:table-cell office:value-type="string">
            <text:p>Listas de unidades geográficas que compõem cada nível.</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39];&quot;-&quot;; [dictio_eng.C39];&quot;-&quot;; [dictio_eng.D39]; &quot;*/&quot;)" office:value-type="string" office:string-value="/*39-eng-Elements*/">
            <text:p>/*39-eng-Elements*/</text:p>
          </table:table-cell>
        </table:table-row>
        <table:table-row table:style-name="ro1">
          <table:table-cell table:style-name="ce4" office:value-type="string">
            <text:p>insert into Dictionary values (</text:p>
          </table:table-cell>
          <table:table-cell table:style-name="ce5" office:value-type="float" office:value="40">
            <text:p>40</text:p>
          </table:table-cell>
          <table:table-cell table:style-name="ce5" office:value-type="string">
            <text:p>por</text:p>
          </table:table-cell>
          <table:table-cell office:value-type="string">
            <text:p>Código</text:p>
          </table:table-cell>
          <table:table-cell office:value-type="string">
            <text:p>Insira um valor</text:p>
          </table:table-cell>
          <table:table-cell office:value-type="string">
            <text:p>Código oficial ou comumente utilizado na região. Deve corresponder com a cartografi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40];&quot;-&quot;; [dictio_eng.C40];&quot;-&quot;; [dictio_eng.D40]; &quot;*/&quot;)" office:value-type="string" office:string-value="/*40-eng-Code*/">
            <text:p>/*40-eng-Code*/</text:p>
          </table:table-cell>
        </table:table-row>
        <table:table-row table:style-name="ro1">
          <table:table-cell table:style-name="ce4" office:value-type="string">
            <text:p>insert into Dictionary values (</text:p>
          </table:table-cell>
          <table:table-cell table:style-name="ce5" office:value-type="float" office:value="41">
            <text:p>41</text:p>
          </table:table-cell>
          <table:table-cell table:style-name="ce5" office:value-type="string">
            <text:p>por</text:p>
          </table:table-cell>
          <table:table-cell office:value-type="string">
            <text:p>Nome</text:p>
          </table:table-cell>
          <table:table-cell office:value-type="string">
            <text:p>Insira um texto</text:p>
          </table:table-cell>
          <table:table-cell office:value-type="string">
            <text:p>Nome oficial ou comumente utilizado na região. Este nome deve corresponder com o designado na cartografi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41];&quot;-&quot;; [dictio_eng.C41];&quot;-&quot;; [dictio_eng.D41]; &quot;*/&quot;)" office:value-type="string" office:string-value="/*41-eng-Name*/">
            <text:p>/*41-eng-Name*/</text:p>
          </table:table-cell>
        </table:table-row>
        <table:table-row table:style-name="ro1">
          <table:table-cell table:style-name="ce4" office:value-type="string">
            <text:p>insert into Dictionary values (</text:p>
          </table:table-cell>
          <table:table-cell table:style-name="ce5" office:value-type="float" office:value="42">
            <text:p>42</text:p>
          </table:table-cell>
          <table:table-cell table:style-name="ce5" office:value-type="string">
            <text:p>por</text:p>
          </table:table-cell>
          <table:table-cell office:value-type="string">
            <text:p>Nível superior</text:p>
          </table:table-cell>
          <table:table-cell office:value-type="string">
            <text:p>Selecione um elemento da lista, caso se aplique</text:p>
          </table:table-cell>
          <table:table-cell office:value-type="string">
            <text:p>Elemento de nível superior ao qual pertence o atual elemento geográfic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42];&quot;-&quot;; [dictio_eng.C42];&quot;-&quot;; [dictio_eng.D42]; &quot;*/&quot;)" office:value-type="string" office:string-value="/*42-eng-Parent*/">
            <text:p>/*42-eng-Parent*/</text:p>
          </table:table-cell>
        </table:table-row>
        <table:table-row table:style-name="ro1">
          <table:table-cell table:style-name="ce4" office:value-type="string">
            <text:p>insert into Dictionary values (</text:p>
          </table:table-cell>
          <table:table-cell table:style-name="ce5" office:value-type="float" office:value="43">
            <text:p>43</text:p>
          </table:table-cell>
          <table:table-cell table:style-name="ce5" office:value-type="string">
            <text:p>por</text:p>
          </table:table-cell>
          <table:table-cell office:value-type="string">
            <text:p>Ativar</text:p>
          </table:table-cell>
          <table:table-cell office:value-type="string">
            <text:p>Marque ou desmarque esta opção</text:p>
          </table:table-cell>
          <table:table-cell office:value-type="string">
            <text:p>Indica se o presente elemento estará disponível ou não para visualização nas listas. Isto pode ocorrer porque o elemento geográfico se desagregou e atualmente não existe como tal.</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43];&quot;-&quot;; [dictio_eng.C43];&quot;-&quot;; [dictio_eng.D43]; &quot;*/&quot;)" office:value-type="string" office:string-value="/*43-eng-Activate*/">
            <text:p>/*43-eng-Activate*/</text:p>
          </table:table-cell>
        </table:table-row>
        <table:table-row table:style-name="ro1">
          <table:table-cell table:style-name="ce4" office:value-type="string">
            <text:p>insert into Dictionary values (</text:p>
          </table:table-cell>
          <table:table-cell table:style-name="ce5" office:value-type="float" office:value="44">
            <text:p>44</text:p>
          </table:table-cell>
          <table:table-cell table:style-name="ce5" office:value-type="string">
            <text:p>por</text:p>
          </table:table-cell>
          <table:table-cell office:value-type="string">
            <text:p>Administração de eventos</text:p>
          </table:table-cell>
          <table:table-cell office:value-type="string">
            <text:p><text:s/></text:p>
          </table:table-cell>
          <table:table-cell office:value-type="string">
            <text:p>Gestão dos campos de eventos pré-definidos por DesInventar e personalizados n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44];&quot;-&quot;; [dictio_eng.C44];&quot;-&quot;; [dictio_eng.D44]; &quot;*/&quot;)" office:value-type="string" office:string-value="/*44-eng-Administration of events*/">
            <text:p>/*44-eng-Administration of events*/</text:p>
          </table:table-cell>
        </table:table-row>
        <table:table-row table:style-name="ro1">
          <table:table-cell table:style-name="ce4" office:value-type="string">
            <text:p>insert into Dictionary values (</text:p>
          </table:table-cell>
          <table:table-cell table:style-name="ce5" office:value-type="float" office:value="45">
            <text:p>45</text:p>
          </table:table-cell>
          <table:table-cell table:style-name="ce5" office:value-type="string">
            <text:p>por</text:p>
          </table:table-cell>
          <table:table-cell office:value-type="string">
            <text:p>Evento pré-definido</text:p>
          </table:table-cell>
          <table:table-cell office:value-type="string">
            <text:p>Insira um nome</text:p>
          </table:table-cell>
          <table:table-cell office:value-type="string">
            <text:p>Nome do evento pré-definido. Somente o administrador do banco de dados poderá editar este nome de modo a assemelhar-se ao termo local conhecido, com a condição de que seja fiel à definiçã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45];&quot;-&quot;; [dictio_eng.C45];&quot;-&quot;; [dictio_eng.D45]; &quot;*/&quot;)" office:value-type="string" office:string-value="/*45-eng-Predefined event*/">
            <text:p>/*45-eng-Predefined event*/</text:p>
          </table:table-cell>
        </table:table-row>
        <table:table-row table:style-name="ro1">
          <table:table-cell table:style-name="ce4" office:value-type="string">
            <text:p>insert into Dictionary values (</text:p>
          </table:table-cell>
          <table:table-cell table:style-name="ce5" office:value-type="float" office:value="46">
            <text:p>46</text:p>
          </table:table-cell>
          <table:table-cell table:style-name="ce5" office:value-type="string">
            <text:p>por</text:p>
          </table:table-cell>
          <table:table-cell office:value-type="string">
            <text:p>Evento personalizado</text:p>
          </table:table-cell>
          <table:table-cell office:value-type="string">
            <text:p>Insira um nome</text:p>
          </table:table-cell>
          <table:table-cell office:value-type="string">
            <text:p>Nome do evento pré-definido. Somente o administrador do banco de dados poderá criar estes eventos. Estes somente poderão ser consultados no banco de dados onde foram cri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46];&quot;-&quot;; [dictio_eng.C46];&quot;-&quot;; [dictio_eng.D46]; &quot;*/&quot;)" office:value-type="string" office:string-value="/*46-eng-Personalised event*/">
            <text:p>/*46-eng-Personalised event*/</text:p>
          </table:table-cell>
        </table:table-row>
        <table:table-row table:style-name="ro1">
          <table:table-cell table:style-name="ce4" office:value-type="string">
            <text:p>insert into Dictionary values (</text:p>
          </table:table-cell>
          <table:table-cell table:style-name="ce5" office:value-type="float" office:value="47">
            <text:p>47</text:p>
          </table:table-cell>
          <table:table-cell table:style-name="ce5" office:value-type="string">
            <text:p>por</text:p>
          </table:table-cell>
          <table:table-cell office:value-type="string">
            <text:p>Definição</text:p>
          </table:table-cell>
          <table:table-cell office:value-type="string">
            <text:p>Texto ou palavras-chave</text:p>
          </table:table-cell>
          <table:table-cell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47];&quot;-&quot;; [dictio_eng.C47];&quot;-&quot;; [dictio_eng.D47]; &quot;*/&quot;)" office:value-type="string" office:string-value="/*47-eng-Definition*/">
            <text:p>/*47-eng-Definition*/</text:p>
          </table:table-cell>
        </table:table-row>
        <table:table-row table:style-name="ro1">
          <table:table-cell table:style-name="ce4" office:value-type="string">
            <text:p>insert into Dictionary values (</text:p>
          </table:table-cell>
          <table:table-cell table:style-name="ce5" office:value-type="float" office:value="48">
            <text:p>48</text:p>
          </table:table-cell>
          <table:table-cell table:style-name="ce5" office:value-type="string">
            <text:p>por</text:p>
          </table:table-cell>
          <table:table-cell office:value-type="string">
            <text:p>Definição</text:p>
          </table:table-cell>
          <table:table-cell office:value-type="string">
            <text:p>Texto ou palavras-chave</text:p>
          </table:table-cell>
          <table:table-cell office:value-type="string">
            <text:p>Texto descritivo do event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48];&quot;-&quot;; [dictio_eng.C48];&quot;-&quot;; [dictio_eng.D48]; &quot;*/&quot;)" office:value-type="string" office:string-value="/*48-eng-Definition*/">
            <text:p>/*48-eng-Definition*/</text:p>
          </table:table-cell>
        </table:table-row>
        <table:table-row table:style-name="ro1">
          <table:table-cell table:style-name="ce4" office:value-type="string">
            <text:p>insert into Dictionary values (</text:p>
          </table:table-cell>
          <table:table-cell table:style-name="ce5" office:value-type="float" office:value="49">
            <text:p>49</text:p>
          </table:table-cell>
          <table:table-cell table:style-name="ce5" office:value-type="string">
            <text:p>por</text:p>
          </table:table-cell>
          <table:table-cell office:value-type="string">
            <text:p>Ativar</text:p>
          </table:table-cell>
          <table:table-cell office:value-type="string">
            <text:p>Marque ou desmarque esta opção</text:p>
          </table:table-cell>
          <table:table-cell office:value-type="string">
            <text:p>Indica se o evento estará disponível ou não para visualização no formulário básico. Isto será útil para os casos onde o evento não tem aplicabilidade n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49];&quot;-&quot;; [dictio_eng.C49];&quot;-&quot;; [dictio_eng.D49]; &quot;*/&quot;)" office:value-type="string" office:string-value="/*49-eng-Active*/">
            <text:p>/*49-eng-Active*/</text:p>
          </table:table-cell>
        </table:table-row>
        <table:table-row table:style-name="ro1">
          <table:table-cell table:style-name="ce4" office:value-type="string">
            <text:p>insert into Dictionary values (</text:p>
          </table:table-cell>
          <table:table-cell table:style-name="ce5" office:value-type="float" office:value="50">
            <text:p>50</text:p>
          </table:table-cell>
          <table:table-cell table:style-name="ce5" office:value-type="string">
            <text:p>por</text:p>
          </table:table-cell>
          <table:table-cell office:value-type="string">
            <text:p>Administração de causas</text:p>
          </table:table-cell>
          <table:table-cell office:value-type="string">
            <text:p><text:s/></text:p>
          </table:table-cell>
          <table:table-cell office:value-type="string">
            <text:p>Gestão dos campos de causas pré-definidas por DesInventar e personalizadas n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50];&quot;-&quot;; [dictio_eng.C50];&quot;-&quot;; [dictio_eng.D50]; &quot;*/&quot;)" office:value-type="string" office:string-value="/*50-eng-Administration of Causes*/">
            <text:p>/*50-eng-Administration of Causes*/</text:p>
          </table:table-cell>
        </table:table-row>
        <table:table-row table:style-name="ro1">
          <table:table-cell table:style-name="ce4" office:value-type="string">
            <text:p>insert into Dictionary values (</text:p>
          </table:table-cell>
          <table:table-cell table:style-name="ce5" office:value-type="float" office:value="51">
            <text:p>51</text:p>
          </table:table-cell>
          <table:table-cell table:style-name="ce5" office:value-type="string">
            <text:p>por</text:p>
          </table:table-cell>
          <table:table-cell office:value-type="string">
            <text:p>Causa pré-definida</text:p>
          </table:table-cell>
          <table:table-cell office:value-type="string">
            <text:p>Insira um nome</text:p>
          </table:table-cell>
          <table:table-cell office:value-type="string">
            <text:p>Nome da causa pré-definida. Somente o administrador do banco de dados poderá editar o nome da causa de modo a assemelhar-se ao termo local conhecido, com a condição de que coincida com a definiçã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51];&quot;-&quot;; [dictio_eng.C51];&quot;-&quot;; [dictio_eng.D51]; &quot;*/&quot;)" office:value-type="string" office:string-value="/*51-eng-Predefined Cause*/">
            <text:p>/*51-eng-Predefined Cause*/</text:p>
          </table:table-cell>
        </table:table-row>
        <table:table-row table:style-name="ro1">
          <table:table-cell table:style-name="ce4" office:value-type="string">
            <text:p>insert into Dictionary values (</text:p>
          </table:table-cell>
          <table:table-cell table:style-name="ce5" office:value-type="float" office:value="52">
            <text:p>52</text:p>
          </table:table-cell>
          <table:table-cell table:style-name="ce5" office:value-type="string">
            <text:p>por</text:p>
          </table:table-cell>
          <table:table-cell office:value-type="string">
            <text:p>Causa personalizada</text:p>
          </table:table-cell>
          <table:table-cell office:value-type="string">
            <text:p>Insira um nome</text:p>
          </table:table-cell>
          <table:table-cell office:value-type="string">
            <text:p>Nome da causa personalizada. Somente o administrador do banco de dados poderá criar uma causa. Estas causas somente poderão ser consultadas no banco de dados onde foram criada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52];&quot;-&quot;; [dictio_eng.C52];&quot;-&quot;; [dictio_eng.D52]; &quot;*/&quot;)" office:value-type="string" office:string-value="/*52-eng-Personalised cause*/">
            <text:p>/*52-eng-Personalised cause*/</text:p>
          </table:table-cell>
        </table:table-row>
        <table:table-row table:style-name="ro1">
          <table:table-cell table:style-name="ce4" office:value-type="string">
            <text:p>insert into Dictionary values (</text:p>
          </table:table-cell>
          <table:table-cell table:style-name="ce5" office:value-type="float" office:value="53">
            <text:p>53</text:p>
          </table:table-cell>
          <table:table-cell table:style-name="ce5" office:value-type="string">
            <text:p>por</text:p>
          </table:table-cell>
          <table:table-cell office:value-type="string">
            <text:p>Definição</text:p>
          </table:table-cell>
          <table:table-cell office:value-type="string">
            <text:p>Texto ou palavras-chave</text:p>
          </table:table-cell>
          <table:table-cell office:value-type="string">
            <text:p>Texto descritivo da causa pré-definida. A diferença do nome, a definição não poderá ser alterada, a fim de garantir a comparação entre os bancos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53];&quot;-&quot;; [dictio_eng.C53];&quot;-&quot;; [dictio_eng.D53]; &quot;*/&quot;)" office:value-type="string" office:string-value="/*53-eng-Definition*/">
            <text:p>/*53-eng-Definition*/</text:p>
          </table:table-cell>
        </table:table-row>
        <table:table-row table:style-name="ro1">
          <table:table-cell table:style-name="ce4" office:value-type="string">
            <text:p>insert into Dictionary values (</text:p>
          </table:table-cell>
          <table:table-cell table:style-name="ce5" office:value-type="float" office:value="54">
            <text:p>54</text:p>
          </table:table-cell>
          <table:table-cell table:style-name="ce5" office:value-type="string">
            <text:p>por</text:p>
          </table:table-cell>
          <table:table-cell office:value-type="string">
            <text:p>Definição</text:p>
          </table:table-cell>
          <table:table-cell office:value-type="string">
            <text:p>Texto ou palavras-chave</text:p>
          </table:table-cell>
          <table:table-cell office:value-type="string">
            <text:p>Texto descritivo da caus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54];&quot;-&quot;; [dictio_eng.C54];&quot;-&quot;; [dictio_eng.D54]; &quot;*/&quot;)" office:value-type="string" office:string-value="/*54-eng-Definition*/">
            <text:p>/*54-eng-Definition*/</text:p>
          </table:table-cell>
        </table:table-row>
        <table:table-row table:style-name="ro1">
          <table:table-cell table:style-name="ce4" office:value-type="string">
            <text:p>insert into Dictionary values (</text:p>
          </table:table-cell>
          <table:table-cell table:style-name="ce5" office:value-type="float" office:value="55">
            <text:p>55</text:p>
          </table:table-cell>
          <table:table-cell table:style-name="ce5" office:value-type="string">
            <text:p>por</text:p>
          </table:table-cell>
          <table:table-cell office:value-type="string">
            <text:p>Ativar</text:p>
          </table:table-cell>
          <table:table-cell office:value-type="string">
            <text:p>Marque ou desmarque esta opção</text:p>
          </table:table-cell>
          <table:table-cell office:value-type="string">
            <text:p>Indica se a causa estará ou não disponível para visualização no formulário básico. Isto pode ser útil nos casos onde a causa não tenha aplicabilidade para 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55];&quot;-&quot;; [dictio_eng.C55];&quot;-&quot;; [dictio_eng.D55]; &quot;*/&quot;)" office:value-type="string" office:string-value="/*55-eng-Active*/">
            <text:p>/*55-eng-Active*/</text:p>
          </table:table-cell>
        </table:table-row>
        <table:table-row table:style-name="ro1">
          <table:table-cell table:style-name="ce4" office:value-type="string">
            <text:p>insert into Dictionary values (</text:p>
          </table:table-cell>
          <table:table-cell table:style-name="ce5" office:value-type="float" office:value="56">
            <text:p>56</text:p>
          </table:table-cell>
          <table:table-cell table:style-name="ce5" office:value-type="string">
            <text:p>por</text:p>
          </table:table-cell>
          <table:table-cell office:value-type="string">
            <text:p>Administração de efeitos adicionais</text:p>
          </table:table-cell>
          <table:table-cell office:value-type="string">
            <text:p><text:s/></text:p>
          </table:table-cell>
          <table:table-cell office:value-type="string">
            <text:p>Gestão dos campos de Efeitos Adicionais e Grupos de Efeit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56];&quot;-&quot;; [dictio_eng.C56];&quot;-&quot;; [dictio_eng.D56]; &quot;*/&quot;)" office:value-type="string" office:string-value="/*56-eng-Administration of Additional Effects*/">
            <text:p>/*56-eng-Administration of Additional Effects*/</text:p>
          </table:table-cell>
        </table:table-row>
        <table:table-row table:style-name="ro1">
          <table:table-cell table:style-name="ce4" office:value-type="string">
            <text:p>insert into Dictionary values (</text:p>
          </table:table-cell>
          <table:table-cell table:style-name="ce5" office:value-type="float" office:value="57">
            <text:p>57</text:p>
          </table:table-cell>
          <table:table-cell table:style-name="ce5" office:value-type="string">
            <text:p>por</text:p>
          </table:table-cell>
          <table:table-cell office:value-type="string">
            <text:p>Rótulo</text:p>
          </table:table-cell>
          <table:table-cell office:value-type="string">
            <text:p>Insira um nome</text:p>
          </table:table-cell>
          <table:table-cell office:value-type="string">
            <text:p>Nome visível do efeito adicional</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57];&quot;-&quot;; [dictio_eng.C57];&quot;-&quot;; [dictio_eng.D57]; &quot;*/&quot;)" office:value-type="string" office:string-value="/*57-eng-Label*/">
            <text:p>/*57-eng-Label*/</text:p>
          </table:table-cell>
        </table:table-row>
        <table:table-row table:style-name="ro1">
          <table:table-cell table:style-name="ce4" office:value-type="string">
            <text:p>insert into Dictionary values (</text:p>
          </table:table-cell>
          <table:table-cell table:style-name="ce5" office:value-type="float" office:value="58">
            <text:p>58</text:p>
          </table:table-cell>
          <table:table-cell table:style-name="ce5" office:value-type="string">
            <text:p>por</text:p>
          </table:table-cell>
          <table:table-cell office:value-type="string">
            <text:p>Definição</text:p>
          </table:table-cell>
          <table:table-cell office:value-type="string">
            <text:p>Texto ou palavras-chave</text:p>
          </table:table-cell>
          <table:table-cell office:value-type="string">
            <text:p>Descrição do campo do efeito adicional</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58];&quot;-&quot;; [dictio_eng.C58];&quot;-&quot;; [dictio_eng.D58]; &quot;*/&quot;)" office:value-type="string" office:string-value="/*58-eng-Definition*/">
            <text:p>/*58-eng-Definition*/</text:p>
          </table:table-cell>
        </table:table-row>
        <table:table-row table:style-name="ro1">
          <table:table-cell table:style-name="ce4" office:value-type="string">
            <text:p>insert into Dictionary values (</text:p>
          </table:table-cell>
          <table:table-cell table:style-name="ce5" office:value-type="float" office:value="59">
            <text:p>59</text:p>
          </table:table-cell>
          <table:table-cell table:style-name="ce5" office:value-type="string">
            <text:p>por</text:p>
          </table:table-cell>
          <table:table-cell office:value-type="string">
            <text:p>Tipo</text:p>
          </table:table-cell>
          <table:table-cell office:value-type="string">
            <text:p>Selecione da lista</text:p>
          </table:table-cell>
          <table:table-cell office:value-type="string">
            <text:p>Tipo de dado a inserir </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59];&quot;-&quot;; [dictio_eng.C59];&quot;-&quot;; [dictio_eng.D59]; &quot;*/&quot;)" office:value-type="string" office:string-value="/*59-eng-Type*/">
            <text:p>/*59-eng-Type*/</text:p>
          </table:table-cell>
        </table:table-row>
        <table:table-row table:style-name="ro1">
          <table:table-cell table:style-name="ce4" office:value-type="string">
            <text:p>insert into Dictionary values (</text:p>
          </table:table-cell>
          <table:table-cell table:style-name="ce5" office:value-type="float" office:value="60">
            <text:p>60</text:p>
          </table:table-cell>
          <table:table-cell table:style-name="ce5" office:value-type="string">
            <text:p>por</text:p>
          </table:table-cell>
          <table:table-cell office:value-type="string">
            <text:p>Tamanho</text:p>
          </table:table-cell>
          <table:table-cell office:value-type="string">
            <text:p>Valor numérico</text:p>
          </table:table-cell>
          <table:table-cell office:value-type="string">
            <text:p>Largura máxima do camp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60];&quot;-&quot;; [dictio_eng.C60];&quot;-&quot;; [dictio_eng.D60]; &quot;*/&quot;)" office:value-type="string" office:string-value="/*60-eng-Size*/">
            <text:p>/*60-eng-Size*/</text:p>
          </table:table-cell>
        </table:table-row>
        <table:table-row table:style-name="ro1">
          <table:table-cell table:style-name="ce4" office:value-type="string">
            <text:p>insert into Dictionary values (</text:p>
          </table:table-cell>
          <table:table-cell table:style-name="ce5" office:value-type="float" office:value="61">
            <text:p>61</text:p>
          </table:table-cell>
          <table:table-cell table:style-name="ce5" office:value-type="string">
            <text:p>por</text:p>
          </table:table-cell>
          <table:table-cell office:value-type="string">
            <text:p>Ordem</text:p>
          </table:table-cell>
          <table:table-cell office:value-type="string">
            <text:p>Valor numérico</text:p>
          </table:table-cell>
          <table:table-cell office:value-type="string">
            <text:p>Ordem de visualizaçã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61];&quot;-&quot;; [dictio_eng.C61];&quot;-&quot;; [dictio_eng.D61]; &quot;*/&quot;)" office:value-type="string" office:string-value="/*61-eng-Order*/">
            <text:p>/*61-eng-Order*/</text:p>
          </table:table-cell>
        </table:table-row>
        <table:table-row table:style-name="ro1">
          <table:table-cell table:style-name="ce4" office:value-type="string">
            <text:p>insert into Dictionary values (</text:p>
          </table:table-cell>
          <table:table-cell table:style-name="ce5" office:value-type="float" office:value="62">
            <text:p>62</text:p>
          </table:table-cell>
          <table:table-cell table:style-name="ce5" office:value-type="string">
            <text:p>por</text:p>
          </table:table-cell>
          <table:table-cell office:value-type="string">
            <text:p>Ativar</text:p>
          </table:table-cell>
          <table:table-cell office:value-type="string">
            <text:p>Marque ou desmarque esta opção</text:p>
          </table:table-cell>
          <table:table-cell office:value-type="string">
            <text:p>Indica se o campo encontra-se ativo. Caso seja desativado, os usuários não poderão visualizá-lo nos módulos DesInventar.</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62];&quot;-&quot;; [dictio_eng.C62];&quot;-&quot;; [dictio_eng.D62]; &quot;*/&quot;)" office:value-type="string" office:string-value="/*62-eng-Active*/">
            <text:p>/*62-eng-Active*/</text:p>
          </table:table-cell>
        </table:table-row>
        <table:table-row table:style-name="ro1">
          <table:table-cell table:style-name="ce4" office:value-type="string">
            <text:p>insert into Dictionary values (</text:p>
          </table:table-cell>
          <table:table-cell table:style-name="ce5" office:value-type="float" office:value="63">
            <text:p>63</text:p>
          </table:table-cell>
          <table:table-cell table:style-name="ce5" office:value-type="string">
            <text:p>por</text:p>
          </table:table-cell>
          <table:table-cell office:value-type="string">
            <text:p>Público</text:p>
          </table:table-cell>
          <table:table-cell office:value-type="string">
            <text:p>Marque ou desmarque esta opção</text:p>
          </table:table-cell>
          <table:table-cell office:value-type="string">
            <text:p>Indica se o campo será de consulta pública pelo módulo DesConsultar.</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63];&quot;-&quot;; [dictio_eng.C63];&quot;-&quot;; [dictio_eng.D63]; &quot;*/&quot;)" office:value-type="string" office:string-value="/*63-eng-Public*/">
            <text:p>/*63-eng-Public*/</text:p>
          </table:table-cell>
        </table:table-row>
        <table:table-row table:style-name="ro1">
          <table:table-cell table:style-name="ce4" office:value-type="string">
            <text:p>insert into Dictionary values (</text:p>
          </table:table-cell>
          <table:table-cell table:style-name="ce5" office:value-type="float" office:value="68">
            <text:p>68</text:p>
          </table:table-cell>
          <table:table-cell table:style-name="ce5" office:value-type="string">
            <text:p>por</text:p>
          </table:table-cell>
          <table:table-cell office:value-type="string">
            <text:p>Importação de formulários</text:p>
          </table:table-cell>
          <table:table-cell office:value-type="string">
            <text:p><text:s/></text:p>
          </table:table-cell>
          <table:table-cell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64];&quot;-&quot;; [dictio_eng.C64];&quot;-&quot;; [dictio_eng.D64]; &quot;*/&quot;)" office:value-type="string" office:string-value="/*68-eng-Datacard importation*/">
            <text:p>/*68-eng-Datacard importation*/</text:p>
          </table:table-cell>
        </table:table-row>
        <table:table-row table:style-name="ro1">
          <table:table-cell table:style-name="ce4" office:value-type="string">
            <text:p>insert into Dictionary values (</text:p>
          </table:table-cell>
          <table:table-cell table:style-name="ce5" office:value-type="string">
            <text:p>100</text:p>
          </table:table-cell>
          <table:table-cell table:style-name="ce5" office:value-type="string">
            <text:p>por</text:p>
          </table:table-cell>
          <table:table-cell office:value-type="string">
            <text:p>Serial</text:p>
          </table:table-cell>
          <table:table-cell office:value-type="string">
            <text:p>Não duplicado Max 40 caracteres</text:p>
          </table:table-cell>
          <table:table-cell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65];&quot;-&quot;; [dictio_eng.C65];&quot;-&quot;; [dictio_eng.D65]; &quot;*/&quot;)" office:value-type="string" office:string-value="/*100-eng-Serial*/">
            <text:p>/*100-eng-Serial*/</text:p>
          </table:table-cell>
        </table:table-row>
        <table:table-row table:style-name="ro1">
          <table:table-cell table:style-name="ce4" office:value-type="string">
            <text:p>insert into Dictionary values (</text:p>
          </table:table-cell>
          <table:table-cell table:style-name="ce5" office:value-type="string">
            <text:p>101</text:p>
          </table:table-cell>
          <table:table-cell table:style-name="ce5" office:value-type="string">
            <text:p>por</text:p>
          </table:table-cell>
          <table:table-cell office:value-type="string">
            <text:p>Data inicial</text:p>
          </table:table-cell>
          <table:table-cell office:value-type="string">
            <text:p>Escreva uma data no formato AAAA-MM-DD</text:p>
          </table:table-cell>
          <table:table-cell office:value-type="string">
            <text:p>Neste campo se insere o ano, mês e dia da ocorrência do desastre.</text:p>
          </table:table-cell>
          <table:table-cell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66];&quot;-&quot;; [dictio_eng.C66];&quot;-&quot;; [dictio_eng.D66]; &quot;*/&quot;)" office:value-type="string" office:string-value="/*101-eng-Start date*/">
            <text:p>/*101-eng-Start date*/</text:p>
          </table:table-cell>
        </table:table-row>
        <table:table-row table:style-name="ro1">
          <table:table-cell table:style-name="ce4" office:value-type="string">
            <text:p>insert into Dictionary values (</text:p>
          </table:table-cell>
          <table:table-cell table:style-name="ce5" office:value-type="string">
            <text:p>102</text:p>
          </table:table-cell>
          <table:table-cell table:style-name="ce5" office:value-type="string">
            <text:p>por</text:p>
          </table:table-cell>
          <table:table-cell office:value-type="string">
            <text:p>Fontes</text:p>
          </table:table-cell>
          <table:table-cell office:value-type="string">
            <text:p>Texto com formato</text:p>
          </table:table-cell>
          <table:table-cell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67];&quot;-&quot;; [dictio_eng.C67];&quot;-&quot;; [dictio_eng.D67]; &quot;*/&quot;)" office:value-type="string" office:string-value="/*102-eng-Sources*/">
            <text:p>/*102-eng-Sources*/</text:p>
          </table:table-cell>
        </table:table-row>
        <table:table-row table:style-name="ro1">
          <table:table-cell table:style-name="ce4" office:value-type="string">
            <text:p>insert into Dictionary values (</text:p>
          </table:table-cell>
          <table:table-cell table:style-name="ce5" office:value-type="string">
            <text:p>103</text:p>
          </table:table-cell>
          <table:table-cell table:style-name="ce5" office:value-type="string">
            <text:p>por</text:p>
          </table:table-cell>
          <table:table-cell office:value-type="string">
            <text:p>Geografia</text:p>
          </table:table-cell>
          <table:table-cell office:value-type="string">
            <text:p>Selecione das listas</text:p>
          </table:table-cell>
          <table:table-cell office:value-type="string">
            <text:p>Os campos de geografia respondem à resolução e os níveis geográficos do inventário. Determine e verifique a localização do desastre (em termos dos níveis estabelecidos) antes de iniciar a entrada dos dados.</text:p>
          </table:table-cell>
          <table:table-cell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68];&quot;-&quot;; [dictio_eng.C68];&quot;-&quot;; [dictio_eng.D69]; &quot;*/&quot;)" office:value-type="string" office:string-value="/*103-eng-Geo-Code*/">
            <text:p>/*103-eng-Geo-Code*/</text:p>
          </table:table-cell>
        </table:table-row>
        <table:table-row table:style-name="ro1">
          <table:table-cell table:style-name="ce4" office:value-type="string">
            <text:p>insert into Dictionary values (</text:p>
          </table:table-cell>
          <table:table-cell table:style-name="ce5" office:value-type="string">
            <text:p>104</text:p>
          </table:table-cell>
          <table:table-cell table:style-name="ce5" office:value-type="string">
            <text:p>por</text:p>
          </table:table-cell>
          <table:table-cell office:value-type="string">
            <text:p>Cod.Geografia</text:p>
          </table:table-cell>
          <table:table-cell office:value-type="string">
            <text:p><text:s/></text:p>
          </table:table-cell>
          <table:table-cell table:style-name="ce5" office:value-type="string">
            <text:p>Cartography Code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69];&quot;-&quot;; [dictio_eng.C69];&quot;-&quot;; [dictio_eng.D68]; &quot;*/&quot;)" office:value-type="string" office:string-value="/*104-eng-Geography*/">
            <text:p>/*104-eng-Geography*/</text:p>
          </table:table-cell>
        </table:table-row>
        <table:table-row table:style-name="ro1">
          <table:table-cell table:style-name="ce4" office:value-type="string">
            <text:p>insert into Dictionary values (</text:p>
          </table:table-cell>
          <table:table-cell table:style-name="ce5" office:value-type="string">
            <text:p>105</text:p>
          </table:table-cell>
          <table:table-cell table:style-name="ce5" office:value-type="string">
            <text:p>por</text:p>
          </table:table-cell>
          <table:table-cell office:value-type="string">
            <text:p>Local</text:p>
          </table:table-cell>
          <table:table-cell office:value-type="string">
            <text:p>Texto descritivo</text:p>
          </table:table-cell>
          <table:table-cell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70];&quot;-&quot;; [dictio_eng.C70];&quot;-&quot;; [dictio_eng.D70]; &quot;*/&quot;)" office:value-type="string" office:string-value="/*105-eng-Place*/">
            <text:p>/*105-eng-Place*/</text:p>
          </table:table-cell>
        </table:table-row>
        <table:table-row table:style-name="ro1">
          <table:table-cell table:style-name="ce4" office:value-type="string">
            <text:p>insert into Dictionary values (</text:p>
          </table:table-cell>
          <table:table-cell table:style-name="ce5" office:value-type="string">
            <text:p>106</text:p>
          </table:table-cell>
          <table:table-cell table:style-name="ce5" office:value-type="string">
            <text:p>por</text:p>
          </table:table-cell>
          <table:table-cell office:value-type="string">
            <text:p>Latitude</text:p>
          </table:table-cell>
          <table:table-cell office:value-type="string">
            <text:p>Graus decimais</text:p>
          </table:table-cell>
          <table:table-cell office:value-type="string">
            <text:p>Latitude do lugar específico onde ocorreu o desastre. Utilize como referência o sistema WGS84.</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71];&quot;-&quot;; [dictio_eng.C71];&quot;-&quot;; [dictio_eng.D71]; &quot;*/&quot;)" office:value-type="string" office:string-value="/*106-eng-Latitude*/">
            <text:p>/*106-eng-Latitude*/</text:p>
          </table:table-cell>
        </table:table-row>
        <table:table-row table:style-name="ro1">
          <table:table-cell table:style-name="ce4" office:value-type="string">
            <text:p>insert into Dictionary values (</text:p>
          </table:table-cell>
          <table:table-cell table:style-name="ce5" office:value-type="string">
            <text:p>107</text:p>
          </table:table-cell>
          <table:table-cell table:style-name="ce5" office:value-type="string">
            <text:p>por</text:p>
          </table:table-cell>
          <table:table-cell office:value-type="string">
            <text:p>Longitude</text:p>
          </table:table-cell>
          <table:table-cell office:value-type="string">
            <text:p>Graus decimais</text:p>
          </table:table-cell>
          <table:table-cell office:value-type="string">
            <text:p>Longitude do lugar específico onde ocorreu o desastre. Utilize como referência o sistema WGS84.</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72];&quot;-&quot;; [dictio_eng.C72];&quot;-&quot;; [dictio_eng.D72]; &quot;*/&quot;)" office:value-type="string" office:string-value="/*107-eng-Longitude*/">
            <text:p>/*107-eng-Longitude*/</text:p>
          </table:table-cell>
        </table:table-row>
        <table:table-row table:style-name="ro1">
          <table:table-cell table:style-name="ce4" office:value-type="string">
            <text:p>insert into Dictionary values (</text:p>
          </table:table-cell>
          <table:table-cell table:style-name="ce5" office:value-type="string">
            <text:p>108</text:p>
          </table:table-cell>
          <table:table-cell table:style-name="ce5" office:value-type="string">
            <text:p>por</text:p>
          </table:table-cell>
          <table:table-cell office:value-type="string">
            <text:p>Salvar como</text:p>
          </table:table-cell>
          <table:table-cell office:value-type="string">
            <text:p>Selecione uma opção</text:p>
          </table:table-cell>
          <table:table-cell office:value-type="string">
            <text:p>Indica a disponibilidade futura do formulário, facilitando o processo de controle de qualidade do banco de dados. Escolha uma opção para salvar este formulári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73];&quot;-&quot;; [dictio_eng.C73];&quot;-&quot;; [dictio_eng.D73]; &quot;*/&quot;)" office:value-type="string" office:string-value="/*108-eng-Save As*/">
            <text:p>/*108-eng-Save As*/</text:p>
          </table:table-cell>
        </table:table-row>
        <table:table-row table:style-name="ro1">
          <table:table-cell table:style-name="ce4" office:value-type="string">
            <text:p>insert into Dictionary values (</text:p>
          </table:table-cell>
          <table:table-cell table:style-name="ce5" office:value-type="string">
            <text:p>109</text:p>
          </table:table-cell>
          <table:table-cell table:style-name="ce5" office:value-type="string">
            <text:p>por</text:p>
          </table:table-cell>
          <table:table-cell office:value-type="string">
            <text:p>Autor</text:p>
          </table:table-cell>
          <table:table-cell office:value-type="string">
            <text:p><text:s/></text:p>
          </table:table-cell>
          <table:table-cell office:value-type="string">
            <text:p>Usuário que criou este formulári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74];&quot;-&quot;; [dictio_eng.C74];&quot;-&quot;; [dictio_eng.D74]; &quot;*/&quot;)" office:value-type="string" office:string-value="/*109-eng-Author*/">
            <text:p>/*109-eng-Author*/</text:p>
          </table:table-cell>
        </table:table-row>
        <table:table-row table:style-name="ro1">
          <table:table-cell table:style-name="ce4" office:value-type="string">
            <text:p>insert into Dictionary values (</text:p>
          </table:table-cell>
          <table:table-cell table:style-name="ce5" office:value-type="string">
            <text:p>110</text:p>
          </table:table-cell>
          <table:table-cell table:style-name="ce5" office:value-type="string">
            <text:p>por</text:p>
          </table:table-cell>
          <table:table-cell office:value-type="string">
            <text:p>Data de criação</text:p>
          </table:table-cell>
          <table:table-cell office:value-type="string">
            <text:p><text:s/></text:p>
          </table:table-cell>
          <table:table-cell office:value-type="string">
            <text:p>Data de criação do formulári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75];&quot;-&quot;; [dictio_eng.C75];&quot;-&quot;; [dictio_eng.D75]; &quot;*/&quot;)" office:value-type="string" office:string-value="/*110-eng-Creation date*/">
            <text:p>/*110-eng-Creation date*/</text:p>
          </table:table-cell>
        </table:table-row>
        <table:table-row table:style-name="ro1">
          <table:table-cell table:style-name="ce4" office:value-type="string">
            <text:p>insert into Dictionary values (</text:p>
          </table:table-cell>
          <table:table-cell table:style-name="ce5" office:value-type="string">
            <text:p>111</text:p>
          </table:table-cell>
          <table:table-cell table:style-name="ce5" office:value-type="string">
            <text:p>por</text:p>
          </table:table-cell>
          <table:table-cell office:value-type="string">
            <text:p>Data de atualização</text:p>
          </table:table-cell>
          <table:table-cell office:value-type="string">
            <text:p><text:s/></text:p>
          </table:table-cell>
          <table:table-cell office:value-type="string">
            <text:p>Última data de atualização do formulári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76];&quot;-&quot;; [dictio_eng.C76];&quot;-&quot;; [dictio_eng.D76]; &quot;*/&quot;)" office:value-type="string" office:string-value="/*111-eng-Updated*/">
            <text:p>/*111-eng-Updated*/</text:p>
          </table:table-cell>
        </table:table-row>
        <table:table-row table:style-name="ro1">
          <table:table-cell table:style-name="ce4" office:value-type="string">
            <text:p>insert into Dictionary values (</text:p>
          </table:table-cell>
          <table:table-cell table:style-name="ce5" office:value-type="string">
            <text:p>112</text:p>
          </table:table-cell>
          <table:table-cell table:style-name="ce5" office:value-type="string">
            <text:p>por</text:p>
          </table:table-cell>
          <table:table-cell office:value-type="string">
            <text:p>Evento</text:p>
          </table:table-cell>
          <table:table-cell office:value-type="string">
            <text:p>Selecione da lista</text:p>
          </table:table-cell>
          <table:table-cell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77];&quot;-&quot;; [dictio_eng.C77];&quot;-&quot;; [dictio_eng.D77]; &quot;*/&quot;)" office:value-type="string" office:string-value="/*112-eng-Type of event*/">
            <text:p>/*112-eng-Type of event*/</text:p>
          </table:table-cell>
        </table:table-row>
        <table:table-row table:style-name="ro1">
          <table:table-cell table:style-name="ce4" office:value-type="string">
            <text:p>insert into Dictionary values (</text:p>
          </table:table-cell>
          <table:table-cell table:style-name="ce5" office:value-type="string">
            <text:p>113</text:p>
          </table:table-cell>
          <table:table-cell table:style-name="ce5" office:value-type="string">
            <text:p>por</text:p>
          </table:table-cell>
          <table:table-cell office:value-type="string">
            <text:p>Duração</text:p>
          </table:table-cell>
          <table:table-cell office:value-type="string">
            <text:p>Quantidade de dias</text:p>
          </table:table-cell>
          <table:table-cell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78];&quot;-&quot;; [dictio_eng.C78];&quot;-&quot;; [dictio_eng.D78]; &quot;*/&quot;)" office:value-type="string" office:string-value="/*113-eng-Duration*/">
            <text:p>/*113-eng-Duration*/</text:p>
          </table:table-cell>
        </table:table-row>
        <table:table-row table:style-name="ro1">
          <table:table-cell table:style-name="ce4" office:value-type="string">
            <text:p>insert into Dictionary values (</text:p>
          </table:table-cell>
          <table:table-cell table:style-name="ce5" office:value-type="string">
            <text:p>114</text:p>
          </table:table-cell>
          <table:table-cell table:style-name="ce5" office:value-type="string">
            <text:p>por</text:p>
          </table:table-cell>
          <table:table-cell office:value-type="string">
            <text:p>Magnitude</text:p>
          </table:table-cell>
          <table:table-cell office:value-type="string">
            <text:p>Valor de magnitude</text:p>
          </table:table-cell>
          <table:table-cell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79];&quot;-&quot;; [dictio_eng.C79];&quot;-&quot;; [dictio_eng.D79]; &quot;*/&quot;)" office:value-type="string" office:string-value="/*114-eng-Magnitude*/">
            <text:p>/*114-eng-Magnitude*/</text:p>
          </table:table-cell>
        </table:table-row>
        <table:table-row table:style-name="ro1">
          <table:table-cell table:style-name="ce4" office:value-type="string">
            <text:p>insert into Dictionary values (</text:p>
          </table:table-cell>
          <table:table-cell table:style-name="ce5" office:value-type="string">
            <text:p>115</text:p>
          </table:table-cell>
          <table:table-cell table:style-name="ce5" office:value-type="string">
            <text:p>por</text:p>
          </table:table-cell>
          <table:table-cell office:value-type="string">
            <text:p>Observações de evento</text:p>
          </table:table-cell>
          <table:table-cell office:value-type="string">
            <text:p>Texto ou palavras-chave</text:p>
          </table:table-cell>
          <table:table-cell office:value-type="string">
            <text:p>Descrição sucinta da ocorrência do evento. Nos casos de eventos em cadeia ou eventos simultâneos, incluir a descrição do ocorrid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80];&quot;-&quot;; [dictio_eng.C80];&quot;-&quot;; [dictio_eng.D80]; &quot;*/&quot;)" office:value-type="string" office:string-value="/*115-eng-Observation about the event*/">
            <text:p>/*115-eng-Observation about the event*/</text:p>
          </table:table-cell>
        </table:table-row>
        <table:table-row table:style-name="ro1">
          <table:table-cell table:style-name="ce4" office:value-type="string">
            <text:p>insert into Dictionary values (</text:p>
          </table:table-cell>
          <table:table-cell table:style-name="ce5" office:value-type="string">
            <text:p>116</text:p>
          </table:table-cell>
          <table:table-cell table:style-name="ce5" office:value-type="string">
            <text:p>por</text:p>
          </table:table-cell>
          <table:table-cell office:value-type="string">
            <text:p>Causa</text:p>
          </table:table-cell>
          <table:table-cell office:value-type="string">
            <text:p>Selecione da lista</text:p>
          </table:table-cell>
          <table:table-cell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81];&quot;-&quot;; [dictio_eng.C81];&quot;-&quot;; [dictio_eng.D81]; &quot;*/&quot;)" office:value-type="string" office:string-value="/*116-eng-Type of cause*/">
            <text:p>/*116-eng-Type of cause*/</text:p>
          </table:table-cell>
        </table:table-row>
        <table:table-row table:style-name="ro1">
          <table:table-cell table:style-name="ce4" office:value-type="string">
            <text:p>insert into Dictionary values (</text:p>
          </table:table-cell>
          <table:table-cell table:style-name="ce5" office:value-type="string">
            <text:p>117</text:p>
          </table:table-cell>
          <table:table-cell table:style-name="ce5" office:value-type="string">
            <text:p>por</text:p>
          </table:table-cell>
          <table:table-cell office:value-type="string">
            <text:p>Observações de causa</text:p>
          </table:table-cell>
          <table:table-cell office:value-type="string">
            <text:p>Texto ou palavras-chave</text:p>
          </table:table-cell>
          <table:table-cell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82];&quot;-&quot;; [dictio_eng.C82];&quot;-&quot;; [dictio_eng.D82]; &quot;*/&quot;)" office:value-type="string" office:string-value="/*117-eng-Observations about the cause*/">
            <text:p>/*117-eng-Observations about the cause*/</text:p>
          </table:table-cell>
        </table:table-row>
        <table:table-row table:style-name="ro1">
          <table:table-cell table:style-name="ce4" office:value-type="string">
            <text:p>insert into Dictionary values (</text:p>
          </table:table-cell>
          <table:table-cell table:style-name="ce5" office:value-type="string">
            <text:p>118</text:p>
          </table:table-cell>
          <table:table-cell table:style-name="ce5" office:value-type="string">
            <text:p>por</text:p>
          </table:table-cell>
          <table:table-cell office:value-type="string">
            <text:p>Mortos</text:p>
          </table:table-cell>
          <table:table-cell office:value-type="string">
            <text:p>Digite a quantidade ou selecione da lista</text:p>
          </table:table-cell>
          <table:table-cell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83];&quot;-&quot;; [dictio_eng.C83];&quot;-&quot;; [dictio_eng.D83]; &quot;*/&quot;)" office:value-type="string" office:string-value="/*118-eng-Deaths*/">
            <text:p>/*118-eng-Deaths*/</text:p>
          </table:table-cell>
        </table:table-row>
        <table:table-row table:style-name="ro1">
          <table:table-cell table:style-name="ce4" office:value-type="string">
            <text:p>insert into Dictionary values (</text:p>
          </table:table-cell>
          <table:table-cell table:style-name="ce5" office:value-type="string">
            <text:p>119</text:p>
          </table:table-cell>
          <table:table-cell table:style-name="ce5" office:value-type="string">
            <text:p>por</text:p>
          </table:table-cell>
          <table:table-cell office:value-type="string">
            <text:p>Afetados</text:p>
          </table:table-cell>
          <table:table-cell office:value-type="string">
            <text:p>Digite a quantidade ou selecione da lista</text:p>
          </table:table-cell>
          <table:table-cell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84];&quot;-&quot;; [dictio_eng.C84];&quot;-&quot;; [dictio_eng.D84]; &quot;*/&quot;)" office:value-type="string" office:string-value="/*119-eng-Affected*/">
            <text:p>/*119-eng-Affected*/</text:p>
          </table:table-cell>
        </table:table-row>
        <table:table-row table:style-name="ro1">
          <table:table-cell table:style-name="ce4" office:value-type="string">
            <text:p>insert into Dictionary values (</text:p>
          </table:table-cell>
          <table:table-cell table:style-name="ce5" office:value-type="string">
            <text:p>120</text:p>
          </table:table-cell>
          <table:table-cell table:style-name="ce5" office:value-type="string">
            <text:p>por</text:p>
          </table:table-cell>
          <table:table-cell office:value-type="string">
            <text:p>Evacuados</text:p>
          </table:table-cell>
          <table:table-cell office:value-type="string">
            <text:p>Digite a quantidade ou selecione da lista</text:p>
          </table:table-cell>
          <table:table-cell office:value-type="string">
            <text:p>Número de pessoas evacuadas temporariamente de suas residências, locais de trabalho, colégios, hospitais, etc. Se a informação aparecer por famílias,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85];&quot;-&quot;; [dictio_eng.C85];&quot;-&quot;; [dictio_eng.D85]; &quot;*/&quot;)" office:value-type="string" office:string-value="/*120-eng-Evacuees*/">
            <text:p>/*120-eng-Evacuees*/</text:p>
          </table:table-cell>
        </table:table-row>
        <table:table-row table:style-name="ro1">
          <table:table-cell table:style-name="ce4" office:value-type="string">
            <text:p>insert into Dictionary values (</text:p>
          </table:table-cell>
          <table:table-cell table:style-name="ce5" office:value-type="string">
            <text:p>121</text:p>
          </table:table-cell>
          <table:table-cell table:style-name="ce5" office:value-type="string">
            <text:p>por</text:p>
          </table:table-cell>
          <table:table-cell office:value-type="string">
            <text:p>Desaparecidos</text:p>
          </table:table-cell>
          <table:table-cell office:value-type="string">
            <text:p>Digite a quantidade ou selecione da lista</text:p>
          </table:table-cell>
          <table:table-cell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86];&quot;-&quot;; [dictio_eng.C86];&quot;-&quot;; [dictio_eng.D86]; &quot;*/&quot;)" office:value-type="string" office:string-value="/*121-eng-Missing*/">
            <text:p>/*121-eng-Missing*/</text:p>
          </table:table-cell>
        </table:table-row>
        <table:table-row table:style-name="ro1">
          <table:table-cell table:style-name="ce4" office:value-type="string">
            <text:p>insert into Dictionary values (</text:p>
          </table:table-cell>
          <table:table-cell table:style-name="ce5" office:value-type="string">
            <text:p>122</text:p>
          </table:table-cell>
          <table:table-cell table:style-name="ce5" office:value-type="string">
            <text:p>por</text:p>
          </table:table-cell>
          <table:table-cell office:value-type="string">
            <text:p>Desabrigados</text:p>
          </table:table-cell>
          <table:table-cell office:value-type="string">
            <text:p>Digite a quantidade ou selecione da lista</text:p>
          </table:table-cell>
          <table:table-cell office:value-type="string">
            <text:p>Número de pessoas que têm sido deslocadas desde suas moradias até novos locais permanentes. Se a informação aparecer por famílias,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87];&quot;-&quot;; [dictio_eng.C87];&quot;-&quot;; [dictio_eng.D87]; &quot;*/&quot;)" office:value-type="string" office:string-value="/*122-eng-Relocated*/">
            <text:p>/*122-eng-Relocated*/</text:p>
          </table:table-cell>
        </table:table-row>
        <table:table-row table:style-name="ro1">
          <table:table-cell table:style-name="ce4" office:value-type="string">
            <text:p>insert into Dictionary values (</text:p>
          </table:table-cell>
          <table:table-cell table:style-name="ce5" office:value-type="string">
            <text:p>123</text:p>
          </table:table-cell>
          <table:table-cell table:style-name="ce5" office:value-type="string">
            <text:p>por</text:p>
          </table:table-cell>
          <table:table-cell office:value-type="string">
            <text:p>Atingidos</text:p>
          </table:table-cell>
          <table:table-cell office:value-type="string">
            <text:p>Digite a quantidade ou selecione da lista</text:p>
          </table:table-cell>
          <table:table-cell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88];&quot;-&quot;; [dictio_eng.C88];&quot;-&quot;; [dictio_eng.D88]; &quot;*/&quot;)" office:value-type="string" office:string-value="/*123-eng-Victims*/">
            <text:p>/*123-eng-Victims*/</text:p>
          </table:table-cell>
        </table:table-row>
        <table:table-row table:style-name="ro1">
          <table:table-cell table:style-name="ce4" office:value-type="string">
            <text:p>insert into Dictionary values (</text:p>
          </table:table-cell>
          <table:table-cell table:style-name="ce5" office:value-type="string">
            <text:p>124</text:p>
          </table:table-cell>
          <table:table-cell table:style-name="ce5" office:value-type="string">
            <text:p>por</text:p>
          </table:table-cell>
          <table:table-cell office:value-type="string">
            <text:p>Feridos, doentes</text:p>
          </table:table-cell>
          <table:table-cell office:value-type="string">
            <text:p>Digite a quantidade ou selecione da lista</text:p>
          </table:table-cell>
          <table:table-cell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89];&quot;-&quot;; [dictio_eng.C89];&quot;-&quot;; [dictio_eng.D89]; &quot;*/&quot;)" office:value-type="string" office:string-value="/*124-eng-Wounded, sick*/">
            <text:p>/*124-eng-Wounded, sick*/</text:p>
          </table:table-cell>
        </table:table-row>
        <table:table-row table:style-name="ro1">
          <table:table-cell table:style-name="ce4" office:value-type="string">
            <text:p>insert into Dictionary values (</text:p>
          </table:table-cell>
          <table:table-cell table:style-name="ce5" office:value-type="string">
            <text:p>125</text:p>
          </table:table-cell>
          <table:table-cell table:style-name="ce5" office:value-type="string">
            <text:p>por</text:p>
          </table:table-cell>
          <table:table-cell office:value-type="string">
            <text:p>Residências afetadas</text:p>
          </table:table-cell>
          <table:table-cell office:value-type="string">
            <text:p>Digite a quantidade ou selecione da lista</text:p>
          </table:table-cell>
          <table:table-cell office:value-type="string">
            <text:p>Número de residências com danos menores, não estruturais ou arquitetônicos, que podem seguir sendo habitadas, embora requeiram ações de reparação ou de limpez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90];&quot;-&quot;; [dictio_eng.C90];&quot;-&quot;; [dictio_eng.D90]; &quot;*/&quot;)" office:value-type="string" office:string-value="/*125-eng-Homes affected*/">
            <text:p>/*125-eng-Homes affected*/</text:p>
          </table:table-cell>
        </table:table-row>
        <table:table-row table:style-name="ro1">
          <table:table-cell table:style-name="ce4" office:value-type="string">
            <text:p>insert into Dictionary values (</text:p>
          </table:table-cell>
          <table:table-cell table:style-name="ce5" office:value-type="string">
            <text:p>126</text:p>
          </table:table-cell>
          <table:table-cell table:style-name="ce5" office:value-type="string">
            <text:p>por</text:p>
          </table:table-cell>
          <table:table-cell office:value-type="string">
            <text:p>Residências atingidas</text:p>
          </table:table-cell>
          <table:table-cell office:value-type="string">
            <text:p>Digite a quantidade ou selecione da lista</text:p>
          </table:table-cell>
          <table:table-cell office:value-type="string">
            <text:p>Número de residências arrasadas, soterradas, colapsadas ou deterioradas de tal maneira que não sejam mais habitávei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91];&quot;-&quot;; [dictio_eng.C91];&quot;-&quot;; [dictio_eng.D91]; &quot;*/&quot;)" office:value-type="string" office:string-value="/*126-eng-Homes destroyed*/">
            <text:p>/*126-eng-Homes destroyed*/</text:p>
          </table:table-cell>
        </table:table-row>
        <table:table-row table:style-name="ro1">
          <table:table-cell table:style-name="ce4" office:value-type="string">
            <text:p>insert into Dictionary values (</text:p>
          </table:table-cell>
          <table:table-cell table:style-name="ce5" office:value-type="string">
            <text:p>127</text:p>
          </table:table-cell>
          <table:table-cell table:style-name="ce5" office:value-type="string">
            <text:p>por</text:p>
          </table:table-cell>
          <table:table-cell office:value-type="string">
            <text:p>Valor perdas $</text:p>
          </table:table-cell>
          <table:table-cell office:value-type="string">
            <text:p>Valor em moeda local</text:p>
          </table:table-cell>
          <table:table-cell office:value-type="string">
            <text:p>Montante em moeda local das perdas diretas causadas pelo desastre.</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92];&quot;-&quot;; [dictio_eng.C92];&quot;-&quot;; [dictio_eng.D92]; &quot;*/&quot;)" office:value-type="string" office:string-value="/*127-eng-Loss value $*/">
            <text:p>/*127-eng-Loss value $*/</text:p>
          </table:table-cell>
        </table:table-row>
        <table:table-row table:style-name="ro1">
          <table:table-cell table:style-name="ce4" office:value-type="string">
            <text:p>insert into Dictionary values (</text:p>
          </table:table-cell>
          <table:table-cell table:style-name="ce5" office:value-type="string">
            <text:p>128</text:p>
          </table:table-cell>
          <table:table-cell table:style-name="ce5" office:value-type="string">
            <text:p>por</text:p>
          </table:table-cell>
          <table:table-cell office:value-type="string">
            <text:p>Valor perdas US$</text:p>
          </table:table-cell>
          <table:table-cell office:value-type="string">
            <text:p>Valor em dólares de EEUU</text:p>
          </table:table-cell>
          <table:table-cell office:value-type="string">
            <text:p>Equivalente em dólares (US$) das perdas em moeda local, segundo a taxa de câmbio de moeda nacional na data de ocorrência do desastre. Este valor é útil para avaliações comparativas entre bancos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93];&quot;-&quot;; [dictio_eng.C93];&quot;-&quot;; [dictio_eng.D93]; &quot;*/&quot;)" office:value-type="string" office:string-value="/*128-eng-Loss value US$*/">
            <text:p>/*128-eng-Loss value US$*/</text:p>
          </table:table-cell>
        </table:table-row>
        <table:table-row table:style-name="ro1">
          <table:table-cell table:style-name="ce4" office:value-type="string">
            <text:p>insert into Dictionary values (</text:p>
          </table:table-cell>
          <table:table-cell table:style-name="ce5" office:value-type="string">
            <text:p>129</text:p>
          </table:table-cell>
          <table:table-cell table:style-name="ce5" office:value-type="string">
            <text:p>por</text:p>
          </table:table-cell>
          <table:table-cell office:value-type="string">
            <text:p>Centros hospitalares</text:p>
          </table:table-cell>
          <table:table-cell office:value-type="string">
            <text:p>Quantidade</text:p>
          </table:table-cell>
          <table:table-cell office:value-type="string">
            <text:p>Número de centros de saúde, clínicas, hospitais locais e regionais destruídos e/ou afetados direta ou indiretamente pelo desastre.</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94];&quot;-&quot;; [dictio_eng.C94];&quot;-&quot;; [dictio_eng.D94]; &quot;*/&quot;)" office:value-type="string" office:string-value="/*129-eng-Health Sector*/">
            <text:p>/*129-eng-Health Sector*/</text:p>
          </table:table-cell>
        </table:table-row>
        <table:table-row table:style-name="ro1">
          <table:table-cell table:style-name="ce4" office:value-type="string">
            <text:p>insert into Dictionary values (</text:p>
          </table:table-cell>
          <table:table-cell table:style-name="ce5" office:value-type="string">
            <text:p>130</text:p>
          </table:table-cell>
          <table:table-cell table:style-name="ce5" office:value-type="string">
            <text:p>por</text:p>
          </table:table-cell>
          <table:table-cell office:value-type="string">
            <text:p>Centros educativos</text:p>
          </table:table-cell>
          <table:table-cell office:value-type="string">
            <text:p>Quantidade</text:p>
          </table:table-cell>
          <table:table-cell office:value-type="string">
            <text:p>Número de creches, escolas, colégios, universidades, centros de capacitação, etc., destruídos e afetados direta ou indiretamente pelo desastre. Inclui aqueles que têm sido utilizados como albergues temporários. </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95];&quot;-&quot;; [dictio_eng.C95];&quot;-&quot;; [dictio_eng.D95]; &quot;*/&quot;)" office:value-type="string" office:string-value="/*130-eng-Educational centres*/">
            <text:p>/*130-eng-Educational centres*/</text:p>
          </table:table-cell>
        </table:table-row>
        <table:table-row table:style-name="ro1">
          <table:table-cell table:style-name="ce4" office:value-type="string">
            <text:p>insert into Dictionary values (</text:p>
          </table:table-cell>
          <table:table-cell table:style-name="ce5" office:value-type="string">
            <text:p>131</text:p>
          </table:table-cell>
          <table:table-cell table:style-name="ce5" office:value-type="string">
            <text:p>por</text:p>
          </table:table-cell>
          <table:table-cell office:value-type="string">
            <text:p>Cultivos e florestas (Ha)</text:p>
          </table:table-cell>
          <table:table-cell office:value-type="string">
            <text:p>Quantidade</text:p>
          </table:table-cell>
          <table:table-cell office:value-type="string">
            <text:p>Área de cultivo, pastagens ou floresta destruídos e afetados. Se a informação está em outra unidade deve-se converter para hectares. </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96];&quot;-&quot;; [dictio_eng.C96];&quot;-&quot;; [dictio_eng.D96]; &quot;*/&quot;)" office:value-type="string" office:string-value="/*131-eng-Crops and woods (Hectares)*/">
            <text:p>/*131-eng-Crops and woods (Hectares)*/</text:p>
          </table:table-cell>
        </table:table-row>
        <table:table-row table:style-name="ro1">
          <table:table-cell table:style-name="ce4" office:value-type="string">
            <text:p>insert into Dictionary values (</text:p>
          </table:table-cell>
          <table:table-cell table:style-name="ce5" office:value-type="string">
            <text:p>132</text:p>
          </table:table-cell>
          <table:table-cell table:style-name="ce5" office:value-type="string">
            <text:p>por</text:p>
          </table:table-cell>
          <table:table-cell office:value-type="string">
            <text:p>Gado</text:p>
          </table:table-cell>
          <table:table-cell office:value-type="string">
            <text:p>Quantidade</text:p>
          </table:table-cell>
          <table:table-cell office:value-type="string">
            <text:p>Número de unidades perdidas (bovinos, suínos, caprinos, aves) qualquer que seja o evento (inundação, seca, epidemia, etc.). </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97];&quot;-&quot;; [dictio_eng.C97];&quot;-&quot;; [dictio_eng.D97]; &quot;*/&quot;)" office:value-type="string" office:string-value="/*132-eng-Livestock*/">
            <text:p>/*132-eng-Livestock*/</text:p>
          </table:table-cell>
        </table:table-row>
        <table:table-row table:style-name="ro1">
          <table:table-cell table:style-name="ce4" office:value-type="string">
            <text:p>insert into Dictionary values (</text:p>
          </table:table-cell>
          <table:table-cell table:style-name="ce5" office:value-type="string">
            <text:p>133</text:p>
          </table:table-cell>
          <table:table-cell table:style-name="ce5" office:value-type="string">
            <text:p>por</text:p>
          </table:table-cell>
          <table:table-cell office:value-type="string">
            <text:p>Estradas afetadas (m)</text:p>
          </table:table-cell>
          <table:table-cell office:value-type="string">
            <text:p>Quantidade</text:p>
          </table:table-cell>
          <table:table-cell office:value-type="string">
            <text:p>Comprimento, em metros, das redes viárias destruídas e/ou desabilitada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98];&quot;-&quot;; [dictio_eng.C98];&quot;-&quot;; [dictio_eng.D98]; &quot;*/&quot;)" office:value-type="string" office:string-value="/*133-eng-Routes affected*/">
            <text:p>/*133-eng-Routes affected*/</text:p>
          </table:table-cell>
        </table:table-row>
        <table:table-row table:style-name="ro1">
          <table:table-cell table:style-name="ce4" office:value-type="string">
            <text:p>insert into Dictionary values (</text:p>
          </table:table-cell>
          <table:table-cell table:style-name="ce5" office:value-type="string">
            <text:p>134</text:p>
          </table:table-cell>
          <table:table-cell table:style-name="ce5" office:value-type="string">
            <text:p>por</text:p>
          </table:table-cell>
          <table:table-cell office:value-type="string">
            <text:p>Outras perdas</text:p>
          </table:table-cell>
          <table:table-cell office:value-type="string">
            <text:p>Texto</text:p>
          </table:table-cell>
          <table:table-cell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99];&quot;-&quot;; [dictio_eng.C99];&quot;-&quot;; [dictio_eng.D99]; &quot;*/&quot;)" office:value-type="string" office:string-value="/*134-eng-Other losses*/">
            <text:p>/*134-eng-Other losses*/</text:p>
          </table:table-cell>
        </table:table-row>
        <table:table-row table:style-name="ro1">
          <table:table-cell table:style-name="ce4" office:value-type="string">
            <text:p>insert into Dictionary values (</text:p>
          </table:table-cell>
          <table:table-cell table:style-name="ce5" office:value-type="string">
            <text:p>135</text:p>
          </table:table-cell>
          <table:table-cell table:style-name="ce5" office:value-type="string">
            <text:p>por</text:p>
          </table:table-cell>
          <table:table-cell office:value-type="string">
            <text:p>Observações de efeitos</text:p>
          </table:table-cell>
          <table:table-cell office:value-type="string">
            <text:p>Texto</text:p>
          </table:table-cell>
          <table:table-cell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00];&quot;-&quot;; [dictio_eng.C100];&quot;-&quot;; [dictio_eng.D100]; &quot;*/&quot;)" office:value-type="string" office:string-value="/*135-eng-Observations about the effects*/">
            <text:p>/*135-eng-Observations about the effects*/</text:p>
          </table:table-cell>
        </table:table-row>
        <table:table-row table:style-name="ro1">
          <table:table-cell table:style-name="ce4" office:value-type="string">
            <text:p>insert into Dictionary values (</text:p>
          </table:table-cell>
          <table:table-cell table:style-name="ce5" office:value-type="string">
            <text:p>136</text:p>
          </table:table-cell>
          <table:table-cell table:style-name="ce5" office:value-type="string">
            <text:p>por</text:p>
          </table:table-cell>
          <table:table-cell office:value-type="string">
            <text:p>Transporte</text:p>
          </table:table-cell>
          <table:table-cell office:value-type="string">
            <text:p>Selecione uma opção</text:p>
          </table:table-cell>
          <table:table-cell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01];&quot;-&quot;; [dictio_eng.C101];&quot;-&quot;; [dictio_eng.D101]; &quot;*/&quot;)" office:value-type="string" office:string-value="/*136-eng-Transport*/">
            <text:p>/*136-eng-Transport*/</text:p>
          </table:table-cell>
        </table:table-row>
        <table:table-row table:style-name="ro1">
          <table:table-cell table:style-name="ce4" office:value-type="string">
            <text:p>insert into Dictionary values (</text:p>
          </table:table-cell>
          <table:table-cell table:style-name="ce5" office:value-type="string">
            <text:p>137</text:p>
          </table:table-cell>
          <table:table-cell table:style-name="ce5" office:value-type="string">
            <text:p>por</text:p>
          </table:table-cell>
          <table:table-cell office:value-type="string">
            <text:p>Comunicações</text:p>
          </table:table-cell>
          <table:table-cell office:value-type="string">
            <text:p>Selecione uma opção</text:p>
          </table:table-cell>
          <table:table-cell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02];&quot;-&quot;; [dictio_eng.C102];&quot;-&quot;; [dictio_eng.D102]; &quot;*/&quot;)" office:value-type="string" office:string-value="/*137-eng-Communications*/">
            <text:p>/*137-eng-Communications*/</text:p>
          </table:table-cell>
        </table:table-row>
        <table:table-row table:style-name="ro1">
          <table:table-cell table:style-name="ce4" office:value-type="string">
            <text:p>insert into Dictionary values (</text:p>
          </table:table-cell>
          <table:table-cell table:style-name="ce5" office:value-type="string">
            <text:p>138</text:p>
          </table:table-cell>
          <table:table-cell table:style-name="ce5" office:value-type="string">
            <text:p>por</text:p>
          </table:table-cell>
          <table:table-cell office:value-type="string">
            <text:p>Instalações de socorro</text:p>
          </table:table-cell>
          <table:table-cell office:value-type="string">
            <text:p>Selecione uma opção</text:p>
          </table:table-cell>
          <table:table-cell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03];&quot;-&quot;; [dictio_eng.C103];&quot;-&quot;; [dictio_eng.D103]; &quot;*/&quot;)" office:value-type="string" office:string-value="/*138-eng-Aid organisation installations*/">
            <text:p>/*138-eng-Aid organisation installations*/</text:p>
          </table:table-cell>
        </table:table-row>
        <table:table-row table:style-name="ro1">
          <table:table-cell table:style-name="ce4" office:value-type="string">
            <text:p>insert into Dictionary values (</text:p>
          </table:table-cell>
          <table:table-cell table:style-name="ce5" office:value-type="string">
            <text:p>139</text:p>
          </table:table-cell>
          <table:table-cell table:style-name="ce5" office:value-type="string">
            <text:p>por</text:p>
          </table:table-cell>
          <table:table-cell office:value-type="string">
            <text:p>Agropecuário</text:p>
          </table:table-cell>
          <table:table-cell office:value-type="string">
            <text:p>Selecione uma opção</text:p>
          </table:table-cell>
          <table:table-cell office:value-type="string">
            <text:p>Campo qualitativo do banco de dados. Tem duas opções: Afetado e Não Afetado. Corresponde aos efeitos do desastre sobre o setor Agropecuário: Campos de cultivos, fazendas, zonas de pastagens, etc.</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04];&quot;-&quot;; [dictio_eng.C104];&quot;-&quot;; [dictio_eng.D104]; &quot;*/&quot;)" office:value-type="string" office:string-value="/*139-eng-Agriculture and fishing*/">
            <text:p>/*139-eng-Agriculture and fishing*/</text:p>
          </table:table-cell>
        </table:table-row>
        <table:table-row table:style-name="ro1">
          <table:table-cell table:style-name="ce4" office:value-type="string">
            <text:p>insert into Dictionary values (</text:p>
          </table:table-cell>
          <table:table-cell table:style-name="ce5" office:value-type="string">
            <text:p>140</text:p>
          </table:table-cell>
          <table:table-cell table:style-name="ce5" office:value-type="string">
            <text:p>por</text:p>
          </table:table-cell>
          <table:table-cell office:value-type="string">
            <text:p>Aqueduto</text:p>
          </table:table-cell>
          <table:table-cell office:value-type="string">
            <text:p>Selecione uma opção</text:p>
          </table:table-cell>
          <table:table-cell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05];&quot;-&quot;; [dictio_eng.C105];&quot;-&quot;; [dictio_eng.D105]; &quot;*/&quot;)" office:value-type="string" office:string-value="/*140-eng-Aqueduct*/">
            <text:p>/*140-eng-Aqueduct*/</text:p>
          </table:table-cell>
        </table:table-row>
        <table:table-row table:style-name="ro1">
          <table:table-cell table:style-name="ce4" office:value-type="string">
            <text:p>insert into Dictionary values (</text:p>
          </table:table-cell>
          <table:table-cell table:style-name="ce5" office:value-type="string">
            <text:p>141</text:p>
          </table:table-cell>
          <table:table-cell table:style-name="ce5" office:value-type="string">
            <text:p>por</text:p>
          </table:table-cell>
          <table:table-cell office:value-type="string">
            <text:p>Esgoto</text:p>
          </table:table-cell>
          <table:table-cell office:value-type="string">
            <text:p>Selecione uma opção</text:p>
          </table:table-cell>
          <table:table-cell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06];&quot;-&quot;; [dictio_eng.C106];&quot;-&quot;; [dictio_eng.D106]; &quot;*/&quot;)" office:value-type="string" office:string-value="/*141-eng-Sewerage*/">
            <text:p>/*141-eng-Sewerage*/</text:p>
          </table:table-cell>
        </table:table-row>
        <table:table-row table:style-name="ro1">
          <table:table-cell table:style-name="ce4" office:value-type="string">
            <text:p>insert into Dictionary values (</text:p>
          </table:table-cell>
          <table:table-cell table:style-name="ce5" office:value-type="string">
            <text:p>142</text:p>
          </table:table-cell>
          <table:table-cell table:style-name="ce5" office:value-type="string">
            <text:p>por</text:p>
          </table:table-cell>
          <table:table-cell office:value-type="string">
            <text:p>Educação</text:p>
          </table:table-cell>
          <table:table-cell office:value-type="string">
            <text:p>Selecione uma opção</text:p>
          </table:table-cell>
          <table:table-cell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07];&quot;-&quot;; [dictio_eng.C107];&quot;-&quot;; [dictio_eng.D107]; &quot;*/&quot;)" office:value-type="string" office:string-value="/*142-eng-Education*/">
            <text:p>/*142-eng-Education*/</text:p>
          </table:table-cell>
        </table:table-row>
        <table:table-row table:style-name="ro1">
          <table:table-cell table:style-name="ce4" office:value-type="string">
            <text:p>insert into Dictionary values (</text:p>
          </table:table-cell>
          <table:table-cell table:style-name="ce5" office:value-type="string">
            <text:p>143</text:p>
          </table:table-cell>
          <table:table-cell table:style-name="ce5" office:value-type="string">
            <text:p>por</text:p>
          </table:table-cell>
          <table:table-cell office:value-type="string">
            <text:p>Energia</text:p>
          </table:table-cell>
          <table:table-cell office:value-type="string">
            <text:p>Selecione uma opção</text:p>
          </table:table-cell>
          <table:table-cell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08];&quot;-&quot;; [dictio_eng.C108];&quot;-&quot;; [dictio_eng.D108]; &quot;*/&quot;)" office:value-type="string" office:string-value="/*143-eng-Energy*/">
            <text:p>/*143-eng-Energy*/</text:p>
          </table:table-cell>
        </table:table-row>
        <table:table-row table:style-name="ro1">
          <table:table-cell table:style-name="ce4" office:value-type="string">
            <text:p>insert into Dictionary values (</text:p>
          </table:table-cell>
          <table:table-cell table:style-name="ce5" office:value-type="string">
            <text:p>144</text:p>
          </table:table-cell>
          <table:table-cell table:style-name="ce5" office:value-type="string">
            <text:p>por</text:p>
          </table:table-cell>
          <table:table-cell office:value-type="string">
            <text:p>Indústrias</text:p>
          </table:table-cell>
          <table:table-cell office:value-type="string">
            <text:p>Selecione uma opção</text:p>
          </table:table-cell>
          <table:table-cell office:value-type="string">
            <text:p>Campo qualitativo do banco de dados. Tem duas opções: Afetado e Não Afetado. Corresponde aos efeitos do desastre sobre o setor industrial: Indústrias de todos os tipos e tamanhos, incluídas agrícolas e pecuária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09];&quot;-&quot;; [dictio_eng.C109];&quot;-&quot;; [dictio_eng.D109]; &quot;*/&quot;)" office:value-type="string" office:string-value="/*144-eng-Industry*/">
            <text:p>/*144-eng-Industry*/</text:p>
          </table:table-cell>
        </table:table-row>
        <table:table-row table:style-name="ro1">
          <table:table-cell table:style-name="ce4" office:value-type="string">
            <text:p>insert into Dictionary values (</text:p>
          </table:table-cell>
          <table:table-cell table:style-name="ce5" office:value-type="string">
            <text:p>145</text:p>
          </table:table-cell>
          <table:table-cell table:style-name="ce5" office:value-type="string">
            <text:p>por</text:p>
          </table:table-cell>
          <table:table-cell office:value-type="string">
            <text:p>Saúde</text:p>
          </table:table-cell>
          <table:table-cell office:value-type="string">
            <text:p>Selecione uma opção</text:p>
          </table:table-cell>
          <table:table-cell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10];&quot;-&quot;; [dictio_eng.C110];&quot;-&quot;; [dictio_eng.D110]; &quot;*/&quot;)" office:value-type="string" office:string-value="/*145-eng-Health*/">
            <text:p>/*145-eng-Health*/</text:p>
          </table:table-cell>
        </table:table-row>
        <table:table-row table:style-name="ro1">
          <table:table-cell table:style-name="ce4" office:value-type="string">
            <text:p>insert into Dictionary values (</text:p>
          </table:table-cell>
          <table:table-cell table:style-name="ce5" office:value-type="string">
            <text:p>146</text:p>
          </table:table-cell>
          <table:table-cell table:style-name="ce5" office:value-type="string">
            <text:p>por</text:p>
          </table:table-cell>
          <table:table-cell office:value-type="string">
            <text:p>Outros</text:p>
          </table:table-cell>
          <table:table-cell office:value-type="string">
            <text:p>Selecione uma opção</text:p>
          </table:table-cell>
          <table:table-cell office:value-type="string">
            <text:p>Campo qualitativo do banco de dados. Tem duas opções: Afetado e Não Afetado. Relaciona-se com os danos que não correspondem a nenhum dos campos do formulário básic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11];&quot;-&quot;; [dictio_eng.C111];&quot;-&quot;; [dictio_eng.D111]; &quot;*/&quot;)" office:value-type="string" office:string-value="/*146-eng-Other*/">
            <text:p>/*146-eng-Other*/</text:p>
          </table:table-cell>
        </table:table-row>
        <table:table-row table:style-name="ro1">
          <table:table-cell table:style-name="ce4" office:value-type="string">
            <text:p>insert into Dictionary values (</text:p>
          </table:table-cell>
          <table:table-cell table:style-name="ce5" office:value-type="string">
            <text:p>147</text:p>
          </table:table-cell>
          <table:table-cell table:style-name="ce5" office:value-type="string">
            <text:p>por</text:p>
          </table:table-cell>
          <table:table-cell office:value-type="string">
            <text:p>Rascunho</text:p>
          </table:table-cell>
          <table:table-cell office:value-type="string">
            <text:p>Selecione uma opção</text:p>
          </table:table-cell>
          <table:table-cell office:value-type="string">
            <text:p>Corresponde a um dos estados de armazenamento do formulário: Formulário em edição ainda não terminada (responsabilidade do Atualizador)</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12];&quot;-&quot;; [dictio_eng.C112];&quot;-&quot;; [dictio_eng.D112]; &quot;*/&quot;)" office:value-type="string" office:string-value="/*147-eng-Draft*/">
            <text:p>/*147-eng-Draft*/</text:p>
          </table:table-cell>
        </table:table-row>
        <table:table-row table:style-name="ro1">
          <table:table-cell table:style-name="ce4" office:value-type="string">
            <text:p>insert into Dictionary values (</text:p>
          </table:table-cell>
          <table:table-cell table:style-name="ce5" office:value-type="string">
            <text:p>148</text:p>
          </table:table-cell>
          <table:table-cell table:style-name="ce5" office:value-type="string">
            <text:p>por</text:p>
          </table:table-cell>
          <table:table-cell office:value-type="string">
            <text:p>Para aprovação</text:p>
          </table:table-cell>
          <table:table-cell office:value-type="string">
            <text:p>Selecione uma opção</text:p>
          </table:table-cell>
          <table:table-cell office:value-type="string">
            <text:p>Corresponde a um dos estados de armazenamento do formulário: Formulário que está na lista para ser aprovado (pelo supervisor).</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13];&quot;-&quot;; [dictio_eng.C113];&quot;-&quot;; [dictio_eng.D113]; &quot;*/&quot;)" office:value-type="string" office:string-value="/*148-eng-For approval*/">
            <text:p>/*148-eng-For approval*/</text:p>
          </table:table-cell>
        </table:table-row>
        <table:table-row table:style-name="ro1">
          <table:table-cell table:style-name="ce4" office:value-type="string">
            <text:p>insert into Dictionary values (</text:p>
          </table:table-cell>
          <table:table-cell table:style-name="ce5" office:value-type="string">
            <text:p>149</text:p>
          </table:table-cell>
          <table:table-cell table:style-name="ce5" office:value-type="string">
            <text:p>por</text:p>
          </table:table-cell>
          <table:table-cell office:value-type="string">
            <text:p>Eliminar</text:p>
          </table:table-cell>
          <table:table-cell office:value-type="string">
            <text:p>Selecione uma opção</text:p>
          </table:table-cell>
          <table:table-cell office:value-type="string">
            <text:p>Corresponde a um dos estados de armazenamento do formulário: Formulário que está na lista para ser eliminado (pelo supervisor)</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14];&quot;-&quot;; [dictio_eng.C114];&quot;-&quot;; [dictio_eng.D114]; &quot;*/&quot;)" office:value-type="string" office:string-value="/*149-eng-Delete*/">
            <text:p>/*149-eng-Delete*/</text:p>
          </table:table-cell>
        </table:table-row>
        <table:table-row table:style-name="ro1">
          <table:table-cell table:style-name="ce4" office:value-type="string">
            <text:p>insert into Dictionary values (</text:p>
          </table:table-cell>
          <table:table-cell table:style-name="ce5" office:value-type="string">
            <text:p>150</text:p>
          </table:table-cell>
          <table:table-cell table:style-name="ce5" office:value-type="string">
            <text:p>por</text:p>
          </table:table-cell>
          <table:table-cell office:value-type="string">
            <text:p>Publicada</text:p>
          </table:table-cell>
          <table:table-cell office:value-type="string">
            <text:p>Selecione uma opção</text:p>
          </table:table-cell>
          <table:table-cell office:value-type="string">
            <text:p>Corresponde a um dos estados de armazenamento do formulário: Formulário de consulta pública. Já foi aprovado pelo Supervisor para sua publicaçã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15];&quot;-&quot;; [dictio_eng.C115];&quot;-&quot;; [dictio_eng.D115]; &quot;*/&quot;)" office:value-type="string" office:string-value="/*150-eng-Published*/">
            <text:p>/*150-eng-Published*/</text:p>
          </table:table-cell>
        </table:table-row>
        <table:table-row table:style-name="ro1">
          <table:table-cell table:style-name="ce4" office:value-type="string">
            <text:p>insert into Dictionary values (</text:p>
          </table:table-cell>
          <table:table-cell table:style-name="ce5" office:value-type="string">
            <text:p>151</text:p>
          </table:table-cell>
          <table:table-cell table:style-name="ce5" office:value-type="string">
            <text:p>por</text:p>
          </table:table-cell>
          <table:table-cell office:value-type="string">
            <text:p>Eliminada!</text:p>
          </table:table-cell>
          <table:table-cell office:value-type="string">
            <text:p>Selecione uma opção</text:p>
          </table:table-cell>
          <table:table-cell office:value-type="string">
            <text:p>Corresponde a um dos estados de armazenamento do formulário: Formulário eliminado pelo Supervisor.</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16];&quot;-&quot;; [dictio_eng.C116];&quot;-&quot;; [dictio_eng.D116]; &quot;*/&quot;)" office:value-type="string" office:string-value="/*151-eng-Deleted!*/">
            <text:p>/*151-eng-Deleted!*/</text:p>
          </table:table-cell>
        </table:table-row>
        <table:table-row table:style-name="ro1">
          <table:table-cell table:style-name="ce4" office:value-type="string">
            <text:p>insert into Dictionary values (</text:p>
          </table:table-cell>
          <table:table-cell table:style-name="ce5" office:value-type="string">
            <text:p>206</text:p>
          </table:table-cell>
          <table:table-cell table:style-name="ce5"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17];&quot;-&quot;; [dictio_eng.C117];&quot;-&quot;; [dictio_eng.D117]; &quot;*/&quot;)" office:value-type="string" office:string-value="/*206-eng-Number of reports*/">
            <text:p>/*206-eng-Number of reports*/</text:p>
          </table:table-cell>
        </table:table-row>
        <table:table-row table:style-name="ro1">
          <table:table-cell table:style-name="ce4" office:value-type="string">
            <text:p>insert into Dictionary values (</text:p>
          </table:table-cell>
          <table:table-cell table:style-name="ce5" office:value-type="string">
            <text:p>207</text:p>
          </table:table-cell>
          <table:table-cell table:style-name="ce5" office:value-type="string">
            <text:p>por</text:p>
          </table:table-cell>
          <table:table-cell office:value-type="string">
            <text:p>Tipo de Gráfico</text:p>
          </table:table-cell>
          <table:table-cell office:value-type="string">
            <text:p>Selecione um tipo de gráfico</text:p>
          </table:table-cell>
          <table:table-cell office:value-type="string">
            <text:p>Os tipos de gráficos disponíveis são: histogramas temporais, estacionais e gráficos comparativ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18];&quot;-&quot;; [dictio_eng.C118];&quot;-&quot;; [dictio_eng.D118]; &quot;*/&quot;)" office:value-type="string" office:string-value="/*207-eng-Type of Graphic*/">
            <text:p>/*207-eng-Type of Graphic*/</text:p>
          </table:table-cell>
        </table:table-row>
        <table:table-row table:style-name="ro1">
          <table:table-cell table:style-name="ce4" office:value-type="string">
            <text:p>insert into Dictionary values (</text:p>
          </table:table-cell>
          <table:table-cell table:style-name="ce5" office:value-type="string">
            <text:p>208</text:p>
          </table:table-cell>
          <table:table-cell table:style-name="ce5" office:value-type="string">
            <text:p>por</text:p>
          </table:table-cell>
          <table:table-cell office:value-type="string">
            <text:p>Temporal</text:p>
          </table:table-cell>
          <table:table-cell office:value-type="string">
            <text:p>Histograma de barras ou linhas, o eixo X corresponde ao tempo, o eixo Y corresponde ao efeito que vai se representar</text:p>
          </table:table-cell>
          <table:table-cell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19];&quot;-&quot;; [dictio_eng.C119];&quot;-&quot;; [dictio_eng.D119]; &quot;*/&quot;)" office:value-type="string" office:string-value="/*208-eng-Temporal*/">
            <text:p>/*208-eng-Temporal*/</text:p>
          </table:table-cell>
        </table:table-row>
        <table:table-row table:style-name="ro1">
          <table:table-cell table:style-name="ce4" office:value-type="string">
            <text:p>insert into Dictionary values (</text:p>
          </table:table-cell>
          <table:table-cell table:style-name="ce5" office:value-type="string">
            <text:p>209</text:p>
          </table:table-cell>
          <table:table-cell table:style-name="ce5" office:value-type="string">
            <text:p>por</text:p>
          </table:table-cell>
          <table:table-cell office:value-type="string">
            <text:p>Evento/temporal</text:p>
          </table:table-cell>
          <table:table-cell office:value-type="string">
            <text:p>Igual que o histograma temporal, discrimina por eventos no eixo dos X.</text:p>
          </table:table-cell>
          <table:table-cell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20];&quot;-&quot;; [dictio_eng.C120];&quot;-&quot;; [dictio_eng.D120]; &quot;*/&quot;)" office:value-type="string" office:string-value="/*209-eng-Type of event/Temporal*/">
            <text:p>/*209-eng-Type of event/Temporal*/</text:p>
          </table:table-cell>
        </table:table-row>
        <table:table-row table:style-name="ro1">
          <table:table-cell table:style-name="ce4" office:value-type="string">
            <text:p>insert into Dictionary values (</text:p>
          </table:table-cell>
          <table:table-cell table:style-name="ce5" office:value-type="string">
            <text:p>210</text:p>
          </table:table-cell>
          <table:table-cell table:style-name="ce5" office:value-type="string">
            <text:p>por</text:p>
          </table:table-cell>
          <table:table-cell office:value-type="string">
            <text:p>/temporal</text:p>
          </table:table-cell>
          <table:table-cell office:value-type="string">
            <text:p>Igual que o histograma temporal, descrimina por unidades geográficas no eixo dos X.</text:p>
          </table:table-cell>
          <table:table-cell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21];&quot;-&quot;; [dictio_eng.C121];&quot;-&quot;; [dictio_eng.D121]; &quot;*/&quot;)" office:value-type="string" office:string-value="/*210-eng-/temporal*/">
            <text:p>/*210-eng-/temporal*/</text:p>
          </table:table-cell>
        </table:table-row>
        <table:table-row table:style-name="ro1">
          <table:table-cell table:style-name="ce4" office:value-type="string">
            <text:p>insert into Dictionary values (</text:p>
          </table:table-cell>
          <table:table-cell table:style-name="ce5" office:value-type="string">
            <text:p>211</text:p>
          </table:table-cell>
          <table:table-cell table:style-name="ce5" office:value-type="string">
            <text:p>por</text:p>
          </table:table-cell>
          <table:table-cell office:value-type="string">
            <text:p>Causa/temporal</text:p>
          </table:table-cell>
          <table:table-cell office:value-type="string">
            <text:p>Descrimina por causas no eixo dos X.</text:p>
          </table:table-cell>
          <table:table-cell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22];&quot;-&quot;; [dictio_eng.C122];&quot;-&quot;; [dictio_eng.D122]; &quot;*/&quot;)" office:value-type="string" office:string-value="/*211-eng-Type of cause/temporal*/">
            <text:p>/*211-eng-Type of cause/temporal*/</text:p>
          </table:table-cell>
        </table:table-row>
        <table:table-row table:style-name="ro1">
          <table:table-cell table:style-name="ce4" office:value-type="string">
            <text:p>insert into Dictionary values (</text:p>
          </table:table-cell>
          <table:table-cell table:style-name="ce5" office:value-type="string">
            <text:p>212</text:p>
          </table:table-cell>
          <table:table-cell table:style-name="ce5" office:value-type="string">
            <text:p>por</text:p>
          </table:table-cell>
          <table:table-cell office:value-type="string">
            <text:p>Por eventos</text:p>
          </table:table-cell>
          <table:table-cell office:value-type="string">
            <text:p>Compara os eventos num gráfico tipo pizza, segundo a variável a se representar</text:p>
          </table:table-cell>
          <table:table-cell office:value-type="string">
            <text:p>Comparativo de eventos: Gráfico comparativo - tipo pizza- de uma variável (de efeitos ou de número de relatos) agrupada pelos eventos selecion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23];&quot;-&quot;; [dictio_eng.C123];&quot;-&quot;; [dictio_eng.D123]; &quot;*/&quot;)" office:value-type="string" office:string-value="/*212-eng-By type of events*/">
            <text:p>/*212-eng-By type of events*/</text:p>
          </table:table-cell>
        </table:table-row>
        <table:table-row table:style-name="ro1">
          <table:table-cell table:style-name="ce4" office:value-type="string">
            <text:p>insert into Dictionary values (</text:p>
          </table:table-cell>
          <table:table-cell table:style-name="ce5" office:value-type="string">
            <text:p>213</text:p>
          </table:table-cell>
          <table:table-cell table:style-name="ce5" office:value-type="string">
            <text:p>por</text:p>
          </table:table-cell>
          <table:table-cell office:value-type="string">
            <text:p>Por </text:p>
          </table:table-cell>
          <table:table-cell office:value-type="string">
            <text:p>Compara as unidades geográficas num gráfico tipo pizza, segundo a variável a se representar</text:p>
          </table:table-cell>
          <table:table-cell office:value-type="string">
            <text:p>Comparativo de unidades geográficas: Gráfico comparativo - tipo pizza - de uma variável (de efeitos ou de número de relatos) agrupada pelas unidades geográficas selecionada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24];&quot;-&quot;; [dictio_eng.C124];&quot;-&quot;; [dictio_eng.D124]; &quot;*/&quot;)" office:value-type="string" office:string-value="/*213-eng-By*/">
            <text:p>/*213-eng-By*/</text:p>
          </table:table-cell>
        </table:table-row>
        <table:table-row table:style-name="ro1">
          <table:table-cell table:style-name="ce4" office:value-type="string">
            <text:p>insert into Dictionary values (</text:p>
          </table:table-cell>
          <table:table-cell table:style-name="ce5" office:value-type="string">
            <text:p>214</text:p>
          </table:table-cell>
          <table:table-cell table:style-name="ce5" office:value-type="string">
            <text:p>por</text:p>
          </table:table-cell>
          <table:table-cell office:value-type="string">
            <text:p>Por causas</text:p>
          </table:table-cell>
          <table:table-cell office:value-type="string">
            <text:p>Compara as causas num gráfico tipo pizza, segundo a variável a se representar</text:p>
          </table:table-cell>
          <table:table-cell office:value-type="string">
            <text:p>Comparativo de unidades geográficas: Gráfico comparativo - tipo pizza - de uma variável (de efeitos ou de número de reportes) agrupada pelas causas selecionada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25];&quot;-&quot;; [dictio_eng.C125];&quot;-&quot;; [dictio_eng.D125]; &quot;*/&quot;)" office:value-type="string" office:string-value="/*214-eng-By type of causes*/">
            <text:p>/*214-eng-By type of causes*/</text:p>
          </table:table-cell>
        </table:table-row>
        <table:table-row table:style-name="ro1">
          <table:table-cell table:style-name="ce4" office:value-type="string">
            <text:p>insert into Dictionary values (</text:p>
          </table:table-cell>
          <table:table-cell table:style-name="ce5" office:value-type="string">
            <text:p>215</text:p>
          </table:table-cell>
          <table:table-cell table:style-name="ce5" office:value-type="string">
            <text:p>por</text:p>
          </table:table-cell>
          <table:table-cell office:value-type="string">
            <text:p>Série</text:p>
          </table:table-cell>
          <table:table-cell office:value-type="string">
            <text:p>Série de dados a representar (mensal, diária)</text:p>
          </table:table-cell>
          <table:table-cell office:value-type="string">
            <text:p>Série histórica a ser representada. Por exemplo, a série pode ser diária ou mensal</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26];&quot;-&quot;; [dictio_eng.C126];&quot;-&quot;; [dictio_eng.D126]; &quot;*/&quot;)" office:value-type="string" office:string-value="/*215-eng-Series*/">
            <text:p>/*215-eng-Series*/</text:p>
          </table:table-cell>
        </table:table-row>
        <table:table-row table:style-name="ro1">
          <table:table-cell table:style-name="ce4" office:value-type="string">
            <text:p>insert into Dictionary values (</text:p>
          </table:table-cell>
          <table:table-cell table:style-name="ce5" office:value-type="string">
            <text:p>216</text:p>
          </table:table-cell>
          <table:table-cell table:style-name="ce5" office:value-type="string">
            <text:p>por</text:p>
          </table:table-cell>
          <table:table-cell office:value-type="string">
            <text:p>Estacionariedade</text:p>
          </table:table-cell>
          <table:table-cell office:value-type="string">
            <text:p>Período estacional a ser analisado. Por exemplo, anual.</text:p>
          </table:table-cell>
          <table:table-cell office:value-type="string">
            <text:p>Período estacional ou estacionariedade de interesse. Por exemplo, anual ou mensal.</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27];&quot;-&quot;; [dictio_eng.C127];&quot;-&quot;; [dictio_eng.D127]; &quot;*/&quot;)" office:value-type="string" office:string-value="/*216-eng-Seasonal*/">
            <text:p>/*216-eng-Seasonal*/</text:p>
          </table:table-cell>
        </table:table-row>
        <table:table-row table:style-name="ro1">
          <table:table-cell table:style-name="ce4" office:value-type="string">
            <text:p>insert into Dictionary values (</text:p>
          </table:table-cell>
          <table:table-cell table:style-name="ce5" office:value-type="string">
            <text:p>217</text:p>
          </table:table-cell>
          <table:table-cell table:style-name="ce5" office:value-type="string">
            <text:p>por</text:p>
          </table:table-cell>
          <table:table-cell office:value-type="string">
            <text:p>Escala</text:p>
          </table:table-cell>
          <table:table-cell office:value-type="string">
            <text:p>Escala do eixo Y</text:p>
          </table:table-cell>
          <table:table-cell office:value-type="string">
            <text:p>Escala utilizada para representar a variável no eixo vertical ou Y.</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28];&quot;-&quot;; [dictio_eng.C128];&quot;-&quot;; [dictio_eng.D128]; &quot;*/&quot;)" office:value-type="string" office:string-value="/*217-eng-Scale*/">
            <text:p>/*217-eng-Scale*/</text:p>
          </table:table-cell>
        </table:table-row>
        <table:table-row table:style-name="ro1">
          <table:table-cell table:style-name="ce4" office:value-type="string">
            <text:p>insert into Dictionary values (</text:p>
          </table:table-cell>
          <table:table-cell table:style-name="ce5" office:value-type="string">
            <text:p>218</text:p>
          </table:table-cell>
          <table:table-cell table:style-name="ce5" office:value-type="string">
            <text:p>por</text:p>
          </table:table-cell>
          <table:table-cell office:value-type="string">
            <text:p>Aparência</text:p>
          </table:table-cell>
          <table:table-cell office:value-type="string">
            <text:p>Gráfico com aparência bi ou tridimensional</text:p>
          </table:table-cell>
          <table:table-cell office:value-type="string">
            <text:p>Aparência do gráfico em duas ou três dimensõe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29];&quot;-&quot;; [dictio_eng.C129];&quot;-&quot;; [dictio_eng.D129]; &quot;*/&quot;)" office:value-type="string" office:string-value="/*218-eng-Appearance*/">
            <text:p>/*218-eng-Appearance*/</text:p>
          </table:table-cell>
        </table:table-row>
        <table:table-row table:style-name="ro1">
          <table:table-cell table:style-name="ce4" office:value-type="string">
            <text:p>insert into Dictionary values (</text:p>
          </table:table-cell>
          <table:table-cell table:style-name="ce5" office:value-type="string">
            <text:p>219</text:p>
          </table:table-cell>
          <table:table-cell table:style-name="ce5" office:value-type="string">
            <text:p>por</text:p>
          </table:table-cell>
          <table:table-cell office:value-type="string">
            <text:p>Tipo</text:p>
          </table:table-cell>
          <table:table-cell office:value-type="string">
            <text:p>Existem três tipos de gráficos: linhas, barras e pizza.</text:p>
          </table:table-cell>
          <table:table-cell office:value-type="string">
            <text:p>Representação de valores em gráficos de linhas, barras ou pizz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30];&quot;-&quot;; [dictio_eng.C130];&quot;-&quot;; [dictio_eng.D130]; &quot;*/&quot;)" office:value-type="string" office:string-value="/*219-eng-Type*/">
            <text:p>/*219-eng-Type*/</text:p>
          </table:table-cell>
        </table:table-row>
        <table:table-row table:style-name="ro1">
          <table:table-cell table:style-name="ce4" office:value-type="string">
            <text:p>insert into Dictionary values (</text:p>
          </table:table-cell>
          <table:table-cell table:style-name="ce5" office:value-type="string">
            <text:p>220</text:p>
          </table:table-cell>
          <table:table-cell table:style-name="ce5" office:value-type="string">
            <text:p>por</text:p>
          </table:table-cell>
          <table:table-cell office:value-type="string">
            <text:p>Modo</text:p>
          </table:table-cell>
          <table:table-cell office:value-type="string">
            <text:p>O modo padrão é o normal. Selecione a ajuda inferior para ver explicação dos outros modos.</text:p>
          </table:table-cell>
          <table:table-cell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31];&quot;-&quot;; [dictio_eng.C131];&quot;-&quot;; [dictio_eng.D131]; &quot;*/&quot;)" office:value-type="string" office:string-value="/*220-eng-Mode*/">
            <text:p>/*220-eng-Mode*/</text:p>
          </table:table-cell>
        </table:table-row>
        <table:table-row table:style-name="ro1">
          <table:table-cell table:style-name="ce4" office:value-type="string">
            <text:p>insert into Dictionary values (</text:p>
          </table:table-cell>
          <table:table-cell table:style-name="ce5" office:value-type="string">
            <text:p>221</text:p>
          </table:table-cell>
          <table:table-cell table:style-name="ce5" office:value-type="string">
            <text:p>por</text:p>
          </table:table-cell>
          <table:table-cell office:value-type="string">
            <text:p>Dados no gráfico</text:p>
          </table:table-cell>
          <table:table-cell office:value-type="string">
            <text:p>Deseja-se que cada valor representado no gráfico apareça explicitamente</text:p>
          </table:table-cell>
          <table:table-cell office:value-type="string">
            <text:p>Ver ou não ver os valores do gráfic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32];&quot;-&quot;; [dictio_eng.C132];&quot;-&quot;; [dictio_eng.D132]; &quot;*/&quot;)" office:value-type="string" office:string-value="/*221-eng-Graphic data*/">
            <text:p>/*221-eng-Graphic data*/</text:p>
          </table:table-cell>
        </table:table-row>
        <table:table-row table:style-name="ro1">
          <table:table-cell table:style-name="ce4" office:value-type="string">
            <text:p>insert into Dictionary values (</text:p>
          </table:table-cell>
          <table:table-cell table:style-name="ce5" office:value-type="string">
            <text:p>222</text:p>
          </table:table-cell>
          <table:table-cell table:style-name="ce5" office:value-type="string">
            <text:p>por</text:p>
          </table:table-cell>
          <table:table-cell office:value-type="string">
            <text:p>Variável a representar</text:p>
          </table:table-cell>
          <table:table-cell office:value-type="string">
            <text:p>Variável principal do gráfico. Por exemplo, o gráfico de residências destruídas.</text:p>
          </table:table-cell>
          <table:table-cell office:value-type="string">
            <text:p>Variável a ser usada no eixo vertical ou eixo Y</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33];&quot;-&quot;; [dictio_eng.C133];&quot;-&quot;; [dictio_eng.D133]; &quot;*/&quot;)" office:value-type="string" office:string-value="/*222-eng-Variable of the graph */">
            <text:p>/*222-eng-Variable of the graph */</text:p>
          </table:table-cell>
        </table:table-row>
        <table:table-row table:style-name="ro1">
          <table:table-cell table:style-name="ce4" office:value-type="string">
            <text:p>insert into Dictionary values (</text:p>
          </table:table-cell>
          <table:table-cell table:style-name="ce5" office:value-type="string">
            <text:p>223</text:p>
          </table:table-cell>
          <table:table-cell table:style-name="ce5"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34];&quot;-&quot;; [dictio_eng.C134];&quot;-&quot;; [dictio_eng.D134]; &quot;*/&quot;)" office:value-type="string" office:string-value="/*223-eng-Number of reports*/">
            <text:p>/*223-eng-Number of reports*/</text:p>
          </table:table-cell>
        </table:table-row>
        <table:table-row table:style-name="ro1">
          <table:table-cell table:style-name="ce4" office:value-type="string">
            <text:p>insert into Dictionary values (</text:p>
          </table:table-cell>
          <table:table-cell table:style-name="ce5" office:value-type="string">
            <text:p>224</text:p>
          </table:table-cell>
          <table:table-cell table:style-name="ce5" office:value-type="string">
            <text:p>por</text:p>
          </table:table-cell>
          <table:table-cell office:value-type="string">
            <text:p>Eventos</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35];&quot;-&quot;; [dictio_eng.C135];&quot;-&quot;; [dictio_eng.D135]; &quot;*/&quot;)" office:value-type="string" office:string-value="/*224-eng-Type of events*/">
            <text:p>/*224-eng-Type of events*/</text:p>
          </table:table-cell>
        </table:table-row>
        <table:table-row table:style-name="ro1">
          <table:table-cell table:style-name="ce4" office:value-type="string">
            <text:p>insert into Dictionary values (</text:p>
          </table:table-cell>
          <table:table-cell table:style-name="ce5" office:value-type="string">
            <text:p>225</text:p>
          </table:table-cell>
          <table:table-cell table:style-name="ce5" office:value-type="string">
            <text:p>por</text:p>
          </table:table-cell>
          <table:table-cell office:value-type="string">
            <text:p>Causas</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36];&quot;-&quot;; [dictio_eng.C136];&quot;-&quot;; [dictio_eng.D136]; &quot;*/&quot;)" office:value-type="string" office:string-value="/*225-eng-Type of causes*/">
            <text:p>/*225-eng-Type of causes*/</text:p>
          </table:table-cell>
        </table:table-row>
        <table:table-row table:style-name="ro1">
          <table:table-cell table:style-name="ce4" office:value-type="string">
            <text:p>insert into Dictionary values (</text:p>
          </table:table-cell>
          <table:table-cell table:style-name="ce5" office:value-type="string">
            <text:p>226</text:p>
          </table:table-cell>
          <table:table-cell table:style-name="ce5" office:value-type="string">
            <text:p>por</text:p>
          </table:table-cell>
          <table:table-cell office:value-type="string">
            <text:p>Anos</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37];&quot;-&quot;; [dictio_eng.C137];&quot;-&quot;; [dictio_eng.D137]; &quot;*/&quot;)" office:value-type="string" office:string-value="/*226-eng-Years*/">
            <text:p>/*226-eng-Years*/</text:p>
          </table:table-cell>
        </table:table-row>
        <table:table-row table:style-name="ro1">
          <table:table-cell table:style-name="ce4" office:value-type="string">
            <text:p>insert into Dictionary values (</text:p>
          </table:table-cell>
          <table:table-cell table:style-name="ce5" office:value-type="string">
            <text:p>227</text:p>
          </table:table-cell>
          <table:table-cell table:style-name="ce5" office:value-type="string">
            <text:p>por</text:p>
          </table:table-cell>
          <table:table-cell office:value-type="string">
            <text:p>Meses</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38];&quot;-&quot;; [dictio_eng.C138];&quot;-&quot;; [dictio_eng.D138]; &quot;*/&quot;)" office:value-type="string" office:string-value="/*227-eng-Months*/">
            <text:p>/*227-eng-Months*/</text:p>
          </table:table-cell>
        </table:table-row>
        <table:table-row table:style-name="ro1">
          <table:table-cell table:style-name="ce4" office:value-type="string">
            <text:p>insert into Dictionary values (</text:p>
          </table:table-cell>
          <table:table-cell table:style-name="ce5" office:value-type="string">
            <text:p>228</text:p>
          </table:table-cell>
          <table:table-cell table:style-name="ce5" office:value-type="string">
            <text:p>por</text:p>
          </table:table-cell>
          <table:table-cell office:value-type="string">
            <text:p>Semanas</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39];&quot;-&quot;; [dictio_eng.C139];&quot;-&quot;; [dictio_eng.D139]; &quot;*/&quot;)" office:value-type="string" office:string-value="/*228-eng-Weeks*/">
            <text:p>/*228-eng-Weeks*/</text:p>
          </table:table-cell>
        </table:table-row>
        <table:table-row table:style-name="ro1">
          <table:table-cell table:style-name="ce4" office:value-type="string">
            <text:p>insert into Dictionary values (</text:p>
          </table:table-cell>
          <table:table-cell table:style-name="ce5" office:value-type="string">
            <text:p>229</text:p>
          </table:table-cell>
          <table:table-cell table:style-name="ce5" office:value-type="string">
            <text:p>por</text:p>
          </table:table-cell>
          <table:table-cell office:value-type="string">
            <text:p>Dias</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40];&quot;-&quot;; [dictio_eng.C140];&quot;-&quot;; [dictio_eng.D140]; &quot;*/&quot;)" office:value-type="string" office:string-value="/*229-eng-Days*/">
            <text:p>/*229-eng-Days*/</text:p>
          </table:table-cell>
        </table:table-row>
        <table:table-row table:style-name="ro1">
          <table:table-cell table:style-name="ce4" office:value-type="string">
            <text:p>insert into Dictionary values (</text:p>
          </table:table-cell>
          <table:table-cell table:style-name="ce5" office:value-type="string">
            <text:p>230</text:p>
          </table:table-cell>
          <table:table-cell table:style-name="ce5" office:value-type="string">
            <text:p>por</text:p>
          </table:table-cell>
          <table:table-cell office:value-type="string">
            <text:p>Séculos</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41];&quot;-&quot;; [dictio_eng.C141];&quot;-&quot;; [dictio_eng.D141]; &quot;*/&quot;)" office:value-type="string" office:string-value="/*230-eng-Year-Month*/">
            <text:p>/*230-eng-Year-Month*/</text:p>
          </table:table-cell>
        </table:table-row>
        <table:table-row table:style-name="ro1">
          <table:table-cell table:style-name="ce4" office:value-type="string">
            <text:p>insert into Dictionary values (</text:p>
          </table:table-cell>
          <table:table-cell table:style-name="ce5" office:value-type="string">
            <text:p>231</text:p>
          </table:table-cell>
          <table:table-cell table:style-name="ce5" office:value-type="string">
            <text:p>por</text:p>
          </table:table-cell>
          <table:table-cell office:value-type="string">
            <text:p>Qüinqüênios</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42];&quot;-&quot;; [dictio_eng.C142];&quot;-&quot;; [dictio_eng.D142]; &quot;*/&quot;)" office:value-type="string" office:string-value="/*231-eng-Year-Week*/">
            <text:p>/*231-eng-Year-Week*/</text:p>
          </table:table-cell>
        </table:table-row>
        <table:table-row table:style-name="ro1">
          <table:table-cell table:style-name="ce4" office:value-type="string">
            <text:p>insert into Dictionary values (</text:p>
          </table:table-cell>
          <table:table-cell table:style-name="ce5" office:value-type="string">
            <text:p>232</text:p>
          </table:table-cell>
          <table:table-cell table:style-name="ce5" office:value-type="string">
            <text:p>por</text:p>
          </table:table-cell>
          <table:table-cell office:value-type="string">
            <text:p>Décadas</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43];&quot;-&quot;; [dictio_eng.C143];&quot;-&quot;; [dictio_eng.D143]; &quot;*/&quot;)" office:value-type="string" office:string-value="/*232-eng-Year-Day*/">
            <text:p>/*232-eng-Year-Day*/</text:p>
          </table:table-cell>
        </table:table-row>
        <table:table-row table:style-name="ro1">
          <table:table-cell table:style-name="ce4" office:value-type="string">
            <text:p>insert into Dictionary values (</text:p>
          </table:table-cell>
          <table:table-cell table:style-name="ce5" office:value-type="string">
            <text:p>233</text:p>
          </table:table-cell>
          <table:table-cell table:style-name="ce5" office:value-type="string">
            <text:p>por</text:p>
          </table:table-cell>
          <table:table-cell office:value-type="string">
            <text:p>jan</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44];&quot;-&quot;; [dictio_eng.C144];&quot;-&quot;; [dictio_eng.D144]; &quot;*/&quot;)" office:value-type="string" office:string-value="/*233-eng-jan*/">
            <text:p>/*233-eng-jan*/</text:p>
          </table:table-cell>
        </table:table-row>
        <table:table-row table:style-name="ro1">
          <table:table-cell table:style-name="ce4" office:value-type="string">
            <text:p>insert into Dictionary values (</text:p>
          </table:table-cell>
          <table:table-cell table:style-name="ce5" office:value-type="string">
            <text:p>234</text:p>
          </table:table-cell>
          <table:table-cell table:style-name="ce5" office:value-type="string">
            <text:p>por</text:p>
          </table:table-cell>
          <table:table-cell office:value-type="string">
            <text:p>fev</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45];&quot;-&quot;; [dictio_eng.C145];&quot;-&quot;; [dictio_eng.D145]; &quot;*/&quot;)" office:value-type="string" office:string-value="/*234-eng-feb*/">
            <text:p>/*234-eng-feb*/</text:p>
          </table:table-cell>
        </table:table-row>
        <table:table-row table:style-name="ro1">
          <table:table-cell table:style-name="ce4" office:value-type="string">
            <text:p>insert into Dictionary values (</text:p>
          </table:table-cell>
          <table:table-cell table:style-name="ce5" office:value-type="string">
            <text:p>235</text:p>
          </table:table-cell>
          <table:table-cell table:style-name="ce5" office:value-type="string">
            <text:p>por</text:p>
          </table:table-cell>
          <table:table-cell office:value-type="string">
            <text:p>mar</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46];&quot;-&quot;; [dictio_eng.C146];&quot;-&quot;; [dictio_eng.D146]; &quot;*/&quot;)" office:value-type="string" office:string-value="/*235-eng-mar*/">
            <text:p>/*235-eng-mar*/</text:p>
          </table:table-cell>
        </table:table-row>
        <table:table-row table:style-name="ro1">
          <table:table-cell table:style-name="ce4" office:value-type="string">
            <text:p>insert into Dictionary values (</text:p>
          </table:table-cell>
          <table:table-cell table:style-name="ce5" office:value-type="string">
            <text:p>236</text:p>
          </table:table-cell>
          <table:table-cell table:style-name="ce5" office:value-type="string">
            <text:p>por</text:p>
          </table:table-cell>
          <table:table-cell office:value-type="string">
            <text:p>abr</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47];&quot;-&quot;; [dictio_eng.C147];&quot;-&quot;; [dictio_eng.D147]; &quot;*/&quot;)" office:value-type="string" office:string-value="/*236-eng-apr*/">
            <text:p>/*236-eng-apr*/</text:p>
          </table:table-cell>
        </table:table-row>
        <table:table-row table:style-name="ro1">
          <table:table-cell table:style-name="ce4" office:value-type="string">
            <text:p>insert into Dictionary values (</text:p>
          </table:table-cell>
          <table:table-cell table:style-name="ce5" office:value-type="string">
            <text:p>237</text:p>
          </table:table-cell>
          <table:table-cell table:style-name="ce5" office:value-type="string">
            <text:p>por</text:p>
          </table:table-cell>
          <table:table-cell office:value-type="string">
            <text:p>mai</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48];&quot;-&quot;; [dictio_eng.C148];&quot;-&quot;; [dictio_eng.D148]; &quot;*/&quot;)" office:value-type="string" office:string-value="/*237-eng-may*/">
            <text:p>/*237-eng-may*/</text:p>
          </table:table-cell>
        </table:table-row>
        <table:table-row table:style-name="ro1">
          <table:table-cell table:style-name="ce4" office:value-type="string">
            <text:p>insert into Dictionary values (</text:p>
          </table:table-cell>
          <table:table-cell table:style-name="ce5" office:value-type="string">
            <text:p>238</text:p>
          </table:table-cell>
          <table:table-cell table:style-name="ce5" office:value-type="string">
            <text:p>por</text:p>
          </table:table-cell>
          <table:table-cell office:value-type="string">
            <text:p>jun</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49];&quot;-&quot;; [dictio_eng.C149];&quot;-&quot;; [dictio_eng.D149]; &quot;*/&quot;)" office:value-type="string" office:string-value="/*238-eng-jun*/">
            <text:p>/*238-eng-jun*/</text:p>
          </table:table-cell>
        </table:table-row>
        <table:table-row table:style-name="ro1">
          <table:table-cell table:style-name="ce4" office:value-type="string">
            <text:p>insert into Dictionary values (</text:p>
          </table:table-cell>
          <table:table-cell table:style-name="ce5" office:value-type="string">
            <text:p>239</text:p>
          </table:table-cell>
          <table:table-cell table:style-name="ce5" office:value-type="string">
            <text:p>por</text:p>
          </table:table-cell>
          <table:table-cell office:value-type="string">
            <text:p>jul</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50];&quot;-&quot;; [dictio_eng.C150];&quot;-&quot;; [dictio_eng.D150]; &quot;*/&quot;)" office:value-type="string" office:string-value="/*239-eng-jul*/">
            <text:p>/*239-eng-jul*/</text:p>
          </table:table-cell>
        </table:table-row>
        <table:table-row table:style-name="ro1">
          <table:table-cell table:style-name="ce4" office:value-type="string">
            <text:p>insert into Dictionary values (</text:p>
          </table:table-cell>
          <table:table-cell table:style-name="ce5" office:value-type="string">
            <text:p>240</text:p>
          </table:table-cell>
          <table:table-cell table:style-name="ce5" office:value-type="string">
            <text:p>por</text:p>
          </table:table-cell>
          <table:table-cell office:value-type="string">
            <text:p>ago</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51];&quot;-&quot;; [dictio_eng.C151];&quot;-&quot;; [dictio_eng.D151]; &quot;*/&quot;)" office:value-type="string" office:string-value="/*240-eng-aug*/">
            <text:p>/*240-eng-aug*/</text:p>
          </table:table-cell>
        </table:table-row>
        <table:table-row table:style-name="ro1">
          <table:table-cell table:style-name="ce4" office:value-type="string">
            <text:p>insert into Dictionary values (</text:p>
          </table:table-cell>
          <table:table-cell table:style-name="ce5" office:value-type="string">
            <text:p>241</text:p>
          </table:table-cell>
          <table:table-cell table:style-name="ce5" office:value-type="string">
            <text:p>por</text:p>
          </table:table-cell>
          <table:table-cell office:value-type="string">
            <text:p>set</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52];&quot;-&quot;; [dictio_eng.C152];&quot;-&quot;; [dictio_eng.D152]; &quot;*/&quot;)" office:value-type="string" office:string-value="/*241-eng-sep*/">
            <text:p>/*241-eng-sep*/</text:p>
          </table:table-cell>
        </table:table-row>
        <table:table-row table:style-name="ro1">
          <table:table-cell table:style-name="ce4" office:value-type="string">
            <text:p>insert into Dictionary values (</text:p>
          </table:table-cell>
          <table:table-cell table:style-name="ce5" office:value-type="string">
            <text:p>242</text:p>
          </table:table-cell>
          <table:table-cell table:style-name="ce5" office:value-type="string">
            <text:p>por</text:p>
          </table:table-cell>
          <table:table-cell office:value-type="string">
            <text:p>out</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53];&quot;-&quot;; [dictio_eng.C153];&quot;-&quot;; [dictio_eng.D153]; &quot;*/&quot;)" office:value-type="string" office:string-value="/*242-eng-oct*/">
            <text:p>/*242-eng-oct*/</text:p>
          </table:table-cell>
        </table:table-row>
        <table:table-row table:style-name="ro1">
          <table:table-cell table:style-name="ce4" office:value-type="string">
            <text:p>insert into Dictionary values (</text:p>
          </table:table-cell>
          <table:table-cell table:style-name="ce5" office:value-type="string">
            <text:p>243</text:p>
          </table:table-cell>
          <table:table-cell table:style-name="ce5" office:value-type="string">
            <text:p>por</text:p>
          </table:table-cell>
          <table:table-cell office:value-type="string">
            <text:p>nov</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54];&quot;-&quot;; [dictio_eng.C154];&quot;-&quot;; [dictio_eng.D154]; &quot;*/&quot;)" office:value-type="string" office:string-value="/*243-eng-nov*/">
            <text:p>/*243-eng-nov*/</text:p>
          </table:table-cell>
        </table:table-row>
        <table:table-row table:style-name="ro1">
          <table:table-cell table:style-name="ce4" office:value-type="string">
            <text:p>insert into Dictionary values (</text:p>
          </table:table-cell>
          <table:table-cell table:style-name="ce5" office:value-type="string">
            <text:p>244</text:p>
          </table:table-cell>
          <table:table-cell table:style-name="ce5" office:value-type="string">
            <text:p>por</text:p>
          </table:table-cell>
          <table:table-cell office:value-type="string">
            <text:p>dez</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55];&quot;-&quot;; [dictio_eng.C155];&quot;-&quot;; [dictio_eng.D155]; &quot;*/&quot;)" office:value-type="string" office:string-value="/*244-eng-dec*/">
            <text:p>/*244-eng-dec*/</text:p>
          </table:table-cell>
        </table:table-row>
        <table:table-row table:style-name="ro1">
          <table:table-cell table:style-name="ce4" office:value-type="string">
            <text:p>insert into Dictionary values (</text:p>
          </table:table-cell>
          <table:table-cell table:style-name="ce5" office:value-type="string">
            <text:p>245</text:p>
          </table:table-cell>
          <table:table-cell table:style-name="ce5" office:value-type="string">
            <text:p>por</text:p>
          </table:table-cell>
          <table:table-cell office:value-type="string">
            <text:p>Primeiro nível</text:p>
          </table:table-cell>
          <table:table-cell office:value-type="string">
            <text:p>Variável de consolidação dos dados (primeiro nível)</text:p>
          </table:table-cell>
          <table:table-cell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56];&quot;-&quot;; [dictio_eng.C156];&quot;-&quot;; [dictio_eng.D156]; &quot;*/&quot;)" office:value-type="string" office:string-value="/*245-eng-First level*/">
            <text:p>/*245-eng-First level*/</text:p>
          </table:table-cell>
        </table:table-row>
        <table:table-row table:style-name="ro1">
          <table:table-cell table:style-name="ce4" office:value-type="string">
            <text:p>insert into Dictionary values (</text:p>
          </table:table-cell>
          <table:table-cell table:style-name="ce5" office:value-type="string">
            <text:p>246</text:p>
          </table:table-cell>
          <table:table-cell table:style-name="ce5" office:value-type="string">
            <text:p>por</text:p>
          </table:table-cell>
          <table:table-cell office:value-type="string">
            <text:p>Segundo nível</text:p>
          </table:table-cell>
          <table:table-cell office:value-type="string">
            <text:p>Variável de consolidação dos dados (segundo nível)</text:p>
          </table:table-cell>
          <table:table-cell office:value-type="string">
            <text:p>Escolha o segundo nível de totalização ou consolidação. Por exemplo, para conhecer os totais de efeitos por evento em cada ano no primeiro nível de totalização e evento no segund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57];&quot;-&quot;; [dictio_eng.C157];&quot;-&quot;; [dictio_eng.D157]; &quot;*/&quot;)" office:value-type="string" office:string-value="/*246-eng-Second level*/">
            <text:p>/*246-eng-Second level*/</text:p>
          </table:table-cell>
        </table:table-row>
        <table:table-row table:style-name="ro1">
          <table:table-cell table:style-name="ce4" office:value-type="string">
            <text:p>insert into Dictionary values (</text:p>
          </table:table-cell>
          <table:table-cell table:style-name="ce5" office:value-type="string">
            <text:p>247</text:p>
          </table:table-cell>
          <table:table-cell table:style-name="ce5" office:value-type="string">
            <text:p>por</text:p>
          </table:table-cell>
          <table:table-cell office:value-type="string">
            <text:p>Terceiro nível</text:p>
          </table:table-cell>
          <table:table-cell office:value-type="string">
            <text:p>Variável de consolidação dos dados (terceiro nível)</text:p>
          </table:table-cell>
          <table:table-cell office:value-type="string">
            <text:p>Se requerer um maior nível de detalhe, escolha um terceiro nível de totalizaçã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58];&quot;-&quot;; [dictio_eng.C158];&quot;-&quot;; [dictio_eng.D158]; &quot;*/&quot;)" office:value-type="string" office:string-value="/*247-eng-Third level*/">
            <text:p>/*247-eng-Third level*/</text:p>
          </table:table-cell>
        </table:table-row>
        <table:table-row table:style-name="ro1">
          <table:table-cell table:style-name="ce4" office:value-type="string">
            <text:p>insert into Dictionary values (</text:p>
          </table:table-cell>
          <table:table-cell table:style-name="ce5" office:value-type="string">
            <text:p>248</text:p>
          </table:table-cell>
          <table:table-cell table:style-name="ce5" office:value-type="string">
            <text:p>por</text:p>
          </table:table-cell>
          <table:table-cell office:value-type="string">
            <text:p>Evento</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59];&quot;-&quot;; [dictio_eng.C159];&quot;-&quot;; [dictio_eng.D159]; &quot;*/&quot;)" office:value-type="string" office:string-value="/*248-eng-Type of event*/">
            <text:p>/*248-eng-Type of event*/</text:p>
          </table:table-cell>
        </table:table-row>
        <table:table-row table:style-name="ro1">
          <table:table-cell table:style-name="ce4" office:value-type="string">
            <text:p>insert into Dictionary values (</text:p>
          </table:table-cell>
          <table:table-cell table:style-name="ce5" office:value-type="string">
            <text:p>249</text:p>
          </table:table-cell>
          <table:table-cell table:style-name="ce5" office:value-type="string">
            <text:p>por</text:p>
          </table:table-cell>
          <table:table-cell office:value-type="string">
            <text:p>Ano</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60];&quot;-&quot;; [dictio_eng.C160];&quot;-&quot;; [dictio_eng.D160]; &quot;*/&quot;)" office:value-type="string" office:string-value="/*249-eng-Year*/">
            <text:p>/*249-eng-Year*/</text:p>
          </table:table-cell>
        </table:table-row>
        <table:table-row table:style-name="ro1">
          <table:table-cell table:style-name="ce4" office:value-type="string">
            <text:p>insert into Dictionary values (</text:p>
          </table:table-cell>
          <table:table-cell table:style-name="ce5" office:value-type="string">
            <text:p>250</text:p>
          </table:table-cell>
          <table:table-cell table:style-name="ce5"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61];&quot;-&quot;; [dictio_eng.C161];&quot;-&quot;; [dictio_eng.D161]; &quot;*/&quot;)" office:value-type="string" office:string-value="/*250-eng-Number of reports*/">
            <text:p>/*250-eng-Number of reports*/</text:p>
          </table:table-cell>
        </table:table-row>
        <table:table-row table:style-name="ro1">
          <table:table-cell table:style-name="ce4" office:value-type="string">
            <text:p>insert into Dictionary values (</text:p>
          </table:table-cell>
          <table:table-cell table:style-name="ce5" office:value-type="string">
            <text:p>251</text:p>
          </table:table-cell>
          <table:table-cell table:style-name="ce5" office:value-type="string">
            <text:p>por</text:p>
          </table:table-cell>
          <table:table-cell office:value-type="string">
            <text:p>Mês</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62];&quot;-&quot;; [dictio_eng.C162];&quot;-&quot;; [dictio_eng.D162]; &quot;*/&quot;)" office:value-type="string" office:string-value="/*251-eng-Month*/">
            <text:p>/*251-eng-Month*/</text:p>
          </table:table-cell>
        </table:table-row>
        <table:table-row table:style-name="ro1">
          <table:table-cell table:style-name="ce4" office:value-type="string">
            <text:p>insert into Dictionary values (</text:p>
          </table:table-cell>
          <table:table-cell table:style-name="ce5" office:value-type="string">
            <text:p>252</text:p>
          </table:table-cell>
          <table:table-cell table:style-name="ce5" office:value-type="string">
            <text:p>por</text:p>
          </table:table-cell>
          <table:table-cell office:value-type="string">
            <text:p>Causa</text:p>
          </table:table-cell>
          <table:table-cell table:number-columns-repeated="3"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63];&quot;-&quot;; [dictio_eng.C163];&quot;-&quot;; [dictio_eng.D163]; &quot;*/&quot;)" office:value-type="string" office:string-value="/*252-eng-Type of cause*/">
            <text:p>/*252-eng-Type of cause*/</text:p>
          </table:table-cell>
        </table:table-row>
        <table:table-row table:style-name="ro1">
          <table:table-cell table:style-name="ce4" office:value-type="string">
            <text:p>insert into Dictionary values (</text:p>
          </table:table-cell>
          <table:table-cell table:style-name="ce5" office:value-type="string">
            <text:p>253</text:p>
          </table:table-cell>
          <table:table-cell table:style-name="ce5" office:value-type="string">
            <text:p>por</text:p>
          </table:table-cell>
          <table:table-cell office:value-type="string">
            <text:p>Nível de seleção</text:p>
          </table:table-cell>
          <table:table-cell office:value-type="string">
            <text:p><text:s/></text:p>
          </table:table-cell>
          <table:table-cell office:value-type="string">
            <text:p>Selecione a unidade dentro da qual estarão as unidades representada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64];&quot;-&quot;; [dictio_eng.C164];&quot;-&quot;; [dictio_eng.D164]; &quot;*/&quot;)" office:value-type="string" office:string-value="/*253-eng-Display level*/">
            <text:p>/*253-eng-Display level*/</text:p>
          </table:table-cell>
        </table:table-row>
        <table:table-row table:style-name="ro1">
          <table:table-cell table:style-name="ce4" office:value-type="string">
            <text:p>insert into Dictionary values (</text:p>
          </table:table-cell>
          <table:table-cell table:style-name="ce5" office:value-type="string">
            <text:p>254</text:p>
          </table:table-cell>
          <table:table-cell table:style-name="ce5" office:value-type="string">
            <text:p>por</text:p>
          </table:table-cell>
          <table:table-cell office:value-type="string">
            <text:p>Nível de representação</text:p>
          </table:table-cell>
          <table:table-cell office:value-type="string">
            <text:p>Nível geográfico do mapa</text:p>
          </table:table-cell>
          <table:table-cell office:value-type="string">
            <text:p>Corresponde à unidade geográfica onde se representará variável. Por exemplo, as residências destruídas se representarão no nível de Estado ou municipal.</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65];&quot;-&quot;; [dictio_eng.C165];&quot;-&quot;; [dictio_eng.D165]; &quot;*/&quot;)" office:value-type="string" office:string-value="/*254-eng-Representation level*/">
            <text:p>/*254-eng-Representation level*/</text:p>
          </table:table-cell>
        </table:table-row>
        <table:table-row table:style-name="ro1">
          <table:table-cell table:style-name="ce4" office:value-type="string">
            <text:p>insert into Dictionary values (</text:p>
          </table:table-cell>
          <table:table-cell table:style-name="ce5" office:value-type="string">
            <text:p>255</text:p>
          </table:table-cell>
          <table:table-cell table:style-name="ce5" office:value-type="string">
            <text:p>por</text:p>
          </table:table-cell>
          <table:table-cell office:value-type="string">
            <text:p>Identificação de áreas</text:p>
          </table:table-cell>
          <table:table-cell office:value-type="string">
            <text:p>Texto que aparece sobre a unidade geográfica</text:p>
          </table:table-cell>
          <table:table-cell office:value-type="string">
            <text:p>Corresponde ao texto de identificação que acompanha cada unidade geográfica. Há três tipos de opções: nome da unidade, valor representado ou não mostrar nad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66];&quot;-&quot;; [dictio_eng.C166];&quot;-&quot;; [dictio_eng.D166]; &quot;*/&quot;)" office:value-type="string" office:string-value="/*255-eng-Area identification*/">
            <text:p>/*255-eng-Area identification*/</text:p>
          </table:table-cell>
        </table:table-row>
        <table:table-row table:style-name="ro1">
          <table:table-cell table:style-name="ce4" office:value-type="string">
            <text:p>insert into Dictionary values (</text:p>
          </table:table-cell>
          <table:table-cell table:style-name="ce5" office:value-type="string">
            <text:p>256</text:p>
          </table:table-cell>
          <table:table-cell table:style-name="ce5" office:value-type="string">
            <text:p>por</text:p>
          </table:table-cell>
          <table:table-cell office:value-type="string">
            <text:p>Variável a representar</text:p>
          </table:table-cell>
          <table:table-cell office:value-type="string">
            <text:p>Variável a representar no mapa</text:p>
          </table:table-cell>
          <table:table-cell office:value-type="string">
            <text:p>Corresponde à variável do banco a representar no mapa. Por exemplo, o mapa de mortos ou o mapa de vivendas destruída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67];&quot;-&quot;; [dictio_eng.C167];&quot;-&quot;; [dictio_eng.D167]; &quot;*/&quot;)" office:value-type="string" office:string-value="/*256-eng-Map Variable */">
            <text:p>/*256-eng-Map Variable */</text:p>
          </table:table-cell>
        </table:table-row>
        <table:table-row table:style-name="ro1">
          <table:table-cell table:style-name="ce4" office:value-type="string">
            <text:p>insert into Dictionary values (</text:p>
          </table:table-cell>
          <table:table-cell table:style-name="ce5" office:value-type="string">
            <text:p>257</text:p>
          </table:table-cell>
          <table:table-cell table:style-name="ce5" office:value-type="string">
            <text:p>por</text:p>
          </table:table-cell>
          <table:table-cell office:value-type="string">
            <text:p>Tipo de convenção</text:p>
          </table:table-cell>
          <table:table-cell office:value-type="string">
            <text:p>Faixa para representar a variável no mapa</text:p>
          </table:table-cell>
          <table:table-cell office:value-type="string">
            <text:p>Convenção usada para identificar a faixa. Pode se trocar a cor fazendo duplo click sobre el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68];&quot;-&quot;; [dictio_eng.C168];&quot;-&quot;; [dictio_eng.D168]; &quot;*/&quot;)" office:value-type="string" office:string-value="/*257-eng-Type of convention*/">
            <text:p>/*257-eng-Type of convention*/</text:p>
          </table:table-cell>
        </table:table-row>
        <table:table-row table:style-name="ro1">
          <table:table-cell table:style-name="ce4" office:value-type="string">
            <text:p>insert into Dictionary values (</text:p>
          </table:table-cell>
          <table:table-cell table:style-name="ce5" office:value-type="string">
            <text:p>258</text:p>
          </table:table-cell>
          <table:table-cell table:style-name="ce5" office:value-type="string">
            <text:p>por</text:p>
          </table:table-cell>
          <table:table-cell office:value-type="string">
            <text:p>Faixas, Legendas e Cores</text:p>
          </table:table-cell>
          <table:table-cell office:value-type="string">
            <text:p>Cada faixa têm associada uma cor no mapa</text:p>
          </table:table-cell>
          <table:table-cell office:value-type="string">
            <text:p>As faixas da legenda que aparecem por padrão podem ser modificadas segundo o critério ou necessidade do usuári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69];&quot;-&quot;; [dictio_eng.C169];&quot;-&quot;; [dictio_eng.D169]; &quot;*/&quot;)" office:value-type="string" office:string-value="/*258-eng-Ranges, Legends and Colours*/">
            <text:p>/*258-eng-Ranges, Legends and Colours*/</text:p>
          </table:table-cell>
        </table:table-row>
        <table:table-row table:style-name="ro1">
          <table:table-cell table:style-name="ce4" office:value-type="string">
            <text:p>insert into Dictionary values (</text:p>
          </table:table-cell>
          <table:table-cell table:style-name="ce5" office:value-type="string">
            <text:p>259</text:p>
          </table:table-cell>
          <table:table-cell table:style-name="ce5"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70];&quot;-&quot;; [dictio_eng.C170];&quot;-&quot;; [dictio_eng.D170]; &quot;*/&quot;)" office:value-type="string" office:string-value="/*259-eng-Number of reports*/">
            <text:p>/*259-eng-Number of reports*/</text:p>
          </table:table-cell>
        </table:table-row>
        <table:table-row table:style-name="ro1">
          <table:table-cell table:style-name="ce4" office:value-type="string">
            <text:p>insert into Dictionary values (</text:p>
          </table:table-cell>
          <table:table-cell table:style-name="ce5" office:value-type="float" office:value="400">
            <text:p>400</text:p>
          </table:table-cell>
          <table:table-cell table:style-name="ce5" office:value-type="string">
            <text:p>por</text:p>
          </table:table-cell>
          <table:table-cell office:value-type="string">
            <text:p>DesInventar 8</text:p>
          </table:table-cell>
          <table:table-cell office:value-type="string">
            <text:p><text:s/></text:p>
          </table:table-cell>
          <table:table-cell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71];&quot;-&quot;; [dictio_eng.C171];&quot;-&quot;; [dictio_eng.D171]; &quot;*/&quot;)" office:value-type="string" office:string-value="/*400-eng-DesInventar 8*/">
            <text:p>/*400-eng-DesInventar 8*/</text:p>
          </table:table-cell>
        </table:table-row>
        <table:table-row table:style-name="ro1">
          <table:table-cell table:style-name="ce4" office:value-type="string">
            <text:p>insert into Dictionary values (</text:p>
          </table:table-cell>
          <table:table-cell table:style-name="ce5" office:value-type="float" office:value="401">
            <text:p>401</text:p>
          </table:table-cell>
          <table:table-cell table:style-name="ce5" office:value-type="string">
            <text:p>por</text:p>
          </table:table-cell>
          <table:table-cell office:value-type="string">
            <text:p>O que é DesInventar?</text:p>
          </table:table-cell>
          <table:table-cell office:value-type="string">
            <text:p><text:s/></text:p>
          </table:table-cell>
          <table:table-cell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72];&quot;-&quot;; [dictio_eng.C172];&quot;-&quot;; [dictio_eng.D172]; &quot;*/&quot;)" office:value-type="string" office:string-value="/*401-eng-What is DesInventar?*/">
            <text:p>/*401-eng-What is DesInventar?*/</text:p>
          </table:table-cell>
        </table:table-row>
        <table:table-row table:style-name="ro9">
          <table:table-cell table:style-name="ce4" office:value-type="string">
            <text:p>insert into Dictionary values (</text:p>
          </table:table-cell>
          <table:table-cell table:style-name="ce5" office:value-type="float" office:value="402">
            <text:p>402</text:p>
          </table:table-cell>
          <table:table-cell table:style-name="ce5" office:value-type="string">
            <text:p>por</text:p>
          </table:table-cell>
          <table:table-cell office:value-type="string">
            <text:p>Créditos</text:p>
          </table:table-cell>
          <table:table-cell office:value-type="string">
            <text:p><text:s/></text:p>
          </table:table-cell>
          <table:table-cell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73];&quot;-&quot;; [dictio_eng.C173];&quot;-&quot;; [dictio_eng.D173]; &quot;*/&quot;)" office:value-type="string" office:string-value="/*402-eng-Credits*/">
            <text:p>/*402-eng-Credits*/</text:p>
          </table:table-cell>
        </table:table-row>
        <table:table-row table:style-name="ro7">
          <table:table-cell table:style-name="ce4" office:value-type="string">
            <text:p>insert into Dictionary values (</text:p>
          </table:table-cell>
          <table:table-cell table:style-name="ce5" office:value-type="float" office:value="403">
            <text:p>403</text:p>
          </table:table-cell>
          <table:table-cell table:style-name="ce5" office:value-type="string">
            <text:p>por</text:p>
          </table:table-cell>
          <table:table-cell office:value-type="string">
            <text:p>Contate-nos</text:p>
          </table:table-cell>
          <table:table-cell office:value-type="string">
            <text:p><text:s/></text:p>
          </table:table-cell>
          <table:table-cell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74];&quot;-&quot;; [dictio_eng.C174];&quot;-&quot;; [dictio_eng.D174]; &quot;*/&quot;)" office:value-type="string" office:string-value="/*403-eng-Contact us*/">
            <text:p>/*403-eng-Contact us*/</text:p>
          </table:table-cell>
        </table:table-row>
        <table:table-row table:style-name="ro1">
          <table:table-cell table:style-name="ce4" office:value-type="string">
            <text:p>insert into Dictionary values (</text:p>
          </table:table-cell>
          <table:table-cell table:style-name="ce5" office:value-type="float" office:value="404">
            <text:p>404</text:p>
          </table:table-cell>
          <table:table-cell table:style-name="ce5" office:value-type="string">
            <text:p>por</text:p>
          </table:table-cell>
          <table:table-cell office:value-type="string">
            <text:p>Introdução Guia DesInventar</text:p>
          </table:table-cell>
          <table:table-cell office:value-type="string">
            <text:p>img</text:p>
          </table:table-cell>
          <table:table-cell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75];&quot;-&quot;; [dictio_eng.C175];&quot;-&quot;; [dictio_eng.D175]; &quot;*/&quot;)" office:value-type="string" office:string-value="/*404-eng-Introduction – DesInventar Guide*/">
            <text:p>/*404-eng-Introduction – DesInventar Guide*/</text:p>
          </table:table-cell>
        </table:table-row>
        <table:table-row table:style-name="ro1">
          <table:table-cell table:style-name="ce4" office:value-type="string">
            <text:p>insert into Dictionary values (</text:p>
          </table:table-cell>
          <table:table-cell table:style-name="ce5" office:value-type="float" office:value="405">
            <text:p>405</text:p>
          </table:table-cell>
          <table:table-cell table:style-name="ce5" office:value-type="string">
            <text:p>por</text:p>
          </table:table-cell>
          <table:table-cell office:value-type="string">
            <text:p>O que é DesInventar?</text:p>
          </table:table-cell>
          <table:table-cell office:value-type="string">
            <text:p>img</text:p>
          </table:table-cell>
          <table:table-cell office:value-type="string">
            <text:p>DesInventar é um desenvolvimento conceitual e metodológico sobre os desastres de todas as magnitudes e sobre diversidade de entorno: locais, nacionais e regionai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76];&quot;-&quot;; [dictio_eng.C176];&quot;-&quot;; [dictio_eng.D176]; &quot;*/&quot;)" office:value-type="string" office:string-value="/*405-eng-What is DesInventar?*/">
            <text:p>/*405-eng-What is DesInventar?*/</text:p>
          </table:table-cell>
        </table:table-row>
        <table:table-row table:style-name="ro1">
          <table:table-cell table:style-name="ce4" office:value-type="string">
            <text:p>insert into Dictionary values (</text:p>
          </table:table-cell>
          <table:table-cell table:style-name="ce5" office:value-type="float" office:value="406">
            <text:p>406</text:p>
          </table:table-cell>
          <table:table-cell table:style-name="ce5" office:value-type="string">
            <text:p>por</text:p>
          </table:table-cell>
          <table:table-cell office:value-type="string">
            <text:p>Apresentação geral</text:p>
          </table:table-cell>
          <table:table-cell office:value-type="string">
            <text:p>img</text:p>
          </table:table-cell>
          <table:table-cell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77];&quot;-&quot;; [dictio_eng.C177];&quot;-&quot;; [dictio_eng.D177]; &quot;*/&quot;)" office:value-type="string" office:string-value="/*406-eng-General Information*/">
            <text:p>/*406-eng-General Information*/</text:p>
          </table:table-cell>
        </table:table-row>
        <table:table-row table:style-name="ro1">
          <table:table-cell table:style-name="ce4" office:value-type="string">
            <text:p>insert into Dictionary values (</text:p>
          </table:table-cell>
          <table:table-cell table:style-name="ce5" office:value-type="float" office:value="407">
            <text:p>407</text:p>
          </table:table-cell>
          <table:table-cell table:style-name="ce5" office:value-type="string">
            <text:p>por</text:p>
          </table:table-cell>
          <table:table-cell office:value-type="string">
            <text:p>Definição de um banco de dados</text:p>
          </table:table-cell>
          <table:table-cell office:value-type="string">
            <text:p>img</text:p>
          </table:table-cell>
          <table:table-cell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78];&quot;-&quot;; [dictio_eng.C178];&quot;-&quot;; [dictio_eng.D178]; &quot;*/&quot;)" office:value-type="string" office:string-value="/*407-eng-Definition of a database*/">
            <text:p>/*407-eng-Definition of a database*/</text:p>
          </table:table-cell>
        </table:table-row>
        <table:table-row table:style-name="ro1">
          <table:table-cell table:style-name="ce4" office:value-type="string">
            <text:p>insert into Dictionary values (</text:p>
          </table:table-cell>
          <table:table-cell table:style-name="ce5" office:value-type="float" office:value="408">
            <text:p>408</text:p>
          </table:table-cell>
          <table:table-cell table:style-name="ce5" office:value-type="string">
            <text:p>por</text:p>
          </table:table-cell>
          <table:table-cell office:value-type="string">
            <text:p>Permissão de aceso</text:p>
          </table:table-cell>
          <table:table-cell office:value-type="string">
            <text:p>img</text:p>
          </table:table-cell>
          <table:table-cell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79];&quot;-&quot;; [dictio_eng.C179];&quot;-&quot;; [dictio_eng.D179]; &quot;*/&quot;)" office:value-type="string" office:string-value="/*408-eng-Access authorisation*/">
            <text:p>/*408-eng-Access authorisation*/</text:p>
          </table:table-cell>
        </table:table-row>
        <table:table-row table:style-name="ro1">
          <table:table-cell table:style-name="ce4" office:value-type="string">
            <text:p>insert into Dictionary values (</text:p>
          </table:table-cell>
          <table:table-cell table:style-name="ce5" office:value-type="float" office:value="409">
            <text:p>409</text:p>
          </table:table-cell>
          <table:table-cell table:style-name="ce5" office:value-type="string">
            <text:p>por</text:p>
          </table:table-cell>
          <table:table-cell office:value-type="string">
            <text:p>Definição de geografia</text:p>
          </table:table-cell>
          <table:table-cell office:value-type="string">
            <text:p>img</text:p>
          </table:table-cell>
          <table:table-cell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80];&quot;-&quot;; [dictio_eng.C180];&quot;-&quot;; [dictio_eng.D180]; &quot;*/&quot;)" office:value-type="string" office:string-value="/*409-eng-Definition of geography*/">
            <text:p>/*409-eng-Definition of geography*/</text:p>
          </table:table-cell>
        </table:table-row>
        <table:table-row table:style-name="ro1">
          <table:table-cell table:style-name="ce4" office:value-type="string">
            <text:p>insert into Dictionary values (</text:p>
          </table:table-cell>
          <table:table-cell table:style-name="ce5" office:value-type="float" office:value="410">
            <text:p>410</text:p>
          </table:table-cell>
          <table:table-cell table:style-name="ce5" office:value-type="string">
            <text:p>por</text:p>
          </table:table-cell>
          <table:table-cell office:value-type="string">
            <text:p>Definição de eventos</text:p>
          </table:table-cell>
          <table:table-cell office:value-type="string">
            <text:p>img</text:p>
          </table:table-cell>
          <table:table-cell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81];&quot;-&quot;; [dictio_eng.C181];&quot;-&quot;; [dictio_eng.D181]; &quot;*/&quot;)" office:value-type="string" office:string-value="/*410-eng-Definition of Events*/">
            <text:p>/*410-eng-Definition of Events*/</text:p>
          </table:table-cell>
        </table:table-row>
        <table:table-row table:style-name="ro1">
          <table:table-cell table:style-name="ce4" office:value-type="string">
            <text:p>insert into Dictionary values (</text:p>
          </table:table-cell>
          <table:table-cell table:style-name="ce5" office:value-type="float" office:value="411">
            <text:p>411</text:p>
          </table:table-cell>
          <table:table-cell table:style-name="ce5" office:value-type="string">
            <text:p>por</text:p>
          </table:table-cell>
          <table:table-cell office:value-type="string">
            <text:p>Definição de causas</text:p>
          </table:table-cell>
          <table:table-cell office:value-type="string">
            <text:p>img</text:p>
          </table:table-cell>
          <table:table-cell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82];&quot;-&quot;; [dictio_eng.C182];&quot;-&quot;; [dictio_eng.D182]; &quot;*/&quot;)" office:value-type="string" office:string-value="/*411-eng-Definition of Causes*/">
            <text:p>/*411-eng-Definition of Causes*/</text:p>
          </table:table-cell>
        </table:table-row>
        <table:table-row table:style-name="ro1">
          <table:table-cell table:style-name="ce4" office:value-type="string">
            <text:p>insert into Dictionary values (</text:p>
          </table:table-cell>
          <table:table-cell table:style-name="ce5" office:value-type="float" office:value="412">
            <text:p>412</text:p>
          </table:table-cell>
          <table:table-cell table:style-name="ce5" office:value-type="string">
            <text:p>por</text:p>
          </table:table-cell>
          <table:table-cell office:value-type="string">
            <text:p>Efeitos adicionais</text:p>
          </table:table-cell>
          <table:table-cell office:value-type="string">
            <text:p>img</text:p>
          </table:table-cell>
          <table:table-cell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83];&quot;-&quot;; [dictio_eng.C183];&quot;-&quot;; [dictio_eng.D183]; &quot;*/&quot;)" office:value-type="string" office:string-value="/*412-eng-Additional Effects*/">
            <text:p>/*412-eng-Additional Effects*/</text:p>
          </table:table-cell>
        </table:table-row>
        <table:table-row table:style-name="ro1">
          <table:table-cell table:style-name="ce4" office:value-type="string">
            <text:p>insert into Dictionary values (</text:p>
          </table:table-cell>
          <table:table-cell table:style-name="ce5" office:value-type="float" office:value="413">
            <text:p>413</text:p>
          </table:table-cell>
          <table:table-cell table:style-name="ce5" office:value-type="string">
            <text:p>por</text:p>
          </table:table-cell>
          <table:table-cell office:value-type="string">
            <text:p>Definição de efeitos básicos</text:p>
          </table:table-cell>
          <table:table-cell office:value-type="string">
            <text:p>img</text:p>
          </table:table-cell>
          <table:table-cell office:value-type="string">
            <text:p>Conjunto de perdas ou efeitos adversos ocorridos numa unidade geográfica determinada. Estes são indicadores indiretos das condições de vulnerabilidade de comunidades, regiões e países. </text:p>
          </table:table-cell>
          <table:table-cell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84];&quot;-&quot;; [dictio_eng.C184];&quot;-&quot;; [dictio_eng.D184]; &quot;*/&quot;)" office:value-type="string" office:string-value="/*413-eng-Definition of Basic Effects*/">
            <text:p>/*413-eng-Definition of Basic Effects*/</text:p>
          </table:table-cell>
        </table:table-row>
        <table:table-row table:style-name="ro1">
          <table:table-cell table:style-name="ce4" office:value-type="string">
            <text:p>insert into Dictionary values (</text:p>
          </table:table-cell>
          <table:table-cell table:style-name="ce5" office:value-type="float" office:value="414">
            <text:p>414</text:p>
          </table:table-cell>
          <table:table-cell table:style-name="ce5" office:value-type="string">
            <text:p>por</text:p>
          </table:table-cell>
          <table:table-cell office:value-type="string">
            <text:p>Referências</text:p>
          </table:table-cell>
          <table:table-cell office:value-type="string">
            <text:p><text:s/></text:p>
          </table:table-cell>
          <table:table-cell office:value-type="string">
            <text:p>Vínculos web com LA RED, DesInventar, CORPOSSO, relatórios, artigos, periódicos, etc.</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85];&quot;-&quot;; [dictio_eng.C185];&quot;-&quot;; [dictio_eng.D185]; &quot;*/&quot;)" office:value-type="string" office:string-value="/*414-eng-References*/">
            <text:p>/*414-eng-References*/</text:p>
          </table:table-cell>
        </table:table-row>
        <table:table-row table:style-name="ro1">
          <table:table-cell table:style-name="ce4" office:value-type="string">
            <text:p>insert into Dictionary values (</text:p>
          </table:table-cell>
          <table:table-cell table:style-name="ce5" office:value-type="float" office:value="415">
            <text:p>415</text:p>
          </table:table-cell>
          <table:table-cell table:style-name="ce5" office:value-type="string">
            <text:p>por</text:p>
          </table:table-cell>
          <table:table-cell office:value-type="string">
            <text:p>Portal DesInventar8</text:p>
          </table:table-cell>
          <table:table-cell office:value-type="string">
            <text:p><text:s/></text:p>
          </table:table-cell>
          <table:table-cell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86];&quot;-&quot;; [dictio_eng.C186];&quot;-&quot;; [dictio_eng.D186]; &quot;*/&quot;)" office:value-type="string" office:string-value="/*415-eng-Portal DesInventar*/">
            <text:p>/*415-eng-Portal DesInventar*/</text:p>
          </table:table-cell>
        </table:table-row>
        <table:table-row table:style-name="ro1">
          <table:table-cell table:style-name="ce4" office:value-type="string">
            <text:p>insert into Dictionary values (</text:p>
          </table:table-cell>
          <table:table-cell table:style-name="ce5" office:value-type="float" office:value="416">
            <text:p>416</text:p>
          </table:table-cell>
          <table:table-cell table:style-name="ce5" office:value-type="string">
            <text:p>por</text:p>
          </table:table-cell>
          <table:table-cell office:value-type="string">
            <text:p>Módulo DesInventar</text:p>
          </table:table-cell>
          <table:table-cell office:value-type="string">
            <text:p><text:s/></text:p>
          </table:table-cell>
          <table:table-cell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87];&quot;-&quot;; [dictio_eng.C187];&quot;-&quot;; [dictio_eng.D187]; &quot;*/&quot;)" office:value-type="string" office:string-value="/*416-eng-Módulo DesInventar*/">
            <text:p>/*416-eng-Módulo DesInventar*/</text:p>
          </table:table-cell>
        </table:table-row>
        <table:table-row table:style-name="ro1">
          <table:table-cell table:style-name="ce4" office:value-type="string">
            <text:p>insert into Dictionary values (</text:p>
          </table:table-cell>
          <table:table-cell table:style-name="ce5" office:value-type="float" office:value="417">
            <text:p>417</text:p>
          </table:table-cell>
          <table:table-cell table:style-name="ce5" office:value-type="string">
            <text:p>por</text:p>
          </table:table-cell>
          <table:table-cell office:value-type="string">
            <text:p>Módulo DesConsultar</text:p>
          </table:table-cell>
          <table:table-cell office:value-type="string">
            <text:p><text:s/></text:p>
          </table:table-cell>
          <table:table-cell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88];&quot;-&quot;; [dictio_eng.C188];&quot;-&quot;; [dictio_eng.D188]; &quot;*/&quot;)" office:value-type="string" office:string-value="/*417-eng-Módulo DesConsultar*/">
            <text:p>/*417-eng-Módulo DesConsultar*/</text:p>
          </table:table-cell>
        </table:table-row>
        <table:table-row table:style-name="ro1">
          <table:table-cell table:style-name="ce4" office:value-type="string">
            <text:p>insert into Dictionary values (</text:p>
          </table:table-cell>
          <table:table-cell table:style-name="ce5" office:value-type="float" office:value="418">
            <text:p>418</text:p>
          </table:table-cell>
          <table:table-cell table:style-name="ce5" office:value-type="string">
            <text:p>por</text:p>
          </table:table-cell>
          <table:table-cell office:value-type="string">
            <text:p>Vínculos de interesse</text:p>
          </table:table-cell>
          <table:table-cell office:value-type="string">
            <text:p><text:s/></text:p>
          </table:table-cell>
          <table:table-cell office:value-type="string">
            <text:p>basic</text:p>
          </table:table-cell>
          <table:table-cell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89];&quot;-&quot;; [dictio_eng.C189];&quot;-&quot;; [dictio_eng.D189]; &quot;*/&quot;)" office:value-type="string" office:string-value="/*418-eng-Links of Interest*/">
            <text:p>/*418-eng-Links of Interest*/</text:p>
          </table:table-cell>
        </table:table-row>
        <table:table-row table:style-name="ro1">
          <table:table-cell table:style-name="ce4" office:value-type="string">
            <text:p>insert into Dictionary values (</text:p>
          </table:table-cell>
          <table:table-cell table:style-name="ce6" office:value-type="string">
            <text:p>500</text:p>
          </table:table-cell>
          <table:table-cell table:style-name="ce5" office:value-type="string">
            <text:p>por</text:p>
          </table:table-cell>
          <table:table-cell office:value-type="string">
            <text:p>Operação exitosa</text:p>
          </table:table-cell>
          <table:table-cell office:value-type="float" office:value="1">
            <text:p>1</text:p>
          </table:table-cell>
          <table:table-cell office:value-type="string">
            <text:p>Parabéns!</text:p>
          </table:table-cell>
          <table:table-cell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90];&quot;-&quot;; [dictio_eng.C190];&quot;-&quot;; [dictio_eng.D190]; &quot;*/&quot;)" office:value-type="string" office:string-value="/*500-eng-Successful operation*/">
            <text:p>/*500-eng-Successful operation*/</text:p>
          </table:table-cell>
        </table:table-row>
        <table:table-row table:style-name="ro1">
          <table:table-cell table:style-name="ce4" office:value-type="string">
            <text:p>insert into Dictionary values (</text:p>
          </table:table-cell>
          <table:table-cell table:style-name="ce6" office:value-type="string">
            <text:p>501</text:p>
          </table:table-cell>
          <table:table-cell table:style-name="ce5" office:value-type="string">
            <text:p>por</text:p>
          </table:table-cell>
          <table:table-cell office:value-type="string">
            <text:p>Desconhecido</text:p>
          </table:table-cell>
          <table:table-cell office:value-type="float" office:value="-1">
            <text:p>-1</text:p>
          </table:table-cell>
          <table:table-cell office:value-type="string">
            <text:p>Por favor, relate a atividade na qual se apresentou a falha ao administrador do sistema.</text:p>
          </table:table-cell>
          <table:table-cell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91];&quot;-&quot;; [dictio_eng.C191];&quot;-&quot;; [dictio_eng.D191]; &quot;*/&quot;)" office:value-type="string" office:string-value="/*501-eng-Unknown*/">
            <text:p>/*501-eng-Unknown*/</text:p>
          </table:table-cell>
        </table:table-row>
        <table:table-row table:style-name="ro1">
          <table:table-cell table:style-name="ce4" office:value-type="string">
            <text:p>insert into Dictionary values (</text:p>
          </table:table-cell>
          <table:table-cell table:style-name="ce6" office:value-type="string">
            <text:p>502</text:p>
          </table:table-cell>
          <table:table-cell table:style-name="ce5" office:value-type="string">
            <text:p>por</text:p>
          </table:table-cell>
          <table:table-cell office:value-type="string">
            <text:p>Comando inválido</text:p>
          </table:table-cell>
          <table:table-cell office:value-type="float" office:value="-2">
            <text:p>-2</text:p>
          </table:table-cell>
          <table:table-cell office:value-type="string">
            <text:p>O comando ingressado é desconhecido pelo sistema.</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92];&quot;-&quot;; [dictio_eng.C192];&quot;-&quot;; [dictio_eng.D192]; &quot;*/&quot;)" office:value-type="string" office:string-value="/*502-eng-Invalid command*/">
            <text:p>/*502-eng-Invalid command*/</text:p>
          </table:table-cell>
        </table:table-row>
        <table:table-row table:style-name="ro1">
          <table:table-cell table:style-name="ce4" office:value-type="string">
            <text:p>insert into Dictionary values (</text:p>
          </table:table-cell>
          <table:table-cell table:style-name="ce6" office:value-type="string">
            <text:p>503</text:p>
          </table:table-cell>
          <table:table-cell table:style-name="ce5" office:value-type="string">
            <text:p>por</text:p>
          </table:table-cell>
          <table:table-cell office:value-type="string">
            <text:p>Objeto já existente</text:p>
          </table:table-cell>
          <table:table-cell office:value-type="float" office:value="-3">
            <text:p>-3</text:p>
          </table:table-cell>
          <table:table-cell office:value-type="string">
            <text:p>O objeto que deseja ingressar já existe.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93];&quot;-&quot;; [dictio_eng.C193];&quot;-&quot;; [dictio_eng.D193]; &quot;*/&quot;)" office:value-type="string" office:string-value="/*503-eng-The object already exists*/">
            <text:p>/*503-eng-The object already exists*/</text:p>
          </table:table-cell>
        </table:table-row>
        <table:table-row table:style-name="ro1">
          <table:table-cell table:style-name="ce4" office:value-type="string">
            <text:p>insert into Dictionary values (</text:p>
          </table:table-cell>
          <table:table-cell table:style-name="ce6" office:value-type="string">
            <text:p>504</text:p>
          </table:table-cell>
          <table:table-cell table:style-name="ce5" office:value-type="string">
            <text:p>por</text:p>
          </table:table-cell>
          <table:table-cell office:value-type="string">
            <text:p>Sem conexão ao BD</text:p>
          </table:table-cell>
          <table:table-cell office:value-type="float" office:value="-4">
            <text:p>-4</text:p>
          </table:table-cell>
          <table:table-cell office:value-type="string">
            <text:p>Não há conexão física entre DesInventar8 e o banco de dados. Será notificado automaticamente ao Administrador.</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94];&quot;-&quot;; [dictio_eng.C194];&quot;-&quot;; [dictio_eng.D194]; &quot;*/&quot;)" office:value-type="string" office:string-value="/*504-eng-No connection to the database*/">
            <text:p>/*504-eng-No connection to the database*/</text:p>
          </table:table-cell>
        </table:table-row>
        <table:table-row table:style-name="ro1">
          <table:table-cell table:style-name="ce4" office:value-type="string">
            <text:p>insert into Dictionary values (</text:p>
          </table:table-cell>
          <table:table-cell table:style-name="ce6" office:value-type="string">
            <text:p>505</text:p>
          </table:table-cell>
          <table:table-cell table:style-name="ce5" office:value-type="string">
            <text:p>por</text:p>
          </table:table-cell>
          <table:table-cell office:value-type="string">
            <text:p>Clave inválida</text:p>
          </table:table-cell>
          <table:table-cell office:value-type="float" office:value="-5">
            <text:p>-5</text:p>
          </table:table-cell>
          <table:table-cell office:value-type="string">
            <text:p>A chave que ingressou não é válida. Tente de nov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95];&quot;-&quot;; [dictio_eng.C195];&quot;-&quot;; [dictio_eng.D195]; &quot;*/&quot;)" office:value-type="string" office:string-value="/*505-eng-Invalid password*/">
            <text:p>/*505-eng-Invalid password*/</text:p>
          </table:table-cell>
        </table:table-row>
        <table:table-row table:style-name="ro1">
          <table:table-cell table:style-name="ce4" office:value-type="string">
            <text:p>insert into Dictionary values (</text:p>
          </table:table-cell>
          <table:table-cell table:style-name="ce6" office:value-type="string">
            <text:p>506</text:p>
          </table:table-cell>
          <table:table-cell table:style-name="ce5" office:value-type="string">
            <text:p>por</text:p>
          </table:table-cell>
          <table:table-cell office:value-type="string">
            <text:p>Acesso denegado</text:p>
          </table:table-cell>
          <table:table-cell office:value-type="float" office:value="-6">
            <text:p>-6</text:p>
          </table:table-cell>
          <table:table-cell office:value-type="string">
            <text:p>Não tem permissão de acesso à seção indicada.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96];&quot;-&quot;; [dictio_eng.C196];&quot;-&quot;; [dictio_eng.D196]; &quot;*/&quot;)" office:value-type="string" office:string-value="/*506-eng-Access denied*/">
            <text:p>/*506-eng-Access denied*/</text:p>
          </table:table-cell>
        </table:table-row>
        <table:table-row table:style-name="ro1">
          <table:table-cell table:style-name="ce4" office:value-type="string">
            <text:p>insert into Dictionary values (</text:p>
          </table:table-cell>
          <table:table-cell table:style-name="ce6" office:value-type="string">
            <text:p>507</text:p>
          </table:table-cell>
          <table:table-cell table:style-name="ce5" office:value-type="string">
            <text:p>por</text:p>
          </table:table-cell>
          <table:table-cell office:value-type="string">
            <text:p>Objeto não se encontra</text:p>
          </table:table-cell>
          <table:table-cell office:value-type="float" office:value="-7">
            <text:p>-7</text:p>
          </table:table-cell>
          <table:table-cell office:value-type="string">
            <text:p>Não há informação sobre o objeto relacionado.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97];&quot;-&quot;; [dictio_eng.C197];&quot;-&quot;; [dictio_eng.D197]; &quot;*/&quot;)" office:value-type="string" office:string-value="/*507-eng-Object not found*/">
            <text:p>/*507-eng-Object not found*/</text:p>
          </table:table-cell>
        </table:table-row>
        <table:table-row table:style-name="ro1">
          <table:table-cell table:style-name="ce4" office:value-type="string">
            <text:p>insert into Dictionary values (</text:p>
          </table:table-cell>
          <table:table-cell table:style-name="ce6" office:value-type="string">
            <text:p>508</text:p>
          </table:table-cell>
          <table:table-cell table:style-name="ce5" office:value-type="string">
            <text:p>por</text:p>
          </table:table-cell>
          <table:table-cell office:value-type="string">
            <text:p>Permissão insuficiente</text:p>
          </table:table-cell>
          <table:table-cell office:value-type="float" office:value="-8">
            <text:p>-8</text:p>
          </table:table-cell>
          <table:table-cell office:value-type="string">
            <text:p>Não tem privilegio de acesso à seção indicada.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98];&quot;-&quot;; [dictio_eng.C198];&quot;-&quot;; [dictio_eng.D198]; &quot;*/&quot;)" office:value-type="string" office:string-value="/*508-eng-Insufficient authorisation*/">
            <text:p>/*508-eng-Insufficient authorisation*/</text:p>
          </table:table-cell>
        </table:table-row>
        <table:table-row table:style-name="ro1">
          <table:table-cell table:style-name="ce4" office:value-type="string">
            <text:p>insert into Dictionary values (</text:p>
          </table:table-cell>
          <table:table-cell table:style-name="ce6" office:value-type="string">
            <text:p>509</text:p>
          </table:table-cell>
          <table:table-cell table:style-name="ce5" office:value-type="string">
            <text:p>por</text:p>
          </table:table-cell>
          <table:table-cell office:value-type="string">
            <text:p>Sem conexão ao sistema</text:p>
          </table:table-cell>
          <table:table-cell office:value-type="float" office:value="-99">
            <text:p>-99</text:p>
          </table:table-cell>
          <table:table-cell office:value-type="string">
            <text:p>Não há conexão a DesInventar8. Será notificado automaticamente ao Administrador.</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199];&quot;-&quot;; [dictio_eng.C199];&quot;-&quot;; [dictio_eng.D199]; &quot;*/&quot;)" office:value-type="string" office:string-value="/*509-eng-No connection to the system*/">
            <text:p>/*509-eng-No connection to the system*/</text:p>
          </table:table-cell>
        </table:table-row>
        <table:table-row table:style-name="ro1">
          <table:table-cell table:style-name="ce4" office:value-type="string">
            <text:p>insert into Dictionary values (</text:p>
          </table:table-cell>
          <table:table-cell table:style-name="ce6" office:value-type="string">
            <text:p>510</text:p>
          </table:table-cell>
          <table:table-cell table:style-name="ce5" office:value-type="string">
            <text:p>por</text:p>
          </table:table-cell>
          <table:table-cell office:value-type="string">
            <text:p>Evento já existente</text:p>
          </table:table-cell>
          <table:table-cell office:value-type="float" office:value="-100">
            <text:p>-100</text:p>
          </table:table-cell>
          <table:table-cell office:value-type="string">
            <text:p>O nome do evento que tenta utilizar já existe ou não é válido para o us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200];&quot;-&quot;; [dictio_eng.C200];&quot;-&quot;; [dictio_eng.D200]; &quot;*/&quot;)" office:value-type="string" office:string-value="/*510-eng-Type of event already exists*/">
            <text:p>/*510-eng-Type of event already exists*/</text:p>
          </table:table-cell>
        </table:table-row>
        <table:table-row table:style-name="ro1">
          <table:table-cell table:style-name="ce4" office:value-type="string">
            <text:p>insert into Dictionary values (</text:p>
          </table:table-cell>
          <table:table-cell table:style-name="ce6" office:value-type="string">
            <text:p>511</text:p>
          </table:table-cell>
          <table:table-cell table:style-name="ce5" office:value-type="string">
            <text:p>por</text:p>
          </table:table-cell>
          <table:table-cell office:value-type="string">
            <text:p>Evento em uso</text:p>
          </table:table-cell>
          <table:table-cell office:value-type="float" office:value="-101">
            <text:p>-101</text:p>
          </table:table-cell>
          <table:table-cell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number-columns-repeated="3" office:value-type="string">
            <text:p>2009-07-28 16:28:00</text:p>
          </table:table-cell>
          <table:table-cell table:style-name="ce5" office:value-type="string">
            <text:p>);</text:p>
          </table:table-cell>
          <table:table-cell table:style-name="ce5" table:formula="of:=CONCATENATE(&quot;/*&quot;; [dictio_eng.B201];&quot;-&quot;; [dictio_eng.C201];&quot;-&quot;; [dictio_eng.D201]; &quot;*/&quot;)" office:value-type="string" office:string-value="/*511-eng-Type of event in use*/">
            <text:p>/*511-eng-Type of event in use*/</text:p>
          </table:table-cell>
        </table:table-row>
        <table:table-row table:style-name="ro1" table:number-rows-repeated="65334">
          <table:table-cell table:number-columns-repeated="12"/>
        </table:table-row>
        <table:table-row table:style-name="ro1">
          <table:table-cell table:number-columns-repeated="12"/>
        </table:table-row>
      </table:table>
      <table:named-expressions>
        <table:named-range table:name="CONCATENAR" table:base-cell-address="$dictio_spa.$I$1" table:cell-range-address="$dictio_eng.$L$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6P0" style:volatile="true">
      <number:text>R$ </number:text>
      <number:number number:decimal-places="0" number:min-integer-digits="1" number:grouping="true"/>
      <number:text> </number:text>
    </number:number-style>
    <number:number-style style:name="N116">
      <number:text>(R$ </number:text>
      <number:number number:decimal-places="0" number:min-integer-digits="1" number:grouping="true"/>
      <number:text>)</number:text>
      <style:map style:condition="value()&gt;=0" style:apply-style-name="N116P0"/>
    </number:number-style>
    <number:number-style style:name="N117P0" style:volatile="true">
      <number:text>R$ </number:text>
      <number:number number:decimal-places="0" number:min-integer-digits="1" number:grouping="true"/>
      <number:text> </number:text>
    </number:number-style>
    <number:number-style style:name="N117">
      <style:text-properties fo:color="#ff0000"/>
      <number:text>(R$ </number:text>
      <number:number number:decimal-places="0" number:min-integer-digits="1" number:grouping="true"/>
      <number:text>)</number:text>
      <style:map style:condition="value()&gt;=0" style:apply-style-name="N117P0"/>
    </number:number-style>
    <number:number-style style:name="N119P0" style:volatile="true">
      <number:text>R$ </number:text>
      <number:number number:decimal-places="2" number:min-integer-digits="1" number:grouping="true"/>
      <number:text> </number:text>
    </number:number-style>
    <number:number-style style:name="N119">
      <number:text>(R$ </number:text>
      <number:number number:decimal-places="2" number:min-integer-digits="1" number:grouping="true"/>
      <number:text>)</number:text>
      <style:map style:condition="value()&gt;=0" style:apply-style-name="N119P0"/>
    </number:number-style>
    <number:number-style style:name="N120P0" style:volatile="true">
      <number:text>R$ </number:text>
      <number:number number:decimal-places="2" number:min-integer-digits="1" number:grouping="true"/>
      <number:text> </number:text>
    </number:number-style>
    <number:number-style style:name="N120">
      <style:text-properties fo:color="#ff0000"/>
      <number:text>(R$ </number:text>
      <number:number number:decimal-places="2" number:min-integer-digits="1" number:grouping="true"/>
      <number:text>)</number:text>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R$ </number:text>
      <number:number number:decimal-places="0" number:min-integer-digits="1" number:grouping="true"/>
      <number:text> </number:text>
    </number:number-style>
    <number:number-style style:name="N128P1" style:volatile="true">
      <number:text> R$ (</number:text>
      <number:number number:decimal-places="0" number:min-integer-digits="1" number:grouping="true"/>
      <number:text>)</number:text>
    </number:number-style>
    <number:number-style style:name="N128P2" style:volatile="true">
      <number:text> R$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R$ </number:text>
      <number:number number:decimal-places="2" number:min-integer-digits="1" number:grouping="true"/>
      <number:text> </number:text>
    </number:number-style>
    <number:number-style style:name="N136P1" style:volatile="true">
      <number:text> R$ (</number:text>
      <number:number number:decimal-places="2" number:min-integer-digits="1" number:grouping="true"/>
      <number:text>)</number:text>
    </number:number-style>
    <number:number-style style:name="N136P2" style:volatile="true">
      <number:text> R$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8">28/07/2009</text:date>, <text:time>16:32:3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rio Yandar</meta:initial-creator>
    <meta:creation-date>2007-11-01T14:37:37</meta:creation-date>
    <dc:creator>Mario Yandar</dc:creator>
    <dc:date>2009-07-28T16:32:37.64</dc:date>
    <meta:editing-cycles>247</meta:editing-cycles>
    <meta:editing-duration>PT82H19M39S</meta:editing-duration>
    <meta:document-statistic meta:table-count="5" meta:cell-count="11457" meta:object-count="0"/>
    <meta:user-defined meta:name="Info 1"/>
    <meta:user-defined meta:name="Info 2"/>
    <meta:user-defined meta:name="Info 3"/>
    <meta:user-defined meta:name="Info 4"/>
  </office:meta>
</office:document-meta>
</file>